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26.53mm"/>
    </style:style>
    <style:style style:name="co3" style:family="table-column">
      <style:table-column-properties fo:break-before="auto" style:column-width="27.78mm"/>
    </style:style>
    <style:style style:name="co4" style:family="table-column">
      <style:table-column-properties fo:break-before="auto" style:column-width="9.01mm"/>
    </style:style>
    <style:style style:name="co5" style:family="table-column">
      <style:table-column-properties fo:break-before="auto" style:column-width="14.64mm"/>
    </style:style>
    <style:style style:name="co6" style:family="table-column">
      <style:table-column-properties fo:break-before="auto" style:column-width="63.08mm"/>
    </style:style>
    <style:style style:name="co7" style:family="table-column">
      <style:table-column-properties fo:break-before="auto" style:column-width="16.58mm"/>
    </style:style>
    <style:style style:name="co8" style:family="table-column">
      <style:table-column-properties fo:break-before="auto" style:column-width="35.86mm"/>
    </style:style>
    <style:style style:name="co9" style:family="table-column">
      <style:table-column-properties fo:break-before="auto" style:column-width="24.32mm"/>
    </style:style>
    <style:style style:name="co10" style:family="table-column">
      <style:table-column-properties fo:break-before="auto" style:column-width="25.79mm"/>
    </style:style>
    <style:style style:name="co11" style:family="table-column">
      <style:table-column-properties fo:break-before="auto" style:column-width="20.07mm"/>
    </style:style>
    <style:style style:name="co12" style:family="table-column">
      <style:table-column-properties fo:break-before="auto" style:column-width="12.52mm"/>
    </style:style>
    <style:style style:name="co13" style:family="table-column">
      <style:table-column-properties fo:break-before="auto" style:column-width="11.62mm"/>
    </style:style>
    <style:style style:name="co14" style:family="table-column">
      <style:table-column-properties fo:break-before="auto" style:column-width="25.4mm"/>
    </style:style>
    <style:style style:name="co15" style:family="table-column">
      <style:table-column-properties fo:break-before="auto" style:column-width="11.04mm"/>
    </style:style>
    <style:style style:name="co16" style:family="table-column">
      <style:table-column-properties fo:break-before="auto" style:column-width="9.95mm"/>
    </style:style>
    <style:style style:name="co17" style:family="table-column">
      <style:table-column-properties fo:break-before="auto" style:column-width="30.25mm"/>
    </style:style>
    <style:style style:name="co18" style:family="table-column">
      <style:table-column-properties fo:break-before="auto" style:column-width="28.61mm"/>
    </style:style>
    <style:style style:name="co19" style:family="table-column">
      <style:table-column-properties fo:break-before="auto" style:column-width="84.14mm"/>
    </style:style>
    <style:style style:name="co20" style:family="table-column">
      <style:table-column-properties fo:break-before="auto" style:column-width="22.67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14.0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fo:color="#000000" style:font-name="Trebuchet MS" fo:font-size="11pt" style:font-size-asian="11pt" style:font-size-complex="11pt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start" fo:margin-left="0mm"/>
      <style:text-properties fo:color="#000000" style:font-name="Trebuchet MS" fo:font-size="11pt" style:font-size-asian="11pt" style:font-size-complex="11pt"/>
    </style:style>
    <style:style style:name="ce10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4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14" style:family="table-cell" style:parent-style-name="Default" style:data-style-name="N3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3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border="0.06pt solid #000000" style:rotation-align="none"/>
      <style:paragraph-properties fo:margin-left="0mm"/>
      <style:text-properties fo:color="#000000" style:font-name="Trebuchet MS" fo:font-size="11pt" style:font-size-asian="11pt" style:font-size-complex="11pt"/>
    </style:style>
    <style:style style:name="ce17" style:family="table-cell" style:parent-style-name="Default" style:data-style-name="N118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118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19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37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1" style:family="table-cell" style:parent-style-name="Default" style:data-style-name="N116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11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16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fo:color="#000000" style:font-name="Trebuchet MS" fo:font-size="11pt" style:font-size-asian="11pt" style:font-size-complex="11pt"/>
    </style:style>
    <style:style style:name="ce25" style:family="table-cell" style:parent-style-name="Default" style:data-style-name="N117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 style:data-style-name="N117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27" style:family="table-cell" style:parent-style-name="Default" style:data-style-name="N4">
      <style:table-cell-properties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&gt;0" style:apply-style-name="ConditionalStyle_5f_2" style:base-cell-address="Sheet1.U1"/>
    </style:style>
    <style:style style:name="ce28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1">
      <style:table-cell-properties style:diagonal-bl-tr="none" style:diagonal-tl-br="none" fo:background-color="transparent" fo:border="0.06pt solid #000000" style:rotation-align="none"/>
      <style:text-properties fo:color="#000000" style:font-name="Trebuchet MS" fo:font-size="11pt" style:font-size-asian="11pt" style:font-size-complex="11pt"/>
    </style:style>
    <style:style style:name="ce3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ackground-color="transparent" style:rotation-align="none"/>
      <style:text-properties fo:color="#000000" style:font-name="Trebuchet MS" fo:font-size="11pt" style:font-size-asian="11pt" style:font-size-complex="11pt"/>
    </style:style>
  </office:automatic-styles>
  <office:body>
    <office:spreadsheet>
      <table:table table:name="Sheet1" table:style-name="ta1" table:print-ranges="Sheet1.S121:Sheet1.S121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3"/>
        <table:table-column table:style-name="co6" table:default-cell-style-name="ce7"/>
        <table:table-column table:style-name="co7" table:default-cell-style-name="ce3"/>
        <table:table-column table:style-name="co8" table:default-cell-style-name="ce3"/>
        <table:table-column table:style-name="co9" table:default-cell-style-name="ce13"/>
        <table:table-column table:style-name="co10" table:default-cell-style-name="ce16"/>
        <table:table-column table:style-name="co11" table:default-cell-style-name="ce18"/>
        <table:table-column table:style-name="co12" table:default-cell-style-name="ce3"/>
        <table:table-column table:style-name="co13" table:default-cell-style-name="ce3"/>
        <table:table-column table:style-name="co14" table:default-cell-style-name="ce23"/>
        <table:table-column table:style-name="co15" table:default-cell-style-name="ce24"/>
        <table:table-column table:style-name="co16" table:number-columns-repeated="3" table:default-cell-style-name="ce3"/>
        <table:table-column table:style-name="co17" table:default-cell-style-name="ce26"/>
        <table:table-column table:style-name="co18" table:default-cell-style-name="ce3"/>
        <table:table-column table:style-name="co19" table:default-cell-style-name="ce3"/>
        <table:table-column table:style-name="co1" table:number-columns-repeated="1002" table:default-cell-style-name="ce31"/>
        <table:table-row table:style-name="ro1">
          <table:table-cell table:style-name="ce1" office:value-type="string" calcext:value-type="string">
            <text:p>Numrodeligne</text:p>
          </table:table-cell>
          <table:table-cell table:style-name="ce1" office:value-type="string" calcext:value-type="string">
            <text:p>Entré par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Exportations (Sorties)/exportations (Entrées)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Année</text:p>
          </table:table-cell>
          <table:table-cell table:style-name="ce6" office:value-type="string" calcext:value-type="string">
            <text:p>Nom marchandise</text:p>
          </table:table-cell>
          <table:table-cell table:style-name="ce1" office:value-type="string" calcext:value-type="string">
            <text:p>Direction</text:p>
          </table:table-cell>
          <table:table-cell table:style-name="ce10" office:value-type="string" calcext:value-type="string">
            <text:p>Pays/Région</text:p>
          </table:table-cell>
          <table:table-cell table:style-name="ce12" office:value-type="string" calcext:value-type="string">
            <text:p>Quantité</text:p>
          </table:table-cell>
          <table:table-cell table:style-name="ce14" office:value-type="string" calcext:value-type="string">
            <text:p>Unité de poids / quantité</text:p>
          </table:table-cell>
          <table:table-cell table:style-name="ce17" office:value-type="string" calcext:value-type="string">
            <text:p>Prix unitaire / unité de compte Lt</text:p>
          </table:table-cell>
          <table:table-cell table:style-name="ce19" office:value-type="string" calcext:value-type="string">
            <text:p>Prix unitaire / unité de compte Sous</text:p>
          </table:table-cell>
          <table:table-cell table:style-name="ce19" office:value-type="string" calcext:value-type="string">
            <text:p>Prix unitaire / unité de compte Deniers</text:p>
          </table:table-cell>
          <table:table-cell table:style-name="ce21" office:value-type="string" calcext:value-type="string">
            <text:p>Prix unitaire en décimale de Lt</text:p>
          </table:table-cell>
          <table:table-cell table:style-name="ce19" office:value-type="string" calcext:value-type="string">
            <text:p>Valeur en livres tournois</text:p>
          </table:table-cell>
          <table:table-cell table:style-name="ce19" office:value-type="string" calcext:value-type="string">
            <text:p>valeur en sous</text:p>
          </table:table-cell>
          <table:table-cell table:style-name="ce19" office:value-type="string" calcext:value-type="string">
            <text:p>valeur en denier</text:p>
          </table:table-cell>
          <table:table-cell table:style-name="ce19" office:value-type="string" calcext:value-type="string">
            <text:p>Valeur en décimale de livre tournois</text:p>
          </table:table-cell>
          <table:table-cell table:style-name="ce25" office:value-type="string" calcext:value-type="string">
            <text:p>Valeur calculée</text:p>
          </table:table-cell>
          <table:table-cell table:style-name="ce27" office:value-type="string" calcext:value-type="string">
            <text:p>Différence</text:p>
          </table:table-cell>
          <table:table-cell table:style-name="ce28" office:value-type="string" calcext:value-type="string">
            <text:p>Remarques</text:p>
          </table:table-cell>
          <table:table-cell table:style-name="ce30" table:number-columns-repeated="100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affé de Bourb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llemagne la Lorraine et le païs de Liège</text:p>
          </table:table-cell>
          <table:table-cell office:value-type="float" office:value="18190" calcext:value-type="float">
            <text:p>18 190,00</text:p>
          </table:table-cell>
          <table:table-cell table:style-name="ce15"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2]+([.M2]/20)+([.N2]/240)" office:value-type="float" office:value="0.75" calcext:value-type="float">
            <text:p>0,75000</text:p>
          </table:table-cell>
          <table:table-cell table:number-columns-repeated="3"/>
          <table:table-cell table:formula="of:=[.P2]+0.05*[.Q2]+[.R2]/240" office:value-type="float" office:value="0" calcext:value-type="float">
            <text:p>0</text:p>
          </table:table-cell>
          <table:table-cell table:formula="of:=[.J2]*[.O2]" office:value-type="float" office:value="13642.5" calcext:value-type="float">
            <text:p>13 642,5000</text:p>
          </table:table-cell>
          <table:table-cell table:formula="of:=[.S2]-[.T2]" office:value-type="float" office:value="-13642.5" calcext:value-type="float">
            <text:p>-13642,5</text:p>
          </table:table-cell>
          <table:table-cell table:number-columns-repeated="1003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affé de Moka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llemagne la Lorraine et le païs de Liège</text:p>
          </table:table-cell>
          <table:table-cell office:value-type="float" office:value="6851" calcext:value-type="float">
            <text:p>6 851,00</text:p>
          </table:table-cell>
          <table:table-cell table:style-name="ce15" office:value-type="string" calcext:value-type="string">
            <text:p>livres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style-name="ce22" table:formula="of:=[.L3]+([.M3]/20)+([.N3]/240)" office:value-type="float" office:value="1.65" calcext:value-type="float">
            <text:p>1,65000</text:p>
          </table:table-cell>
          <table:table-cell table:number-columns-repeated="3"/>
          <table:table-cell table:formula="of:=[.P3]+0.05*[.Q3]+[.R3]/240" office:value-type="float" office:value="0" calcext:value-type="float">
            <text:p>0</text:p>
          </table:table-cell>
          <table:table-cell table:formula="of:=[.J3]*[.O3]" office:value-type="float" office:value="11304.15" calcext:value-type="float">
            <text:p>11 304,1500</text:p>
          </table:table-cell>
          <table:table-cell table:formula="of:=[.S3]-[.T3]" office:value-type="float" office:value="-11304.15" calcext:value-type="float">
            <text:p>-11304,15</text:p>
          </table:table-cell>
          <table:table-cell table:number-columns-repeated="100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llemagne la Lorraine et le païs de Liège</text:p>
          </table:table-cell>
          <table:table-cell office:value-type="float" office:value="2152" calcext:value-type="float">
            <text:p>2 152,00</text:p>
          </table:table-cell>
          <table:table-cell table:style-name="ce15" office:value-type="string" calcext:value-type="string">
            <text:p>livr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2" table:formula="of:=[.L4]+([.M4]/20)+([.N4]/240)" office:value-type="float" office:value="1.75" calcext:value-type="float">
            <text:p>1,75000</text:p>
          </table:table-cell>
          <table:table-cell table:number-columns-repeated="3"/>
          <table:table-cell table:formula="of:=[.P4]+0.05*[.Q4]+[.R4]/240" office:value-type="float" office:value="0" calcext:value-type="float">
            <text:p>0</text:p>
          </table:table-cell>
          <table:table-cell table:formula="of:=[.J4]*[.O4]" office:value-type="float" office:value="3766" calcext:value-type="float">
            <text:p>3 766,0000</text:p>
          </table:table-cell>
          <table:table-cell table:formula="of:=[.S4]-[.T4]" office:value-type="float" office:value="-3766" calcext:value-type="float">
            <text:p>-3766</text:p>
          </table:table-cell>
          <table:table-cell table:number-columns-repeated="100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amand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ball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2" table:formula="of:=[.L5]+([.M5]/20)+([.N5]/240)" office:value-type="float" office:value="40" calcext:value-type="float">
            <text:p>40,00000</text:p>
          </table:table-cell>
          <table:table-cell table:number-columns-repeated="3"/>
          <table:table-cell table:formula="of:=[.P5]+0.05*[.Q5]+[.R5]/240" office:value-type="float" office:value="0" calcext:value-type="float">
            <text:p>0</text:p>
          </table:table-cell>
          <table:table-cell table:formula="of:=[.J5]*[.O5]" office:value-type="float" office:value="400" calcext:value-type="float">
            <text:p>400,0000</text:p>
          </table:table-cell>
          <table:table-cell table:formula="of:=[.S5]-[.T5]" office:value-type="float" office:value="-400" calcext:value-type="float">
            <text:p>-400</text:p>
          </table:table-cell>
          <table:table-cell table:number-columns-repeated="100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eu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21950" calcext:value-type="float">
            <text:p>21 9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6]+([.M6]/20)+([.N6]/240)" office:value-type="float" office:value="0.5" calcext:value-type="float">
            <text:p>0,50000</text:p>
          </table:table-cell>
          <table:table-cell table:number-columns-repeated="3"/>
          <table:table-cell table:formula="of:=[.P6]+0.05*[.Q6]+[.R6]/240" office:value-type="float" office:value="0" calcext:value-type="float">
            <text:p>0</text:p>
          </table:table-cell>
          <table:table-cell table:formula="of:=[.J6]*[.O6]" office:value-type="float" office:value="10975" calcext:value-type="float">
            <text:p>10 975,0000</text:p>
          </table:table-cell>
          <table:table-cell table:formula="of:=[.S6]-[.T6]" office:value-type="float" office:value="-10975" calcext:value-type="float">
            <text:p>-10975</text:p>
          </table:table-cell>
          <table:table-cell table:number-columns-repeated="100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ray gr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46" calcext:value-type="float">
            <text:p>46,00</text:p>
          </table:table-cell>
          <table:table-cell office:value-type="string" calcext:value-type="string">
            <text:p>baril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2" table:formula="of:=[.L7]+([.M7]/20)+([.N7]/240)" office:value-type="float" office:value="24" calcext:value-type="float">
            <text:p>24,00000</text:p>
          </table:table-cell>
          <table:table-cell table:number-columns-repeated="3"/>
          <table:table-cell table:formula="of:=[.P7]+0.05*[.Q7]+[.R7]/240" office:value-type="float" office:value="0" calcext:value-type="float">
            <text:p>0</text:p>
          </table:table-cell>
          <table:table-cell table:formula="of:=[.J7]*[.O7]" office:value-type="float" office:value="1104" calcext:value-type="float">
            <text:p>1 104,0000</text:p>
          </table:table-cell>
          <table:table-cell table:formula="of:=[.S7]-[.T7]" office:value-type="float" office:value="-1104" calcext:value-type="float">
            <text:p>-1104</text:p>
          </table:table-cell>
          <table:table-cell table:number-columns-repeated="100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affé de Bourb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2318" calcext:value-type="float">
            <text:p>2 31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8]+([.M8]/20)+([.N8]/240)" office:value-type="float" office:value="0.75" calcext:value-type="float">
            <text:p>0,75000</text:p>
          </table:table-cell>
          <table:table-cell table:number-columns-repeated="3"/>
          <table:table-cell table:formula="of:=[.P8]+0.05*[.Q8]+[.R8]/240" office:value-type="float" office:value="0" calcext:value-type="float">
            <text:p>0</text:p>
          </table:table-cell>
          <table:table-cell table:formula="of:=[.J8]*[.O8]" office:value-type="float" office:value="1738.5" calcext:value-type="float">
            <text:p>1 738,5000</text:p>
          </table:table-cell>
          <table:table-cell table:formula="of:=[.S8]-[.T8]" office:value-type="float" office:value="-1738.5" calcext:value-type="float">
            <text:p>-1738,5</text:p>
          </table:table-cell>
          <table:table-cell table:number-columns-repeated="1003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affé des Is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62675" calcext:value-type="float">
            <text:p>62 67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2" table:formula="of:=[.L9]+([.M9]/20)+([.N9]/240)" office:value-type="float" office:value="0.375" calcext:value-type="float">
            <text:p>0,37500</text:p>
          </table:table-cell>
          <table:table-cell table:number-columns-repeated="3"/>
          <table:table-cell table:formula="of:=[.P9]+0.05*[.Q9]+[.R9]/240" office:value-type="float" office:value="0" calcext:value-type="float">
            <text:p>0</text:p>
          </table:table-cell>
          <table:table-cell table:formula="of:=[.J9]*[.O9]" office:value-type="float" office:value="23503.125" calcext:value-type="float">
            <text:p>23 503,1250</text:p>
          </table:table-cell>
          <table:table-cell table:formula="of:=[.S9]-[.T9]" office:value-type="float" office:value="-23503.125" calcext:value-type="float">
            <text:p>-23503,13</text:p>
          </table:table-cell>
          <table:table-cell table:number-columns-repeated="100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affé de Moka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481" calcext:value-type="float">
            <text:p>48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style-name="ce22" table:formula="of:=[.L10]+([.M10]/20)+([.N10]/240)" office:value-type="float" office:value="1.65" calcext:value-type="float">
            <text:p>1,65000</text:p>
          </table:table-cell>
          <table:table-cell table:number-columns-repeated="3"/>
          <table:table-cell table:formula="of:=[.P10]+0.05*[.Q10]+[.R10]/240" office:value-type="float" office:value="0" calcext:value-type="float">
            <text:p>0</text:p>
          </table:table-cell>
          <table:table-cell table:formula="of:=[.J10]*[.O10]" office:value-type="float" office:value="793.65" calcext:value-type="float">
            <text:p>793,6500</text:p>
          </table:table-cell>
          <table:table-cell table:formula="of:=[.S10]-[.T10]" office:value-type="float" office:value="-793.65" calcext:value-type="float">
            <text:p>-793,65</text:p>
          </table:table-cell>
          <table:table-cell table:number-columns-repeated="1003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haises de pa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828" calcext:value-type="float">
            <text:p>828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11]+([.M11]/20)+([.N11]/240)" office:value-type="float" office:value="1" calcext:value-type="float">
            <text:p>1,00000</text:p>
          </table:table-cell>
          <table:table-cell table:number-columns-repeated="3"/>
          <table:table-cell table:formula="of:=[.P11]+0.05*[.Q11]+[.R11]/240" office:value-type="float" office:value="0" calcext:value-type="float">
            <text:p>0</text:p>
          </table:table-cell>
          <table:table-cell table:formula="of:=[.J11]*[.O11]" office:value-type="float" office:value="828" calcext:value-type="float">
            <text:p>828,0000</text:p>
          </table:table-cell>
          <table:table-cell table:formula="of:=[.S11]-[.T11]" office:value-type="float" office:value="-828" calcext:value-type="float">
            <text:p>-828</text:p>
          </table:table-cell>
          <table:table-cell table:number-columns-repeated="1003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hande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3982" calcext:value-type="float">
            <text:p>3 98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22" table:formula="of:=[.L12]+([.M12]/20)+([.N12]/240)" office:value-type="float" office:value="0.55" calcext:value-type="float">
            <text:p>0,55000</text:p>
          </table:table-cell>
          <table:table-cell table:number-columns-repeated="3"/>
          <table:table-cell table:formula="of:=[.P12]+0.05*[.Q12]+[.R12]/240" office:value-type="float" office:value="0" calcext:value-type="float">
            <text:p>0</text:p>
          </table:table-cell>
          <table:table-cell table:formula="of:=[.J12]*[.O12]" office:value-type="float" office:value="2190.1" calcext:value-type="float">
            <text:p>2 190,1000</text:p>
          </table:table-cell>
          <table:table-cell table:formula="of:=[.S12]-[.T12]" office:value-type="float" office:value="-2190.1" calcext:value-type="float">
            <text:p>-2190,1</text:p>
          </table:table-cell>
          <table:table-cell table:number-columns-repeated="100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uirs de beuf tann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5776" calcext:value-type="float">
            <text:p>15 77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22" table:formula="of:=[.L13]+([.M13]/20)+([.N13]/240)" office:value-type="float" office:value="1.05" calcext:value-type="float">
            <text:p>1,05000</text:p>
          </table:table-cell>
          <table:table-cell table:number-columns-repeated="3"/>
          <table:table-cell table:formula="of:=[.P13]+0.05*[.Q13]+[.R13]/240" office:value-type="float" office:value="0" calcext:value-type="float">
            <text:p>0</text:p>
          </table:table-cell>
          <table:table-cell table:formula="of:=[.J13]*[.O13]" office:value-type="float" office:value="16564.8" calcext:value-type="float">
            <text:p>16 564,8000</text:p>
          </table:table-cell>
          <table:table-cell table:formula="of:=[.S13]-[.T13]" office:value-type="float" office:value="-16564.8" calcext:value-type="float">
            <text:p>-16564,8</text:p>
          </table:table-cell>
          <table:table-cell table:number-columns-repeated="1003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drogueri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14]+([.M14]/20)+([.N14]/240)" office:value-type="float" office:value="0" calcext:value-type="float">
            <text:p>0,0000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[.P14]+0.05*[.Q14]+[.R14]/240" office:value-type="float" office:value="600" calcext:value-type="float">
            <text:p>600</text:p>
          </table:table-cell>
          <table:table-cell table:formula="of:=[.J14]*[.O14]" office:value-type="float" office:value="0" calcext:value-type="float">
            <text:p>0,0000</text:p>
          </table:table-cell>
          <table:table-cell table:formula="of:=[.S14]-[.T14]" office:value-type="float" office:value="600" calcext:value-type="float">
            <text:p>600</text:p>
          </table:table-cell>
          <table:table-cell office:value-type="string" calcext:value-type="string">
            <text:p>valeur de 6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976" calcext:value-type="float">
            <text:p>976,00</text:p>
          </table:table-cell>
          <table:table-cell office:value-type="string" calcext:value-type="string">
            <text:p>veltes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15]+([.M15]/20)+([.N15]/240)" office:value-type="float" office:value="4.5" calcext:value-type="float">
            <text:p>4,50000</text:p>
          </table:table-cell>
          <table:table-cell table:number-columns-repeated="3"/>
          <table:table-cell table:formula="of:=[.P15]+0.05*[.Q15]+[.R15]/240" office:value-type="float" office:value="0" calcext:value-type="float">
            <text:p>0</text:p>
          </table:table-cell>
          <table:table-cell table:formula="of:=[.J15]*[.O15]" office:value-type="float" office:value="4392" calcext:value-type="float">
            <text:p>4 392,0000</text:p>
          </table:table-cell>
          <table:table-cell table:formula="of:=[.S15]-[.T15]" office:value-type="float" office:value="-4392" calcext:value-type="float">
            <text:p>-4392</text:p>
          </table:table-cell>
          <table:table-cell table:number-columns-repeated="100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etoffe de so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16]+([.M16]/20)+([.N16]/240)" office:value-type="float" office:value="0" calcext:value-type="float">
            <text:p>0,00000</text:p>
          </table:table-cell>
          <table:table-cell office:value-type="float" office:value="1956" calcext:value-type="float">
            <text:p>1956</text:p>
          </table:table-cell>
          <table:table-cell table:number-columns-repeated="2"/>
          <table:table-cell table:formula="of:=[.P16]+0.05*[.Q16]+[.R16]/240" office:value-type="float" office:value="1956" calcext:value-type="float">
            <text:p>1956</text:p>
          </table:table-cell>
          <table:table-cell table:formula="of:=[.J16]*[.O16]" office:value-type="float" office:value="0" calcext:value-type="float">
            <text:p>0,0000</text:p>
          </table:table-cell>
          <table:table-cell table:formula="of:=[.S16]-[.T16]" office:value-type="float" office:value="1956" calcext:value-type="float">
            <text:p>1956</text:p>
          </table:table-cell>
          <table:table-cell office:value-type="string" calcext:value-type="string">
            <text:p>valeur de 1956 L cy</text:p>
          </table:table-cell>
          <table:table-cell table:number-columns-repeated="1002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ruits cru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17]+([.M17]/20)+([.N17]/240)" office:value-type="float" office:value="0" calcext:value-type="float">
            <text:p>0,00000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P17]+0.05*[.Q17]+[.R17]/240" office:value-type="float" office:value="350" calcext:value-type="float">
            <text:p>350</text:p>
          </table:table-cell>
          <table:table-cell table:formula="of:=[.J17]*[.O17]" office:value-type="float" office:value="0" calcext:value-type="float">
            <text:p>0,0000</text:p>
          </table:table-cell>
          <table:table-cell table:formula="of:=[.S17]-[.T17]" office:value-type="float" office:value="350" calcext:value-type="float">
            <text:p>350</text:p>
          </table:table-cell>
          <table:table-cell office:value-type="string" calcext:value-type="string">
            <text:p>valeur de 35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ruits sec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45510" calcext:value-type="float">
            <text:p>45 5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18]+([.M18]/20)+([.N18]/240)" office:value-type="float" office:value="0.3" calcext:value-type="float">
            <text:p>0,30000</text:p>
          </table:table-cell>
          <table:table-cell table:number-columns-repeated="3"/>
          <table:table-cell table:formula="of:=[.P18]+0.05*[.Q18]+[.R18]/240" office:value-type="float" office:value="0" calcext:value-type="float">
            <text:p>0</text:p>
          </table:table-cell>
          <table:table-cell table:formula="of:=[.J18]*[.O18]" office:value-type="float" office:value="13653" calcext:value-type="float">
            <text:p>13 653,0000</text:p>
          </table:table-cell>
          <table:table-cell table:formula="of:=[.S18]-[.T18]" office:value-type="float" office:value="-13653" calcext:value-type="float">
            <text:p>-13653</text:p>
          </table:table-cell>
          <table:table-cell table:number-columns-repeated="1003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402" calcext:value-type="float">
            <text:p>1 402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19]+([.M19]/20)+([.N19]/240)" office:value-type="float" office:value="1.5" calcext:value-type="float">
            <text:p>1,50000</text:p>
          </table:table-cell>
          <table:table-cell table:number-columns-repeated="3"/>
          <table:table-cell table:formula="of:=[.P19]+0.05*[.Q19]+[.R19]/240" office:value-type="float" office:value="0" calcext:value-type="float">
            <text:p>0</text:p>
          </table:table-cell>
          <table:table-cell table:formula="of:=[.J19]*[.O19]" office:value-type="float" office:value="2103" calcext:value-type="float">
            <text:p>2 103,0000</text:p>
          </table:table-cell>
          <table:table-cell table:formula="of:=[.S19]-[.T19]" office:value-type="float" office:value="-2103" calcext:value-type="float">
            <text:p>-2103</text:p>
          </table:table-cell>
          <table:table-cell table:number-columns-repeated="1003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0]+([.M20]/20)+([.N20]/240)" office:value-type="float" office:value="0" calcext:value-type="float">
            <text:p>0,00000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table:formula="of:=[.P20]+0.05*[.Q20]+[.R20]/240" office:value-type="float" office:value="176" calcext:value-type="float">
            <text:p>176</text:p>
          </table:table-cell>
          <table:table-cell table:formula="of:=[.J20]*[.O20]" office:value-type="float" office:value="0" calcext:value-type="float">
            <text:p>0,0000</text:p>
          </table:table-cell>
          <table:table-cell table:formula="of:=[.S20]-[.T20]" office:value-type="float" office:value="176" calcext:value-type="float">
            <text:p>176</text:p>
          </table:table-cell>
          <table:table-cell office:value-type="string" calcext:value-type="string">
            <text:p>valeur de 176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1]+([.M21]/20)+([.N21]/240)" office:value-type="float" office:value="0" calcext:value-type="float">
            <text:p>0,00000</text:p>
          </table:table-cell>
          <table:table-cell office:value-type="float" office:value="2032" calcext:value-type="float">
            <text:p>2032</text:p>
          </table:table-cell>
          <table:table-cell table:number-columns-repeated="2"/>
          <table:table-cell table:formula="of:=[.P21]+0.05*[.Q21]+[.R21]/240" office:value-type="float" office:value="2032" calcext:value-type="float">
            <text:p>2032</text:p>
          </table:table-cell>
          <table:table-cell table:formula="of:=[.J21]*[.O21]" office:value-type="float" office:value="0" calcext:value-type="float">
            <text:p>0,0000</text:p>
          </table:table-cell>
          <table:table-cell table:formula="of:=[.S21]-[.T21]" office:value-type="float" office:value="2032" calcext:value-type="float">
            <text:p>2032</text:p>
          </table:table-cell>
          <table:table-cell office:value-type="string" calcext:value-type="string">
            <text:p>valeur de 2032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i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21550" calcext:value-type="float">
            <text:p>21 5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2" table:formula="of:=[.L22]+([.M22]/20)+([.N22]/240)" office:value-type="float" office:value="0.175" calcext:value-type="float">
            <text:p>0,17500</text:p>
          </table:table-cell>
          <table:table-cell table:number-columns-repeated="3"/>
          <table:table-cell table:formula="of:=[.P22]+0.05*[.Q22]+[.R22]/240" office:value-type="float" office:value="0" calcext:value-type="float">
            <text:p>0</text:p>
          </table:table-cell>
          <table:table-cell table:formula="of:=[.J22]*[.O22]" office:value-type="float" office:value="3771.25" calcext:value-type="float">
            <text:p>3 771,2500</text:p>
          </table:table-cell>
          <table:table-cell table:formula="of:=[.S22]-[.T22]" office:value-type="float" office:value="-3771.25" calcext:value-type="float">
            <text:p>-3771,25</text:p>
          </table:table-cell>
          <table:table-cell table:number-columns-repeated="1003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orüe se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23]+([.M23]/20)+([.N23]/240)" office:value-type="float" office:value="0.25" calcext:value-type="float">
            <text:p>0,25000</text:p>
          </table:table-cell>
          <table:table-cell table:number-columns-repeated="3"/>
          <table:table-cell table:formula="of:=[.P23]+0.05*[.Q23]+[.R23]/240" office:value-type="float" office:value="0" calcext:value-type="float">
            <text:p>0</text:p>
          </table:table-cell>
          <table:table-cell table:formula="of:=[.J23]*[.O23]" office:value-type="float" office:value="150" calcext:value-type="float">
            <text:p>150,0000</text:p>
          </table:table-cell>
          <table:table-cell table:formula="of:=[.S23]-[.T23]" office:value-type="float" office:value="-150" calcext:value-type="float">
            <text:p>-150</text:p>
          </table:table-cell>
          <table:table-cell table:number-columns-repeated="1003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noi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98" calcext:value-type="float">
            <text:p>198,00</text:p>
          </table:table-cell>
          <table:table-cell office:value-type="string" calcext:value-type="string">
            <text:p>millier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2" table:formula="of:=[.L24]+([.M24]/20)+([.N24]/240)" office:value-type="float" office:value="1.75" calcext:value-type="float">
            <text:p>1,75000</text:p>
          </table:table-cell>
          <table:table-cell table:number-columns-repeated="3"/>
          <table:table-cell table:formula="of:=[.P24]+0.05*[.Q24]+[.R24]/240" office:value-type="float" office:value="0" calcext:value-type="float">
            <text:p>0</text:p>
          </table:table-cell>
          <table:table-cell table:formula="of:=[.J24]*[.O24]" office:value-type="float" office:value="346.5" calcext:value-type="float">
            <text:p>346,5000</text:p>
          </table:table-cell>
          <table:table-cell table:formula="of:=[.S24]-[.T24]" office:value-type="float" office:value="-346.5" calcext:value-type="float">
            <text:p>-346,5</text:p>
          </table:table-cell>
          <table:table-cell office:value-type="string" calcext:value-type="string">
            <text:p>35 S L%%</text:p>
          </table:table-cell>
          <table:table-cell table:number-columns-repeated="1002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apier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299" calcext:value-type="float">
            <text:p>299,00</text:p>
          </table:table-cell>
          <table:table-cell office:value-type="string" calcext:value-type="string">
            <text:p>ram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2" table:formula="of:=[.L25]+([.M25]/20)+([.N25]/240)" office:value-type="float" office:value="8" calcext:value-type="float">
            <text:p>8,00000</text:p>
          </table:table-cell>
          <table:table-cell table:number-columns-repeated="3"/>
          <table:table-cell table:formula="of:=[.P25]+0.05*[.Q25]+[.R25]/240" office:value-type="float" office:value="0" calcext:value-type="float">
            <text:p>0</text:p>
          </table:table-cell>
          <table:table-cell table:formula="of:=[.J25]*[.O25]" office:value-type="float" office:value="2392" calcext:value-type="float">
            <text:p>2 392,0000</text:p>
          </table:table-cell>
          <table:table-cell table:formula="of:=[.S25]-[.T25]" office:value-type="float" office:value="-2392" calcext:value-type="float">
            <text:p>-2392</text:p>
          </table:table-cell>
          <table:table-cell table:number-columns-repeated="100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eaux de veaux corroy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douzaines</text:p>
          </table:table-cell>
          <table:table-cell office:value-type="float" office:value="45" calcext:value-type="float">
            <text:p>45,000</text:p>
          </table:table-cell>
          <table:table-cell table:number-columns-repeated="2"/>
          <table:table-cell table:style-name="ce22" table:formula="of:=[.L26]+([.M26]/20)+([.N26]/240)" office:value-type="float" office:value="45" calcext:value-type="float">
            <text:p>45,00000</text:p>
          </table:table-cell>
          <table:table-cell table:number-columns-repeated="3"/>
          <table:table-cell table:formula="of:=[.P26]+0.05*[.Q26]+[.R26]/240" office:value-type="float" office:value="0" calcext:value-type="float">
            <text:p>0</text:p>
          </table:table-cell>
          <table:table-cell table:formula="of:=[.J26]*[.O26]" office:value-type="float" office:value="270" calcext:value-type="float">
            <text:p>270,0000</text:p>
          </table:table-cell>
          <table:table-cell table:formula="of:=[.S26]-[.T26]" office:value-type="float" office:value="-270" calcext:value-type="float">
            <text:p>-270</text:p>
          </table:table-cell>
          <table:table-cell table:number-columns-repeated="1003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oix rais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760" calcext:value-type="float">
            <text:p>1 7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2" table:formula="of:=[.L27]+([.M27]/20)+([.N27]/240)" office:value-type="float" office:value="0.075" calcext:value-type="float">
            <text:p>0,07500</text:p>
          </table:table-cell>
          <table:table-cell table:number-columns-repeated="3"/>
          <table:table-cell table:formula="of:=[.P27]+0.05*[.Q27]+[.R27]/240" office:value-type="float" office:value="0" calcext:value-type="float">
            <text:p>0</text:p>
          </table:table-cell>
          <table:table-cell table:formula="of:=[.J27]*[.O27]" office:value-type="float" office:value="132" calcext:value-type="float">
            <text:p>132,0000</text:p>
          </table:table-cell>
          <table:table-cell table:formula="of:=[.S27]-[.T27]" office:value-type="float" office:value="-132" calcext:value-type="float">
            <text:p>-132</text:p>
          </table:table-cell>
          <table:table-cell table:number-columns-repeated="1003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ardines sa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baril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2" table:formula="of:=[.L28]+([.M28]/20)+([.N28]/240)" office:value-type="float" office:value="40" calcext:value-type="float">
            <text:p>40,00000</text:p>
          </table:table-cell>
          <table:table-cell table:number-columns-repeated="3"/>
          <table:table-cell table:formula="of:=[.P28]+0.05*[.Q28]+[.R28]/240" office:value-type="float" office:value="0" calcext:value-type="float">
            <text:p>0</text:p>
          </table:table-cell>
          <table:table-cell table:formula="of:=[.J28]*[.O28]" office:value-type="float" office:value="280" calcext:value-type="float">
            <text:p>280,0000</text:p>
          </table:table-cell>
          <table:table-cell table:formula="of:=[.S28]-[.T28]" office:value-type="float" office:value="-280" calcext:value-type="float">
            <text:p>-280</text:p>
          </table:table-cell>
          <table:table-cell table:number-columns-repeated="1003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267" calcext:value-type="float">
            <text:p>267,00</text:p>
          </table:table-cell>
          <table:table-cell office:value-type="string" calcext:value-type="string">
            <text:p>caisse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2" table:formula="of:=[.L29]+([.M29]/20)+([.N29]/240)" office:value-type="float" office:value="90" calcext:value-type="float">
            <text:p>90,00000</text:p>
          </table:table-cell>
          <table:table-cell table:number-columns-repeated="3"/>
          <table:table-cell table:formula="of:=[.P29]+0.05*[.Q29]+[.R29]/240" office:value-type="float" office:value="0" calcext:value-type="float">
            <text:p>0</text:p>
          </table:table-cell>
          <table:table-cell table:formula="of:=[.J29]*[.O29]" office:value-type="float" office:value="24030" calcext:value-type="float">
            <text:p>24 030,0000</text:p>
          </table:table-cell>
          <table:table-cell table:formula="of:=[.S29]-[.T29]" office:value-type="float" office:value="-24030" calcext:value-type="float">
            <text:p>-24030</text:p>
          </table:table-cell>
          <table:table-cell table:number-columns-repeated="1003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ouff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760" calcext:value-type="float">
            <text:p>1 7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22" table:formula="of:=[.L30]+([.M30]/20)+([.N30]/240)" office:value-type="float" office:value="0.125" calcext:value-type="float">
            <text:p>0,12500</text:p>
          </table:table-cell>
          <table:table-cell table:number-columns-repeated="3"/>
          <table:table-cell table:formula="of:=[.P30]+0.05*[.Q30]+[.R30]/240" office:value-type="float" office:value="0" calcext:value-type="float">
            <text:p>0</text:p>
          </table:table-cell>
          <table:table-cell table:formula="of:=[.J30]*[.O30]" office:value-type="float" office:value="220" calcext:value-type="float">
            <text:p>220,0000</text:p>
          </table:table-cell>
          <table:table-cell table:formula="of:=[.S30]-[.T30]" office:value-type="float" office:value="-220" calcext:value-type="float">
            <text:p>-220</text:p>
          </table:table-cell>
          <table:table-cell table:number-columns-repeated="1003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ucre ter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24890" calcext:value-type="float">
            <text:p>124 890,00</text:p>
          </table:table-cell>
          <table:table-cell office:value-type="string" calcext:value-type="string">
            <text:p>livres</text:p>
          </table:table-cell>
          <table:table-cell office:value-type="float" office:value="0.43" calcext:value-type="float">
            <text:p>0,430</text:p>
          </table:table-cell>
          <table:table-cell table:number-columns-repeated="2"/>
          <table:table-cell table:style-name="ce22" table:formula="of:=[.L31]+([.M31]/20)+([.N31]/240)" office:value-type="float" office:value="0.43" calcext:value-type="float">
            <text:p>0,43000</text:p>
          </table:table-cell>
          <table:table-cell table:number-columns-repeated="3"/>
          <table:table-cell table:formula="of:=[.P31]+0.05*[.Q31]+[.R31]/240" office:value-type="float" office:value="0" calcext:value-type="float">
            <text:p>0</text:p>
          </table:table-cell>
          <table:table-cell table:formula="of:=[.J31]*[.O31]" office:value-type="float" office:value="53702.7" calcext:value-type="float">
            <text:p>53 702,7000</text:p>
          </table:table-cell>
          <table:table-cell table:formula="of:=[.S31]-[.T31]" office:value-type="float" office:value="-53702.7" calcext:value-type="float">
            <text:p>-53702,7</text:p>
          </table:table-cell>
          <table:table-cell office:value-type="string" calcext:value-type="string">
            <text:p>43 L %</text:p>
          </table:table-cell>
          <table:table-cell table:number-columns-repeated="100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uif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2000" calcext:value-type="float">
            <text:p>2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2" table:formula="of:=[.L32]+([.M32]/20)+([.N32]/240)" office:value-type="float" office:value="0.45" calcext:value-type="float">
            <text:p>0,45000</text:p>
          </table:table-cell>
          <table:table-cell table:number-columns-repeated="3"/>
          <table:table-cell table:formula="of:=[.P32]+0.05*[.Q32]+[.R32]/240" office:value-type="float" office:value="0" calcext:value-type="float">
            <text:p>0</text:p>
          </table:table-cell>
          <table:table-cell table:formula="of:=[.J32]*[.O32]" office:value-type="float" office:value="900" calcext:value-type="float">
            <text:p>900,0000</text:p>
          </table:table-cell>
          <table:table-cell table:formula="of:=[.S32]-[.T32]" office:value-type="float" office:value="-900" calcext:value-type="float">
            <text:p>-900</text:p>
          </table:table-cell>
          <table:table-cell table:number-columns-repeated="1003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798200" calcext:value-type="float">
            <text:p>798 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2" table:formula="of:=[.L33]+([.M33]/20)+([.N33]/240)" office:value-type="float" office:value="1.75" calcext:value-type="float">
            <text:p>1,75000</text:p>
          </table:table-cell>
          <table:table-cell table:number-columns-repeated="3"/>
          <table:table-cell table:formula="of:=[.P33]+0.05*[.Q33]+[.R33]/240" office:value-type="float" office:value="0" calcext:value-type="float">
            <text:p>0</text:p>
          </table:table-cell>
          <table:table-cell table:formula="of:=[.J33]*[.O33]" office:value-type="float" office:value="1396850" calcext:value-type="float">
            <text:p>1 396 850,0000</text:p>
          </table:table-cell>
          <table:table-cell table:formula="of:=[.S33]-[.T33]" office:value-type="float" office:value="-1396850" calcext:value-type="float">
            <text:p>-1396850</text:p>
          </table:table-cell>
          <table:table-cell table:number-columns-repeated="1003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ciré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9890" calcext:value-type="float">
            <text:p>9 890,00</text:p>
          </table:table-cell>
          <table:table-cell office:value-type="string" calcext:value-type="string">
            <text:p>aunes</text:p>
          </table:table-cell>
          <table:table-cell office:value-type="float" office:value="1" calcext:value-type="float">
            <text:p>1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2" table:formula="of:=[.L34]+([.M34]/20)+([.N34]/240)" office:value-type="float" office:value="1.25" calcext:value-type="float">
            <text:p>1,25000</text:p>
          </table:table-cell>
          <table:table-cell table:number-columns-repeated="3"/>
          <table:table-cell table:formula="of:=[.P34]+0.05*[.Q34]+[.R34]/240" office:value-type="float" office:value="0" calcext:value-type="float">
            <text:p>0</text:p>
          </table:table-cell>
          <table:table-cell table:formula="of:=[.J34]*[.O34]" office:value-type="float" office:value="12362.5" calcext:value-type="float">
            <text:p>12 362,5000</text:p>
          </table:table-cell>
          <table:table-cell table:formula="of:=[.S34]-[.T34]" office:value-type="float" office:value="-12362.5" calcext:value-type="float">
            <text:p>-12362,5</text:p>
          </table:table-cell>
          <table:table-cell table:number-columns-repeated="1003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de Bretagne de ha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52248" calcext:value-type="float">
            <text:p>52 24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35]+([.M35]/20)+([.N35]/240)" office:value-type="float" office:value="1" calcext:value-type="float">
            <text:p>1,00000</text:p>
          </table:table-cell>
          <table:table-cell table:number-columns-repeated="3"/>
          <table:table-cell table:formula="of:=[.P35]+0.05*[.Q35]+[.R35]/240" office:value-type="float" office:value="0" calcext:value-type="float">
            <text:p>0</text:p>
          </table:table-cell>
          <table:table-cell table:formula="of:=[.J35]*[.O35]" office:value-type="float" office:value="52248" calcext:value-type="float">
            <text:p>52 248,0000</text:p>
          </table:table-cell>
          <table:table-cell table:formula="of:=[.S35]-[.T35]" office:value-type="float" office:value="-52248" calcext:value-type="float">
            <text:p>-52248</text:p>
          </table:table-cell>
          <table:table-cell table:number-columns-repeated="1003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de Bretagne de Languena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22" table:formula="of:=[.L36]+([.M36]/20)+([.N36]/240)" office:value-type="float" office:value="0.95" calcext:value-type="float">
            <text:p>0,95000</text:p>
          </table:table-cell>
          <table:table-cell table:number-columns-repeated="3"/>
          <table:table-cell table:formula="of:=[.P36]+0.05*[.Q36]+[.R36]/240" office:value-type="float" office:value="0" calcext:value-type="float">
            <text:p>0</text:p>
          </table:table-cell>
          <table:table-cell table:formula="of:=[.J36]*[.O36]" office:value-type="float" office:value="190" calcext:value-type="float">
            <text:p>190,0000</text:p>
          </table:table-cell>
          <table:table-cell table:formula="of:=[.S36]-[.T36]" office:value-type="float" office:value="-190" calcext:value-type="float">
            <text:p>-190</text:p>
          </table:table-cell>
          <table:table-cell table:number-columns-repeated="1003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de Bretagne de ména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378" calcext:value-type="float">
            <text:p>37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37]+([.M37]/20)+([.N37]/240)" office:value-type="float" office:value="2" calcext:value-type="float">
            <text:p>2,00000</text:p>
          </table:table-cell>
          <table:table-cell table:number-columns-repeated="3"/>
          <table:table-cell table:formula="of:=[.P37]+0.05*[.Q37]+[.R37]/240" office:value-type="float" office:value="0" calcext:value-type="float">
            <text:p>0</text:p>
          </table:table-cell>
          <table:table-cell table:formula="of:=[.J37]*[.O37]" office:value-type="float" office:value="756" calcext:value-type="float">
            <text:p>756,0000</text:p>
          </table:table-cell>
          <table:table-cell table:formula="of:=[.S37]-[.T37]" office:value-type="float" office:value="-756" calcext:value-type="float">
            <text:p>-756</text:p>
          </table:table-cell>
          <table:table-cell table:number-columns-repeated="1003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serpillie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1120" calcext:value-type="float">
            <text:p>1 12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2" table:formula="of:=[.L38]+([.M38]/20)+([.N38]/240)" office:value-type="float" office:value="0.6" calcext:value-type="float">
            <text:p>0,60000</text:p>
          </table:table-cell>
          <table:table-cell table:number-columns-repeated="3"/>
          <table:table-cell table:formula="of:=[.P38]+0.05*[.Q38]+[.R38]/240" office:value-type="float" office:value="0" calcext:value-type="float">
            <text:p>0</text:p>
          </table:table-cell>
          <table:table-cell table:formula="of:=[.J38]*[.O38]" office:value-type="float" office:value="672" calcext:value-type="float">
            <text:p>672,0000</text:p>
          </table:table-cell>
          <table:table-cell table:formula="of:=[.S38]-[.T38]" office:value-type="float" office:value="-672" calcext:value-type="float">
            <text:p>-672</text:p>
          </table:table-cell>
          <table:table-cell table:number-columns-repeated="1003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siamoi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712" calcext:value-type="float">
            <text:p>712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39]+([.M39]/20)+([.N39]/240)" office:value-type="float" office:value="2" calcext:value-type="float">
            <text:p>2,00000</text:p>
          </table:table-cell>
          <table:table-cell table:number-columns-repeated="3"/>
          <table:table-cell table:formula="of:=[.P39]+0.05*[.Q39]+[.R39]/240" office:value-type="float" office:value="0" calcext:value-type="float">
            <text:p>0</text:p>
          </table:table-cell>
          <table:table-cell table:formula="of:=[.J39]*[.O39]" office:value-type="float" office:value="1424" calcext:value-type="float">
            <text:p>1 424,0000</text:p>
          </table:table-cell>
          <table:table-cell table:formula="of:=[.S39]-[.T39]" office:value-type="float" office:value="-1424" calcext:value-type="float">
            <text:p>-1424</text:p>
          </table:table-cell>
          <table:table-cell table:number-columns-repeated="1003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39" calcext:value-type="float">
            <text:p>39,00</text:p>
          </table:table-cell>
          <table:table-cell office:value-type="string" calcext:value-type="string">
            <text:p>bariqu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40]+([.M40]/20)+([.N40]/240)" office:value-type="float" office:value="100" calcext:value-type="float">
            <text:p>100,00000</text:p>
          </table:table-cell>
          <table:table-cell table:number-columns-repeated="3"/>
          <table:table-cell table:formula="of:=[.P40]+0.05*[.Q40]+[.R40]/240" office:value-type="float" office:value="0" calcext:value-type="float">
            <text:p>0</text:p>
          </table:table-cell>
          <table:table-cell table:formula="of:=[.J40]*[.O40]" office:value-type="float" office:value="3900" calcext:value-type="float">
            <text:p>3 900,0000</text:p>
          </table:table-cell>
          <table:table-cell table:formula="of:=[.S40]-[.T40]" office:value-type="float" office:value="-3900" calcext:value-type="float">
            <text:p>-3900</text:p>
          </table:table-cell>
          <table:table-cell table:number-columns-repeated="1003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inaig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Angleterr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quart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2" table:formula="of:=[.L41]+([.M41]/20)+([.N41]/240)" office:value-type="float" office:value="25" calcext:value-type="float">
            <text:p>25,00000</text:p>
          </table:table-cell>
          <table:table-cell table:number-columns-repeated="3"/>
          <table:table-cell table:formula="of:=[.P41]+0.05*[.Q41]+[.R41]/240" office:value-type="float" office:value="0" calcext:value-type="float">
            <text:p>0</text:p>
          </table:table-cell>
          <table:table-cell table:formula="of:=[.J41]*[.O41]" office:value-type="float" office:value="750" calcext:value-type="float">
            <text:p>750,0000</text:p>
          </table:table-cell>
          <table:table-cell table:formula="of:=[.S41]-[.T41]" office:value-type="float" office:value="-750" calcext:value-type="float">
            <text:p>-750</text:p>
          </table:table-cell>
          <table:table-cell table:number-columns-repeated="1003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affé des Is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Danemark</text:p>
          </table:table-cell>
          <table:table-cell office:value-type="float" office:value="3980" calcext:value-type="float">
            <text:p>3 9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2" table:formula="of:=[.L42]+([.M42]/20)+([.N42]/240)" office:value-type="float" office:value="0.375" calcext:value-type="float">
            <text:p>0,37500</text:p>
          </table:table-cell>
          <table:table-cell table:number-columns-repeated="3"/>
          <table:table-cell table:formula="of:=[.P42]+0.05*[.Q42]+[.R42]/240" office:value-type="float" office:value="0" calcext:value-type="float">
            <text:p>0</text:p>
          </table:table-cell>
          <table:table-cell table:formula="of:=[.J42]*[.O42]" office:value-type="float" office:value="1492.5" calcext:value-type="float">
            <text:p>1 492,5000</text:p>
          </table:table-cell>
          <table:table-cell table:formula="of:=[.S42]-[.T42]" office:value-type="float" office:value="-1492.5" calcext:value-type="float">
            <text:p>-1492,5</text:p>
          </table:table-cell>
          <table:table-cell table:number-columns-repeated="1003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ane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Danemark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2" table:formula="of:=[.L43]+([.M43]/20)+([.N43]/240)" office:value-type="float" office:value="4.25" calcext:value-type="float">
            <text:p>4,25000</text:p>
          </table:table-cell>
          <table:table-cell table:number-columns-repeated="3"/>
          <table:table-cell table:formula="of:=[.P43]+0.05*[.Q43]+[.R43]/240" office:value-type="float" office:value="0" calcext:value-type="float">
            <text:p>0</text:p>
          </table:table-cell>
          <table:table-cell table:formula="of:=[.J43]*[.O43]" office:value-type="float" office:value="510" calcext:value-type="float">
            <text:p>510,0000</text:p>
          </table:table-cell>
          <table:table-cell table:formula="of:=[.S43]-[.T43]" office:value-type="float" office:value="-510" calcext:value-type="float">
            <text:p>-510</text:p>
          </table:table-cell>
          <table:table-cell table:style-name="ce29"/>
          <table:table-cell table:number-columns-repeated="1002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etoffe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Danemark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44]+([.M44]/20)+([.N44]/240)" office:value-type="float" office:value="0" calcext:value-type="float">
            <text:p>0,0000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formula="of:=[.P44]+0.05*[.Q44]+[.R44]/240" office:value-type="float" office:value="300" calcext:value-type="float">
            <text:p>300</text:p>
          </table:table-cell>
          <table:table-cell table:formula="of:=[.J44]*[.O44]" office:value-type="float" office:value="0" calcext:value-type="float">
            <text:p>0,0000</text:p>
          </table:table-cell>
          <table:table-cell table:formula="of:=[.S44]-[.T44]" office:value-type="float" office:value="300" calcext:value-type="float">
            <text:p>300</text:p>
          </table:table-cell>
          <table:table-cell table:number-columns-repeated="1003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i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Danemark</text:p>
          </table:table-cell>
          <table:table-cell office:value-type="float" office:value="14000" calcext:value-type="float">
            <text:p>14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2" table:formula="of:=[.L45]+([.M45]/20)+([.N45]/240)" office:value-type="float" office:value="0.175" calcext:value-type="float">
            <text:p>0,17500</text:p>
          </table:table-cell>
          <table:table-cell table:number-columns-repeated="3"/>
          <table:table-cell table:formula="of:=[.P45]+0.05*[.Q45]+[.R45]/240" office:value-type="float" office:value="0" calcext:value-type="float">
            <text:p>0</text:p>
          </table:table-cell>
          <table:table-cell table:formula="of:=[.J45]*[.O45]" office:value-type="float" office:value="2450" calcext:value-type="float">
            <text:p>2 450,0000</text:p>
          </table:table-cell>
          <table:table-cell table:formula="of:=[.S45]-[.T45]" office:value-type="float" office:value="-2450" calcext:value-type="float">
            <text:p>-2450</text:p>
          </table:table-cell>
          <table:table-cell table:number-columns-repeated="1003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noi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Danemark</text:p>
          </table:table-cell>
          <table:table-cell office:value-type="float" office:value="101.5" calcext:value-type="float">
            <text:p>101,50</text:p>
          </table:table-cell>
          <table:table-cell office:value-type="string" calcext:value-type="string">
            <text:p>millier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2" table:formula="of:=[.L46]+([.M46]/20)+([.N46]/240)" office:value-type="float" office:value="1.75" calcext:value-type="float">
            <text:p>1,75000</text:p>
          </table:table-cell>
          <table:table-cell table:number-columns-repeated="3"/>
          <table:table-cell table:formula="of:=[.P46]+0.05*[.Q46]+[.R46]/240" office:value-type="float" office:value="0" calcext:value-type="float">
            <text:p>0</text:p>
          </table:table-cell>
          <table:table-cell table:formula="of:=[.J46]*[.O46]" office:value-type="float" office:value="177.625" calcext:value-type="float">
            <text:p>177,6250</text:p>
          </table:table-cell>
          <table:table-cell table:formula="of:=[.S46]-[.T46]" office:value-type="float" office:value="-177.625" calcext:value-type="float">
            <text:p>-177,63</text:p>
          </table:table-cell>
          <table:table-cell table:number-columns-repeated="1003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alpêt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Danemark</text:p>
          </table:table-cell>
          <table:table-cell office:value-type="float" office:value="22530" calcext:value-type="float">
            <text:p>22 5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47]+([.M47]/20)+([.N47]/240)" office:value-type="float" office:value="0.5" calcext:value-type="float">
            <text:p>0,50000</text:p>
          </table:table-cell>
          <table:table-cell table:number-columns-repeated="3"/>
          <table:table-cell table:formula="of:=[.P47]+0.05*[.Q47]+[.R47]/240" office:value-type="float" office:value="0" calcext:value-type="float">
            <text:p>0</text:p>
          </table:table-cell>
          <table:table-cell table:formula="of:=[.J47]*[.O47]" office:value-type="float" office:value="11265" calcext:value-type="float">
            <text:p>11 265,0000</text:p>
          </table:table-cell>
          <table:table-cell table:formula="of:=[.S47]-[.T47]" office:value-type="float" office:value="-11265" calcext:value-type="float">
            <text:p>-11265</text:p>
          </table:table-cell>
          <table:table-cell table:number-columns-repeated="1003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Danemark</text:p>
          </table:table-cell>
          <table:table-cell office:value-type="float" office:value="117.5" calcext:value-type="float">
            <text:p>117,50</text:p>
          </table:table-cell>
          <table:table-cell office:value-type="string" calcext:value-type="string">
            <text:p>muids</text:p>
          </table:table-cell>
          <table:table-cell office:value-type="float" office:value="84" calcext:value-type="float">
            <text:p>84,000</text:p>
          </table:table-cell>
          <table:table-cell table:number-columns-repeated="2"/>
          <table:table-cell table:style-name="ce22" table:formula="of:=[.L48]+([.M48]/20)+([.N48]/240)" office:value-type="float" office:value="84" calcext:value-type="float">
            <text:p>84,00000</text:p>
          </table:table-cell>
          <table:table-cell table:number-columns-repeated="3"/>
          <table:table-cell table:formula="of:=[.P48]+0.05*[.Q48]+[.R48]/240" office:value-type="float" office:value="0" calcext:value-type="float">
            <text:p>0</text:p>
          </table:table-cell>
          <table:table-cell table:formula="of:=[.J48]*[.O48]" office:value-type="float" office:value="9870" calcext:value-type="float">
            <text:p>9 870,0000</text:p>
          </table:table-cell>
          <table:table-cell table:formula="of:=[.S48]-[.T48]" office:value-type="float" office:value="-9870" calcext:value-type="float">
            <text:p>-9870</text:p>
          </table:table-cell>
          <table:table-cell table:number-columns-repeated="1003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Danemark</text:p>
          </table:table-cell>
          <table:table-cell office:value-type="float" office:value="1557" calcext:value-type="float">
            <text:p>1 55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2" table:formula="of:=[.L49]+([.M49]/20)+([.N49]/240)" office:value-type="float" office:value="1.75" calcext:value-type="float">
            <text:p>1,75000</text:p>
          </table:table-cell>
          <table:table-cell table:number-columns-repeated="3"/>
          <table:table-cell table:formula="of:=[.P49]+0.05*[.Q49]+[.R49]/240" office:value-type="float" office:value="0" calcext:value-type="float">
            <text:p>0</text:p>
          </table:table-cell>
          <table:table-cell table:formula="of:=[.J49]*[.O49]" office:value-type="float" office:value="2724.75" calcext:value-type="float">
            <text:p>2 724,7500</text:p>
          </table:table-cell>
          <table:table-cell table:formula="of:=[.S49]-[.T49]" office:value-type="float" office:value="-2724.75" calcext:value-type="float">
            <text:p>-2724,75</text:p>
          </table:table-cell>
          <table:table-cell table:number-columns-repeated="1003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Danemark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bariqu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50]+([.M50]/20)+([.N50]/240)" office:value-type="float" office:value="100" calcext:value-type="float">
            <text:p>100,00000</text:p>
          </table:table-cell>
          <table:table-cell table:number-columns-repeated="3"/>
          <table:table-cell table:formula="of:=[.P50]+0.05*[.Q50]+[.R50]/240" office:value-type="float" office:value="0" calcext:value-type="float">
            <text:p>0</text:p>
          </table:table-cell>
          <table:table-cell table:formula="of:=[.J50]*[.O50]" office:value-type="float" office:value="1000" calcext:value-type="float">
            <text:p>1 000,0000</text:p>
          </table:table-cell>
          <table:table-cell table:formula="of:=[.S50]-[.T50]" office:value-type="float" office:value="-1000" calcext:value-type="float">
            <text:p>-1000</text:p>
          </table:table-cell>
          <table:table-cell table:number-columns-repeated="1003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as de f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73" calcext:value-type="float">
            <text:p>173,00</text:p>
          </table:table-cell>
          <table:table-cell office:value-type="string" calcext:value-type="string">
            <text:p>douzaine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2" table:formula="of:=[.L51]+([.M51]/20)+([.N51]/240)" office:value-type="float" office:value="36" calcext:value-type="float">
            <text:p>36,00000</text:p>
          </table:table-cell>
          <table:table-cell table:number-columns-repeated="3"/>
          <table:table-cell table:formula="of:=[.P51]+0.05*[.Q51]+[.R51]/240" office:value-type="float" office:value="0" calcext:value-type="float">
            <text:p>0</text:p>
          </table:table-cell>
          <table:table-cell table:formula="of:=[.J51]*[.O51]" office:value-type="float" office:value="6228" calcext:value-type="float">
            <text:p>6 228,0000</text:p>
          </table:table-cell>
          <table:table-cell table:formula="of:=[.S51]-[.T51]" office:value-type="float" office:value="-6228" calcext:value-type="float">
            <text:p>-6228</text:p>
          </table:table-cell>
          <table:table-cell table:number-columns-repeated="1003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as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pair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52]+([.M52]/20)+([.N52]/240)" office:value-type="float" office:value="10" calcext:value-type="float">
            <text:p>10,00000</text:p>
          </table:table-cell>
          <table:table-cell table:number-columns-repeated="3"/>
          <table:table-cell table:formula="of:=[.P52]+0.05*[.Q52]+[.R52]/240" office:value-type="float" office:value="0" calcext:value-type="float">
            <text:p>0</text:p>
          </table:table-cell>
          <table:table-cell table:formula="of:=[.J52]*[.O52]" office:value-type="float" office:value="3000" calcext:value-type="float">
            <text:p>3 000,0000</text:p>
          </table:table-cell>
          <table:table-cell table:formula="of:=[.S52]-[.T52]" office:value-type="float" office:value="-3000" calcext:value-type="float">
            <text:p>-3000</text:p>
          </table:table-cell>
          <table:table-cell table:number-columns-repeated="1003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eu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7632" calcext:value-type="float">
            <text:p>27 63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53]+([.M53]/20)+([.N53]/240)" office:value-type="float" office:value="0.5" calcext:value-type="float">
            <text:p>0,50000</text:p>
          </table:table-cell>
          <table:table-cell table:number-columns-repeated="3"/>
          <table:table-cell table:formula="of:=[.P53]+0.05*[.Q53]+[.R53]/240" office:value-type="float" office:value="0" calcext:value-type="float">
            <text:p>0</text:p>
          </table:table-cell>
          <table:table-cell table:formula="of:=[.J53]*[.O53]" office:value-type="float" office:value="13816" calcext:value-type="float">
            <text:p>13 816,0000</text:p>
          </table:table-cell>
          <table:table-cell table:formula="of:=[.S53]-[.T53]" office:value-type="float" office:value="-13816" calcext:value-type="float">
            <text:p>-13816</text:p>
          </table:table-cell>
          <table:table-cell table:number-columns-repeated="1003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oug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table:style-name="ce22" table:formula="of:=[.L54]+([.M54]/20)+([.N54]/240)" office:value-type="float" office:value="2.7" calcext:value-type="float">
            <text:p>2,70000</text:p>
          </table:table-cell>
          <table:table-cell table:number-columns-repeated="3"/>
          <table:table-cell table:formula="of:=[.P54]+0.05*[.Q54]+[.R54]/240" office:value-type="float" office:value="0" calcext:value-type="float">
            <text:p>0</text:p>
          </table:table-cell>
          <table:table-cell table:formula="of:=[.J54]*[.O54]" office:value-type="float" office:value="540" calcext:value-type="float">
            <text:p>540,0000</text:p>
          </table:table-cell>
          <table:table-cell table:formula="of:=[.S54]-[.T54]" office:value-type="float" office:value="-540" calcext:value-type="float">
            <text:p>-540</text:p>
          </table:table-cell>
          <table:table-cell table:number-columns-repeated="1003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hapeaux commu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54" calcext:value-type="float">
            <text:p>54,00</text:p>
          </table:table-cell>
          <table:table-cell office:value-type="string" calcext:value-type="string">
            <text:p>douzain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55]+([.M55]/20)+([.N55]/240)" office:value-type="float" office:value="50" calcext:value-type="float">
            <text:p>50,00000</text:p>
          </table:table-cell>
          <table:table-cell table:number-columns-repeated="3"/>
          <table:table-cell table:formula="of:=[.P55]+0.05*[.Q55]+[.R55]/240" office:value-type="float" office:value="0" calcext:value-type="float">
            <text:p>0</text:p>
          </table:table-cell>
          <table:table-cell table:formula="of:=[.J55]*[.O55]" office:value-type="float" office:value="2700" calcext:value-type="float">
            <text:p>2 700,0000</text:p>
          </table:table-cell>
          <table:table-cell table:formula="of:=[.S55]-[.T55]" office:value-type="float" office:value="-2700" calcext:value-type="float">
            <text:p>-2700</text:p>
          </table:table-cell>
          <table:table-cell table:number-columns-repeated="1003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hemises breton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douzai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56]+([.M56]/20)+([.N56]/240)" office:value-type="float" office:value="2" calcext:value-type="float">
            <text:p>2,00000</text:p>
          </table:table-cell>
          <table:table-cell table:number-columns-repeated="3"/>
          <table:table-cell table:formula="of:=[.P56]+0.05*[.Q56]+[.R56]/240" office:value-type="float" office:value="0" calcext:value-type="float">
            <text:p>0</text:p>
          </table:table-cell>
          <table:table-cell table:formula="of:=[.J56]*[.O56]" office:value-type="float" office:value="28" calcext:value-type="float">
            <text:p>28,0000</text:p>
          </table:table-cell>
          <table:table-cell table:formula="of:=[.S56]-[.T56]" office:value-type="float" office:value="-28" calcext:value-type="float">
            <text:p>-28</text:p>
          </table:table-cell>
          <table:table-cell table:number-columns-repeated="1003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hemises garni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7722" calcext:value-type="float">
            <text:p>17 722,00</text:p>
          </table:table-cell>
          <table:table-cell office:value-type="string" calcext:value-type="string">
            <text:p>en nombre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57]+([.M57]/20)+([.N57]/240)" office:value-type="float" office:value="10" calcext:value-type="float">
            <text:p>10,00000</text:p>
          </table:table-cell>
          <table:table-cell table:number-columns-repeated="3"/>
          <table:table-cell table:formula="of:=[.P57]+0.05*[.Q57]+[.R57]/240" office:value-type="float" office:value="0" calcext:value-type="float">
            <text:p>0</text:p>
          </table:table-cell>
          <table:table-cell table:formula="of:=[.J57]*[.O57]" office:value-type="float" office:value="177220" calcext:value-type="float">
            <text:p>177 220,0000</text:p>
          </table:table-cell>
          <table:table-cell table:formula="of:=[.S57]-[.T57]" office:value-type="float" office:value="-177220" calcext:value-type="float">
            <text:p>-177220</text:p>
          </table:table-cell>
          <table:table-cell table:number-columns-repeated="1003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hemises uni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742" calcext:value-type="float">
            <text:p>742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58]+([.M58]/20)+([.N58]/240)" office:value-type="float" office:value="6" calcext:value-type="float">
            <text:p>6,00000</text:p>
          </table:table-cell>
          <table:table-cell table:number-columns-repeated="3"/>
          <table:table-cell table:formula="of:=[.P58]+0.05*[.Q58]+[.R58]/240" office:value-type="float" office:value="0" calcext:value-type="float">
            <text:p>0</text:p>
          </table:table-cell>
          <table:table-cell table:formula="of:=[.J58]*[.O58]" office:value-type="float" office:value="4452" calcext:value-type="float">
            <text:p>4 452,0000</text:p>
          </table:table-cell>
          <table:table-cell table:formula="of:=[.S58]-[.T58]" office:value-type="float" office:value="-4452" calcext:value-type="float">
            <text:p>-4452</text:p>
          </table:table-cell>
          <table:table-cell table:number-columns-repeated="1003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uirs de génisses corroy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52" calcext:value-type="float">
            <text:p>452,00</text:p>
          </table:table-cell>
          <table:table-cell office:value-type="string" calcext:value-type="string">
            <text:p>en nombre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2" table:formula="of:=[.L59]+([.M59]/20)+([.N59]/240)" office:value-type="float" office:value="18" calcext:value-type="float">
            <text:p>18,00000</text:p>
          </table:table-cell>
          <table:table-cell table:number-columns-repeated="3"/>
          <table:table-cell table:formula="of:=[.P59]+0.05*[.Q59]+[.R59]/240" office:value-type="float" office:value="0" calcext:value-type="float">
            <text:p>0</text:p>
          </table:table-cell>
          <table:table-cell table:formula="of:=[.J59]*[.O59]" office:value-type="float" office:value="8136" calcext:value-type="float">
            <text:p>8 136,0000</text:p>
          </table:table-cell>
          <table:table-cell table:formula="of:=[.S59]-[.T59]" office:value-type="float" office:value="-8136" calcext:value-type="float">
            <text:p>-8136</text:p>
          </table:table-cell>
          <table:table-cell table:number-columns-repeated="1003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ila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334726" calcext:value-type="float">
            <text:p>334 72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2" table:formula="of:=[.L60]+([.M60]/20)+([.N60]/240)" office:value-type="float" office:value="0.8" calcext:value-type="float">
            <text:p>0,80000</text:p>
          </table:table-cell>
          <table:table-cell table:number-columns-repeated="3"/>
          <table:table-cell table:formula="of:=[.P60]+0.05*[.Q60]+[.R60]/240" office:value-type="float" office:value="0" calcext:value-type="float">
            <text:p>0</text:p>
          </table:table-cell>
          <table:table-cell table:formula="of:=[.J60]*[.O60]" office:value-type="float" office:value="267780.8" calcext:value-type="float">
            <text:p>267 780,8000</text:p>
          </table:table-cell>
          <table:table-cell table:formula="of:=[.S60]-[.T60]" office:value-type="float" office:value="-267780.8" calcext:value-type="float">
            <text:p>-267780,8</text:p>
          </table:table-cell>
          <table:table-cell table:number-columns-repeated="1003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lard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50" calcext:value-type="float">
            <text:p>4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61]+([.M61]/20)+([.N61]/240)" office:value-type="float" office:value="0.3" calcext:value-type="float">
            <text:p>0,30000</text:p>
          </table:table-cell>
          <table:table-cell table:number-columns-repeated="3"/>
          <table:table-cell table:formula="of:=[.P61]+0.05*[.Q61]+[.R61]/240" office:value-type="float" office:value="0" calcext:value-type="float">
            <text:p>0</text:p>
          </table:table-cell>
          <table:table-cell table:formula="of:=[.J61]*[.O61]" office:value-type="float" office:value="135" calcext:value-type="float">
            <text:p>135,0000</text:p>
          </table:table-cell>
          <table:table-cell table:formula="of:=[.S61]-[.T61]" office:value-type="float" office:value="-135" calcext:value-type="float">
            <text:p>-135</text:p>
          </table:table-cell>
          <table:table-cell table:number-columns-repeated="1003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lustr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pièces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22" table:formula="of:=[.L62]+([.M62]/20)+([.N62]/240)" office:value-type="float" office:value="80" calcext:value-type="float">
            <text:p>80,00000</text:p>
          </table:table-cell>
          <table:table-cell table:number-columns-repeated="3"/>
          <table:table-cell table:formula="of:=[.P62]+0.05*[.Q62]+[.R62]/240" office:value-type="float" office:value="0" calcext:value-type="float">
            <text:p>0</text:p>
          </table:table-cell>
          <table:table-cell table:formula="of:=[.J62]*[.O62]" office:value-type="float" office:value="880" calcext:value-type="float">
            <text:p>880,0000</text:p>
          </table:table-cell>
          <table:table-cell table:formula="of:=[.S62]-[.T62]" office:value-type="float" office:value="-880" calcext:value-type="float">
            <text:p>-880</text:p>
          </table:table-cell>
          <table:table-cell table:number-columns-repeated="1003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63]+([.M63]/20)+([.N63]/240)" office:value-type="float" office:value="0" calcext:value-type="float">
            <text:p>0,00000</text:p>
          </table:table-cell>
          <table:table-cell office:value-type="float" office:value="2414" calcext:value-type="float">
            <text:p>2414</text:p>
          </table:table-cell>
          <table:table-cell table:number-columns-repeated="2"/>
          <table:table-cell table:formula="of:=[.P63]+0.05*[.Q63]+[.R63]/240" office:value-type="float" office:value="2414" calcext:value-type="float">
            <text:p>2414</text:p>
          </table:table-cell>
          <table:table-cell table:formula="of:=[.J63]*[.O63]" office:value-type="float" office:value="0" calcext:value-type="float">
            <text:p>0,0000</text:p>
          </table:table-cell>
          <table:table-cell table:formula="of:=[.S63]-[.T63]" office:value-type="float" office:value="2414" calcext:value-type="float">
            <text:p>2414</text:p>
          </table:table-cell>
          <table:table-cell office:value-type="string" calcext:value-type="string">
            <text:p>2414 L en valeur cy</text:p>
          </table:table-cell>
          <table:table-cell table:number-columns-repeated="1002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64]+([.M64]/20)+([.N64]/240)" office:value-type="float" office:value="0" calcext:value-type="float">
            <text:p>0,00000</text:p>
          </table:table-cell>
          <table:table-cell office:value-type="float" office:value="13270" calcext:value-type="float">
            <text:p>13270</text:p>
          </table:table-cell>
          <table:table-cell table:number-columns-repeated="2"/>
          <table:table-cell table:formula="of:=[.P64]+0.05*[.Q64]+[.R64]/240" office:value-type="float" office:value="13270" calcext:value-type="float">
            <text:p>13270</text:p>
          </table:table-cell>
          <table:table-cell table:formula="of:=[.J64]*[.O64]" office:value-type="float" office:value="0" calcext:value-type="float">
            <text:p>0,0000</text:p>
          </table:table-cell>
          <table:table-cell table:formula="of:=[.S64]-[.T64]" office:value-type="float" office:value="13270" calcext:value-type="float">
            <text:p>13270</text:p>
          </table:table-cell>
          <table:table-cell office:value-type="string" calcext:value-type="string">
            <text:p>valeur de 1327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ouchoirs pein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97" calcext:value-type="float">
            <text:p>197,00</text:p>
          </table:table-cell>
          <table:table-cell office:value-type="string" calcext:value-type="string">
            <text:p>pièces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2" table:formula="of:=[.L65]+([.M65]/20)+([.N65]/240)" office:value-type="float" office:value="12" calcext:value-type="float">
            <text:p>12,00000</text:p>
          </table:table-cell>
          <table:table-cell table:number-columns-repeated="3"/>
          <table:table-cell table:formula="of:=[.P65]+0.05*[.Q65]+[.R65]/240" office:value-type="float" office:value="0" calcext:value-type="float">
            <text:p>0</text:p>
          </table:table-cell>
          <table:table-cell table:formula="of:=[.J65]*[.O65]" office:value-type="float" office:value="2364" calcext:value-type="float">
            <text:p>2 364,0000</text:p>
          </table:table-cell>
          <table:table-cell table:formula="of:=[.S65]-[.T65]" office:value-type="float" office:value="-2364" calcext:value-type="float">
            <text:p>-2364</text:p>
          </table:table-cell>
          <table:table-cell table:number-columns-repeated="1003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apier batard commu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356" calcext:value-type="float">
            <text:p>1 356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66]+([.M66]/20)+([.N66]/240)" office:value-type="float" office:value="4.5" calcext:value-type="float">
            <text:p>4,50000</text:p>
          </table:table-cell>
          <table:table-cell table:number-columns-repeated="3"/>
          <table:table-cell table:formula="of:=[.P66]+0.05*[.Q66]+[.R66]/240" office:value-type="float" office:value="0" calcext:value-type="float">
            <text:p>0</text:p>
          </table:table-cell>
          <table:table-cell table:formula="of:=[.J66]*[.O66]" office:value-type="float" office:value="6102" calcext:value-type="float">
            <text:p>6 102,0000</text:p>
          </table:table-cell>
          <table:table-cell table:formula="of:=[.S66]-[.T66]" office:value-type="float" office:value="-6102" calcext:value-type="float">
            <text:p>-6102</text:p>
          </table:table-cell>
          <table:table-cell table:number-columns-repeated="1003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apier à bulle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3888" calcext:value-type="float">
            <text:p>13 888,00</text:p>
          </table:table-cell>
          <table:table-cell office:value-type="string" calcext:value-type="string">
            <text:p>rames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22" table:formula="of:=[.L67]+([.M67]/20)+([.N67]/240)" office:value-type="float" office:value="1.1" calcext:value-type="float">
            <text:p>1,10000</text:p>
          </table:table-cell>
          <table:table-cell table:number-columns-repeated="3"/>
          <table:table-cell table:formula="of:=[.P67]+0.05*[.Q67]+[.R67]/240" office:value-type="float" office:value="0" calcext:value-type="float">
            <text:p>0</text:p>
          </table:table-cell>
          <table:table-cell table:formula="of:=[.J67]*[.O67]" office:value-type="float" office:value="15276.8" calcext:value-type="float">
            <text:p>15 276,8000</text:p>
          </table:table-cell>
          <table:table-cell table:formula="of:=[.S67]-[.T67]" office:value-type="float" office:value="-15276.8" calcext:value-type="float">
            <text:p>-15276,8</text:p>
          </table:table-cell>
          <table:table-cell table:number-columns-repeated="1003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apier à l'écu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rames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22" table:formula="of:=[.L68]+([.M68]/20)+([.N68]/240)" office:value-type="float" office:value="9" calcext:value-type="float">
            <text:p>9,00000</text:p>
          </table:table-cell>
          <table:table-cell table:number-columns-repeated="3"/>
          <table:table-cell table:formula="of:=[.P68]+0.05*[.Q68]+[.R68]/240" office:value-type="float" office:value="0" calcext:value-type="float">
            <text:p>0</text:p>
          </table:table-cell>
          <table:table-cell table:formula="of:=[.J68]*[.O68]" office:value-type="float" office:value="720" calcext:value-type="float">
            <text:p>720,0000</text:p>
          </table:table-cell>
          <table:table-cell table:formula="of:=[.S68]-[.T68]" office:value-type="float" office:value="-720" calcext:value-type="float">
            <text:p>-720</text:p>
          </table:table-cell>
          <table:table-cell table:number-columns-repeated="1003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eaux de veaux corroy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62.5" calcext:value-type="float">
            <text:p>262,50</text:p>
          </table:table-cell>
          <table:table-cell office:value-type="string" calcext:value-type="string">
            <text:p>douzaines</text:p>
          </table:table-cell>
          <table:table-cell office:value-type="float" office:value="45" calcext:value-type="float">
            <text:p>45,000</text:p>
          </table:table-cell>
          <table:table-cell table:number-columns-repeated="2"/>
          <table:table-cell table:style-name="ce22" table:formula="of:=[.L69]+([.M69]/20)+([.N69]/240)" office:value-type="float" office:value="45" calcext:value-type="float">
            <text:p>45,00000</text:p>
          </table:table-cell>
          <table:table-cell table:number-columns-repeated="3"/>
          <table:table-cell table:formula="of:=[.P69]+0.05*[.Q69]+[.R69]/240" office:value-type="float" office:value="0" calcext:value-type="float">
            <text:p>0</text:p>
          </table:table-cell>
          <table:table-cell table:formula="of:=[.J69]*[.O69]" office:value-type="float" office:value="11812.5" calcext:value-type="float">
            <text:p>11 812,5000</text:p>
          </table:table-cell>
          <table:table-cell table:formula="of:=[.S69]-[.T69]" office:value-type="float" office:value="-11812.5" calcext:value-type="float">
            <text:p>-11812,5</text:p>
          </table:table-cell>
          <table:table-cell table:number-columns-repeated="1003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alais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57400" calcext:value-type="float">
            <text:p>57 4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70]+([.M70]/20)+([.N70]/240)" office:value-type="float" office:value="0.25" calcext:value-type="float">
            <text:p>0,25000</text:p>
          </table:table-cell>
          <table:table-cell table:number-columns-repeated="3"/>
          <table:table-cell table:formula="of:=[.P70]+0.05*[.Q70]+[.R70]/240" office:value-type="float" office:value="0" calcext:value-type="float">
            <text:p>0</text:p>
          </table:table-cell>
          <table:table-cell table:formula="of:=[.J70]*[.O70]" office:value-type="float" office:value="14350" calcext:value-type="float">
            <text:p>14 350,0000</text:p>
          </table:table-cell>
          <table:table-cell table:formula="of:=[.S70]-[.T70]" office:value-type="float" office:value="-14350" calcext:value-type="float">
            <text:p>-14350</text:p>
          </table:table-cell>
          <table:table-cell table:number-columns-repeated="1003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istresay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pièc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2" table:formula="of:=[.L71]+([.M71]/20)+([.N71]/240)" office:value-type="float" office:value="40" calcext:value-type="float">
            <text:p>40,00000</text:p>
          </table:table-cell>
          <table:table-cell table:number-columns-repeated="3"/>
          <table:table-cell table:formula="of:=[.P71]+0.05*[.Q71]+[.R71]/240" office:value-type="float" office:value="0" calcext:value-type="float">
            <text:p>0</text:p>
          </table:table-cell>
          <table:table-cell table:formula="of:=[.J71]*[.O71]" office:value-type="float" office:value="160" calcext:value-type="float">
            <text:p>160,0000</text:p>
          </table:table-cell>
          <table:table-cell table:formula="of:=[.S71]-[.T71]" office:value-type="float" office:value="-160" calcext:value-type="float">
            <text:p>-160</text:p>
          </table:table-cell>
          <table:table-cell table:number-columns-repeated="1003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abac rap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73" calcext:value-type="float">
            <text:p>173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72]+([.M72]/20)+([.N72]/240)" office:value-type="float" office:value="3.5" calcext:value-type="float">
            <text:p>3,50000</text:p>
          </table:table-cell>
          <table:table-cell table:number-columns-repeated="3"/>
          <table:table-cell table:formula="of:=[.P72]+0.05*[.Q72]+[.R72]/240" office:value-type="float" office:value="0" calcext:value-type="float">
            <text:p>0</text:p>
          </table:table-cell>
          <table:table-cell table:formula="of:=[.J72]*[.O72]" office:value-type="float" office:value="605.5" calcext:value-type="float">
            <text:p>605,5000</text:p>
          </table:table-cell>
          <table:table-cell table:formula="of:=[.S72]-[.T72]" office:value-type="float" office:value="-605.5" calcext:value-type="float">
            <text:p>-605,5</text:p>
          </table:table-cell>
          <table:table-cell table:number-columns-repeated="1003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131" calcext:value-type="float">
            <text:p>1 13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2" table:formula="of:=[.L73]+([.M73]/20)+([.N73]/240)" office:value-type="float" office:value="1.75" calcext:value-type="float">
            <text:p>1,75000</text:p>
          </table:table-cell>
          <table:table-cell table:number-columns-repeated="3"/>
          <table:table-cell table:formula="of:=[.P73]+0.05*[.Q73]+[.R73]/240" office:value-type="float" office:value="0" calcext:value-type="float">
            <text:p>0</text:p>
          </table:table-cell>
          <table:table-cell table:formula="of:=[.J73]*[.O73]" office:value-type="float" office:value="1979.25" calcext:value-type="float">
            <text:p>1 979,2500</text:p>
          </table:table-cell>
          <table:table-cell table:formula="of:=[.S73]-[.T73]" office:value-type="float" office:value="-1979.25" calcext:value-type="float">
            <text:p>-1979,25</text:p>
          </table:table-cell>
          <table:table-cell table:number-columns-repeated="1003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de Bret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6325" calcext:value-type="float">
            <text:p>6 325,00</text:p>
          </table:table-cell>
          <table:table-cell office:value-type="string" calcext:value-type="string">
            <text:p>balles</text:p>
          </table:table-cell>
          <table:table-cell office:value-type="float" office:value="750" calcext:value-type="float">
            <text:p>750,000</text:p>
          </table:table-cell>
          <table:table-cell table:number-columns-repeated="2"/>
          <table:table-cell table:style-name="ce22" table:formula="of:=[.L74]+([.M74]/20)+([.N74]/240)" office:value-type="float" office:value="750" calcext:value-type="float">
            <text:p>750,00000</text:p>
          </table:table-cell>
          <table:table-cell table:number-columns-repeated="3"/>
          <table:table-cell table:formula="of:=[.P74]+0.05*[.Q74]+[.R74]/240" office:value-type="float" office:value="0" calcext:value-type="float">
            <text:p>0</text:p>
          </table:table-cell>
          <table:table-cell table:formula="of:=[.J74]*[.O74]" office:value-type="float" office:value="4743750" calcext:value-type="float">
            <text:p>4 743 750,0000</text:p>
          </table:table-cell>
          <table:table-cell table:formula="of:=[.S74]-[.T74]" office:value-type="float" office:value="-4743750" calcext:value-type="float">
            <text:p>-4743750</text:p>
          </table:table-cell>
          <table:table-cell table:number-columns-repeated="1003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de Bret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507503" calcext:value-type="float">
            <text:p>507 503,00</text:p>
          </table:table-cell>
          <table:table-cell office:value-type="string" calcext:value-type="string">
            <text:p>aunes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75]+([.M75]/20)+([.N75]/240)" office:value-type="float" office:value="1.5" calcext:value-type="float">
            <text:p>1,50000</text:p>
          </table:table-cell>
          <table:table-cell table:number-columns-repeated="3"/>
          <table:table-cell table:formula="of:=[.P75]+0.05*[.Q75]+[.R75]/240" office:value-type="float" office:value="0" calcext:value-type="float">
            <text:p>0</text:p>
          </table:table-cell>
          <table:table-cell table:formula="of:=[.J75]*[.O75]" office:value-type="float" office:value="761254.5" calcext:value-type="float">
            <text:p>761 254,5000</text:p>
          </table:table-cell>
          <table:table-cell table:formula="of:=[.S75]-[.T75]" office:value-type="float" office:value="-761254.5" calcext:value-type="float">
            <text:p>-761254,5</text:p>
          </table:table-cell>
          <table:table-cell table:style-name="ce24"/>
          <table:table-cell table:number-columns-repeated="1002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de Bretagne blan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550" calcext:value-type="float">
            <text:p>2 550,00</text:p>
          </table:table-cell>
          <table:table-cell office:value-type="string" calcext:value-type="string">
            <text:p>aun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76]+([.M76]/20)+([.N76]/240)" office:value-type="float" office:value="3" calcext:value-type="float">
            <text:p>3,00000</text:p>
          </table:table-cell>
          <table:table-cell table:number-columns-repeated="3"/>
          <table:table-cell table:formula="of:=[.P76]+0.05*[.Q76]+[.R76]/240" office:value-type="float" office:value="0" calcext:value-type="float">
            <text:p>0</text:p>
          </table:table-cell>
          <table:table-cell table:formula="of:=[.J76]*[.O76]" office:value-type="float" office:value="7650" calcext:value-type="float">
            <text:p>7 650,0000</text:p>
          </table:table-cell>
          <table:table-cell table:formula="of:=[.S76]-[.T76]" office:value-type="float" office:value="-7650" calcext:value-type="float">
            <text:p>-7650</text:p>
          </table:table-cell>
          <table:table-cell table:style-name="ce24"/>
          <table:table-cell table:number-columns-repeated="1002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de Bretagn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838" calcext:value-type="float">
            <text:p>838,00</text:p>
          </table:table-cell>
          <table:table-cell office:value-type="string" calcext:value-type="string">
            <text:p>balles</text:p>
          </table:table-cell>
          <table:table-cell office:value-type="float" office:value="500" calcext:value-type="float">
            <text:p>500,000</text:p>
          </table:table-cell>
          <table:table-cell table:number-columns-repeated="2"/>
          <table:table-cell table:style-name="ce22" table:formula="of:=[.L77]+([.M77]/20)+([.N77]/240)" office:value-type="float" office:value="500" calcext:value-type="float">
            <text:p>500,00000</text:p>
          </table:table-cell>
          <table:table-cell table:number-columns-repeated="3"/>
          <table:table-cell table:formula="of:=[.P77]+0.05*[.Q77]+[.R77]/240" office:value-type="float" office:value="0" calcext:value-type="float">
            <text:p>0</text:p>
          </table:table-cell>
          <table:table-cell table:formula="of:=[.J77]*[.O77]" office:value-type="float" office:value="419000" calcext:value-type="float">
            <text:p>419 000,0000</text:p>
          </table:table-cell>
          <table:table-cell table:formula="of:=[.S77]-[.T77]" office:value-type="float" office:value="-419000" calcext:value-type="float">
            <text:p>-419000</text:p>
          </table:table-cell>
          <table:table-cell table:number-columns-repeated="1003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de Bretagn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37507" calcext:value-type="float">
            <text:p>137 507,00</text:p>
          </table:table-cell>
          <table:table-cell office:value-type="string" calcext:value-type="string">
            <text:p>aunes</text:p>
          </table:table-cell>
          <table:table-cell office:value-type="float" office:value="2" calcext:value-type="float">
            <text:p>2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78]+([.M78]/20)+([.N78]/240)" office:value-type="float" office:value="2.5" calcext:value-type="float">
            <text:p>2,50000</text:p>
          </table:table-cell>
          <table:table-cell table:number-columns-repeated="3"/>
          <table:table-cell table:formula="of:=[.P78]+0.05*[.Q78]+[.R78]/240" office:value-type="float" office:value="0" calcext:value-type="float">
            <text:p>0</text:p>
          </table:table-cell>
          <table:table-cell table:formula="of:=[.J78]*[.O78]" office:value-type="float" office:value="343767.5" calcext:value-type="float">
            <text:p>343 767,5000</text:p>
          </table:table-cell>
          <table:table-cell table:formula="of:=[.S78]-[.T78]" office:value-type="float" office:value="-343767.5" calcext:value-type="float">
            <text:p>-343767,5</text:p>
          </table:table-cell>
          <table:table-cell table:number-columns-repeated="1003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de Bretagne à carr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4079" calcext:value-type="float">
            <text:p>14 079,00</text:p>
          </table:table-cell>
          <table:table-cell office:value-type="string" calcext:value-type="string">
            <text:p>aunes</text:p>
          </table:table-cell>
          <table:table-cell office:value-type="float" office:value="1" calcext:value-type="float">
            <text:p>1,00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2" table:formula="of:=[.L79]+([.M79]/20)+([.N79]/240)" office:value-type="float" office:value="1.1" calcext:value-type="float">
            <text:p>1,10000</text:p>
          </table:table-cell>
          <table:table-cell table:number-columns-repeated="3"/>
          <table:table-cell table:formula="of:=[.P79]+0.05*[.Q79]+[.R79]/240" office:value-type="float" office:value="0" calcext:value-type="float">
            <text:p>0</text:p>
          </table:table-cell>
          <table:table-cell table:formula="of:=[.J79]*[.O79]" office:value-type="float" office:value="15486.9" calcext:value-type="float">
            <text:p>15 486,9000</text:p>
          </table:table-cell>
          <table:table-cell table:formula="of:=[.S79]-[.T79]" office:value-type="float" office:value="-15486.9" calcext:value-type="float">
            <text:p>-15486,9</text:p>
          </table:table-cell>
          <table:table-cell table:number-columns-repeated="1003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de Bretagne cré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385700" calcext:value-type="float">
            <text:p>385 7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80]+([.M80]/20)+([.N80]/240)" office:value-type="float" office:value="1.5" calcext:value-type="float">
            <text:p>1,50000</text:p>
          </table:table-cell>
          <table:table-cell table:number-columns-repeated="3"/>
          <table:table-cell table:formula="of:=[.P80]+0.05*[.Q80]+[.R80]/240" office:value-type="float" office:value="0" calcext:value-type="float">
            <text:p>0</text:p>
          </table:table-cell>
          <table:table-cell table:formula="of:=[.J80]*[.O80]" office:value-type="float" office:value="578550" calcext:value-type="float">
            <text:p>578 550,0000</text:p>
          </table:table-cell>
          <table:table-cell table:formula="of:=[.S80]-[.T80]" office:value-type="float" office:value="-578550" calcext:value-type="float">
            <text:p>-578550</text:p>
          </table:table-cell>
          <table:table-cell table:number-columns-repeated="1003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de Bretagne cru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500" calcext:value-type="float">
            <text:p>1 5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81]+([.M81]/20)+([.N81]/240)" office:value-type="float" office:value="1" calcext:value-type="float">
            <text:p>1,00000</text:p>
          </table:table-cell>
          <table:table-cell table:number-columns-repeated="3"/>
          <table:table-cell table:formula="of:=[.P81]+0.05*[.Q81]+[.R81]/240" office:value-type="float" office:value="0" calcext:value-type="float">
            <text:p>0</text:p>
          </table:table-cell>
          <table:table-cell table:formula="of:=[.J81]*[.O81]" office:value-type="float" office:value="1500" calcext:value-type="float">
            <text:p>1 500,0000</text:p>
          </table:table-cell>
          <table:table-cell table:formula="of:=[.S81]-[.T81]" office:value-type="float" office:value="-1500" calcext:value-type="float">
            <text:p>-1500</text:p>
          </table:table-cell>
          <table:table-cell table:number-columns-repeated="1003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de Bretagne entr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1400" calcext:value-type="float">
            <text:p>11 4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style-name="ce22" table:formula="of:=[.L82]+([.M82]/20)+([.N82]/240)" office:value-type="float" office:value="1.8" calcext:value-type="float">
            <text:p>1,80000</text:p>
          </table:table-cell>
          <table:table-cell table:number-columns-repeated="3"/>
          <table:table-cell table:formula="of:=[.P82]+0.05*[.Q82]+[.R82]/240" office:value-type="float" office:value="0" calcext:value-type="float">
            <text:p>0</text:p>
          </table:table-cell>
          <table:table-cell table:formula="of:=[.J82]*[.O82]" office:value-type="float" office:value="20520" calcext:value-type="float">
            <text:p>20 520,0000</text:p>
          </table:table-cell>
          <table:table-cell table:formula="of:=[.S82]-[.T82]" office:value-type="float" office:value="-20520" calcext:value-type="float">
            <text:p>-20520</text:p>
          </table:table-cell>
          <table:table-cell table:number-columns-repeated="1003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de Bretagne gracie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967600" calcext:value-type="float">
            <text:p>1 967 6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style-name="ce22" table:formula="of:=[.L83]+([.M83]/20)+([.N83]/240)" office:value-type="float" office:value="1.3" calcext:value-type="float">
            <text:p>1,30000</text:p>
          </table:table-cell>
          <table:table-cell table:number-columns-repeated="3"/>
          <table:table-cell table:formula="of:=[.P83]+0.05*[.Q83]+[.R83]/240" office:value-type="float" office:value="0" calcext:value-type="float">
            <text:p>0</text:p>
          </table:table-cell>
          <table:table-cell table:formula="of:=[.J83]*[.O83]" office:value-type="float" office:value="2557880" calcext:value-type="float">
            <text:p>2 557 880,0000</text:p>
          </table:table-cell>
          <table:table-cell table:formula="of:=[.S83]-[.T83]" office:value-type="float" office:value="-2557880" calcext:value-type="float">
            <text:p>-2557880</text:p>
          </table:table-cell>
          <table:table-cell table:number-columns-repeated="1003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de Bretagne de ha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595" calcext:value-type="float">
            <text:p>595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84]+([.M84]/20)+([.N84]/240)" office:value-type="float" office:value="1" calcext:value-type="float">
            <text:p>1,00000</text:p>
          </table:table-cell>
          <table:table-cell table:number-columns-repeated="3"/>
          <table:table-cell table:formula="of:=[.P84]+0.05*[.Q84]+[.R84]/240" office:value-type="float" office:value="0" calcext:value-type="float">
            <text:p>0</text:p>
          </table:table-cell>
          <table:table-cell table:formula="of:=[.J84]*[.O84]" office:value-type="float" office:value="595" calcext:value-type="float">
            <text:p>595,0000</text:p>
          </table:table-cell>
          <table:table-cell table:formula="of:=[.S84]-[.T84]" office:value-type="float" office:value="-595" calcext:value-type="float">
            <text:p>-595</text:p>
          </table:table-cell>
          <table:table-cell table:number-columns-repeated="1003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de Bretagne de Morlai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58" calcext:value-type="float">
            <text:p>258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85]+([.M85]/20)+([.N85]/240)" office:value-type="float" office:value="1.5" calcext:value-type="float">
            <text:p>1,50000</text:p>
          </table:table-cell>
          <table:table-cell table:number-columns-repeated="3"/>
          <table:table-cell table:formula="of:=[.P85]+0.05*[.Q85]+[.R85]/240" office:value-type="float" office:value="0" calcext:value-type="float">
            <text:p>0</text:p>
          </table:table-cell>
          <table:table-cell table:formula="of:=[.J85]*[.O85]" office:value-type="float" office:value="387" calcext:value-type="float">
            <text:p>387,0000</text:p>
          </table:table-cell>
          <table:table-cell table:formula="of:=[.S85]-[.T85]" office:value-type="float" office:value="-387" calcext:value-type="float">
            <text:p>-387</text:p>
          </table:table-cell>
          <table:table-cell table:number-columns-repeated="1003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de Bretagne d'Olo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2340" calcext:value-type="float">
            <text:p>2 34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2" table:formula="of:=[.L86]+([.M86]/20)+([.N86]/240)" office:value-type="float" office:value="1.25" calcext:value-type="float">
            <text:p>1,25000</text:p>
          </table:table-cell>
          <table:table-cell table:number-columns-repeated="3"/>
          <table:table-cell table:formula="of:=[.P86]+0.05*[.Q86]+[.R86]/240" office:value-type="float" office:value="0" calcext:value-type="float">
            <text:p>0</text:p>
          </table:table-cell>
          <table:table-cell table:formula="of:=[.J86]*[.O86]" office:value-type="float" office:value="2925" calcext:value-type="float">
            <text:p>2 925,0000</text:p>
          </table:table-cell>
          <table:table-cell table:formula="of:=[.S86]-[.T86]" office:value-type="float" office:value="-2925" calcext:value-type="float">
            <text:p>-2925</text:p>
          </table:table-cell>
          <table:table-cell table:number-columns-repeated="1003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de Bretagne Rosco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55560" calcext:value-type="float">
            <text:p>55 56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22" table:formula="of:=[.L87]+([.M87]/20)+([.N87]/240)" office:value-type="float" office:value="1.2" calcext:value-type="float">
            <text:p>1,20000</text:p>
          </table:table-cell>
          <table:table-cell table:number-columns-repeated="3"/>
          <table:table-cell table:formula="of:=[.P87]+0.05*[.Q87]+[.R87]/240" office:value-type="float" office:value="0" calcext:value-type="float">
            <text:p>0</text:p>
          </table:table-cell>
          <table:table-cell table:formula="of:=[.J87]*[.O87]" office:value-type="float" office:value="66672" calcext:value-type="float">
            <text:p>66 672,0000</text:p>
          </table:table-cell>
          <table:table-cell table:formula="of:=[.S87]-[.T87]" office:value-type="float" office:value="-66672" calcext:value-type="float">
            <text:p>-66672</text:p>
          </table:table-cell>
          <table:table-cell table:number-columns-repeated="1003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de Bretagne à v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3590" calcext:value-type="float">
            <text:p>13 59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88]+([.M88]/20)+([.N88]/240)" office:value-type="float" office:value="1" calcext:value-type="float">
            <text:p>1,00000</text:p>
          </table:table-cell>
          <table:table-cell table:number-columns-repeated="3"/>
          <table:table-cell table:formula="of:=[.P88]+0.05*[.Q88]+[.R88]/240" office:value-type="float" office:value="0" calcext:value-type="float">
            <text:p>0</text:p>
          </table:table-cell>
          <table:table-cell table:formula="of:=[.J88]*[.O88]" office:value-type="float" office:value="13590" calcext:value-type="float">
            <text:p>13 590,0000</text:p>
          </table:table-cell>
          <table:table-cell table:formula="of:=[.S88]-[.T88]" office:value-type="float" office:value="-13590" calcext:value-type="float">
            <text:p>-13590</text:p>
          </table:table-cell>
          <table:table-cell table:number-columns-repeated="1003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de Chateau gont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200" calcext:value-type="float">
            <text:p>1 2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89]+([.M89]/20)+([.N89]/240)" office:value-type="float" office:value="2" calcext:value-type="float">
            <text:p>2,00000</text:p>
          </table:table-cell>
          <table:table-cell table:number-columns-repeated="3"/>
          <table:table-cell table:formula="of:=[.P89]+0.05*[.Q89]+[.R89]/240" office:value-type="float" office:value="0" calcext:value-type="float">
            <text:p>0</text:p>
          </table:table-cell>
          <table:table-cell table:formula="of:=[.J89]*[.O89]" office:value-type="float" office:value="2400" calcext:value-type="float">
            <text:p>2 400,0000</text:p>
          </table:table-cell>
          <table:table-cell table:formula="of:=[.S89]-[.T89]" office:value-type="float" office:value="-2400" calcext:value-type="float">
            <text:p>-2400</text:p>
          </table:table-cell>
          <table:table-cell table:number-columns-repeated="1003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de Lava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balles</text:p>
          </table:table-cell>
          <table:table-cell office:value-type="float" office:value="600" calcext:value-type="float">
            <text:p>600,000</text:p>
          </table:table-cell>
          <table:table-cell table:number-columns-repeated="2"/>
          <table:table-cell table:style-name="ce22" table:formula="of:=[.L90]+([.M90]/20)+([.N90]/240)" office:value-type="float" office:value="600" calcext:value-type="float">
            <text:p>600,00000</text:p>
          </table:table-cell>
          <table:table-cell table:number-columns-repeated="3"/>
          <table:table-cell table:formula="of:=[.P90]+0.05*[.Q90]+[.R90]/240" office:value-type="float" office:value="0" calcext:value-type="float">
            <text:p>0</text:p>
          </table:table-cell>
          <table:table-cell table:formula="of:=[.J90]*[.O90]" office:value-type="float" office:value="6000" calcext:value-type="float">
            <text:p>6 000,0000</text:p>
          </table:table-cell>
          <table:table-cell table:formula="of:=[.S90]-[.T90]" office:value-type="float" office:value="-6000" calcext:value-type="float">
            <text:p>-6000</text:p>
          </table:table-cell>
          <table:table-cell table:number-columns-repeated="1003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de Lava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2800" calcext:value-type="float">
            <text:p>12 8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style-name="ce22" table:formula="of:=[.L91]+([.M91]/20)+([.N91]/240)" office:value-type="float" office:value="1.3" calcext:value-type="float">
            <text:p>1,30000</text:p>
          </table:table-cell>
          <table:table-cell table:number-columns-repeated="3"/>
          <table:table-cell table:formula="of:=[.P91]+0.05*[.Q91]+[.R91]/240" office:value-type="float" office:value="0" calcext:value-type="float">
            <text:p>0</text:p>
          </table:table-cell>
          <table:table-cell table:formula="of:=[.J91]*[.O91]" office:value-type="float" office:value="16640" calcext:value-type="float">
            <text:p>16 640,0000</text:p>
          </table:table-cell>
          <table:table-cell table:formula="of:=[.S91]-[.T91]" office:value-type="float" office:value="-16640" calcext:value-type="float">
            <text:p>-16640</text:p>
          </table:table-cell>
          <table:table-cell table:number-columns-repeated="1003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Espagne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bariqu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92]+([.M92]/20)+([.N92]/240)" office:value-type="float" office:value="100" calcext:value-type="float">
            <text:p>100,00000</text:p>
          </table:table-cell>
          <table:table-cell table:number-columns-repeated="3"/>
          <table:table-cell table:formula="of:=[.P92]+0.05*[.Q92]+[.R92]/240" office:value-type="float" office:value="0" calcext:value-type="float">
            <text:p>0</text:p>
          </table:table-cell>
          <table:table-cell table:formula="of:=[.J92]*[.O92]" office:value-type="float" office:value="1600" calcext:value-type="float">
            <text:p>1 600,0000</text:p>
          </table:table-cell>
          <table:table-cell table:formula="of:=[.S92]-[.T92]" office:value-type="float" office:value="-1600" calcext:value-type="float">
            <text:p>-1600</text:p>
          </table:table-cell>
          <table:table-cell table:number-columns-repeated="1003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affé de Bourb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Flandre autrichienne</text:p>
          </table:table-cell>
          <table:table-cell office:value-type="float" office:value="452980" calcext:value-type="float">
            <text:p>452 9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93]+([.M93]/20)+([.N93]/240)" office:value-type="float" office:value="0.75" calcext:value-type="float">
            <text:p>0,75000</text:p>
          </table:table-cell>
          <table:table-cell table:number-columns-repeated="3"/>
          <table:table-cell table:formula="of:=[.P93]+0.05*[.Q93]+[.R93]/240" office:value-type="float" office:value="0" calcext:value-type="float">
            <text:p>0</text:p>
          </table:table-cell>
          <table:table-cell table:formula="of:=[.J93]*[.O93]" office:value-type="float" office:value="339735" calcext:value-type="float">
            <text:p>339 735,0000</text:p>
          </table:table-cell>
          <table:table-cell table:formula="of:=[.S93]-[.T93]" office:value-type="float" office:value="-339735" calcext:value-type="float">
            <text:p>-339735</text:p>
          </table:table-cell>
          <table:table-cell table:number-columns-repeated="1003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affé de Moka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Flandre autrichienne</text:p>
          </table:table-cell>
          <table:table-cell office:value-type="float" office:value="2995" calcext:value-type="float">
            <text:p>2 99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style-name="ce22" table:formula="of:=[.L94]+([.M94]/20)+([.N94]/240)" office:value-type="float" office:value="1.65" calcext:value-type="float">
            <text:p>1,65000</text:p>
          </table:table-cell>
          <table:table-cell table:number-columns-repeated="3"/>
          <table:table-cell table:formula="of:=[.P94]+0.05*[.Q94]+[.R94]/240" office:value-type="float" office:value="0" calcext:value-type="float">
            <text:p>0</text:p>
          </table:table-cell>
          <table:table-cell table:formula="of:=[.J94]*[.O94]" office:value-type="float" office:value="4941.75" calcext:value-type="float">
            <text:p>4 941,7500</text:p>
          </table:table-cell>
          <table:table-cell table:formula="of:=[.S94]-[.T94]" office:value-type="float" office:value="-4941.75" calcext:value-type="float">
            <text:p>-4941,75</text:p>
          </table:table-cell>
          <table:table-cell table:number-columns-repeated="1003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ane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Flandre autrichienne</text:p>
          </table:table-cell>
          <table:table-cell office:value-type="float" office:value="58" calcext:value-type="float">
            <text:p>58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2" table:formula="of:=[.L95]+([.M95]/20)+([.N95]/240)" office:value-type="float" office:value="4.25" calcext:value-type="float">
            <text:p>4,25000</text:p>
          </table:table-cell>
          <table:table-cell table:number-columns-repeated="3"/>
          <table:table-cell table:formula="of:=[.P95]+0.05*[.Q95]+[.R95]/240" office:value-type="float" office:value="0" calcext:value-type="float">
            <text:p>0</text:p>
          </table:table-cell>
          <table:table-cell table:formula="of:=[.J95]*[.O95]" office:value-type="float" office:value="246.5" calcext:value-type="float">
            <text:p>246,5000</text:p>
          </table:table-cell>
          <table:table-cell table:formula="of:=[.S95]-[.T95]" office:value-type="float" office:value="-246.5" calcext:value-type="float">
            <text:p>-246,5</text:p>
          </table:table-cell>
          <table:table-cell table:number-columns-repeated="1003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h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Flandre autrichienne</text:p>
          </table:table-cell>
          <table:table-cell office:value-type="float" office:value="595" calcext:value-type="float">
            <text:p>595,00</text:p>
          </table:table-cell>
          <table:table-cell office:value-type="string" calcext:value-type="string">
            <text:p>pièc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96]+([.M96]/20)+([.N96]/240)" office:value-type="float" office:value="50" calcext:value-type="float">
            <text:p>50,00000</text:p>
          </table:table-cell>
          <table:table-cell table:number-columns-repeated="3"/>
          <table:table-cell table:formula="of:=[.P96]+0.05*[.Q96]+[.R96]/240" office:value-type="float" office:value="0" calcext:value-type="float">
            <text:p>0</text:p>
          </table:table-cell>
          <table:table-cell table:formula="of:=[.J96]*[.O96]" office:value-type="float" office:value="29750" calcext:value-type="float">
            <text:p>29 750,0000</text:p>
          </table:table-cell>
          <table:table-cell table:formula="of:=[.S96]-[.T96]" office:value-type="float" office:value="-29750" calcext:value-type="float">
            <text:p>-29750</text:p>
          </table:table-cell>
          <table:table-cell table:number-columns-repeated="1003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dam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Flandre autrichienne</text:p>
          </table:table-cell>
          <table:table-cell office:value-type="float" office:value="58" calcext:value-type="float">
            <text:p>58,00</text:p>
          </table:table-cell>
          <table:table-cell office:value-type="string" calcext:value-type="string">
            <text:p>pièce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2" table:formula="of:=[.L97]+([.M97]/20)+([.N97]/240)" office:value-type="float" office:value="150" calcext:value-type="float">
            <text:p>150,00000</text:p>
          </table:table-cell>
          <table:table-cell table:number-columns-repeated="3"/>
          <table:table-cell table:formula="of:=[.P97]+0.05*[.Q97]+[.R97]/240" office:value-type="float" office:value="0" calcext:value-type="float">
            <text:p>0</text:p>
          </table:table-cell>
          <table:table-cell table:formula="of:=[.J97]*[.O97]" office:value-type="float" office:value="8700" calcext:value-type="float">
            <text:p>8 700,0000</text:p>
          </table:table-cell>
          <table:table-cell table:formula="of:=[.S97]-[.T97]" office:value-type="float" office:value="-8700" calcext:value-type="float">
            <text:p>-8700</text:p>
          </table:table-cell>
          <table:table-cell table:number-columns-repeated="1003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gaze pein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Flandre autrichienn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pièces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22" table:formula="of:=[.L98]+([.M98]/20)+([.N98]/240)" office:value-type="float" office:value="80" calcext:value-type="float">
            <text:p>80,00000</text:p>
          </table:table-cell>
          <table:table-cell table:number-columns-repeated="3"/>
          <table:table-cell table:formula="of:=[.P98]+0.05*[.Q98]+[.R98]/240" office:value-type="float" office:value="0" calcext:value-type="float">
            <text:p>0</text:p>
          </table:table-cell>
          <table:table-cell table:formula="of:=[.J98]*[.O98]" office:value-type="float" office:value="800" calcext:value-type="float">
            <text:p>800,0000</text:p>
          </table:table-cell>
          <table:table-cell table:formula="of:=[.S98]-[.T98]" office:value-type="float" office:value="-800" calcext:value-type="float">
            <text:p>-800</text:p>
          </table:table-cell>
          <table:table-cell table:number-columns-repeated="1003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gourgoura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Flandre autrichienne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pièces</text:p>
          </table:table-cell>
          <table:table-cell office:value-type="float" office:value="160" calcext:value-type="float">
            <text:p>160,000</text:p>
          </table:table-cell>
          <table:table-cell table:number-columns-repeated="2"/>
          <table:table-cell table:style-name="ce22" table:formula="of:=[.L99]+([.M99]/20)+([.N99]/240)" office:value-type="float" office:value="160" calcext:value-type="float">
            <text:p>160,00000</text:p>
          </table:table-cell>
          <table:table-cell table:number-columns-repeated="3"/>
          <table:table-cell table:formula="of:=[.P99]+0.05*[.Q99]+[.R99]/240" office:value-type="float" office:value="0" calcext:value-type="float">
            <text:p>0</text:p>
          </table:table-cell>
          <table:table-cell table:formula="of:=[.J99]*[.O99]" office:value-type="float" office:value="2080" calcext:value-type="float">
            <text:p>2 080,0000</text:p>
          </table:table-cell>
          <table:table-cell table:formula="of:=[.S99]-[.T99]" office:value-type="float" office:value="-2080" calcext:value-type="float">
            <text:p>-2080</text:p>
          </table:table-cell>
          <table:table-cell table:number-columns-repeated="1003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guingua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Flandre autrichienne</text:p>
          </table:table-cell>
          <table:table-cell office:value-type="float" office:value="118" calcext:value-type="float">
            <text:p>118,00</text:p>
          </table:table-cell>
          <table:table-cell office:value-type="string" calcext:value-type="string">
            <text:p>pièc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100]+([.M100]/20)+([.N100]/240)" office:value-type="float" office:value="10" calcext:value-type="float">
            <text:p>10,00000</text:p>
          </table:table-cell>
          <table:table-cell table:number-columns-repeated="3"/>
          <table:table-cell table:formula="of:=[.P100]+0.05*[.Q100]+[.R100]/240" office:value-type="float" office:value="0" calcext:value-type="float">
            <text:p>0</text:p>
          </table:table-cell>
          <table:table-cell table:formula="of:=[.J100]*[.O100]" office:value-type="float" office:value="1180" calcext:value-type="float">
            <text:p>1 180,0000</text:p>
          </table:table-cell>
          <table:table-cell table:formula="of:=[.S100]-[.T100]" office:value-type="float" office:value="-1180" calcext:value-type="float">
            <text:p>-1180</text:p>
          </table:table-cell>
          <table:table-cell table:number-columns-repeated="1003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lim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Flandre autrichienne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pièce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2" table:formula="of:=[.L101]+([.M101]/20)+([.N101]/240)" office:value-type="float" office:value="36" calcext:value-type="float">
            <text:p>36,00000</text:p>
          </table:table-cell>
          <table:table-cell table:number-columns-repeated="3"/>
          <table:table-cell table:formula="of:=[.P101]+0.05*[.Q101]+[.R101]/240" office:value-type="float" office:value="0" calcext:value-type="float">
            <text:p>0</text:p>
          </table:table-cell>
          <table:table-cell table:formula="of:=[.J101]*[.O101]" office:value-type="float" office:value="648" calcext:value-type="float">
            <text:p>648,0000</text:p>
          </table:table-cell>
          <table:table-cell table:formula="of:=[.S101]-[.T101]" office:value-type="float" office:value="-648" calcext:value-type="float">
            <text:p>-648</text:p>
          </table:table-cell>
          <table:table-cell table:number-columns-repeated="1003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nank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Flandre autrichienne</text:p>
          </table:table-cell>
          <table:table-cell office:value-type="float" office:value="1120" calcext:value-type="float">
            <text:p>1 120,00</text:p>
          </table:table-cell>
          <table:table-cell office:value-type="string" calcext:value-type="string">
            <text:p>pièc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2" table:formula="of:=[.L102]+([.M102]/20)+([.N102]/240)" office:value-type="float" office:value="5" calcext:value-type="float">
            <text:p>5,00000</text:p>
          </table:table-cell>
          <table:table-cell table:number-columns-repeated="3"/>
          <table:table-cell table:formula="of:=[.P102]+0.05*[.Q102]+[.R102]/240" office:value-type="float" office:value="0" calcext:value-type="float">
            <text:p>0</text:p>
          </table:table-cell>
          <table:table-cell table:formula="of:=[.J102]*[.O102]" office:value-type="float" office:value="5600" calcext:value-type="float">
            <text:p>5 600,0000</text:p>
          </table:table-cell>
          <table:table-cell table:formula="of:=[.S102]-[.T102]" office:value-type="float" office:value="-5600" calcext:value-type="float">
            <text:p>-5600</text:p>
          </table:table-cell>
          <table:table-cell table:number-columns-repeated="1003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atis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Flandre autrichienne</text:p>
          </table:table-cell>
          <table:table-cell office:value-type="float" office:value="53" calcext:value-type="float">
            <text:p>53,00</text:p>
          </table:table-cell>
          <table:table-cell office:value-type="string" calcext:value-type="string">
            <text:p>pièces</text:p>
          </table:table-cell>
          <table:table-cell office:value-type="float" office:value="160" calcext:value-type="float">
            <text:p>160,000</text:p>
          </table:table-cell>
          <table:table-cell table:number-columns-repeated="2"/>
          <table:table-cell table:style-name="ce22" table:formula="of:=[.L103]+([.M103]/20)+([.N103]/240)" office:value-type="float" office:value="160" calcext:value-type="float">
            <text:p>160,00000</text:p>
          </table:table-cell>
          <table:table-cell table:number-columns-repeated="3"/>
          <table:table-cell table:formula="of:=[.P103]+0.05*[.Q103]+[.R103]/240" office:value-type="float" office:value="0" calcext:value-type="float">
            <text:p>0</text:p>
          </table:table-cell>
          <table:table-cell table:formula="of:=[.J103]*[.O103]" office:value-type="float" office:value="8480" calcext:value-type="float">
            <text:p>8 480,0000</text:p>
          </table:table-cell>
          <table:table-cell table:formula="of:=[.S103]-[.T103]" office:value-type="float" office:value="-8480" calcext:value-type="float">
            <text:p>-8480</text:p>
          </table:table-cell>
          <table:table-cell table:number-columns-repeated="1003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ek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Flandre autrichienne</text:p>
          </table:table-cell>
          <table:table-cell office:value-type="float" office:value="153" calcext:value-type="float">
            <text:p>153,00</text:p>
          </table:table-cell>
          <table:table-cell office:value-type="string" calcext:value-type="string">
            <text:p>pièce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2" table:formula="of:=[.L104]+([.M104]/20)+([.N104]/240)" office:value-type="float" office:value="90" calcext:value-type="float">
            <text:p>90,00000</text:p>
          </table:table-cell>
          <table:table-cell table:number-columns-repeated="3"/>
          <table:table-cell table:formula="of:=[.P104]+0.05*[.Q104]+[.R104]/240" office:value-type="float" office:value="0" calcext:value-type="float">
            <text:p>0</text:p>
          </table:table-cell>
          <table:table-cell table:formula="of:=[.J104]*[.O104]" office:value-type="float" office:value="13770" calcext:value-type="float">
            <text:p>13 770,0000</text:p>
          </table:table-cell>
          <table:table-cell table:formula="of:=[.S104]-[.T104]" office:value-type="float" office:value="-13770" calcext:value-type="float">
            <text:p>-13770</text:p>
          </table:table-cell>
          <table:table-cell table:number-columns-repeated="1003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table:style-name="ce8" office:value-type="string" calcext:value-type="string">
            <text:p>pinap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Flandre autrichienn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pièces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2" table:formula="of:=[.L105]+([.M105]/20)+([.N105]/240)" office:value-type="float" office:value="7" calcext:value-type="float">
            <text:p>7,00000</text:p>
          </table:table-cell>
          <table:table-cell table:number-columns-repeated="3"/>
          <table:table-cell table:formula="of:=[.P105]+0.05*[.Q105]+[.R105]/240" office:value-type="float" office:value="0" calcext:value-type="float">
            <text:p>0</text:p>
          </table:table-cell>
          <table:table-cell table:formula="of:=[.J105]*[.O105]" office:value-type="float" office:value="140" calcext:value-type="float">
            <text:p>140,0000</text:p>
          </table:table-cell>
          <table:table-cell table:formula="of:=[.S105]-[.T105]" office:value-type="float" office:value="-140" calcext:value-type="float">
            <text:p>-140</text:p>
          </table:table-cell>
          <table:table-cell office:value-type="string" calcext:value-type="string">
            <text:p>marchandise non identifiée</text:p>
          </table:table-cell>
          <table:table-cell table:number-columns-repeated="1002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orce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Flandre autrichienne</text:p>
          </table:table-cell>
          <table:table-cell office:value-type="float" office:value="3555" calcext:value-type="float">
            <text:p>3 55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106]+([.M106]/20)+([.N106]/240)" office:value-type="float" office:value="1" calcext:value-type="float">
            <text:p>1,00000</text:p>
          </table:table-cell>
          <table:table-cell table:number-columns-repeated="3"/>
          <table:table-cell table:formula="of:=[.P106]+0.05*[.Q106]+[.R106]/240" office:value-type="float" office:value="0" calcext:value-type="float">
            <text:p>0</text:p>
          </table:table-cell>
          <table:table-cell table:formula="of:=[.J106]*[.O106]" office:value-type="float" office:value="3555" calcext:value-type="float">
            <text:p>3 555,0000</text:p>
          </table:table-cell>
          <table:table-cell table:formula="of:=[.S106]-[.T106]" office:value-type="float" office:value="-3555" calcext:value-type="float">
            <text:p>-3555</text:p>
          </table:table-cell>
          <table:table-cell table:number-columns-repeated="1003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alempor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Flandre autrichienne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107]+([.M107]/20)+([.N107]/240)" office:value-type="float" office:value="30" calcext:value-type="float">
            <text:p>30,00000</text:p>
          </table:table-cell>
          <table:table-cell table:number-columns-repeated="3"/>
          <table:table-cell table:formula="of:=[.P107]+0.05*[.Q107]+[.R107]/240" office:value-type="float" office:value="0" calcext:value-type="float">
            <text:p>0</text:p>
          </table:table-cell>
          <table:table-cell table:formula="of:=[.J107]*[.O107]" office:value-type="float" office:value="2400" calcext:value-type="float">
            <text:p>2 400,0000</text:p>
          </table:table-cell>
          <table:table-cell table:formula="of:=[.S107]-[.T107]" office:value-type="float" office:value="-2400" calcext:value-type="float">
            <text:p>-2400</text:p>
          </table:table-cell>
          <table:table-cell table:number-columns-repeated="1003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at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Flandre autrichienne</text:p>
          </table:table-cell>
          <table:table-cell office:value-type="float" office:value="23" calcext:value-type="float">
            <text:p>23,00</text:p>
          </table:table-cell>
          <table:table-cell office:value-type="string" calcext:value-type="string">
            <text:p>pièces</text:p>
          </table:table-cell>
          <table:table-cell office:value-type="float" office:value="130" calcext:value-type="float">
            <text:p>130,000</text:p>
          </table:table-cell>
          <table:table-cell table:number-columns-repeated="2"/>
          <table:table-cell table:style-name="ce22" table:formula="of:=[.L108]+([.M108]/20)+([.N108]/240)" office:value-type="float" office:value="130" calcext:value-type="float">
            <text:p>130,00000</text:p>
          </table:table-cell>
          <table:table-cell table:number-columns-repeated="3"/>
          <table:table-cell table:formula="of:=[.P108]+0.05*[.Q108]+[.R108]/240" office:value-type="float" office:value="0" calcext:value-type="float">
            <text:p>0</text:p>
          </table:table-cell>
          <table:table-cell table:formula="of:=[.J108]*[.O108]" office:value-type="float" office:value="2990" calcext:value-type="float">
            <text:p>2 990,0000</text:p>
          </table:table-cell>
          <table:table-cell table:formula="of:=[.S108]-[.T108]" office:value-type="float" office:value="-2990" calcext:value-type="float">
            <text:p>-2990</text:p>
          </table:table-cell>
          <table:table-cell table:number-columns-repeated="1003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table:style-name="ce8"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Flandre autrichienne</text:p>
          </table:table-cell>
          <table:table-cell office:value-type="float" office:value="137200" calcext:value-type="float">
            <text:p>137 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2" table:formula="of:=[.L109]+([.M109]/20)+([.N109]/240)" office:value-type="float" office:value="1.75" calcext:value-type="float">
            <text:p>1,75000</text:p>
          </table:table-cell>
          <table:table-cell table:number-columns-repeated="3"/>
          <table:table-cell table:formula="of:=[.P109]+0.05*[.Q109]+[.R109]/240" office:value-type="float" office:value="0" calcext:value-type="float">
            <text:p>0</text:p>
          </table:table-cell>
          <table:table-cell table:formula="of:=[.J109]*[.O109]" office:value-type="float" office:value="240100" calcext:value-type="float">
            <text:p>240 100,0000</text:p>
          </table:table-cell>
          <table:table-cell table:formula="of:=[.S109]-[.T109]" office:value-type="float" office:value="-240100" calcext:value-type="float">
            <text:p>-240100</text:p>
          </table:table-cell>
          <table:table-cell table:number-columns-repeated="1003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table:style-name="ce8" office:value-type="string" calcext:value-type="string">
            <text:p>caffé de Moka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enève</text:p>
          </table:table-cell>
          <table:table-cell office:value-type="float" office:value="21708" calcext:value-type="float">
            <text:p>21 70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style-name="ce22" table:formula="of:=[.L110]+([.M110]/20)+([.N110]/240)" office:value-type="float" office:value="1.65" calcext:value-type="float">
            <text:p>1,65000</text:p>
          </table:table-cell>
          <table:table-cell table:number-columns-repeated="3"/>
          <table:table-cell table:formula="of:=[.P110]+0.05*[.Q110]+[.R110]/240" office:value-type="float" office:value="0" calcext:value-type="float">
            <text:p>0</text:p>
          </table:table-cell>
          <table:table-cell table:formula="of:=[.J110]*[.O110]" office:value-type="float" office:value="35818.2" calcext:value-type="float">
            <text:p>35 818,2000</text:p>
          </table:table-cell>
          <table:table-cell table:formula="of:=[.S110]-[.T110]" office:value-type="float" office:value="-35818.2" calcext:value-type="float">
            <text:p>-35818,2</text:p>
          </table:table-cell>
          <table:table-cell table:number-columns-repeated="1003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table:style-name="ce8" office:value-type="string" calcext:value-type="string">
            <text:p>canelle ordinai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enève</text:p>
          </table:table-cell>
          <table:table-cell office:value-type="float" office:value="929" calcext:value-type="float">
            <text:p>929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2" table:formula="of:=[.L111]+([.M111]/20)+([.N111]/240)" office:value-type="float" office:value="4.25" calcext:value-type="float">
            <text:p>4,25000</text:p>
          </table:table-cell>
          <table:table-cell table:number-columns-repeated="3"/>
          <table:table-cell table:formula="of:=[.P111]+0.05*[.Q111]+[.R111]/240" office:value-type="float" office:value="0" calcext:value-type="float">
            <text:p>0</text:p>
          </table:table-cell>
          <table:table-cell table:formula="of:=[.J111]*[.O111]" office:value-type="float" office:value="3948.25" calcext:value-type="float">
            <text:p>3 948,2500</text:p>
          </table:table-cell>
          <table:table-cell table:formula="of:=[.S111]-[.T111]" office:value-type="float" office:value="-3948.25" calcext:value-type="float">
            <text:p>-3948,25</text:p>
          </table:table-cell>
          <table:table-cell table:number-columns-repeated="1003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anelle sauva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enève</text:p>
          </table:table-cell>
          <table:table-cell office:value-type="float" office:value="932" calcext:value-type="float">
            <text:p>932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112]+([.M112]/20)+([.N112]/240)" office:value-type="float" office:value="3" calcext:value-type="float">
            <text:p>3,00000</text:p>
          </table:table-cell>
          <table:table-cell table:number-columns-repeated="3"/>
          <table:table-cell table:formula="of:=[.P112]+0.05*[.Q112]+[.R112]/240" office:value-type="float" office:value="0" calcext:value-type="float">
            <text:p>0</text:p>
          </table:table-cell>
          <table:table-cell table:formula="of:=[.J112]*[.O112]" office:value-type="float" office:value="2796" calcext:value-type="float">
            <text:p>2 796,0000</text:p>
          </table:table-cell>
          <table:table-cell table:formula="of:=[.S112]-[.T112]" office:value-type="float" office:value="-2796" calcext:value-type="float">
            <text:p>-2796</text:p>
          </table:table-cell>
          <table:table-cell table:number-columns-repeated="1003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nacres de per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enève</text:p>
          </table:table-cell>
          <table:table-cell office:value-type="float" office:value="118" calcext:value-type="float">
            <text:p>11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113]+([.M113]/20)+([.N113]/240)" office:value-type="float" office:value="1" calcext:value-type="float">
            <text:p>1,00000</text:p>
          </table:table-cell>
          <table:table-cell table:number-columns-repeated="3"/>
          <table:table-cell table:formula="of:=[.P113]+0.05*[.Q113]+[.R113]/240" office:value-type="float" office:value="0" calcext:value-type="float">
            <text:p>0</text:p>
          </table:table-cell>
          <table:table-cell table:formula="of:=[.J113]*[.O113]" office:value-type="float" office:value="118" calcext:value-type="float">
            <text:p>118,0000</text:p>
          </table:table-cell>
          <table:table-cell table:formula="of:=[.S113]-[.T113]" office:value-type="float" office:value="-118" calcext:value-type="float">
            <text:p>-118</text:p>
          </table:table-cell>
          <table:table-cell table:number-columns-repeated="1003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orce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enève</text:p>
          </table:table-cell>
          <table:table-cell office:value-type="float" office:value="1802" calcext:value-type="float">
            <text:p>1 80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114]+([.M114]/20)+([.N114]/240)" office:value-type="float" office:value="1" calcext:value-type="float">
            <text:p>1,00000</text:p>
          </table:table-cell>
          <table:table-cell table:number-columns-repeated="3"/>
          <table:table-cell table:formula="of:=[.P114]+0.05*[.Q114]+[.R114]/240" office:value-type="float" office:value="0" calcext:value-type="float">
            <text:p>0</text:p>
          </table:table-cell>
          <table:table-cell table:formula="of:=[.J114]*[.O114]" office:value-type="float" office:value="1802" calcext:value-type="float">
            <text:p>1 802,0000</text:p>
          </table:table-cell>
          <table:table-cell table:formula="of:=[.S114]-[.T114]" office:value-type="float" office:value="-1802" calcext:value-type="float">
            <text:p>-1802</text:p>
          </table:table-cell>
          <table:table-cell table:number-columns-repeated="1003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enève</text:p>
          </table:table-cell>
          <table:table-cell office:value-type="float" office:value="2057" calcext:value-type="float">
            <text:p>2 05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2" table:formula="of:=[.L115]+([.M115]/20)+([.N115]/240)" office:value-type="float" office:value="1.75" calcext:value-type="float">
            <text:p>1,75000</text:p>
          </table:table-cell>
          <table:table-cell table:number-columns-repeated="3"/>
          <table:table-cell table:formula="of:=[.P115]+0.05*[.Q115]+[.R115]/240" office:value-type="float" office:value="0" calcext:value-type="float">
            <text:p>0</text:p>
          </table:table-cell>
          <table:table-cell table:formula="of:=[.J115]*[.O115]" office:value-type="float" office:value="3599.75" calcext:value-type="float">
            <text:p>3 599,7500</text:p>
          </table:table-cell>
          <table:table-cell table:formula="of:=[.S115]-[.T115]" office:value-type="float" office:value="-3599.75" calcext:value-type="float">
            <text:p>-3599,75</text:p>
          </table:table-cell>
          <table:table-cell table:number-columns-repeated="1003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eu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82310" calcext:value-type="float">
            <text:p>382 3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116]+([.M116]/20)+([.N116]/240)" office:value-type="float" office:value="0.5" calcext:value-type="float">
            <text:p>0,50000</text:p>
          </table:table-cell>
          <table:table-cell table:number-columns-repeated="3"/>
          <table:table-cell table:formula="of:=[.P116]+0.05*[.Q116]+[.R116]/240" office:value-type="float" office:value="0" calcext:value-type="float">
            <text:p>0</text:p>
          </table:table-cell>
          <table:table-cell table:formula="of:=[.J116]*[.O116]" office:value-type="float" office:value="191155" calcext:value-type="float">
            <text:p>191 155,0000</text:p>
          </table:table-cell>
          <table:table-cell table:formula="of:=[.S116]-[.T116]" office:value-type="float" office:value="-191155" calcext:value-type="float">
            <text:p>-191155</text:p>
          </table:table-cell>
          <table:table-cell table:number-columns-repeated="1003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oesla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54" calcext:value-type="float">
            <text:p>354,00</text:p>
          </table:table-cell>
          <table:table-cell office:value-type="string" calcext:value-type="string">
            <text:p>pièces</text:p>
          </table:table-cell>
          <table:table-cell office:value-type="float" office:value="7" calcext:value-type="float">
            <text:p>7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117]+([.M117]/20)+([.N117]/240)" office:value-type="float" office:value="7.5" calcext:value-type="float">
            <text:p>7,50000</text:p>
          </table:table-cell>
          <table:table-cell table:number-columns-repeated="3"/>
          <table:table-cell table:formula="of:=[.P117]+0.05*[.Q117]+[.R117]/240" office:value-type="float" office:value="0" calcext:value-type="float">
            <text:p>0</text:p>
          </table:table-cell>
          <table:table-cell table:formula="of:=[.J117]*[.O117]" office:value-type="float" office:value="2655" calcext:value-type="float">
            <text:p>2 655,0000</text:p>
          </table:table-cell>
          <table:table-cell table:formula="of:=[.S117]-[.T117]" office:value-type="float" office:value="-2655" calcext:value-type="float">
            <text:p>-2655</text:p>
          </table:table-cell>
          <table:table-cell table:number-columns-repeated="1003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ois d'ebe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4000" calcext:value-type="float">
            <text:p>4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2" table:formula="of:=[.L118]+([.M118]/20)+([.N118]/240)" office:value-type="float" office:value="0.0875" calcext:value-type="float">
            <text:p>0,08750</text:p>
          </table:table-cell>
          <table:table-cell table:number-columns-repeated="3"/>
          <table:table-cell table:formula="of:=[.P118]+0.05*[.Q118]+[.R118]/240" office:value-type="float" office:value="0" calcext:value-type="float">
            <text:p>0</text:p>
          </table:table-cell>
          <table:table-cell table:formula="of:=[.J118]*[.O118]" office:value-type="float" office:value="350" calcext:value-type="float">
            <text:p>350,0000</text:p>
          </table:table-cell>
          <table:table-cell table:formula="of:=[.S118]-[.T118]" office:value-type="float" office:value="-350" calcext:value-type="float">
            <text:p>-350</text:p>
          </table:table-cell>
          <table:table-cell table:number-columns-repeated="1003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ois rou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41830" calcext:value-type="float">
            <text:p>141 8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119]+([.M119]/20)+([.N119]/240)" office:value-type="float" office:value="0.2" calcext:value-type="float">
            <text:p>0,20000</text:p>
          </table:table-cell>
          <table:table-cell table:number-columns-repeated="3"/>
          <table:table-cell table:formula="of:=[.P119]+0.05*[.Q119]+[.R119]/240" office:value-type="float" office:value="0" calcext:value-type="float">
            <text:p>0</text:p>
          </table:table-cell>
          <table:table-cell table:formula="of:=[.J119]*[.O119]" office:value-type="float" office:value="28366" calcext:value-type="float">
            <text:p>28 366,0000</text:p>
          </table:table-cell>
          <table:table-cell table:formula="of:=[.S119]-[.T119]" office:value-type="float" office:value="-28366" calcext:value-type="float">
            <text:p>-28366</text:p>
          </table:table-cell>
          <table:table-cell table:number-columns-repeated="1003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ora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8424" calcext:value-type="float">
            <text:p>38 424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120]+([.M120]/20)+([.N120]/240)" office:value-type="float" office:value="3" calcext:value-type="float">
            <text:p>3,00000</text:p>
          </table:table-cell>
          <table:table-cell table:number-columns-repeated="3"/>
          <table:table-cell table:formula="of:=[.P120]+0.05*[.Q120]+[.R120]/240" office:value-type="float" office:value="0" calcext:value-type="float">
            <text:p>0</text:p>
          </table:table-cell>
          <table:table-cell table:formula="of:=[.J120]*[.O120]" office:value-type="float" office:value="115272" calcext:value-type="float">
            <text:p>115 272,0000</text:p>
          </table:table-cell>
          <table:table-cell table:formula="of:=[.S120]-[.T120]" office:value-type="float" office:value="-115272" calcext:value-type="float">
            <text:p>-115272</text:p>
          </table:table-cell>
          <table:table-cell table:number-columns-repeated="1003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table:style-name="ce9" office:value-type="string" calcext:value-type="string">
            <text:p>caca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200" calcext:value-type="float">
            <text:p>1 200,00</text:p>
          </table:table-cell>
          <table:table-cell office:value-type="string" calcext:value-type="string">
            <text:p>livres</text:p>
          </table:table-cell>
          <table:table-cell office:value-type="float" office:value="0.52" calcext:value-type="float">
            <text:p>0,520</text:p>
          </table:table-cell>
          <table:table-cell table:number-columns-repeated="2"/>
          <table:table-cell table:style-name="ce22" table:formula="of:=[.L121]+([.M121]/20)+([.N121]/240)" office:value-type="float" office:value="0.52" calcext:value-type="float">
            <text:p>0,52000</text:p>
          </table:table-cell>
          <table:table-cell table:number-columns-repeated="3"/>
          <table:table-cell table:formula="of:=[.P121]+0.05*[.Q121]+[.R121]/240" office:value-type="float" office:value="0" calcext:value-type="float">
            <text:p>0</text:p>
          </table:table-cell>
          <table:table-cell table:formula="of:=[.J121]*[.O121]" office:value-type="float" office:value="624" calcext:value-type="float">
            <text:p>624,0000</text:p>
          </table:table-cell>
          <table:table-cell table:formula="of:=[.S121]-[.T121]" office:value-type="float" office:value="-624" calcext:value-type="float">
            <text:p>-624</text:p>
          </table:table-cell>
          <table:table-cell office:value-type="string" calcext:value-type="string">
            <text:p>52 L%</text:p>
          </table:table-cell>
          <table:table-cell table:number-columns-repeated="1002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affé de Bourb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454881" calcext:value-type="float">
            <text:p>454 88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122]+([.M122]/20)+([.N122]/240)" office:value-type="float" office:value="0.75" calcext:value-type="float">
            <text:p>0,75000</text:p>
          </table:table-cell>
          <table:table-cell table:number-columns-repeated="3"/>
          <table:table-cell table:formula="of:=[.P122]+0.05*[.Q122]+[.R122]/240" office:value-type="float" office:value="0" calcext:value-type="float">
            <text:p>0</text:p>
          </table:table-cell>
          <table:table-cell table:formula="of:=[.J122]*[.O122]" office:value-type="float" office:value="341160.75" calcext:value-type="float">
            <text:p>341 160,7500</text:p>
          </table:table-cell>
          <table:table-cell table:formula="of:=[.S122]-[.T122]" office:value-type="float" office:value="-341160.75" calcext:value-type="float">
            <text:p>-341160,75</text:p>
          </table:table-cell>
          <table:table-cell table:number-columns-repeated="1003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affé des Is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440242" calcext:value-type="float">
            <text:p>440 24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2" table:formula="of:=[.L123]+([.M123]/20)+([.N123]/240)" office:value-type="float" office:value="0.375" calcext:value-type="float">
            <text:p>0,37500</text:p>
          </table:table-cell>
          <table:table-cell table:number-columns-repeated="3"/>
          <table:table-cell table:formula="of:=[.P123]+0.05*[.Q123]+[.R123]/240" office:value-type="float" office:value="0" calcext:value-type="float">
            <text:p>0</text:p>
          </table:table-cell>
          <table:table-cell table:formula="of:=[.J123]*[.O123]" office:value-type="float" office:value="165090.75" calcext:value-type="float">
            <text:p>165 090,7500</text:p>
          </table:table-cell>
          <table:table-cell table:formula="of:=[.S123]-[.T123]" office:value-type="float" office:value="-165090.75" calcext:value-type="float">
            <text:p>-165090,75</text:p>
          </table:table-cell>
          <table:table-cell table:number-columns-repeated="1003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affé de Moka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7974" calcext:value-type="float">
            <text:p>7 97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style-name="ce22" table:formula="of:=[.L124]+([.M124]/20)+([.N124]/240)" office:value-type="float" office:value="1.65" calcext:value-type="float">
            <text:p>1,65000</text:p>
          </table:table-cell>
          <table:table-cell table:number-columns-repeated="3"/>
          <table:table-cell table:formula="of:=[.P124]+0.05*[.Q124]+[.R124]/240" office:value-type="float" office:value="0" calcext:value-type="float">
            <text:p>0</text:p>
          </table:table-cell>
          <table:table-cell table:formula="of:=[.J124]*[.O124]" office:value-type="float" office:value="13157.1" calcext:value-type="float">
            <text:p>13 157,1000</text:p>
          </table:table-cell>
          <table:table-cell table:formula="of:=[.S124]-[.T124]" office:value-type="float" office:value="-13157.1" calcext:value-type="float">
            <text:p>-13157,1</text:p>
          </table:table-cell>
          <table:table-cell table:number-columns-repeated="1003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ane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853" calcext:value-type="float">
            <text:p>2 853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2" table:formula="of:=[.L125]+([.M125]/20)+([.N125]/240)" office:value-type="float" office:value="4.25" calcext:value-type="float">
            <text:p>4,25000</text:p>
          </table:table-cell>
          <table:table-cell table:number-columns-repeated="3"/>
          <table:table-cell table:formula="of:=[.P125]+0.05*[.Q125]+[.R125]/240" office:value-type="float" office:value="0" calcext:value-type="float">
            <text:p>0</text:p>
          </table:table-cell>
          <table:table-cell table:formula="of:=[.J125]*[.O125]" office:value-type="float" office:value="12125.25" calcext:value-type="float">
            <text:p>12 125,2500</text:p>
          </table:table-cell>
          <table:table-cell table:formula="of:=[.S125]-[.T125]" office:value-type="float" office:value="-12125.25" calcext:value-type="float">
            <text:p>-12125,25</text:p>
          </table:table-cell>
          <table:table-cell table:number-columns-repeated="1003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dam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54" calcext:value-type="float">
            <text:p>154,00</text:p>
          </table:table-cell>
          <table:table-cell office:value-type="string" calcext:value-type="string">
            <text:p>pièce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2" table:formula="of:=[.L126]+([.M126]/20)+([.N126]/240)" office:value-type="float" office:value="150" calcext:value-type="float">
            <text:p>150,00000</text:p>
          </table:table-cell>
          <table:table-cell table:number-columns-repeated="3"/>
          <table:table-cell table:formula="of:=[.P126]+0.05*[.Q126]+[.R126]/240" office:value-type="float" office:value="0" calcext:value-type="float">
            <text:p>0</text:p>
          </table:table-cell>
          <table:table-cell table:formula="of:=[.J126]*[.O126]" office:value-type="float" office:value="23100" calcext:value-type="float">
            <text:p>23 100,0000</text:p>
          </table:table-cell>
          <table:table-cell table:formula="of:=[.S126]-[.T126]" office:value-type="float" office:value="-23100" calcext:value-type="float">
            <text:p>-23100</text:p>
          </table:table-cell>
          <table:table-cell table:number-columns-repeated="1003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grais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220" calcext:value-type="float">
            <text:p>3 2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2" table:formula="of:=[.L127]+([.M127]/20)+([.N127]/240)" office:value-type="float" office:value="0.45" calcext:value-type="float">
            <text:p>0,45000</text:p>
          </table:table-cell>
          <table:table-cell table:number-columns-repeated="3"/>
          <table:table-cell table:formula="of:=[.P127]+0.05*[.Q127]+[.R127]/240" office:value-type="float" office:value="0" calcext:value-type="float">
            <text:p>0</text:p>
          </table:table-cell>
          <table:table-cell table:formula="of:=[.J127]*[.O127]" office:value-type="float" office:value="1449" calcext:value-type="float">
            <text:p>1 449,0000</text:p>
          </table:table-cell>
          <table:table-cell table:formula="of:=[.S127]-[.T127]" office:value-type="float" office:value="-1449" calcext:value-type="float">
            <text:p>-1449</text:p>
          </table:table-cell>
          <table:table-cell table:number-columns-repeated="1003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gourgoura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81" calcext:value-type="float">
            <text:p>81,00</text:p>
          </table:table-cell>
          <table:table-cell office:value-type="string" calcext:value-type="string">
            <text:p>pièces</text:p>
          </table:table-cell>
          <table:table-cell office:value-type="float" office:value="160" calcext:value-type="float">
            <text:p>160,000</text:p>
          </table:table-cell>
          <table:table-cell table:number-columns-repeated="2"/>
          <table:table-cell table:style-name="ce22" table:formula="of:=[.L128]+([.M128]/20)+([.N128]/240)" office:value-type="float" office:value="160" calcext:value-type="float">
            <text:p>160,00000</text:p>
          </table:table-cell>
          <table:table-cell table:number-columns-repeated="3"/>
          <table:table-cell table:formula="of:=[.P128]+0.05*[.Q128]+[.R128]/240" office:value-type="float" office:value="0" calcext:value-type="float">
            <text:p>0</text:p>
          </table:table-cell>
          <table:table-cell table:formula="of:=[.J128]*[.O128]" office:value-type="float" office:value="12960" calcext:value-type="float">
            <text:p>12 960,0000</text:p>
          </table:table-cell>
          <table:table-cell table:formula="of:=[.S128]-[.T128]" office:value-type="float" office:value="-12960" calcext:value-type="float">
            <text:p>-12960</text:p>
          </table:table-cell>
          <table:table-cell table:number-columns-repeated="1003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guinée ble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752" calcext:value-type="float">
            <text:p>752,0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2" table:formula="of:=[.L129]+([.M129]/20)+([.N129]/240)" office:value-type="float" office:value="25" calcext:value-type="float">
            <text:p>25,00000</text:p>
          </table:table-cell>
          <table:table-cell table:number-columns-repeated="3"/>
          <table:table-cell table:formula="of:=[.P129]+0.05*[.Q129]+[.R129]/240" office:value-type="float" office:value="0" calcext:value-type="float">
            <text:p>0</text:p>
          </table:table-cell>
          <table:table-cell table:formula="of:=[.J129]*[.O129]" office:value-type="float" office:value="18800" calcext:value-type="float">
            <text:p>18 800,0000</text:p>
          </table:table-cell>
          <table:table-cell table:formula="of:=[.S129]-[.T129]" office:value-type="float" office:value="-18800" calcext:value-type="float">
            <text:p>-18800</text:p>
          </table:table-cell>
          <table:table-cell table:number-columns-repeated="1003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guingua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744" calcext:value-type="float">
            <text:p>744,00</text:p>
          </table:table-cell>
          <table:table-cell office:value-type="string" calcext:value-type="string">
            <text:p>pièc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130]+([.M130]/20)+([.N130]/240)" office:value-type="float" office:value="10" calcext:value-type="float">
            <text:p>10,00000</text:p>
          </table:table-cell>
          <table:table-cell table:number-columns-repeated="3"/>
          <table:table-cell table:formula="of:=[.P130]+0.05*[.Q130]+[.R130]/240" office:value-type="float" office:value="0" calcext:value-type="float">
            <text:p>0</text:p>
          </table:table-cell>
          <table:table-cell table:formula="of:=[.J130]*[.O130]" office:value-type="float" office:value="7440" calcext:value-type="float">
            <text:p>7 440,0000</text:p>
          </table:table-cell>
          <table:table-cell table:formula="of:=[.S130]-[.T130]" office:value-type="float" office:value="-7440" calcext:value-type="float">
            <text:p>-7440</text:p>
          </table:table-cell>
          <table:table-cell table:number-columns-repeated="1003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huitres daub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131]+([.M131]/20)+([.N131]/240)" office:value-type="float" office:value="20" calcext:value-type="float">
            <text:p>20,00000</text:p>
          </table:table-cell>
          <table:table-cell table:number-columns-repeated="3"/>
          <table:table-cell table:formula="of:=[.P131]+0.05*[.Q131]+[.R131]/240" office:value-type="float" office:value="0" calcext:value-type="float">
            <text:p>0</text:p>
          </table:table-cell>
          <table:table-cell table:formula="of:=[.J131]*[.O131]" office:value-type="float" office:value="6000" calcext:value-type="float">
            <text:p>6 000,0000</text:p>
          </table:table-cell>
          <table:table-cell table:formula="of:=[.S131]-[.T131]" office:value-type="float" office:value="-6000" calcext:value-type="float">
            <text:p>-6000</text:p>
          </table:table-cell>
          <table:table-cell table:number-columns-repeated="1003"/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lamp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41" calcext:value-type="float">
            <text:p>41,00</text:p>
          </table:table-cell>
          <table:table-cell office:value-type="string" calcext:value-type="string">
            <text:p>pièces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22" table:formula="of:=[.L132]+([.M132]/20)+([.N132]/240)" office:value-type="float" office:value="200" calcext:value-type="float">
            <text:p>200,00000</text:p>
          </table:table-cell>
          <table:table-cell table:number-columns-repeated="3"/>
          <table:table-cell table:formula="of:=[.P132]+0.05*[.Q132]+[.R132]/240" office:value-type="float" office:value="0" calcext:value-type="float">
            <text:p>0</text:p>
          </table:table-cell>
          <table:table-cell table:formula="of:=[.J132]*[.O132]" office:value-type="float" office:value="8200" calcext:value-type="float">
            <text:p>8 200,0000</text:p>
          </table:table-cell>
          <table:table-cell table:formula="of:=[.S132]-[.T132]" office:value-type="float" office:value="-8200" calcext:value-type="float">
            <text:p>-8200</text:p>
          </table:table-cell>
          <table:table-cell table:number-columns-repeated="1003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lustr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20" calcext:value-type="float">
            <text:p>120,00</text:p>
          </table:table-cell>
          <table:table-cell office:value-type="string" calcext:value-type="string">
            <text:p>pièces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22" table:formula="of:=[.L133]+([.M133]/20)+([.N133]/240)" office:value-type="float" office:value="80" calcext:value-type="float">
            <text:p>80,00000</text:p>
          </table:table-cell>
          <table:table-cell table:number-columns-repeated="3"/>
          <table:table-cell table:formula="of:=[.P133]+0.05*[.Q133]+[.R133]/240" office:value-type="float" office:value="0" calcext:value-type="float">
            <text:p>0</text:p>
          </table:table-cell>
          <table:table-cell table:formula="of:=[.J133]*[.O133]" office:value-type="float" office:value="9600" calcext:value-type="float">
            <text:p>9 600,0000</text:p>
          </table:table-cell>
          <table:table-cell table:formula="of:=[.S133]-[.T133]" office:value-type="float" office:value="-9600" calcext:value-type="float">
            <text:p>-9600</text:p>
          </table:table-cell>
          <table:table-cell table:number-columns-repeated="1003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indig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581" calcext:value-type="float">
            <text:p>2 581,00</text:p>
          </table:table-cell>
          <table:table-cell office:value-type="string" calcext:value-type="string">
            <text:p>livres</text:p>
          </table:table-cell>
          <table:table-cell office:value-type="float" office:value="7" calcext:value-type="float">
            <text:p>7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2" table:formula="of:=[.L134]+([.M134]/20)+([.N134]/240)" office:value-type="float" office:value="7.25" calcext:value-type="float">
            <text:p>7,25000</text:p>
          </table:table-cell>
          <table:table-cell table:number-columns-repeated="3"/>
          <table:table-cell table:formula="of:=[.P134]+0.05*[.Q134]+[.R134]/240" office:value-type="float" office:value="0" calcext:value-type="float">
            <text:p>0</text:p>
          </table:table-cell>
          <table:table-cell table:formula="of:=[.J134]*[.O134]" office:value-type="float" office:value="18712.25" calcext:value-type="float">
            <text:p>18 712,2500</text:p>
          </table:table-cell>
          <table:table-cell table:formula="of:=[.S134]-[.T134]" office:value-type="float" office:value="-18712.25" calcext:value-type="float">
            <text:p>-18712,25</text:p>
          </table:table-cell>
          <table:table-cell table:number-columns-repeated="1003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i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817" calcext:value-type="float">
            <text:p>817,00</text:p>
          </table:table-cell>
          <table:table-cell office:value-type="string" calcext:value-type="string">
            <text:p>bariques</text:p>
          </table:table-cell>
          <table:table-cell office:value-type="float" office:value="75" calcext:value-type="float">
            <text:p>75,000</text:p>
          </table:table-cell>
          <table:table-cell table:number-columns-repeated="2"/>
          <table:table-cell table:style-name="ce22" table:formula="of:=[.L135]+([.M135]/20)+([.N135]/240)" office:value-type="float" office:value="75" calcext:value-type="float">
            <text:p>75,00000</text:p>
          </table:table-cell>
          <table:table-cell table:number-columns-repeated="3"/>
          <table:table-cell table:formula="of:=[.P135]+0.05*[.Q135]+[.R135]/240" office:value-type="float" office:value="0" calcext:value-type="float">
            <text:p>0</text:p>
          </table:table-cell>
          <table:table-cell table:formula="of:=[.J135]*[.O135]" office:value-type="float" office:value="61275" calcext:value-type="float">
            <text:p>61 275,0000</text:p>
          </table:table-cell>
          <table:table-cell table:formula="of:=[.S135]-[.T135]" office:value-type="float" office:value="-61275" calcext:value-type="float">
            <text:p>-61275</text:p>
          </table:table-cell>
          <table:table-cell table:number-columns-repeated="1003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i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368950" calcext:value-type="float">
            <text:p>1 368 9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2" table:formula="of:=[.L136]+([.M136]/20)+([.N136]/240)" office:value-type="float" office:value="0.175" calcext:value-type="float">
            <text:p>0,17500</text:p>
          </table:table-cell>
          <table:table-cell table:number-columns-repeated="3"/>
          <table:table-cell table:formula="of:=[.P136]+0.05*[.Q136]+[.R136]/240" office:value-type="float" office:value="0" calcext:value-type="float">
            <text:p>0</text:p>
          </table:table-cell>
          <table:table-cell table:formula="of:=[.J136]*[.O136]" office:value-type="float" office:value="239566.25" calcext:value-type="float">
            <text:p>239 566,2500</text:p>
          </table:table-cell>
          <table:table-cell table:formula="of:=[.S136]-[.T136]" office:value-type="float" office:value="-239566.25" calcext:value-type="float">
            <text:p>-239566,25</text:p>
          </table:table-cell>
          <table:table-cell table:number-columns-repeated="1003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nacres de per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14662" calcext:value-type="float">
            <text:p>114 66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137]+([.M137]/20)+([.N137]/240)" office:value-type="float" office:value="1" calcext:value-type="float">
            <text:p>1,00000</text:p>
          </table:table-cell>
          <table:table-cell table:number-columns-repeated="3"/>
          <table:table-cell table:formula="of:=[.P137]+0.05*[.Q137]+[.R137]/240" office:value-type="float" office:value="0" calcext:value-type="float">
            <text:p>0</text:p>
          </table:table-cell>
          <table:table-cell table:formula="of:=[.J137]*[.O137]" office:value-type="float" office:value="114662" calcext:value-type="float">
            <text:p>114 662,0000</text:p>
          </table:table-cell>
          <table:table-cell table:formula="of:=[.S137]-[.T137]" office:value-type="float" office:value="-114662" calcext:value-type="float">
            <text:p>-114662</text:p>
          </table:table-cell>
          <table:table-cell table:number-columns-repeated="1003"/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nank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602" calcext:value-type="float">
            <text:p>602,00</text:p>
          </table:table-cell>
          <table:table-cell office:value-type="string" calcext:value-type="string">
            <text:p>pièc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2" table:formula="of:=[.L138]+([.M138]/20)+([.N138]/240)" office:value-type="float" office:value="5" calcext:value-type="float">
            <text:p>5,00000</text:p>
          </table:table-cell>
          <table:table-cell table:number-columns-repeated="3"/>
          <table:table-cell table:formula="of:=[.P138]+0.05*[.Q138]+[.R138]/240" office:value-type="float" office:value="0" calcext:value-type="float">
            <text:p>0</text:p>
          </table:table-cell>
          <table:table-cell table:formula="of:=[.J138]*[.O138]" office:value-type="float" office:value="3010" calcext:value-type="float">
            <text:p>3 010,0000</text:p>
          </table:table-cell>
          <table:table-cell table:formula="of:=[.S138]-[.T138]" office:value-type="float" office:value="-3010" calcext:value-type="float">
            <text:p>-3010</text:p>
          </table:table-cell>
          <table:table-cell table:number-columns-repeated="1003"/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apier batard commu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56" calcext:value-type="float">
            <text:p>56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139]+([.M139]/20)+([.N139]/240)" office:value-type="float" office:value="4.5" calcext:value-type="float">
            <text:p>4,50000</text:p>
          </table:table-cell>
          <table:table-cell table:number-columns-repeated="3"/>
          <table:table-cell table:formula="of:=[.P139]+0.05*[.Q139]+[.R139]/240" office:value-type="float" office:value="0" calcext:value-type="float">
            <text:p>0</text:p>
          </table:table-cell>
          <table:table-cell table:formula="of:=[.J139]*[.O139]" office:value-type="float" office:value="252" calcext:value-type="float">
            <text:p>252,0000</text:p>
          </table:table-cell>
          <table:table-cell table:formula="of:=[.S139]-[.T139]" office:value-type="float" office:value="-252" calcext:value-type="float">
            <text:p>-252</text:p>
          </table:table-cell>
          <table:table-cell table:number-columns-repeated="1003"/>
        </table:table-row>
        <table:table-row table:style-name="ro2"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apier batard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6830" calcext:value-type="float">
            <text:p>6 830,00</text:p>
          </table:table-cell>
          <table:table-cell office:value-type="string" calcext:value-type="string">
            <text:p>ram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2" table:formula="of:=[.L140]+([.M140]/20)+([.N140]/240)" office:value-type="float" office:value="8" calcext:value-type="float">
            <text:p>8,00000</text:p>
          </table:table-cell>
          <table:table-cell table:number-columns-repeated="3"/>
          <table:table-cell table:formula="of:=[.P140]+0.05*[.Q140]+[.R140]/240" office:value-type="float" office:value="0" calcext:value-type="float">
            <text:p>0</text:p>
          </table:table-cell>
          <table:table-cell table:formula="of:=[.J140]*[.O140]" office:value-type="float" office:value="54640" calcext:value-type="float">
            <text:p>54 640,0000</text:p>
          </table:table-cell>
          <table:table-cell table:formula="of:=[.S140]-[.T140]" office:value-type="float" office:value="-54640" calcext:value-type="float">
            <text:p>-54640</text:p>
          </table:table-cell>
          <table:table-cell table:number-columns-repeated="1003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apier à bulle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28" calcext:value-type="float">
            <text:p>128,00</text:p>
          </table:table-cell>
          <table:table-cell office:value-type="string" calcext:value-type="string">
            <text:p>rames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22" table:formula="of:=[.L141]+([.M141]/20)+([.N141]/240)" office:value-type="float" office:value="1.1" calcext:value-type="float">
            <text:p>1,10000</text:p>
          </table:table-cell>
          <table:table-cell table:number-columns-repeated="3"/>
          <table:table-cell table:formula="of:=[.P141]+0.05*[.Q141]+[.R141]/240" office:value-type="float" office:value="0" calcext:value-type="float">
            <text:p>0</text:p>
          </table:table-cell>
          <table:table-cell table:formula="of:=[.J141]*[.O141]" office:value-type="float" office:value="140.8" calcext:value-type="float">
            <text:p>140,8000</text:p>
          </table:table-cell>
          <table:table-cell table:formula="of:=[.S141]-[.T141]" office:value-type="float" office:value="-140.8" calcext:value-type="float">
            <text:p>-140,8</text:p>
          </table:table-cell>
          <table:table-cell table:number-columns-repeated="1003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apier gene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2992" calcext:value-type="float">
            <text:p>22 992,00</text:p>
          </table:table-cell>
          <table:table-cell office:value-type="string" calcext:value-type="string">
            <text:p>rames</text:p>
          </table:table-cell>
          <table:table-cell office:value-type="float" office:value="7" calcext:value-type="float">
            <text:p>7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142]+([.M142]/20)+([.N142]/240)" office:value-type="float" office:value="7.5" calcext:value-type="float">
            <text:p>7,50000</text:p>
          </table:table-cell>
          <table:table-cell table:number-columns-repeated="3"/>
          <table:table-cell table:formula="of:=[.P142]+0.05*[.Q142]+[.R142]/240" office:value-type="float" office:value="0" calcext:value-type="float">
            <text:p>0</text:p>
          </table:table-cell>
          <table:table-cell table:formula="of:=[.J142]*[.O142]" office:value-type="float" office:value="172440" calcext:value-type="float">
            <text:p>172 440,0000</text:p>
          </table:table-cell>
          <table:table-cell table:formula="of:=[.S142]-[.T142]" office:value-type="float" office:value="-172440" calcext:value-type="float">
            <text:p>-172440</text:p>
          </table:table-cell>
          <table:table-cell table:number-columns-repeated="1003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apier à l'écu commu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11" calcext:value-type="float">
            <text:p>211,00</text:p>
          </table:table-cell>
          <table:table-cell office:value-type="string" calcext:value-type="string">
            <text:p>ram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2" table:formula="of:=[.L143]+([.M143]/20)+([.N143]/240)" office:value-type="float" office:value="5" calcext:value-type="float">
            <text:p>5,00000</text:p>
          </table:table-cell>
          <table:table-cell table:number-columns-repeated="3"/>
          <table:table-cell table:formula="of:=[.P143]+0.05*[.Q143]+[.R143]/240" office:value-type="float" office:value="0" calcext:value-type="float">
            <text:p>0</text:p>
          </table:table-cell>
          <table:table-cell table:formula="of:=[.J143]*[.O143]" office:value-type="float" office:value="1055" calcext:value-type="float">
            <text:p>1 055,0000</text:p>
          </table:table-cell>
          <table:table-cell table:formula="of:=[.S143]-[.T143]" office:value-type="float" office:value="-1055" calcext:value-type="float">
            <text:p>-1055</text:p>
          </table:table-cell>
          <table:table-cell table:number-columns-repeated="1003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apier à l'écu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1605" calcext:value-type="float">
            <text:p>11 605,00</text:p>
          </table:table-cell>
          <table:table-cell office:value-type="string" calcext:value-type="string">
            <text:p>rames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22" table:formula="of:=[.L144]+([.M144]/20)+([.N144]/240)" office:value-type="float" office:value="9" calcext:value-type="float">
            <text:p>9,00000</text:p>
          </table:table-cell>
          <table:table-cell table:number-columns-repeated="3"/>
          <table:table-cell table:formula="of:=[.P144]+0.05*[.Q144]+[.R144]/240" office:value-type="float" office:value="0" calcext:value-type="float">
            <text:p>0</text:p>
          </table:table-cell>
          <table:table-cell table:formula="of:=[.J144]*[.O144]" office:value-type="float" office:value="104445" calcext:value-type="float">
            <text:p>104 445,0000</text:p>
          </table:table-cell>
          <table:table-cell table:formula="of:=[.S144]-[.T144]" office:value-type="float" office:value="-104445" calcext:value-type="float">
            <text:p>-104445</text:p>
          </table:table-cell>
          <table:table-cell table:number-columns-repeated="1003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apier à l'étoile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8714" calcext:value-type="float">
            <text:p>8 714,00</text:p>
          </table:table-cell>
          <table:table-cell office:value-type="string" calcext:value-type="string">
            <text:p>rames</text:p>
          </table:table-cell>
          <table:table-cell office:value-type="float" office:value="9" calcext:value-type="float">
            <text:p>9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145]+([.M145]/20)+([.N145]/240)" office:value-type="float" office:value="9.5" calcext:value-type="float">
            <text:p>9,50000</text:p>
          </table:table-cell>
          <table:table-cell table:number-columns-repeated="3"/>
          <table:table-cell table:formula="of:=[.P145]+0.05*[.Q145]+[.R145]/240" office:value-type="float" office:value="0" calcext:value-type="float">
            <text:p>0</text:p>
          </table:table-cell>
          <table:table-cell table:formula="of:=[.J145]*[.O145]" office:value-type="float" office:value="82783" calcext:value-type="float">
            <text:p>82 783,0000</text:p>
          </table:table-cell>
          <table:table-cell table:formula="of:=[.S145]-[.T145]" office:value-type="float" office:value="-82783" calcext:value-type="float">
            <text:p>-82783</text:p>
          </table:table-cell>
          <table:table-cell table:number-columns-repeated="1003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ek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53" calcext:value-type="float">
            <text:p>153,00</text:p>
          </table:table-cell>
          <table:table-cell office:value-type="string" calcext:value-type="string">
            <text:p>pièce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2" table:formula="of:=[.L146]+([.M146]/20)+([.N146]/240)" office:value-type="float" office:value="90" calcext:value-type="float">
            <text:p>90,00000</text:p>
          </table:table-cell>
          <table:table-cell table:number-columns-repeated="3"/>
          <table:table-cell table:formula="of:=[.P146]+0.05*[.Q146]+[.R146]/240" office:value-type="float" office:value="0" calcext:value-type="float">
            <text:p>0</text:p>
          </table:table-cell>
          <table:table-cell table:formula="of:=[.J146]*[.O146]" office:value-type="float" office:value="13770" calcext:value-type="float">
            <text:p>13 770,0000</text:p>
          </table:table-cell>
          <table:table-cell table:formula="of:=[.S146]-[.T146]" office:value-type="float" office:value="-13770" calcext:value-type="float">
            <text:p>-13770</text:p>
          </table:table-cell>
          <table:table-cell table:number-columns-repeated="1003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ierres en quartie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194" calcext:value-type="float">
            <text:p>1 194,00</text:p>
          </table:table-cell>
          <table:table-cell office:value-type="string" calcext:value-type="string">
            <text:p>tonneaux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147]+([.M147]/20)+([.N147]/240)" office:value-type="float" office:value="10" calcext:value-type="float">
            <text:p>10,00000</text:p>
          </table:table-cell>
          <table:table-cell table:number-columns-repeated="3"/>
          <table:table-cell table:formula="of:=[.P147]+0.05*[.Q147]+[.R147]/240" office:value-type="float" office:value="0" calcext:value-type="float">
            <text:p>0</text:p>
          </table:table-cell>
          <table:table-cell table:formula="of:=[.J147]*[.O147]" office:value-type="float" office:value="11940" calcext:value-type="float">
            <text:p>11 940,0000</text:p>
          </table:table-cell>
          <table:table-cell table:formula="of:=[.S147]-[.T147]" office:value-type="float" office:value="-11940" calcext:value-type="float">
            <text:p>-11940</text:p>
          </table:table-cell>
          <table:table-cell table:number-columns-repeated="1003"/>
        </table:table-row>
        <table:table-row table:style-name="ro2"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orce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caisses</text:p>
          </table:table-cell>
          <table:table-cell office:value-type="float" office:value="250" calcext:value-type="float">
            <text:p>250,000</text:p>
          </table:table-cell>
          <table:table-cell table:number-columns-repeated="2"/>
          <table:table-cell table:style-name="ce22" table:formula="of:=[.L148]+([.M148]/20)+([.N148]/240)" office:value-type="float" office:value="250" calcext:value-type="float">
            <text:p>250,00000</text:p>
          </table:table-cell>
          <table:table-cell table:number-columns-repeated="3"/>
          <table:table-cell table:formula="of:=[.P148]+0.05*[.Q148]+[.R148]/240" office:value-type="float" office:value="0" calcext:value-type="float">
            <text:p>0</text:p>
          </table:table-cell>
          <table:table-cell table:formula="of:=[.J148]*[.O148]" office:value-type="float" office:value="10000" calcext:value-type="float">
            <text:p>10 000,0000</text:p>
          </table:table-cell>
          <table:table-cell table:formula="of:=[.S148]-[.T148]" office:value-type="float" office:value="-10000" calcext:value-type="float">
            <text:p>-10000</text:p>
          </table:table-cell>
          <table:table-cell table:number-columns-repeated="1003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orce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180" calcext:value-type="float">
            <text:p>3 1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149]+([.M149]/20)+([.N149]/240)" office:value-type="float" office:value="1" calcext:value-type="float">
            <text:p>1,00000</text:p>
          </table:table-cell>
          <table:table-cell table:number-columns-repeated="3"/>
          <table:table-cell table:formula="of:=[.P149]+0.05*[.Q149]+[.R149]/240" office:value-type="float" office:value="0" calcext:value-type="float">
            <text:p>0</text:p>
          </table:table-cell>
          <table:table-cell table:formula="of:=[.J149]*[.O149]" office:value-type="float" office:value="3180" calcext:value-type="float">
            <text:p>3 180,0000</text:p>
          </table:table-cell>
          <table:table-cell table:formula="of:=[.S149]-[.T149]" office:value-type="float" office:value="-3180" calcext:value-type="float">
            <text:p>-3180</text:p>
          </table:table-cell>
          <table:table-cell table:number-columns-repeated="1003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rohib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5510" calcext:value-type="float">
            <text:p>25 510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150]+([.M150]/20)+([.N150]/240)" office:value-type="float" office:value="20" calcext:value-type="float">
            <text:p>20,00000</text:p>
          </table:table-cell>
          <table:table-cell table:number-columns-repeated="3"/>
          <table:table-cell table:formula="of:=[.P150]+0.05*[.Q150]+[.R150]/240" office:value-type="float" office:value="0" calcext:value-type="float">
            <text:p>0</text:p>
          </table:table-cell>
          <table:table-cell table:formula="of:=[.J150]*[.O150]" office:value-type="float" office:value="510200" calcext:value-type="float">
            <text:p>510 200,0000</text:p>
          </table:table-cell>
          <table:table-cell table:formula="of:=[.S150]-[.T150]" office:value-type="float" office:value="-510200" calcext:value-type="float">
            <text:p>-510200</text:p>
          </table:table-cell>
          <table:table-cell table:number-columns-repeated="1003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rhubarb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3124" calcext:value-type="float">
            <text:p>3 124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151]+([.M151]/20)+([.N151]/240)" office:value-type="float" office:value="3" calcext:value-type="float">
            <text:p>3,00000</text:p>
          </table:table-cell>
          <table:table-cell table:number-columns-repeated="3"/>
          <table:table-cell table:formula="of:=[.P151]+0.05*[.Q151]+[.R151]/240" office:value-type="float" office:value="0" calcext:value-type="float">
            <text:p>0</text:p>
          </table:table-cell>
          <table:table-cell table:formula="of:=[.J151]*[.O151]" office:value-type="float" office:value="9372" calcext:value-type="float">
            <text:p>9 372,0000</text:p>
          </table:table-cell>
          <table:table-cell table:formula="of:=[.S151]-[.T151]" office:value-type="float" office:value="-9372" calcext:value-type="float">
            <text:p>-9372</text:p>
          </table:table-cell>
          <table:table-cell office:value-type="string" calcext:value-type="string">
            <text:p>unité monétaire absente</text:p>
          </table:table-cell>
          <table:table-cell table:number-columns-repeated="1002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roco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4068" calcext:value-type="float">
            <text:p>4 068,00</text:p>
          </table:table-cell>
          <table:table-cell office:value-type="string" calcext:value-type="string">
            <text:p>livres</text:p>
          </table:table-cell>
          <table:table-cell office:value-type="float" office:value="0.62" calcext:value-type="float">
            <text:p>0,620</text:p>
          </table:table-cell>
          <table:table-cell table:number-columns-repeated="2"/>
          <table:table-cell table:style-name="ce22" table:formula="of:=[.L152]+([.M152]/20)+([.N152]/240)" office:value-type="float" office:value="0.62" calcext:value-type="float">
            <text:p>0,62000</text:p>
          </table:table-cell>
          <table:table-cell table:number-columns-repeated="3"/>
          <table:table-cell table:formula="of:=[.P152]+0.05*[.Q152]+[.R152]/240" office:value-type="float" office:value="0" calcext:value-type="float">
            <text:p>0</text:p>
          </table:table-cell>
          <table:table-cell table:formula="of:=[.J152]*[.O152]" office:value-type="float" office:value="2522.16" calcext:value-type="float">
            <text:p>2 522,1600</text:p>
          </table:table-cell>
          <table:table-cell table:formula="of:=[.S152]-[.T152]" office:value-type="float" office:value="-2522.16" calcext:value-type="float">
            <text:p>-2522,16</text:p>
          </table:table-cell>
          <table:table-cell office:value-type="string" calcext:value-type="string">
            <text:p>62 L %</text:p>
          </table:table-cell>
          <table:table-cell table:number-columns-repeated="1002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alempor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pièc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153]+([.M153]/20)+([.N153]/240)" office:value-type="float" office:value="30" calcext:value-type="float">
            <text:p>30,00000</text:p>
          </table:table-cell>
          <table:table-cell table:number-columns-repeated="3"/>
          <table:table-cell table:formula="of:=[.P153]+0.05*[.Q153]+[.R153]/240" office:value-type="float" office:value="0" calcext:value-type="float">
            <text:p>0</text:p>
          </table:table-cell>
          <table:table-cell table:formula="of:=[.J153]*[.O153]" office:value-type="float" office:value="450" calcext:value-type="float">
            <text:p>450,0000</text:p>
          </table:table-cell>
          <table:table-cell table:formula="of:=[.S153]-[.T153]" office:value-type="float" office:value="-450" calcext:value-type="float">
            <text:p>-450</text:p>
          </table:table-cell>
          <table:table-cell table:number-columns-repeated="1003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at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34" calcext:value-type="float">
            <text:p>234,00</text:p>
          </table:table-cell>
          <table:table-cell office:value-type="string" calcext:value-type="string">
            <text:p>pièces</text:p>
          </table:table-cell>
          <table:table-cell office:value-type="float" office:value="130" calcext:value-type="float">
            <text:p>130,000</text:p>
          </table:table-cell>
          <table:table-cell table:number-columns-repeated="2"/>
          <table:table-cell table:style-name="ce22" table:formula="of:=[.L154]+([.M154]/20)+([.N154]/240)" office:value-type="float" office:value="130" calcext:value-type="float">
            <text:p>130,00000</text:p>
          </table:table-cell>
          <table:table-cell table:number-columns-repeated="3"/>
          <table:table-cell table:formula="of:=[.P154]+0.05*[.Q154]+[.R154]/240" office:value-type="float" office:value="0" calcext:value-type="float">
            <text:p>0</text:p>
          </table:table-cell>
          <table:table-cell table:formula="of:=[.J154]*[.O154]" office:value-type="float" office:value="30420" calcext:value-type="float">
            <text:p>30 420,0000</text:p>
          </table:table-cell>
          <table:table-cell table:formula="of:=[.S154]-[.T154]" office:value-type="float" office:value="-30420" calcext:value-type="float">
            <text:p>-30420</text:p>
          </table:table-cell>
          <table:table-cell table:number-columns-repeated="1003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alpêt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457920" calcext:value-type="float">
            <text:p>457 9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155]+([.M155]/20)+([.N155]/240)" office:value-type="float" office:value="0.5" calcext:value-type="float">
            <text:p>0,50000</text:p>
          </table:table-cell>
          <table:table-cell table:number-columns-repeated="3"/>
          <table:table-cell table:formula="of:=[.P155]+0.05*[.Q155]+[.R155]/240" office:value-type="float" office:value="0" calcext:value-type="float">
            <text:p>0</text:p>
          </table:table-cell>
          <table:table-cell table:formula="of:=[.J155]*[.O155]" office:value-type="float" office:value="228960" calcext:value-type="float">
            <text:p>228 960,0000</text:p>
          </table:table-cell>
          <table:table-cell table:formula="of:=[.S155]-[.T155]" office:value-type="float" office:value="-228960" calcext:value-type="float">
            <text:p>-228960</text:p>
          </table:table-cell>
          <table:table-cell table:number-columns-repeated="1003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istresay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pièce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2" table:formula="of:=[.L156]+([.M156]/20)+([.N156]/240)" office:value-type="float" office:value="40" calcext:value-type="float">
            <text:p>40,00000</text:p>
          </table:table-cell>
          <table:table-cell table:number-columns-repeated="3"/>
          <table:table-cell table:formula="of:=[.P156]+0.05*[.Q156]+[.R156]/240" office:value-type="float" office:value="0" calcext:value-type="float">
            <text:p>0</text:p>
          </table:table-cell>
          <table:table-cell table:formula="of:=[.J156]*[.O156]" office:value-type="float" office:value="40" calcext:value-type="float">
            <text:p>40,0000</text:p>
          </table:table-cell>
          <table:table-cell table:formula="of:=[.S156]-[.T156]" office:value-type="float" office:value="-40" calcext:value-type="float">
            <text:p>-40</text:p>
          </table:table-cell>
          <table:table-cell table:number-columns-repeated="1003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56" calcext:value-type="float">
            <text:p>256,00</text:p>
          </table:table-cell>
          <table:table-cell office:value-type="string" calcext:value-type="string">
            <text:p>livr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2" table:formula="of:=[.L157]+([.M157]/20)+([.N157]/240)" office:value-type="float" office:value="40" calcext:value-type="float">
            <text:p>40,00000</text:p>
          </table:table-cell>
          <table:table-cell table:number-columns-repeated="3"/>
          <table:table-cell table:formula="of:=[.P157]+0.05*[.Q157]+[.R157]/240" office:value-type="float" office:value="0" calcext:value-type="float">
            <text:p>0</text:p>
          </table:table-cell>
          <table:table-cell table:formula="of:=[.J157]*[.O157]" office:value-type="float" office:value="10240" calcext:value-type="float">
            <text:p>10 240,0000</text:p>
          </table:table-cell>
          <table:table-cell table:formula="of:=[.S157]-[.T157]" office:value-type="float" office:value="-10240" calcext:value-type="float">
            <text:p>-10240</text:p>
          </table:table-cell>
          <table:table-cell table:number-columns-repeated="1003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658050" calcext:value-type="float">
            <text:p>658 0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2" table:formula="of:=[.L158]+([.M158]/20)+([.N158]/240)" office:value-type="float" office:value="1.75" calcext:value-type="float">
            <text:p>1,75000</text:p>
          </table:table-cell>
          <table:table-cell table:number-columns-repeated="3"/>
          <table:table-cell table:formula="of:=[.P158]+0.05*[.Q158]+[.R158]/240" office:value-type="float" office:value="0" calcext:value-type="float">
            <text:p>0</text:p>
          </table:table-cell>
          <table:table-cell table:formula="of:=[.J158]*[.O158]" office:value-type="float" office:value="1151587.5" calcext:value-type="float">
            <text:p>1 151 587,5000</text:p>
          </table:table-cell>
          <table:table-cell table:formula="of:=[.S158]-[.T158]" office:value-type="float" office:value="-1151587.5" calcext:value-type="float">
            <text:p>-1151587,5</text:p>
          </table:table-cell>
          <table:table-cell table:number-columns-repeated="1003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utenagu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 office:value-type="float" office:value="248355" calcext:value-type="float">
            <text:p>248 355,00</text:p>
          </table:table-cell>
          <table:table-cell office:value-type="string" calcext:value-type="string">
            <text:p>livres</text:p>
          </table:table-cell>
          <table:table-cell office:value-type="float" office:value="0.66" calcext:value-type="float">
            <text:p>0,660</text:p>
          </table:table-cell>
          <table:table-cell table:number-columns-repeated="2"/>
          <table:table-cell table:style-name="ce22" table:formula="of:=[.L159]+([.M159]/20)+([.N159]/240)" office:value-type="float" office:value="0.66" calcext:value-type="float">
            <text:p>0,66000</text:p>
          </table:table-cell>
          <table:table-cell table:number-columns-repeated="3"/>
          <table:table-cell table:formula="of:=[.P159]+0.05*[.Q159]+[.R159]/240" office:value-type="float" office:value="0" calcext:value-type="float">
            <text:p>0</text:p>
          </table:table-cell>
          <table:table-cell table:formula="of:=[.J159]*[.O159]" office:value-type="float" office:value="163914.3" calcext:value-type="float">
            <text:p>163 914,3000</text:p>
          </table:table-cell>
          <table:table-cell table:formula="of:=[.S159]-[.T159]" office:value-type="float" office:value="-163914.3" calcext:value-type="float">
            <text:p>-163914,3</text:p>
          </table:table-cell>
          <table:table-cell office:value-type="string" calcext:value-type="string">
            <text:p>Marchandise non identifiée. 66 L le %</text:p>
          </table:table-cell>
          <table:table-cell table:number-columns-repeated="1002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Holland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160]+([.M160]/20)+([.N160]/240)" office:value-type="float" office:value="0" calcext:value-type="float">
            <text:p>0,00000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table:formula="of:=[.P160]+0.05*[.Q160]+[.R160]/240" office:value-type="float" office:value="480" calcext:value-type="float">
            <text:p>480</text:p>
          </table:table-cell>
          <table:table-cell table:formula="of:=[.J160]*[.O160]" office:value-type="float" office:value="0" calcext:value-type="float">
            <text:p>0,0000</text:p>
          </table:table-cell>
          <table:table-cell table:formula="of:=[.S160]-[.T160]" office:value-type="float" office:value="480" calcext:value-type="float">
            <text:p>480</text:p>
          </table:table-cell>
          <table:table-cell office:value-type="string" calcext:value-type="string">
            <text:p>valeur de 48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affé de Bourb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Italie</text:p>
          </table:table-cell>
          <table:table-cell office:value-type="float" office:value="297" calcext:value-type="float">
            <text:p>29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161]+([.M161]/20)+([.N161]/240)" office:value-type="float" office:value="0.75" calcext:value-type="float">
            <text:p>0,75000</text:p>
          </table:table-cell>
          <table:table-cell table:number-columns-repeated="3"/>
          <table:table-cell table:formula="of:=[.P161]+0.05*[.Q161]+[.R161]/240" office:value-type="float" office:value="0" calcext:value-type="float">
            <text:p>0</text:p>
          </table:table-cell>
          <table:table-cell table:formula="of:=[.J161]*[.O161]" office:value-type="float" office:value="222.75" calcext:value-type="float">
            <text:p>222,7500</text:p>
          </table:table-cell>
          <table:table-cell table:formula="of:=[.S161]-[.T161]" office:value-type="float" office:value="-222.75" calcext:value-type="float">
            <text:p>-222,75</text:p>
          </table:table-cell>
          <table:table-cell table:number-columns-repeated="1003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affé de Moka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Italie</text:p>
          </table:table-cell>
          <table:table-cell office:value-type="float" office:value="575" calcext:value-type="float">
            <text:p>57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style-name="ce22" table:formula="of:=[.L162]+([.M162]/20)+([.N162]/240)" office:value-type="float" office:value="1.65" calcext:value-type="float">
            <text:p>1,65000</text:p>
          </table:table-cell>
          <table:table-cell table:number-columns-repeated="3"/>
          <table:table-cell table:formula="of:=[.P162]+0.05*[.Q162]+[.R162]/240" office:value-type="float" office:value="0" calcext:value-type="float">
            <text:p>0</text:p>
          </table:table-cell>
          <table:table-cell table:formula="of:=[.J162]*[.O162]" office:value-type="float" office:value="948.75" calcext:value-type="float">
            <text:p>948,7500</text:p>
          </table:table-cell>
          <table:table-cell table:formula="of:=[.S162]-[.T162]" office:value-type="float" office:value="-948.75" calcext:value-type="float">
            <text:p>-948,75</text:p>
          </table:table-cell>
          <table:table-cell table:number-columns-repeated="1003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ane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Italie</text:p>
          </table:table-cell>
          <table:table-cell office:value-type="float" office:value="783" calcext:value-type="float">
            <text:p>783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2" table:formula="of:=[.L163]+([.M163]/20)+([.N163]/240)" office:value-type="float" office:value="4.25" calcext:value-type="float">
            <text:p>4,25000</text:p>
          </table:table-cell>
          <table:table-cell table:number-columns-repeated="3"/>
          <table:table-cell table:formula="of:=[.P163]+0.05*[.Q163]+[.R163]/240" office:value-type="float" office:value="0" calcext:value-type="float">
            <text:p>0</text:p>
          </table:table-cell>
          <table:table-cell table:formula="of:=[.J163]*[.O163]" office:value-type="float" office:value="3327.75" calcext:value-type="float">
            <text:p>3 327,7500</text:p>
          </table:table-cell>
          <table:table-cell table:formula="of:=[.S163]-[.T163]" office:value-type="float" office:value="-3327.75" calcext:value-type="float">
            <text:p>-3327,75</text:p>
          </table:table-cell>
          <table:table-cell table:number-columns-repeated="1003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leur de canelle 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Itali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livr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2" table:formula="of:=[.L164]+([.M164]/20)+([.N164]/240)" office:value-type="float" office:value="8" calcext:value-type="float">
            <text:p>8,00000</text:p>
          </table:table-cell>
          <table:table-cell table:number-columns-repeated="3"/>
          <table:table-cell table:formula="of:=[.P164]+0.05*[.Q164]+[.R164]/240" office:value-type="float" office:value="0" calcext:value-type="float">
            <text:p>0</text:p>
          </table:table-cell>
          <table:table-cell table:formula="of:=[.J164]*[.O164]" office:value-type="float" office:value="480" calcext:value-type="float">
            <text:p>480,0000</text:p>
          </table:table-cell>
          <table:table-cell table:formula="of:=[.S164]-[.T164]" office:value-type="float" office:value="-480" calcext:value-type="float">
            <text:p>-480</text:p>
          </table:table-cell>
          <table:table-cell table:number-columns-repeated="1003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nank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Italie</text:p>
          </table:table-cell>
          <table:table-cell office:value-type="float" office:value="7100" calcext:value-type="float">
            <text:p>7 100,00</text:p>
          </table:table-cell>
          <table:table-cell office:value-type="string" calcext:value-type="string">
            <text:p>pièc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2" table:formula="of:=[.L165]+([.M165]/20)+([.N165]/240)" office:value-type="float" office:value="5" calcext:value-type="float">
            <text:p>5,00000</text:p>
          </table:table-cell>
          <table:table-cell table:number-columns-repeated="3"/>
          <table:table-cell table:formula="of:=[.P165]+0.05*[.Q165]+[.R165]/240" office:value-type="float" office:value="0" calcext:value-type="float">
            <text:p>0</text:p>
          </table:table-cell>
          <table:table-cell table:formula="of:=[.J165]*[.O165]" office:value-type="float" office:value="35500" calcext:value-type="float">
            <text:p>35 500,0000</text:p>
          </table:table-cell>
          <table:table-cell table:formula="of:=[.S165]-[.T165]" office:value-type="float" office:value="-35500" calcext:value-type="float">
            <text:p>-35500</text:p>
          </table:table-cell>
          <table:table-cell table:number-columns-repeated="1003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rhubarb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Italie</text:p>
          </table:table-cell>
          <table:table-cell office:value-type="float" office:value="933" calcext:value-type="float">
            <text:p>933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166]+([.M166]/20)+([.N166]/240)" office:value-type="float" office:value="3" calcext:value-type="float">
            <text:p>3,00000</text:p>
          </table:table-cell>
          <table:table-cell table:number-columns-repeated="3"/>
          <table:table-cell table:formula="of:=[.P166]+0.05*[.Q166]+[.R166]/240" office:value-type="float" office:value="0" calcext:value-type="float">
            <text:p>0</text:p>
          </table:table-cell>
          <table:table-cell table:formula="of:=[.J166]*[.O166]" office:value-type="float" office:value="2799" calcext:value-type="float">
            <text:p>2 799,0000</text:p>
          </table:table-cell>
          <table:table-cell table:formula="of:=[.S166]-[.T166]" office:value-type="float" office:value="-2799" calcext:value-type="float">
            <text:p>-2799</text:p>
          </table:table-cell>
          <table:table-cell table:number-columns-repeated="1003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rott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Italie</text:p>
          </table:table-cell>
          <table:table-cell office:value-type="float" office:value="3703" calcext:value-type="float">
            <text:p>3 703,00</text:p>
          </table:table-cell>
          <table:table-cell office:value-type="string" calcext:value-type="string">
            <text:p>livres</text:p>
          </table:table-cell>
          <table:table-cell office:value-type="float" office:value="0.3" calcext:value-type="float">
            <text:p>0,300</text:p>
          </table:table-cell>
          <table:table-cell table:number-columns-repeated="2"/>
          <table:table-cell table:style-name="ce22" table:formula="of:=[.L167]+([.M167]/20)+([.N167]/240)" office:value-type="float" office:value="0.3" calcext:value-type="float">
            <text:p>0,30000</text:p>
          </table:table-cell>
          <table:table-cell table:number-columns-repeated="3"/>
          <table:table-cell table:formula="of:=[.P167]+0.05*[.Q167]+[.R167]/240" office:value-type="float" office:value="0" calcext:value-type="float">
            <text:p>0</text:p>
          </table:table-cell>
          <table:table-cell table:formula="of:=[.J167]*[.O167]" office:value-type="float" office:value="1110.9" calcext:value-type="float">
            <text:p>1 110,9000</text:p>
          </table:table-cell>
          <table:table-cell table:formula="of:=[.S167]-[.T167]" office:value-type="float" office:value="-1110.9" calcext:value-type="float">
            <text:p>-1110,9</text:p>
          </table:table-cell>
          <table:table-cell office:value-type="string" calcext:value-type="string">
            <text:p>30 L %</text:p>
          </table:table-cell>
          <table:table-cell table:number-columns-repeated="1002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ucre bru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Italie</text:p>
          </table:table-cell>
          <table:table-cell office:value-type="float" office:value="211730" calcext:value-type="float">
            <text:p>211 730,00</text:p>
          </table:table-cell>
          <table:table-cell office:value-type="string" calcext:value-type="string">
            <text:p>livres</text:p>
          </table:table-cell>
          <table:table-cell office:value-type="float" office:value="0.27" calcext:value-type="float">
            <text:p>0,270</text:p>
          </table:table-cell>
          <table:table-cell table:number-columns-repeated="2"/>
          <table:table-cell table:style-name="ce22" table:formula="of:=[.L168]+([.M168]/20)+([.N168]/240)" office:value-type="float" office:value="0.27" calcext:value-type="float">
            <text:p>0,27000</text:p>
          </table:table-cell>
          <table:table-cell table:number-columns-repeated="3"/>
          <table:table-cell table:formula="of:=[.P168]+0.05*[.Q168]+[.R168]/240" office:value-type="float" office:value="0" calcext:value-type="float">
            <text:p>0</text:p>
          </table:table-cell>
          <table:table-cell table:formula="of:=[.J168]*[.O168]" office:value-type="float" office:value="57167.1" calcext:value-type="float">
            <text:p>57 167,1000</text:p>
          </table:table-cell>
          <table:table-cell table:formula="of:=[.S168]-[.T168]" office:value-type="float" office:value="-57167.1" calcext:value-type="float">
            <text:p>-57167,1</text:p>
          </table:table-cell>
          <table:table-cell office:value-type="string" calcext:value-type="string">
            <text:p>27 L %</text:p>
          </table:table-cell>
          <table:table-cell table:number-columns-repeated="1002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'Italie</text:p>
          </table:table-cell>
          <table:table-cell office:value-type="float" office:value="2726" calcext:value-type="float">
            <text:p>2 72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2" table:formula="of:=[.L169]+([.M169]/20)+([.N169]/240)" office:value-type="float" office:value="1.75" calcext:value-type="float">
            <text:p>1,75000</text:p>
          </table:table-cell>
          <table:table-cell table:number-columns-repeated="3"/>
          <table:table-cell table:formula="of:=[.P169]+0.05*[.Q169]+[.R169]/240" office:value-type="float" office:value="0" calcext:value-type="float">
            <text:p>0</text:p>
          </table:table-cell>
          <table:table-cell table:formula="of:=[.J169]*[.O169]" office:value-type="float" office:value="4770.5" calcext:value-type="float">
            <text:p>4 770,5000</text:p>
          </table:table-cell>
          <table:table-cell table:formula="of:=[.S169]-[.T169]" office:value-type="float" office:value="-4770.5" calcext:value-type="float">
            <text:p>-4770,5</text:p>
          </table:table-cell>
          <table:table-cell table:number-columns-repeated="1003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ois d'ebe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4086" calcext:value-type="float">
            <text:p>4 08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22" table:formula="of:=[.L170]+([.M170]/20)+([.N170]/240)" office:value-type="float" office:value="0.0875" calcext:value-type="float">
            <text:p>0,08750</text:p>
          </table:table-cell>
          <table:table-cell table:number-columns-repeated="3"/>
          <table:table-cell table:formula="of:=[.P170]+0.05*[.Q170]+[.R170]/240" office:value-type="float" office:value="0" calcext:value-type="float">
            <text:p>0</text:p>
          </table:table-cell>
          <table:table-cell table:formula="of:=[.J170]*[.O170]" office:value-type="float" office:value="357.525" calcext:value-type="float">
            <text:p>357,5250</text:p>
          </table:table-cell>
          <table:table-cell table:formula="of:=[.S170]-[.T170]" office:value-type="float" office:value="-357.525" calcext:value-type="float">
            <text:p>-357,53</text:p>
          </table:table-cell>
          <table:table-cell table:number-columns-repeated="1003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ois rou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1100" calcext:value-type="float">
            <text:p>11 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171]+([.M171]/20)+([.N171]/240)" office:value-type="float" office:value="0.2" calcext:value-type="float">
            <text:p>0,20000</text:p>
          </table:table-cell>
          <table:table-cell table:number-columns-repeated="3"/>
          <table:table-cell table:formula="of:=[.P171]+0.05*[.Q171]+[.R171]/240" office:value-type="float" office:value="0" calcext:value-type="float">
            <text:p>0</text:p>
          </table:table-cell>
          <table:table-cell table:formula="of:=[.J171]*[.O171]" office:value-type="float" office:value="2220" calcext:value-type="float">
            <text:p>2 220,0000</text:p>
          </table:table-cell>
          <table:table-cell table:formula="of:=[.S171]-[.T171]" office:value-type="float" office:value="-2220" calcext:value-type="float">
            <text:p>-2220</text:p>
          </table:table-cell>
          <table:table-cell table:number-columns-repeated="1003"/>
        </table:table-row>
        <table:table-row table:style-name="ro2"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ois de sapa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27625" calcext:value-type="float">
            <text:p>27 62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172]+([.M172]/20)+([.N172]/240)" office:value-type="float" office:value="0.25" calcext:value-type="float">
            <text:p>0,25000</text:p>
          </table:table-cell>
          <table:table-cell table:number-columns-repeated="3"/>
          <table:table-cell table:formula="of:=[.P172]+0.05*[.Q172]+[.R172]/240" office:value-type="float" office:value="0" calcext:value-type="float">
            <text:p>0</text:p>
          </table:table-cell>
          <table:table-cell table:formula="of:=[.J172]*[.O172]" office:value-type="float" office:value="6906.25" calcext:value-type="float">
            <text:p>6 906,2500</text:p>
          </table:table-cell>
          <table:table-cell table:formula="of:=[.S172]-[.T172]" office:value-type="float" office:value="-6906.25" calcext:value-type="float">
            <text:p>-6906,25</text:p>
          </table:table-cell>
          <table:table-cell table:number-columns-repeated="1003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affé de Bourb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4948" calcext:value-type="float">
            <text:p>4 94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173]+([.M173]/20)+([.N173]/240)" office:value-type="float" office:value="0.75" calcext:value-type="float">
            <text:p>0,75000</text:p>
          </table:table-cell>
          <table:table-cell table:number-columns-repeated="3"/>
          <table:table-cell table:formula="of:=[.P173]+0.05*[.Q173]+[.R173]/240" office:value-type="float" office:value="0" calcext:value-type="float">
            <text:p>0</text:p>
          </table:table-cell>
          <table:table-cell table:formula="of:=[.J173]*[.O173]" office:value-type="float" office:value="3711" calcext:value-type="float">
            <text:p>3 711,0000</text:p>
          </table:table-cell>
          <table:table-cell table:formula="of:=[.S173]-[.T173]" office:value-type="float" office:value="-3711" calcext:value-type="float">
            <text:p>-3711</text:p>
          </table:table-cell>
          <table:table-cell table:number-columns-repeated="1003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affé des Is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464570" calcext:value-type="float">
            <text:p>464 57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2" table:formula="of:=[.L174]+([.M174]/20)+([.N174]/240)" office:value-type="float" office:value="0.375" calcext:value-type="float">
            <text:p>0,37500</text:p>
          </table:table-cell>
          <table:table-cell table:number-columns-repeated="3"/>
          <table:table-cell table:formula="of:=[.P174]+0.05*[.Q174]+[.R174]/240" office:value-type="float" office:value="0" calcext:value-type="float">
            <text:p>0</text:p>
          </table:table-cell>
          <table:table-cell table:formula="of:=[.J174]*[.O174]" office:value-type="float" office:value="174213.75" calcext:value-type="float">
            <text:p>174 213,7500</text:p>
          </table:table-cell>
          <table:table-cell table:formula="of:=[.S174]-[.T174]" office:value-type="float" office:value="-174213.75" calcext:value-type="float">
            <text:p>-174213,75</text:p>
          </table:table-cell>
          <table:table-cell table:number-columns-repeated="1003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affé de Moka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157" calcext:value-type="float">
            <text:p>1 15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style-name="ce22" table:formula="of:=[.L175]+([.M175]/20)+([.N175]/240)" office:value-type="float" office:value="1.65" calcext:value-type="float">
            <text:p>1,65000</text:p>
          </table:table-cell>
          <table:table-cell table:number-columns-repeated="3"/>
          <table:table-cell table:formula="of:=[.P175]+0.05*[.Q175]+[.R175]/240" office:value-type="float" office:value="0" calcext:value-type="float">
            <text:p>0</text:p>
          </table:table-cell>
          <table:table-cell table:formula="of:=[.J175]*[.O175]" office:value-type="float" office:value="1909.05" calcext:value-type="float">
            <text:p>1 909,0500</text:p>
          </table:table-cell>
          <table:table-cell table:formula="of:=[.S175]-[.T175]" office:value-type="float" office:value="-1909.05" calcext:value-type="float">
            <text:p>-1909,05</text:p>
          </table:table-cell>
          <table:table-cell table:number-columns-repeated="1003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ane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487" calcext:value-type="float">
            <text:p>487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2" table:formula="of:=[.L176]+([.M176]/20)+([.N176]/240)" office:value-type="float" office:value="4.25" calcext:value-type="float">
            <text:p>4,25000</text:p>
          </table:table-cell>
          <table:table-cell table:number-columns-repeated="3"/>
          <table:table-cell table:formula="of:=[.P176]+0.05*[.Q176]+[.R176]/240" office:value-type="float" office:value="0" calcext:value-type="float">
            <text:p>0</text:p>
          </table:table-cell>
          <table:table-cell table:formula="of:=[.J176]*[.O176]" office:value-type="float" office:value="2069.75" calcext:value-type="float">
            <text:p>2 069,7500</text:p>
          </table:table-cell>
          <table:table-cell table:formula="of:=[.S176]-[.T176]" office:value-type="float" office:value="-2069.75" calcext:value-type="float">
            <text:p>-2069,75</text:p>
          </table:table-cell>
          <table:table-cell table:number-columns-repeated="1003"/>
        </table:table-row>
        <table:table-row table:style-name="ro2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leur de cane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225" calcext:value-type="float">
            <text:p>225,00</text:p>
          </table:table-cell>
          <table:table-cell office:value-type="string" calcext:value-type="string">
            <text:p>livr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2" table:formula="of:=[.L177]+([.M177]/20)+([.N177]/240)" office:value-type="float" office:value="8" calcext:value-type="float">
            <text:p>8,00000</text:p>
          </table:table-cell>
          <table:table-cell table:number-columns-repeated="3"/>
          <table:table-cell table:formula="of:=[.P177]+0.05*[.Q177]+[.R177]/240" office:value-type="float" office:value="0" calcext:value-type="float">
            <text:p>0</text:p>
          </table:table-cell>
          <table:table-cell table:formula="of:=[.J177]*[.O177]" office:value-type="float" office:value="1800" calcext:value-type="float">
            <text:p>1 800,0000</text:p>
          </table:table-cell>
          <table:table-cell table:formula="of:=[.S177]-[.T177]" office:value-type="float" office:value="-1800" calcext:value-type="float">
            <text:p>-1800</text:p>
          </table:table-cell>
          <table:table-cell table:number-columns-repeated="1003"/>
        </table:table-row>
        <table:table-row table:style-name="ro2"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gourgoura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pièces</text:p>
          </table:table-cell>
          <table:table-cell office:value-type="float" office:value="160" calcext:value-type="float">
            <text:p>160,000</text:p>
          </table:table-cell>
          <table:table-cell table:number-columns-repeated="2"/>
          <table:table-cell table:style-name="ce22" table:formula="of:=[.L178]+([.M178]/20)+([.N178]/240)" office:value-type="float" office:value="160" calcext:value-type="float">
            <text:p>160,00000</text:p>
          </table:table-cell>
          <table:table-cell table:number-columns-repeated="3"/>
          <table:table-cell table:formula="of:=[.P178]+0.05*[.Q178]+[.R178]/240" office:value-type="float" office:value="0" calcext:value-type="float">
            <text:p>0</text:p>
          </table:table-cell>
          <table:table-cell table:formula="of:=[.J178]*[.O178]" office:value-type="float" office:value="2080" calcext:value-type="float">
            <text:p>2 080,0000</text:p>
          </table:table-cell>
          <table:table-cell table:formula="of:=[.S178]-[.T178]" office:value-type="float" office:value="-2080" calcext:value-type="float">
            <text:p>-2080</text:p>
          </table:table-cell>
          <table:table-cell table:number-columns-repeated="1003"/>
        </table:table-row>
        <table:table-row table:style-name="ro2"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indigo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100" calcext:value-type="float">
            <text:p>1 100,00</text:p>
          </table:table-cell>
          <table:table-cell office:value-type="string" calcext:value-type="string">
            <text:p>livres</text:p>
          </table:table-cell>
          <table:table-cell office:value-type="float" office:value="7" calcext:value-type="float">
            <text:p>7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2" table:formula="of:=[.L179]+([.M179]/20)+([.N179]/240)" office:value-type="float" office:value="7.25" calcext:value-type="float">
            <text:p>7,25000</text:p>
          </table:table-cell>
          <table:table-cell table:number-columns-repeated="3"/>
          <table:table-cell table:formula="of:=[.P179]+0.05*[.Q179]+[.R179]/240" office:value-type="float" office:value="0" calcext:value-type="float">
            <text:p>0</text:p>
          </table:table-cell>
          <table:table-cell table:formula="of:=[.J179]*[.O179]" office:value-type="float" office:value="7975" calcext:value-type="float">
            <text:p>7 975,0000</text:p>
          </table:table-cell>
          <table:table-cell table:formula="of:=[.S179]-[.T179]" office:value-type="float" office:value="-7975" calcext:value-type="float">
            <text:p>-7975</text:p>
          </table:table-cell>
          <table:table-cell table:number-columns-repeated="1003"/>
        </table:table-row>
        <table:table-row table:style-name="ro2"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ek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pièce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2" table:formula="of:=[.L180]+([.M180]/20)+([.N180]/240)" office:value-type="float" office:value="90" calcext:value-type="float">
            <text:p>90,00000</text:p>
          </table:table-cell>
          <table:table-cell table:number-columns-repeated="3"/>
          <table:table-cell table:formula="of:=[.P180]+0.05*[.Q180]+[.R180]/240" office:value-type="float" office:value="0" calcext:value-type="float">
            <text:p>0</text:p>
          </table:table-cell>
          <table:table-cell table:formula="of:=[.J180]*[.O180]" office:value-type="float" office:value="1170" calcext:value-type="float">
            <text:p>1 170,0000</text:p>
          </table:table-cell>
          <table:table-cell table:formula="of:=[.S180]-[.T180]" office:value-type="float" office:value="-1170" calcext:value-type="float">
            <text:p>-1170</text:p>
          </table:table-cell>
          <table:table-cell table:number-columns-repeated="1003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rotti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23264" calcext:value-type="float">
            <text:p>23 264,00</text:p>
          </table:table-cell>
          <table:table-cell office:value-type="string" calcext:value-type="string">
            <text:p>livres</text:p>
          </table:table-cell>
          <table:table-cell office:value-type="float" office:value="0.3" calcext:value-type="float">
            <text:p>0,300</text:p>
          </table:table-cell>
          <table:table-cell table:number-columns-repeated="2"/>
          <table:table-cell table:style-name="ce22" table:formula="of:=[.L181]+([.M181]/20)+([.N181]/240)" office:value-type="float" office:value="0.3" calcext:value-type="float">
            <text:p>0,30000</text:p>
          </table:table-cell>
          <table:table-cell table:number-columns-repeated="3"/>
          <table:table-cell table:formula="of:=[.P181]+0.05*[.Q181]+[.R181]/240" office:value-type="float" office:value="0" calcext:value-type="float">
            <text:p>0</text:p>
          </table:table-cell>
          <table:table-cell table:formula="of:=[.J181]*[.O181]" office:value-type="float" office:value="6979.2" calcext:value-type="float">
            <text:p>6 979,2000</text:p>
          </table:table-cell>
          <table:table-cell table:formula="of:=[.S181]-[.T181]" office:value-type="float" office:value="-6979.2" calcext:value-type="float">
            <text:p>-6979,2</text:p>
          </table:table-cell>
          <table:table-cell office:value-type="string" calcext:value-type="string">
            <text:p>30 L %</text:p>
          </table:table-cell>
          <table:table-cell table:number-columns-repeated="1002"/>
        </table:table-row>
        <table:table-row table:style-name="ro2"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alpêt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567825" calcext:value-type="float">
            <text:p>567 82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182]+([.M182]/20)+([.N182]/240)" office:value-type="float" office:value="0.5" calcext:value-type="float">
            <text:p>0,50000</text:p>
          </table:table-cell>
          <table:table-cell table:number-columns-repeated="3"/>
          <table:table-cell table:formula="of:=[.P182]+0.05*[.Q182]+[.R182]/240" office:value-type="float" office:value="0" calcext:value-type="float">
            <text:p>0</text:p>
          </table:table-cell>
          <table:table-cell table:formula="of:=[.J182]*[.O182]" office:value-type="float" office:value="283912.5" calcext:value-type="float">
            <text:p>283 912,5000</text:p>
          </table:table-cell>
          <table:table-cell table:formula="of:=[.S182]-[.T182]" office:value-type="float" office:value="-283912.5" calcext:value-type="float">
            <text:p>-283912,5</text:p>
          </table:table-cell>
          <table:table-cell table:number-columns-repeated="1003"/>
        </table:table-row>
        <table:table-row table:style-name="ro2"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1497" calcext:value-type="float">
            <text:p>1 497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2" table:formula="of:=[.L183]+([.M183]/20)+([.N183]/240)" office:value-type="float" office:value="1.75" calcext:value-type="float">
            <text:p>1,75000</text:p>
          </table:table-cell>
          <table:table-cell table:number-columns-repeated="3"/>
          <table:table-cell table:formula="of:=[.P183]+0.05*[.Q183]+[.R183]/240" office:value-type="float" office:value="0" calcext:value-type="float">
            <text:p>0</text:p>
          </table:table-cell>
          <table:table-cell table:formula="of:=[.J183]*[.O183]" office:value-type="float" office:value="2619.75" calcext:value-type="float">
            <text:p>2 619,7500</text:p>
          </table:table-cell>
          <table:table-cell table:formula="of:=[.S183]-[.T183]" office:value-type="float" office:value="-2619.75" calcext:value-type="float">
            <text:p>-2619,75</text:p>
          </table:table-cell>
          <table:table-cell table:number-columns-repeated="1003"/>
        </table:table-row>
        <table:table-row table:style-name="ro2"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de Bret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Nord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aunes</text:p>
          </table:table-cell>
          <table:table-cell office:value-type="float" office:value="2" calcext:value-type="float">
            <text:p>2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184]+([.M184]/20)+([.N184]/240)" office:value-type="float" office:value="2.5" calcext:value-type="float">
            <text:p>2,50000</text:p>
          </table:table-cell>
          <table:table-cell table:number-columns-repeated="3"/>
          <table:table-cell table:formula="of:=[.P184]+0.05*[.Q184]+[.R184]/240" office:value-type="float" office:value="0" calcext:value-type="float">
            <text:p>0</text:p>
          </table:table-cell>
          <table:table-cell table:formula="of:=[.J184]*[.O184]" office:value-type="float" office:value="225" calcext:value-type="float">
            <text:p>225,0000</text:p>
          </table:table-cell>
          <table:table-cell table:formula="of:=[.S184]-[.T184]" office:value-type="float" office:value="-225" calcext:value-type="float">
            <text:p>-225</text:p>
          </table:table-cell>
          <table:table-cell table:number-columns-repeated="1003"/>
        </table:table-row>
        <table:table-row table:style-name="ro2"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eu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6092" calcext:value-type="float">
            <text:p>6 09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185]+([.M185]/20)+([.N185]/240)" office:value-type="float" office:value="0.5" calcext:value-type="float">
            <text:p>0,50000</text:p>
          </table:table-cell>
          <table:table-cell table:number-columns-repeated="3"/>
          <table:table-cell table:formula="of:=[.P185]+0.05*[.Q185]+[.R185]/240" office:value-type="float" office:value="0" calcext:value-type="float">
            <text:p>0</text:p>
          </table:table-cell>
          <table:table-cell table:formula="of:=[.J185]*[.O185]" office:value-type="float" office:value="3046" calcext:value-type="float">
            <text:p>3 046,0000</text:p>
          </table:table-cell>
          <table:table-cell table:formula="of:=[.S185]-[.T185]" office:value-type="float" office:value="-3046" calcext:value-type="float">
            <text:p>-3046</text:p>
          </table:table-cell>
          <table:table-cell table:number-columns-repeated="1003"/>
        </table:table-row>
        <table:table-row table:style-name="ro2"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uirs de génisses corroy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5258" calcext:value-type="float">
            <text:p>5 258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22" table:formula="of:=[.L186]+([.M186]/20)+([.N186]/240)" office:value-type="float" office:value="1.1" calcext:value-type="float">
            <text:p>1,10000</text:p>
          </table:table-cell>
          <table:table-cell table:number-columns-repeated="3"/>
          <table:table-cell table:formula="of:=[.P186]+0.05*[.Q186]+[.R186]/240" office:value-type="float" office:value="0" calcext:value-type="float">
            <text:p>0</text:p>
          </table:table-cell>
          <table:table-cell table:formula="of:=[.J186]*[.O186]" office:value-type="float" office:value="5783.8" calcext:value-type="float">
            <text:p>5 783,8000</text:p>
          </table:table-cell>
          <table:table-cell table:formula="of:=[.S186]-[.T186]" office:value-type="float" office:value="-5783.8" calcext:value-type="float">
            <text:p>-5783,8</text:p>
          </table:table-cell>
          <table:table-cell table:number-columns-repeated="1003"/>
        </table:table-row>
        <table:table-row table:style-name="ro2"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61" calcext:value-type="float">
            <text:p>61,00</text:p>
          </table:table-cell>
          <table:table-cell office:value-type="string" calcext:value-type="string">
            <text:p>veltes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187]+([.M187]/20)+([.N187]/240)" office:value-type="float" office:value="4.5" calcext:value-type="float">
            <text:p>4,50000</text:p>
          </table:table-cell>
          <table:table-cell table:number-columns-repeated="3"/>
          <table:table-cell table:formula="of:=[.P187]+0.05*[.Q187]+[.R187]/240" office:value-type="float" office:value="0" calcext:value-type="float">
            <text:p>0</text:p>
          </table:table-cell>
          <table:table-cell table:formula="of:=[.J187]*[.O187]" office:value-type="float" office:value="274.5" calcext:value-type="float">
            <text:p>274,5000</text:p>
          </table:table-cell>
          <table:table-cell table:formula="of:=[.S187]-[.T187]" office:value-type="float" office:value="-274.5" calcext:value-type="float">
            <text:p>-274,5</text:p>
          </table:table-cell>
          <table:table-cell table:number-columns-repeated="1003"/>
        </table:table-row>
        <table:table-row table:style-name="ro2"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188]+([.M188]/20)+([.N188]/240)" office:value-type="float" office:value="0" calcext:value-type="float">
            <text:p>0,0000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formula="of:=[.P188]+0.05*[.Q188]+[.R188]/240" office:value-type="float" office:value="79" calcext:value-type="float">
            <text:p>79</text:p>
          </table:table-cell>
          <table:table-cell table:formula="of:=[.J188]*[.O188]" office:value-type="float" office:value="0" calcext:value-type="float">
            <text:p>0,0000</text:p>
          </table:table-cell>
          <table:table-cell table:formula="of:=[.S188]-[.T188]" office:value-type="float" office:value="79" calcext:value-type="float">
            <text:p>79</text:p>
          </table:table-cell>
          <table:table-cell office:value-type="string" calcext:value-type="string">
            <text:p>valeur de 79 L cy</text:p>
          </table:table-cell>
          <table:table-cell table:number-columns-repeated="1002"/>
        </table:table-row>
        <table:table-row table:style-name="ro2"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apier batard commu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440" calcext:value-type="float">
            <text:p>1 440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189]+([.M189]/20)+([.N189]/240)" office:value-type="float" office:value="4.5" calcext:value-type="float">
            <text:p>4,50000</text:p>
          </table:table-cell>
          <table:table-cell table:number-columns-repeated="3"/>
          <table:table-cell table:formula="of:=[.P189]+0.05*[.Q189]+[.R189]/240" office:value-type="float" office:value="0" calcext:value-type="float">
            <text:p>0</text:p>
          </table:table-cell>
          <table:table-cell table:formula="of:=[.J189]*[.O189]" office:value-type="float" office:value="6480" calcext:value-type="float">
            <text:p>6 480,0000</text:p>
          </table:table-cell>
          <table:table-cell table:formula="of:=[.S189]-[.T189]" office:value-type="float" office:value="-6480" calcext:value-type="float">
            <text:p>-6480</text:p>
          </table:table-cell>
          <table:table-cell table:number-columns-repeated="1003"/>
        </table:table-row>
        <table:table-row table:style-name="ro2"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apier batard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4064" calcext:value-type="float">
            <text:p>4 064,00</text:p>
          </table:table-cell>
          <table:table-cell office:value-type="string" calcext:value-type="string">
            <text:p>ram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2" table:formula="of:=[.L190]+([.M190]/20)+([.N190]/240)" office:value-type="float" office:value="8" calcext:value-type="float">
            <text:p>8,00000</text:p>
          </table:table-cell>
          <table:table-cell table:number-columns-repeated="3"/>
          <table:table-cell table:formula="of:=[.P190]+0.05*[.Q190]+[.R190]/240" office:value-type="float" office:value="0" calcext:value-type="float">
            <text:p>0</text:p>
          </table:table-cell>
          <table:table-cell table:formula="of:=[.J190]*[.O190]" office:value-type="float" office:value="32512" calcext:value-type="float">
            <text:p>32 512,0000</text:p>
          </table:table-cell>
          <table:table-cell table:formula="of:=[.S190]-[.T190]" office:value-type="float" office:value="-32512" calcext:value-type="float">
            <text:p>-32512</text:p>
          </table:table-cell>
          <table:table-cell table:number-columns-repeated="1003"/>
        </table:table-row>
        <table:table-row table:style-name="ro2"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apier à bulle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52822" calcext:value-type="float">
            <text:p>52 822,00</text:p>
          </table:table-cell>
          <table:table-cell office:value-type="string" calcext:value-type="string">
            <text:p>rames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22" table:formula="of:=[.L191]+([.M191]/20)+([.N191]/240)" office:value-type="float" office:value="1.1" calcext:value-type="float">
            <text:p>1,10000</text:p>
          </table:table-cell>
          <table:table-cell table:number-columns-repeated="3"/>
          <table:table-cell table:formula="of:=[.P191]+0.05*[.Q191]+[.R191]/240" office:value-type="float" office:value="0" calcext:value-type="float">
            <text:p>0</text:p>
          </table:table-cell>
          <table:table-cell table:formula="of:=[.J191]*[.O191]" office:value-type="float" office:value="58104.2" calcext:value-type="float">
            <text:p>58 104,2000</text:p>
          </table:table-cell>
          <table:table-cell table:formula="of:=[.S191]-[.T191]" office:value-type="float" office:value="-58104.2" calcext:value-type="float">
            <text:p>-58104,2</text:p>
          </table:table-cell>
          <table:table-cell table:number-columns-repeated="1003"/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apier gêne f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5624" calcext:value-type="float">
            <text:p>5 624,00</text:p>
          </table:table-cell>
          <table:table-cell office:value-type="string" calcext:value-type="string">
            <text:p>rames</text:p>
          </table:table-cell>
          <table:table-cell office:value-type="float" office:value="7" calcext:value-type="float">
            <text:p>7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192]+([.M192]/20)+([.N192]/240)" office:value-type="float" office:value="7.5" calcext:value-type="float">
            <text:p>7,50000</text:p>
          </table:table-cell>
          <table:table-cell table:number-columns-repeated="3"/>
          <table:table-cell table:formula="of:=[.P192]+0.05*[.Q192]+[.R192]/240" office:value-type="float" office:value="0" calcext:value-type="float">
            <text:p>0</text:p>
          </table:table-cell>
          <table:table-cell table:formula="of:=[.J192]*[.O192]" office:value-type="float" office:value="42180" calcext:value-type="float">
            <text:p>42 180,0000</text:p>
          </table:table-cell>
          <table:table-cell table:formula="of:=[.S192]-[.T192]" office:value-type="float" office:value="-42180" calcext:value-type="float">
            <text:p>-42180</text:p>
          </table:table-cell>
          <table:table-cell table:number-columns-repeated="1003"/>
        </table:table-row>
        <table:table-row table:style-name="ro2"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apier de Lamba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193]+([.M193]/20)+([.N193]/240)" office:value-type="float" office:value="4" calcext:value-type="float">
            <text:p>4,00000</text:p>
          </table:table-cell>
          <table:table-cell table:number-columns-repeated="3"/>
          <table:table-cell table:formula="of:=[.P193]+0.05*[.Q193]+[.R193]/240" office:value-type="float" office:value="0" calcext:value-type="float">
            <text:p>0</text:p>
          </table:table-cell>
          <table:table-cell table:formula="of:=[.J193]*[.O193]" office:value-type="float" office:value="240" calcext:value-type="float">
            <text:p>240,0000</text:p>
          </table:table-cell>
          <table:table-cell table:formula="of:=[.S193]-[.T193]" office:value-type="float" office:value="-240" calcext:value-type="float">
            <text:p>-240</text:p>
          </table:table-cell>
          <table:table-cell table:number-columns-repeated="1003"/>
        </table:table-row>
        <table:table-row table:style-name="ro2"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eaux de veaux corroy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4681.6666666666" calcext:value-type="float">
            <text:p>4 681,67</text:p>
          </table:table-cell>
          <table:table-cell office:value-type="string" calcext:value-type="string">
            <text:p>douzaines</text:p>
          </table:table-cell>
          <table:table-cell office:value-type="float" office:value="45" calcext:value-type="float">
            <text:p>45,000</text:p>
          </table:table-cell>
          <table:table-cell table:number-columns-repeated="2"/>
          <table:table-cell table:style-name="ce22" table:formula="of:=[.L194]+([.M194]/20)+([.N194]/240)" office:value-type="float" office:value="45" calcext:value-type="float">
            <text:p>45,00000</text:p>
          </table:table-cell>
          <table:table-cell table:number-columns-repeated="3"/>
          <table:table-cell table:formula="of:=[.P194]+0.05*[.Q194]+[.R194]/240" office:value-type="float" office:value="0" calcext:value-type="float">
            <text:p>0</text:p>
          </table:table-cell>
          <table:table-cell table:formula="of:=[.J194]*[.O194]" office:value-type="float" office:value="210674.999999997" calcext:value-type="float">
            <text:p>210 675,0000</text:p>
          </table:table-cell>
          <table:table-cell table:formula="of:=[.S194]-[.T194]" office:value-type="float" office:value="-210674.999999997" calcext:value-type="float">
            <text:p>-210675</text:p>
          </table:table-cell>
          <table:table-cell table:number-columns-repeated="1003"/>
        </table:table-row>
        <table:table-row table:style-name="ro2"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alais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195]+([.M195]/20)+([.N195]/240)" office:value-type="float" office:value="0.3" calcext:value-type="float">
            <text:p>0,30000</text:p>
          </table:table-cell>
          <table:table-cell table:number-columns-repeated="3"/>
          <table:table-cell table:formula="of:=[.P195]+0.05*[.Q195]+[.R195]/240" office:value-type="float" office:value="0" calcext:value-type="float">
            <text:p>0</text:p>
          </table:table-cell>
          <table:table-cell table:formula="of:=[.J195]*[.O195]" office:value-type="float" office:value="180" calcext:value-type="float">
            <text:p>180,0000</text:p>
          </table:table-cell>
          <table:table-cell table:formula="of:=[.S195]-[.T195]" office:value-type="float" office:value="-180" calcext:value-type="float">
            <text:p>-180</text:p>
          </table:table-cell>
          <table:table-cell table:number-columns-repeated="1003"/>
        </table:table-row>
        <table:table-row table:style-name="ro2"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de Bretagne etroi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3500" calcext:value-type="float">
            <text:p>13 5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196]+([.M196]/20)+([.N196]/240)" office:value-type="float" office:value="1.5" calcext:value-type="float">
            <text:p>1,50000</text:p>
          </table:table-cell>
          <table:table-cell table:number-columns-repeated="3"/>
          <table:table-cell table:formula="of:=[.P196]+0.05*[.Q196]+[.R196]/240" office:value-type="float" office:value="0" calcext:value-type="float">
            <text:p>0</text:p>
          </table:table-cell>
          <table:table-cell table:formula="of:=[.J196]*[.O196]" office:value-type="float" office:value="20250" calcext:value-type="float">
            <text:p>20 250,0000</text:p>
          </table:table-cell>
          <table:table-cell table:formula="of:=[.S196]-[.T196]" office:value-type="float" office:value="-20250" calcext:value-type="float">
            <text:p>-20250</text:p>
          </table:table-cell>
          <table:table-cell table:number-columns-repeated="1003"/>
        </table:table-row>
        <table:table-row table:style-name="ro2"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de Bretagne lar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5700" calcext:value-type="float">
            <text:p>5 700,00</text:p>
          </table:table-cell>
          <table:table-cell office:value-type="string" calcext:value-type="string">
            <text:p>aunes</text:p>
          </table:table-cell>
          <table:table-cell office:value-type="float" office:value="2" calcext:value-type="float">
            <text:p>2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197]+([.M197]/20)+([.N197]/240)" office:value-type="float" office:value="2.5" calcext:value-type="float">
            <text:p>2,50000</text:p>
          </table:table-cell>
          <table:table-cell table:number-columns-repeated="3"/>
          <table:table-cell table:formula="of:=[.P197]+0.05*[.Q197]+[.R197]/240" office:value-type="float" office:value="0" calcext:value-type="float">
            <text:p>0</text:p>
          </table:table-cell>
          <table:table-cell table:formula="of:=[.J197]*[.O197]" office:value-type="float" office:value="14250" calcext:value-type="float">
            <text:p>14 250,0000</text:p>
          </table:table-cell>
          <table:table-cell table:formula="of:=[.S197]-[.T197]" office:value-type="float" office:value="-14250" calcext:value-type="float">
            <text:p>-14250</text:p>
          </table:table-cell>
          <table:table-cell table:number-columns-repeated="1003"/>
        </table:table-row>
        <table:table-row table:style-name="ro2"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de Bretagne à carr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320" calcext:value-type="float">
            <text:p>320,00</text:p>
          </table:table-cell>
          <table:table-cell office:value-type="string" calcext:value-type="string">
            <text:p>aunes</text:p>
          </table:table-cell>
          <table:table-cell office:value-type="float" office:value="1" calcext:value-type="float">
            <text:p>1,00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2" table:formula="of:=[.L198]+([.M198]/20)+([.N198]/240)" office:value-type="float" office:value="1.1" calcext:value-type="float">
            <text:p>1,10000</text:p>
          </table:table-cell>
          <table:table-cell table:number-columns-repeated="3"/>
          <table:table-cell table:formula="of:=[.P198]+0.05*[.Q198]+[.R198]/240" office:value-type="float" office:value="0" calcext:value-type="float">
            <text:p>0</text:p>
          </table:table-cell>
          <table:table-cell table:formula="of:=[.J198]*[.O198]" office:value-type="float" office:value="352" calcext:value-type="float">
            <text:p>352,0000</text:p>
          </table:table-cell>
          <table:table-cell table:formula="of:=[.S198]-[.T198]" office:value-type="float" office:value="-352" calcext:value-type="float">
            <text:p>-352</text:p>
          </table:table-cell>
          <table:table-cell table:number-columns-repeated="1003"/>
        </table:table-row>
        <table:table-row table:style-name="ro2"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de Bretagne gracie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1200" calcext:value-type="float">
            <text:p>1 200,00</text:p>
          </table:table-cell>
          <table:table-cell office:value-type="string" calcext:value-type="string">
            <text:p>aunes</text:p>
          </table:table-cell>
          <table:table-cell office:value-type="float" office:value="1" calcext:value-type="float">
            <text:p>1,000</text:p>
          </table:table-cell>
          <table:table-cell office:value-type="float" office:value="6" calcext:value-type="float">
            <text:p>6</text:p>
          </table:table-cell>
          <table:table-cell/>
          <table:table-cell table:style-name="ce22" table:formula="of:=[.L199]+([.M199]/20)+([.N199]/240)" office:value-type="float" office:value="1.3" calcext:value-type="float">
            <text:p>1,30000</text:p>
          </table:table-cell>
          <table:table-cell table:number-columns-repeated="3"/>
          <table:table-cell table:formula="of:=[.P199]+0.05*[.Q199]+[.R199]/240" office:value-type="float" office:value="0" calcext:value-type="float">
            <text:p>0</text:p>
          </table:table-cell>
          <table:table-cell table:formula="of:=[.J199]*[.O199]" office:value-type="float" office:value="1560" calcext:value-type="float">
            <text:p>1 560,0000</text:p>
          </table:table-cell>
          <table:table-cell table:formula="of:=[.S199]-[.T199]" office:value-type="float" office:value="-1560" calcext:value-type="float">
            <text:p>-1560</text:p>
          </table:table-cell>
          <table:table-cell table:number-columns-repeated="1003"/>
        </table:table-row>
        <table:table-row table:style-name="ro2"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de Bretagne de ha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634" calcext:value-type="float">
            <text:p>63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200]+([.M200]/20)+([.N200]/240)" office:value-type="float" office:value="1" calcext:value-type="float">
            <text:p>1,00000</text:p>
          </table:table-cell>
          <table:table-cell table:number-columns-repeated="3"/>
          <table:table-cell table:formula="of:=[.P200]+0.05*[.Q200]+[.R200]/240" office:value-type="float" office:value="0" calcext:value-type="float">
            <text:p>0</text:p>
          </table:table-cell>
          <table:table-cell table:formula="of:=[.J200]*[.O200]" office:value-type="float" office:value="634" calcext:value-type="float">
            <text:p>634,0000</text:p>
          </table:table-cell>
          <table:table-cell table:formula="of:=[.S200]-[.T200]" office:value-type="float" office:value="-634" calcext:value-type="float">
            <text:p>-634</text:p>
          </table:table-cell>
          <table:table-cell table:number-columns-repeated="1003"/>
        </table:table-row>
        <table:table-row table:style-name="ro2"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de Bretagne de ména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 Portugal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201]+([.M201]/20)+([.N201]/240)" office:value-type="float" office:value="2" calcext:value-type="float">
            <text:p>2,00000</text:p>
          </table:table-cell>
          <table:table-cell table:number-columns-repeated="3"/>
          <table:table-cell table:formula="of:=[.P201]+0.05*[.Q201]+[.R201]/240" office:value-type="float" office:value="0" calcext:value-type="float">
            <text:p>0</text:p>
          </table:table-cell>
          <table:table-cell table:formula="of:=[.J201]*[.O201]" office:value-type="float" office:value="1200" calcext:value-type="float">
            <text:p>1 200,0000</text:p>
          </table:table-cell>
          <table:table-cell table:formula="of:=[.S201]-[.T201]" office:value-type="float" office:value="-1200" calcext:value-type="float">
            <text:p>-1200</text:p>
          </table:table-cell>
          <table:table-cell table:number-columns-repeated="1003"/>
        </table:table-row>
        <table:table-row table:style-name="ro2"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dam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Savoye</text:p>
          </table:table-cell>
          <table:table-cell office:value-type="float" office:value="54" calcext:value-type="float">
            <text:p>54,00</text:p>
          </table:table-cell>
          <table:table-cell office:value-type="string" calcext:value-type="string">
            <text:p>pièce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2" table:formula="of:=[.L202]+([.M202]/20)+([.N202]/240)" office:value-type="float" office:value="150" calcext:value-type="float">
            <text:p>150,00000</text:p>
          </table:table-cell>
          <table:table-cell table:number-columns-repeated="3"/>
          <table:table-cell table:formula="of:=[.P202]+0.05*[.Q202]+[.R202]/240" office:value-type="float" office:value="0" calcext:value-type="float">
            <text:p>0</text:p>
          </table:table-cell>
          <table:table-cell table:formula="of:=[.J202]*[.O202]" office:value-type="float" office:value="8100" calcext:value-type="float">
            <text:p>8 100,0000</text:p>
          </table:table-cell>
          <table:table-cell table:formula="of:=[.S202]-[.T202]" office:value-type="float" office:value="-8100" calcext:value-type="float">
            <text:p>-8100</text:p>
          </table:table-cell>
          <table:table-cell table:number-columns-repeated="1003"/>
        </table:table-row>
        <table:table-row table:style-name="ro2"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gaze pein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Savoye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pièces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22" table:formula="of:=[.L203]+([.M203]/20)+([.N203]/240)" office:value-type="float" office:value="80" calcext:value-type="float">
            <text:p>80,00000</text:p>
          </table:table-cell>
          <table:table-cell table:number-columns-repeated="3"/>
          <table:table-cell table:formula="of:=[.P203]+0.05*[.Q203]+[.R203]/240" office:value-type="float" office:value="0" calcext:value-type="float">
            <text:p>0</text:p>
          </table:table-cell>
          <table:table-cell table:formula="of:=[.J203]*[.O203]" office:value-type="float" office:value="640" calcext:value-type="float">
            <text:p>640,0000</text:p>
          </table:table-cell>
          <table:table-cell table:formula="of:=[.S203]-[.T203]" office:value-type="float" office:value="-640" calcext:value-type="float">
            <text:p>-640</text:p>
          </table:table-cell>
          <table:table-cell table:number-columns-repeated="1003"/>
        </table:table-row>
        <table:table-row table:style-name="ro2"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guingua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Savoye</text:p>
          </table:table-cell>
          <table:table-cell office:value-type="float" office:value="65" calcext:value-type="float">
            <text:p>65,00</text:p>
          </table:table-cell>
          <table:table-cell office:value-type="string" calcext:value-type="string">
            <text:p>pièc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204]+([.M204]/20)+([.N204]/240)" office:value-type="float" office:value="10" calcext:value-type="float">
            <text:p>10,00000</text:p>
          </table:table-cell>
          <table:table-cell table:number-columns-repeated="3"/>
          <table:table-cell table:formula="of:=[.P204]+0.05*[.Q204]+[.R204]/240" office:value-type="float" office:value="0" calcext:value-type="float">
            <text:p>0</text:p>
          </table:table-cell>
          <table:table-cell table:formula="of:=[.J204]*[.O204]" office:value-type="float" office:value="650" calcext:value-type="float">
            <text:p>650,0000</text:p>
          </table:table-cell>
          <table:table-cell table:formula="of:=[.S204]-[.T204]" office:value-type="float" office:value="-650" calcext:value-type="float">
            <text:p>-650</text:p>
          </table:table-cell>
          <table:table-cell table:number-columns-repeated="1003"/>
        </table:table-row>
        <table:table-row table:style-name="ro2"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lamp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Savoye</text:p>
          </table:table-cell>
          <table:table-cell office:value-type="float" office:value="62" calcext:value-type="float">
            <text:p>62,00</text:p>
          </table:table-cell>
          <table:table-cell office:value-type="string" calcext:value-type="string">
            <text:p>pièces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22" table:formula="of:=[.L205]+([.M205]/20)+([.N205]/240)" office:value-type="float" office:value="200" calcext:value-type="float">
            <text:p>200,00000</text:p>
          </table:table-cell>
          <table:table-cell table:number-columns-repeated="3"/>
          <table:table-cell table:formula="of:=[.P205]+0.05*[.Q205]+[.R205]/240" office:value-type="float" office:value="0" calcext:value-type="float">
            <text:p>0</text:p>
          </table:table-cell>
          <table:table-cell table:formula="of:=[.J205]*[.O205]" office:value-type="float" office:value="12400" calcext:value-type="float">
            <text:p>12 400,0000</text:p>
          </table:table-cell>
          <table:table-cell table:formula="of:=[.S205]-[.T205]" office:value-type="float" office:value="-12400" calcext:value-type="float">
            <text:p>-12400</text:p>
          </table:table-cell>
          <table:table-cell table:number-columns-repeated="1003"/>
        </table:table-row>
        <table:table-row table:style-name="ro2"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lustr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Savoye</text:p>
          </table:table-cell>
          <table:table-cell office:value-type="float" office:value="104" calcext:value-type="float">
            <text:p>104,00</text:p>
          </table:table-cell>
          <table:table-cell office:value-type="string" calcext:value-type="string">
            <text:p>pièces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22" table:formula="of:=[.L206]+([.M206]/20)+([.N206]/240)" office:value-type="float" office:value="80" calcext:value-type="float">
            <text:p>80,00000</text:p>
          </table:table-cell>
          <table:table-cell table:number-columns-repeated="3"/>
          <table:table-cell table:formula="of:=[.P206]+0.05*[.Q206]+[.R206]/240" office:value-type="float" office:value="0" calcext:value-type="float">
            <text:p>0</text:p>
          </table:table-cell>
          <table:table-cell table:formula="of:=[.J206]*[.O206]" office:value-type="float" office:value="8320" calcext:value-type="float">
            <text:p>8 320,0000</text:p>
          </table:table-cell>
          <table:table-cell table:formula="of:=[.S206]-[.T206]" office:value-type="float" office:value="-8320" calcext:value-type="float">
            <text:p>-8320</text:p>
          </table:table-cell>
          <table:table-cell table:number-columns-repeated="1003"/>
        </table:table-row>
        <table:table-row table:style-name="ro2"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nank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Savoye</text:p>
          </table:table-cell>
          <table:table-cell office:value-type="float" office:value="26084" calcext:value-type="float">
            <text:p>26 084,00</text:p>
          </table:table-cell>
          <table:table-cell office:value-type="string" calcext:value-type="string">
            <text:p>pièc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2" table:formula="of:=[.L207]+([.M207]/20)+([.N207]/240)" office:value-type="float" office:value="5" calcext:value-type="float">
            <text:p>5,00000</text:p>
          </table:table-cell>
          <table:table-cell table:number-columns-repeated="3"/>
          <table:table-cell table:formula="of:=[.P207]+0.05*[.Q207]+[.R207]/240" office:value-type="float" office:value="0" calcext:value-type="float">
            <text:p>0</text:p>
          </table:table-cell>
          <table:table-cell table:formula="of:=[.J207]*[.O207]" office:value-type="float" office:value="130420" calcext:value-type="float">
            <text:p>130 420,0000</text:p>
          </table:table-cell>
          <table:table-cell table:formula="of:=[.S207]-[.T207]" office:value-type="float" office:value="-130420" calcext:value-type="float">
            <text:p>-130420</text:p>
          </table:table-cell>
          <table:table-cell table:number-columns-repeated="1003"/>
        </table:table-row>
        <table:table-row table:style-name="ro2"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ek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Savoye</text:p>
          </table:table-cell>
          <table:table-cell office:value-type="float" office:value="121" calcext:value-type="float">
            <text:p>121,00</text:p>
          </table:table-cell>
          <table:table-cell office:value-type="string" calcext:value-type="string">
            <text:p>pièce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2" table:formula="of:=[.L208]+([.M208]/20)+([.N208]/240)" office:value-type="float" office:value="90" calcext:value-type="float">
            <text:p>90,00000</text:p>
          </table:table-cell>
          <table:table-cell table:number-columns-repeated="3"/>
          <table:table-cell table:formula="of:=[.P208]+0.05*[.Q208]+[.R208]/240" office:value-type="float" office:value="0" calcext:value-type="float">
            <text:p>0</text:p>
          </table:table-cell>
          <table:table-cell table:formula="of:=[.J208]*[.O208]" office:value-type="float" office:value="10890" calcext:value-type="float">
            <text:p>10 890,0000</text:p>
          </table:table-cell>
          <table:table-cell table:formula="of:=[.S208]-[.T208]" office:value-type="float" office:value="-10890" calcext:value-type="float">
            <text:p>-10890</text:p>
          </table:table-cell>
          <table:table-cell table:number-columns-repeated="1003"/>
        </table:table-row>
        <table:table-row table:style-name="ro2"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at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Savoy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pièces</text:p>
          </table:table-cell>
          <table:table-cell office:value-type="float" office:value="130" calcext:value-type="float">
            <text:p>130,000</text:p>
          </table:table-cell>
          <table:table-cell table:number-columns-repeated="2"/>
          <table:table-cell table:style-name="ce22" table:formula="of:=[.L209]+([.M209]/20)+([.N209]/240)" office:value-type="float" office:value="130" calcext:value-type="float">
            <text:p>130,00000</text:p>
          </table:table-cell>
          <table:table-cell table:number-columns-repeated="3"/>
          <table:table-cell table:formula="of:=[.P209]+0.05*[.Q209]+[.R209]/240" office:value-type="float" office:value="0" calcext:value-type="float">
            <text:p>0</text:p>
          </table:table-cell>
          <table:table-cell table:formula="of:=[.J209]*[.O209]" office:value-type="float" office:value="3120" calcext:value-type="float">
            <text:p>3 120,0000</text:p>
          </table:table-cell>
          <table:table-cell table:formula="of:=[.S209]-[.T209]" office:value-type="float" office:value="-3120" calcext:value-type="float">
            <text:p>-3120</text:p>
          </table:table-cell>
          <table:table-cell table:number-columns-repeated="1003"/>
        </table:table-row>
        <table:table-row table:style-name="ro2"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Savoye</text:p>
          </table:table-cell>
          <table:table-cell office:value-type="float" office:value="255" calcext:value-type="float">
            <text:p>25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2" table:formula="of:=[.L210]+([.M210]/20)+([.N210]/240)" office:value-type="float" office:value="1.75" calcext:value-type="float">
            <text:p>1,75000</text:p>
          </table:table-cell>
          <table:table-cell table:number-columns-repeated="3"/>
          <table:table-cell table:formula="of:=[.P210]+0.05*[.Q210]+[.R210]/240" office:value-type="float" office:value="0" calcext:value-type="float">
            <text:p>0</text:p>
          </table:table-cell>
          <table:table-cell table:formula="of:=[.J210]*[.O210]" office:value-type="float" office:value="446.25" calcext:value-type="float">
            <text:p>446,2500</text:p>
          </table:table-cell>
          <table:table-cell table:formula="of:=[.S210]-[.T210]" office:value-type="float" office:value="-446.25" calcext:value-type="float">
            <text:p>-446,25</text:p>
          </table:table-cell>
          <table:table-cell table:number-columns-repeated="1003"/>
        </table:table-row>
        <table:table-row table:style-name="ro2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affé des Is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Suède</text:p>
          </table:table-cell>
          <table:table-cell office:value-type="float" office:value="33440" calcext:value-type="float">
            <text:p>33 44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2" table:formula="of:=[.L211]+([.M211]/20)+([.N211]/240)" office:value-type="float" office:value="0.375" calcext:value-type="float">
            <text:p>0,37500</text:p>
          </table:table-cell>
          <table:table-cell table:number-columns-repeated="3"/>
          <table:table-cell table:formula="of:=[.P211]+0.05*[.Q211]+[.R211]/240" office:value-type="float" office:value="0" calcext:value-type="float">
            <text:p>0</text:p>
          </table:table-cell>
          <table:table-cell table:formula="of:=[.J211]*[.O211]" office:value-type="float" office:value="12540" calcext:value-type="float">
            <text:p>12 540,0000</text:p>
          </table:table-cell>
          <table:table-cell table:formula="of:=[.S211]-[.T211]" office:value-type="float" office:value="-12540" calcext:value-type="float">
            <text:p>-12540</text:p>
          </table:table-cell>
          <table:table-cell table:number-columns-repeated="1003"/>
        </table:table-row>
        <table:table-row table:style-name="ro2"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Suède</text:p>
          </table:table-cell>
          <table:table-cell office:value-type="float" office:value="617" calcext:value-type="float">
            <text:p>617,00</text:p>
          </table:table-cell>
          <table:table-cell office:value-type="string" calcext:value-type="string">
            <text:p>veltes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212]+([.M212]/20)+([.N212]/240)" office:value-type="float" office:value="4.5" calcext:value-type="float">
            <text:p>4,50000</text:p>
          </table:table-cell>
          <table:table-cell table:number-columns-repeated="3"/>
          <table:table-cell table:formula="of:=[.P212]+0.05*[.Q212]+[.R212]/240" office:value-type="float" office:value="0" calcext:value-type="float">
            <text:p>0</text:p>
          </table:table-cell>
          <table:table-cell table:formula="of:=[.J212]*[.O212]" office:value-type="float" office:value="2776.5" calcext:value-type="float">
            <text:p>2 776,5000</text:p>
          </table:table-cell>
          <table:table-cell table:formula="of:=[.S212]-[.T212]" office:value-type="float" office:value="-2776.5" calcext:value-type="float">
            <text:p>-2776,5</text:p>
          </table:table-cell>
          <table:table-cell table:number-columns-repeated="1003"/>
        </table:table-row>
        <table:table-row table:style-name="ro2"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affé de Bourb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Suisse</text:p>
          </table:table-cell>
          <table:table-cell office:value-type="float" office:value="1284" calcext:value-type="float">
            <text:p>1 28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213]+([.M213]/20)+([.N213]/240)" office:value-type="float" office:value="0.75" calcext:value-type="float">
            <text:p>0,75000</text:p>
          </table:table-cell>
          <table:table-cell table:number-columns-repeated="3"/>
          <table:table-cell table:formula="of:=[.P213]+0.05*[.Q213]+[.R213]/240" office:value-type="float" office:value="0" calcext:value-type="float">
            <text:p>0</text:p>
          </table:table-cell>
          <table:table-cell table:formula="of:=[.J213]*[.O213]" office:value-type="float" office:value="963" calcext:value-type="float">
            <text:p>963,0000</text:p>
          </table:table-cell>
          <table:table-cell table:formula="of:=[.S213]-[.T213]" office:value-type="float" office:value="-963" calcext:value-type="float">
            <text:p>-963</text:p>
          </table:table-cell>
          <table:table-cell table:number-columns-repeated="1003"/>
        </table:table-row>
        <table:table-row table:style-name="ro2"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affé de Moka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Suisse</text:p>
          </table:table-cell>
          <table:table-cell office:value-type="float" office:value="5782" calcext:value-type="float">
            <text:p>5 78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style-name="ce22" table:formula="of:=[.L214]+([.M214]/20)+([.N214]/240)" office:value-type="float" office:value="1.65" calcext:value-type="float">
            <text:p>1,65000</text:p>
          </table:table-cell>
          <table:table-cell table:number-columns-repeated="3"/>
          <table:table-cell table:formula="of:=[.P214]+0.05*[.Q214]+[.R214]/240" office:value-type="float" office:value="0" calcext:value-type="float">
            <text:p>0</text:p>
          </table:table-cell>
          <table:table-cell table:formula="of:=[.J214]*[.O214]" office:value-type="float" office:value="9540.3" calcext:value-type="float">
            <text:p>9 540,3000</text:p>
          </table:table-cell>
          <table:table-cell table:formula="of:=[.S214]-[.T214]" office:value-type="float" office:value="-9540.3" calcext:value-type="float">
            <text:p>-9540,3</text:p>
          </table:table-cell>
          <table:table-cell table:number-columns-repeated="1003"/>
        </table:table-row>
        <table:table-row table:style-name="ro2"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ane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Suisse</text:p>
          </table:table-cell>
          <table:table-cell office:value-type="float" office:value="358" calcext:value-type="float">
            <text:p>358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2" table:formula="of:=[.L215]+([.M215]/20)+([.N215]/240)" office:value-type="float" office:value="4.25" calcext:value-type="float">
            <text:p>4,25000</text:p>
          </table:table-cell>
          <table:table-cell table:number-columns-repeated="3"/>
          <table:table-cell table:formula="of:=[.P215]+0.05*[.Q215]+[.R215]/240" office:value-type="float" office:value="0" calcext:value-type="float">
            <text:p>0</text:p>
          </table:table-cell>
          <table:table-cell table:formula="of:=[.J215]*[.O215]" office:value-type="float" office:value="1521.5" calcext:value-type="float">
            <text:p>1 521,5000</text:p>
          </table:table-cell>
          <table:table-cell table:formula="of:=[.S215]-[.T215]" office:value-type="float" office:value="-1521.5" calcext:value-type="float">
            <text:p>-1521,5</text:p>
          </table:table-cell>
          <table:table-cell table:number-columns-repeated="1003"/>
        </table:table-row>
        <table:table-row table:style-name="ro2"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orce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Suisse</text:p>
          </table:table-cell>
          <table:table-cell office:value-type="float" office:value="340" calcext:value-type="float">
            <text:p>34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216]+([.M216]/20)+([.N216]/240)" office:value-type="float" office:value="1" calcext:value-type="float">
            <text:p>1,00000</text:p>
          </table:table-cell>
          <table:table-cell table:number-columns-repeated="3"/>
          <table:table-cell table:formula="of:=[.P216]+0.05*[.Q216]+[.R216]/240" office:value-type="float" office:value="0" calcext:value-type="float">
            <text:p>0</text:p>
          </table:table-cell>
          <table:table-cell table:formula="of:=[.J216]*[.O216]" office:value-type="float" office:value="340" calcext:value-type="float">
            <text:p>340,0000</text:p>
          </table:table-cell>
          <table:table-cell table:formula="of:=[.S216]-[.T216]" office:value-type="float" office:value="-340" calcext:value-type="float">
            <text:p>-340</text:p>
          </table:table-cell>
          <table:table-cell table:number-columns-repeated="1003"/>
        </table:table-row>
        <table:table-row table:style-name="ro2"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rhubarb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Suisse</text:p>
          </table:table-cell>
          <table:table-cell office:value-type="float" office:value="1345" calcext:value-type="float">
            <text:p>1 345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217]+([.M217]/20)+([.N217]/240)" office:value-type="float" office:value="4" calcext:value-type="float">
            <text:p>4,00000</text:p>
          </table:table-cell>
          <table:table-cell table:number-columns-repeated="3"/>
          <table:table-cell table:formula="of:=[.P217]+0.05*[.Q217]+[.R217]/240" office:value-type="float" office:value="0" calcext:value-type="float">
            <text:p>0</text:p>
          </table:table-cell>
          <table:table-cell table:formula="of:=[.J217]*[.O217]" office:value-type="float" office:value="5380" calcext:value-type="float">
            <text:p>5 380,0000</text:p>
          </table:table-cell>
          <table:table-cell table:formula="of:=[.S217]-[.T217]" office:value-type="float" office:value="-5380" calcext:value-type="float">
            <text:p>-5380</text:p>
          </table:table-cell>
          <table:table-cell table:number-columns-repeated="1003"/>
        </table:table-row>
        <table:table-row table:style-name="ro2"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oye nank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Suisse</text:p>
          </table:table-cell>
          <table:table-cell office:value-type="float" office:value="1007" calcext:value-type="float">
            <text:p>1 007,00</text:p>
          </table:table-cell>
          <table:table-cell office:value-type="string" calcext:value-type="string">
            <text:p>livres</text:p>
          </table:table-cell>
          <table:table-cell office:value-type="float" office:value="35" calcext:value-type="float">
            <text:p>35,000</text:p>
          </table:table-cell>
          <table:table-cell table:number-columns-repeated="2"/>
          <table:table-cell table:style-name="ce22" table:formula="of:=[.L218]+([.M218]/20)+([.N218]/240)" office:value-type="float" office:value="35" calcext:value-type="float">
            <text:p>35,00000</text:p>
          </table:table-cell>
          <table:table-cell table:number-columns-repeated="3"/>
          <table:table-cell table:formula="of:=[.P218]+0.05*[.Q218]+[.R218]/240" office:value-type="float" office:value="0" calcext:value-type="float">
            <text:p>0</text:p>
          </table:table-cell>
          <table:table-cell table:formula="of:=[.J218]*[.O218]" office:value-type="float" office:value="35245" calcext:value-type="float">
            <text:p>35 245,0000</text:p>
          </table:table-cell>
          <table:table-cell table:formula="of:=[.S218]-[.T218]" office:value-type="float" office:value="-35245" calcext:value-type="float">
            <text:p>-35245</text:p>
          </table:table-cell>
          <table:table-cell table:number-columns-repeated="1003"/>
        </table:table-row>
        <table:table-row table:style-name="ro2">
          <table:table-cell table:style-name="ce2" office:value-type="float" office:value="218" calcext:value-type="float">
            <text:p>2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Suisse</text:p>
          </table:table-cell>
          <table:table-cell office:value-type="float" office:value="5755" calcext:value-type="float">
            <text:p>5 75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2" table:formula="of:=[.L219]+([.M219]/20)+([.N219]/240)" office:value-type="float" office:value="1.75" calcext:value-type="float">
            <text:p>1,75000</text:p>
          </table:table-cell>
          <table:table-cell table:number-columns-repeated="3"/>
          <table:table-cell table:formula="of:=[.P219]+0.05*[.Q219]+[.R219]/240" office:value-type="float" office:value="0" calcext:value-type="float">
            <text:p>0</text:p>
          </table:table-cell>
          <table:table-cell table:formula="of:=[.J219]*[.O219]" office:value-type="float" office:value="10071.25" calcext:value-type="float">
            <text:p>10 071,2500</text:p>
          </table:table-cell>
          <table:table-cell table:formula="of:=[.S219]-[.T219]" office:value-type="float" office:value="-10071.25" calcext:value-type="float">
            <text:p>-10071,25</text:p>
          </table:table-cell>
          <table:table-cell table:number-columns-repeated="1003"/>
        </table:table-row>
        <table:table-row table:style-name="ro2"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de coton des Ind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a Suisse</text:p>
          </table:table-cell>
          <table:table-cell office:value-type="float" office:value="280" calcext:value-type="float">
            <text:p>280,00</text:p>
          </table:table-cell>
          <table:table-cell office:value-type="string" calcext:value-type="string">
            <text:p>pièc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220]+([.M220]/20)+([.N220]/240)" office:value-type="float" office:value="50" calcext:value-type="float">
            <text:p>50,00000</text:p>
          </table:table-cell>
          <table:table-cell table:number-columns-repeated="3"/>
          <table:table-cell table:formula="of:=[.P220]+0.05*[.Q220]+[.R220]/240" office:value-type="float" office:value="0" calcext:value-type="float">
            <text:p>0</text:p>
          </table:table-cell>
          <table:table-cell table:formula="of:=[.J220]*[.O220]" office:value-type="float" office:value="14000" calcext:value-type="float">
            <text:p>14 000,0000</text:p>
          </table:table-cell>
          <table:table-cell table:formula="of:=[.S220]-[.T220]" office:value-type="float" office:value="-14000" calcext:value-type="float">
            <text:p>-14000</text:p>
          </table:table-cell>
          <table:table-cell table:number-columns-repeated="1003"/>
        </table:table-row>
        <table:table-row table:style-name="ro2"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amand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920" calcext:value-type="float">
            <text:p>9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221]+([.M221]/20)+([.N221]/240)" office:value-type="float" office:value="0.3" calcext:value-type="float">
            <text:p>0,30000</text:p>
          </table:table-cell>
          <table:table-cell table:number-columns-repeated="3"/>
          <table:table-cell table:formula="of:=[.P221]+0.05*[.Q221]+[.R221]/240" office:value-type="float" office:value="0" calcext:value-type="float">
            <text:p>0</text:p>
          </table:table-cell>
          <table:table-cell table:formula="of:=[.J221]*[.O221]" office:value-type="float" office:value="276" calcext:value-type="float">
            <text:p>276,0000</text:p>
          </table:table-cell>
          <table:table-cell table:formula="of:=[.S221]-[.T221]" office:value-type="float" office:value="-276" calcext:value-type="float">
            <text:p>-276</text:p>
          </table:table-cell>
          <table:table-cell table:number-columns-repeated="1003"/>
        </table:table-row>
        <table:table-row table:style-name="ro2"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ancho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.5" calcext:value-type="float">
            <text:p>2,50</text:p>
          </table:table-cell>
          <table:table-cell office:value-type="string" calcext:value-type="string">
            <text:p>baril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222]+([.M222]/20)+([.N222]/240)" office:value-type="float" office:value="3" calcext:value-type="float">
            <text:p>3,00000</text:p>
          </table:table-cell>
          <table:table-cell table:number-columns-repeated="3"/>
          <table:table-cell table:formula="of:=[.P222]+0.05*[.Q222]+[.R222]/240" office:value-type="float" office:value="0" calcext:value-type="float">
            <text:p>0</text:p>
          </table:table-cell>
          <table:table-cell table:formula="of:=[.J222]*[.O222]" office:value-type="float" office:value="7.5" calcext:value-type="float">
            <text:p>7,5000</text:p>
          </table:table-cell>
          <table:table-cell table:formula="of:=[.S222]-[.T222]" office:value-type="float" office:value="-7.5" calcext:value-type="float">
            <text:p>-7,5</text:p>
          </table:table-cell>
          <table:table-cell table:number-columns-repeated="1003"/>
        </table:table-row>
        <table:table-row table:style-name="ro2">
          <table:table-cell table:style-name="ce2" office:value-type="float" office:value="222" calcext:value-type="float">
            <text:p>2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argent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88.25" calcext:value-type="float">
            <text:p>388,25</text:p>
          </table:table-cell>
          <table:table-cell office:value-type="string" calcext:value-type="string">
            <text:p>marcs</text:p>
          </table:table-cell>
          <table:table-cell office:value-type="float" office:value="57" calcext:value-type="float">
            <text:p>57,000</text:p>
          </table:table-cell>
          <table:table-cell table:number-columns-repeated="2"/>
          <table:table-cell table:style-name="ce22" table:formula="of:=[.L223]+([.M223]/20)+([.N223]/240)" office:value-type="float" office:value="57" calcext:value-type="float">
            <text:p>57,00000</text:p>
          </table:table-cell>
          <table:table-cell table:number-columns-repeated="3"/>
          <table:table-cell table:formula="of:=[.P223]+0.05*[.Q223]+[.R223]/240" office:value-type="float" office:value="0" calcext:value-type="float">
            <text:p>0</text:p>
          </table:table-cell>
          <table:table-cell table:formula="of:=[.J223]*[.O223]" office:value-type="float" office:value="22130.25" calcext:value-type="float">
            <text:p>22 130,2500</text:p>
          </table:table-cell>
          <table:table-cell table:formula="of:=[.S223]-[.T223]" office:value-type="float" office:value="-22130.25" calcext:value-type="float">
            <text:p>-22130,25</text:p>
          </table:table-cell>
          <table:table-cell table:number-columns-repeated="1003"/>
        </table:table-row>
        <table:table-row table:style-name="ro2">
          <table:table-cell table:style-name="ce2" office:value-type="float" office:value="223" calcext:value-type="float">
            <text:p>2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argent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24]+([.M224]/20)+([.N224]/240)" office:value-type="float" office:value="0" calcext:value-type="float">
            <text:p>0,00000</text:p>
          </table:table-cell>
          <table:table-cell office:value-type="float" office:value="2200" calcext:value-type="float">
            <text:p>2200</text:p>
          </table:table-cell>
          <table:table-cell table:number-columns-repeated="2"/>
          <table:table-cell table:formula="of:=[.P224]+0.05*[.Q224]+[.R224]/240" office:value-type="float" office:value="2200" calcext:value-type="float">
            <text:p>2200</text:p>
          </table:table-cell>
          <table:table-cell table:formula="of:=[.J224]*[.O224]" office:value-type="float" office:value="0" calcext:value-type="float">
            <text:p>0,0000</text:p>
          </table:table-cell>
          <table:table-cell table:formula="of:=[.S224]-[.T224]" office:value-type="float" office:value="2200" calcext:value-type="float">
            <text:p>2200</text:p>
          </table:table-cell>
          <table:table-cell office:value-type="string" calcext:value-type="string">
            <text:p>valeur de 22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avo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boisseaux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style-name="ce22" table:formula="of:=[.L225]+([.M225]/20)+([.N225]/240)" office:value-type="float" office:value="0.65" calcext:value-type="float">
            <text:p>0,65000</text:p>
          </table:table-cell>
          <table:table-cell table:number-columns-repeated="3"/>
          <table:table-cell table:formula="of:=[.P225]+0.05*[.Q225]+[.R225]/240" office:value-type="float" office:value="0" calcext:value-type="float">
            <text:p>0</text:p>
          </table:table-cell>
          <table:table-cell table:formula="of:=[.J225]*[.O225]" office:value-type="float" office:value="52" calcext:value-type="float">
            <text:p>52,0000</text:p>
          </table:table-cell>
          <table:table-cell table:formula="of:=[.S225]-[.T225]" office:value-type="float" office:value="-52" calcext:value-type="float">
            <text:p>-52</text:p>
          </table:table-cell>
          <table:table-cell table:number-columns-repeated="1003"/>
        </table:table-row>
        <table:table-row table:style-name="ro2"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as de f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5" calcext:value-type="float">
            <text:p>35,00</text:p>
          </table:table-cell>
          <table:table-cell office:value-type="string" calcext:value-type="string">
            <text:p>pair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226]+([.M226]/20)+([.N226]/240)" office:value-type="float" office:value="3" calcext:value-type="float">
            <text:p>3,00000</text:p>
          </table:table-cell>
          <table:table-cell table:number-columns-repeated="3"/>
          <table:table-cell table:formula="of:=[.P226]+0.05*[.Q226]+[.R226]/240" office:value-type="float" office:value="0" calcext:value-type="float">
            <text:p>0</text:p>
          </table:table-cell>
          <table:table-cell table:formula="of:=[.J226]*[.O226]" office:value-type="float" office:value="105" calcext:value-type="float">
            <text:p>105,0000</text:p>
          </table:table-cell>
          <table:table-cell table:formula="of:=[.S226]-[.T226]" office:value-type="float" office:value="-105" calcext:value-type="float">
            <text:p>-105</text:p>
          </table:table-cell>
          <table:table-cell table:number-columns-repeated="1003"/>
        </table:table-row>
        <table:table-row table:style-name="ro2">
          <table:table-cell table:style-name="ce2" office:value-type="float" office:value="226" calcext:value-type="float">
            <text:p>2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as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8" calcext:value-type="float">
            <text:p>48,00</text:p>
          </table:table-cell>
          <table:table-cell office:value-type="string" calcext:value-type="string">
            <text:p>pair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227]+([.M227]/20)+([.N227]/240)" office:value-type="float" office:value="10" calcext:value-type="float">
            <text:p>10,00000</text:p>
          </table:table-cell>
          <table:table-cell table:number-columns-repeated="3"/>
          <table:table-cell table:formula="of:=[.P227]+0.05*[.Q227]+[.R227]/240" office:value-type="float" office:value="0" calcext:value-type="float">
            <text:p>0</text:p>
          </table:table-cell>
          <table:table-cell table:formula="of:=[.J227]*[.O227]" office:value-type="float" office:value="480" calcext:value-type="float">
            <text:p>480,0000</text:p>
          </table:table-cell>
          <table:table-cell table:formula="of:=[.S227]-[.T227]" office:value-type="float" office:value="-480" calcext:value-type="float">
            <text:p>-480</text:p>
          </table:table-cell>
          <table:table-cell table:number-columns-repeated="1003"/>
        </table:table-row>
        <table:table-row table:style-name="ro2"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baril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2" table:formula="of:=[.L228]+([.M228]/20)+([.N228]/240)" office:value-type="float" office:value="40" calcext:value-type="float">
            <text:p>40,00000</text:p>
          </table:table-cell>
          <table:table-cell table:number-columns-repeated="3"/>
          <table:table-cell table:formula="of:=[.P228]+0.05*[.Q228]+[.R228]/240" office:value-type="float" office:value="0" calcext:value-type="float">
            <text:p>0</text:p>
          </table:table-cell>
          <table:table-cell table:formula="of:=[.J228]*[.O228]" office:value-type="float" office:value="400" calcext:value-type="float">
            <text:p>400,0000</text:p>
          </table:table-cell>
          <table:table-cell table:formula="of:=[.S228]-[.T228]" office:value-type="float" office:value="-400" calcext:value-type="float">
            <text:p>-400</text:p>
          </table:table-cell>
          <table:table-cell table:number-columns-repeated="1003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euf à la daub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60" calcext:value-type="float">
            <text:p>60,00</text:p>
          </table:table-cell>
          <table:table-cell office:value-type="string" calcext:value-type="string">
            <text:p>barils</text:p>
          </table:table-cell>
          <table:table-cell office:value-type="float" office:value="75" calcext:value-type="float">
            <text:p>75,000</text:p>
          </table:table-cell>
          <table:table-cell table:number-columns-repeated="2"/>
          <table:table-cell table:style-name="ce22" table:formula="of:=[.L229]+([.M229]/20)+([.N229]/240)" office:value-type="float" office:value="75" calcext:value-type="float">
            <text:p>75,00000</text:p>
          </table:table-cell>
          <table:table-cell table:number-columns-repeated="3"/>
          <table:table-cell table:formula="of:=[.P229]+0.05*[.Q229]+[.R229]/240" office:value-type="float" office:value="0" calcext:value-type="float">
            <text:p>0</text:p>
          </table:table-cell>
          <table:table-cell table:formula="of:=[.J229]*[.O229]" office:value-type="float" office:value="4500" calcext:value-type="float">
            <text:p>4 500,0000</text:p>
          </table:table-cell>
          <table:table-cell table:formula="of:=[.S229]-[.T229]" office:value-type="float" office:value="-4500" calcext:value-type="float">
            <text:p>-4500</text:p>
          </table:table-cell>
          <table:table-cell table:number-columns-repeated="1003"/>
        </table:table-row>
        <table:table-row table:style-name="ro2">
          <table:table-cell table:style-name="ce2" office:value-type="float" office:value="229" calcext:value-type="float">
            <text:p>2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eu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13776" calcext:value-type="float">
            <text:p>113 77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230]+([.M230]/20)+([.N230]/240)" office:value-type="float" office:value="0.5" calcext:value-type="float">
            <text:p>0,50000</text:p>
          </table:table-cell>
          <table:table-cell table:number-columns-repeated="3"/>
          <table:table-cell table:formula="of:=[.P230]+0.05*[.Q230]+[.R230]/240" office:value-type="float" office:value="0" calcext:value-type="float">
            <text:p>0</text:p>
          </table:table-cell>
          <table:table-cell table:formula="of:=[.J230]*[.O230]" office:value-type="float" office:value="56888" calcext:value-type="float">
            <text:p>56 888,0000</text:p>
          </table:table-cell>
          <table:table-cell table:formula="of:=[.S230]-[.T230]" office:value-type="float" office:value="-56888" calcext:value-type="float">
            <text:p>-56888</text:p>
          </table:table-cell>
          <table:table-cell table:number-columns-repeated="1003"/>
        </table:table-row>
        <table:table-row table:style-name="ro2">
          <table:table-cell table:style-name="ce2" office:value-type="float" office:value="230" calcext:value-type="float">
            <text:p>2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i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3" calcext:value-type="float">
            <text:p>23,00</text:p>
          </table:table-cell>
          <table:table-cell office:value-type="string" calcext:value-type="string">
            <text:p>bariqu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2" table:formula="of:=[.L231]+([.M231]/20)+([.N231]/240)" office:value-type="float" office:value="25" calcext:value-type="float">
            <text:p>25,00000</text:p>
          </table:table-cell>
          <table:table-cell table:number-columns-repeated="3"/>
          <table:table-cell table:formula="of:=[.P231]+0.05*[.Q231]+[.R231]/240" office:value-type="float" office:value="0" calcext:value-type="float">
            <text:p>0</text:p>
          </table:table-cell>
          <table:table-cell table:formula="of:=[.J231]*[.O231]" office:value-type="float" office:value="575" calcext:value-type="float">
            <text:p>575,0000</text:p>
          </table:table-cell>
          <table:table-cell table:formula="of:=[.S231]-[.T231]" office:value-type="float" office:value="-575" calcext:value-type="float">
            <text:p>-575</text:p>
          </table:table-cell>
          <table:table-cell table:number-columns-repeated="1003"/>
        </table:table-row>
        <table:table-row table:style-name="ro2">
          <table:table-cell table:style-name="ce2" office:value-type="float" office:value="231" calcext:value-type="float">
            <text:p>2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ijout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32]+([.M232]/20)+([.N232]/240)" office:value-type="float" office:value="0" calcext:value-type="float">
            <text:p>0,00000</text:p>
          </table:table-cell>
          <table:table-cell office:value-type="float" office:value="1950" calcext:value-type="float">
            <text:p>1950</text:p>
          </table:table-cell>
          <table:table-cell table:number-columns-repeated="2"/>
          <table:table-cell table:formula="of:=[.P232]+0.05*[.Q232]+[.R232]/240" office:value-type="float" office:value="1950" calcext:value-type="float">
            <text:p>1950</text:p>
          </table:table-cell>
          <table:table-cell table:formula="of:=[.J232]*[.O232]" office:value-type="float" office:value="0" calcext:value-type="float">
            <text:p>0,0000</text:p>
          </table:table-cell>
          <table:table-cell table:formula="of:=[.S232]-[.T232]" office:value-type="float" office:value="1950" calcext:value-type="float">
            <text:p>1950</text:p>
          </table:table-cell>
          <table:table-cell office:value-type="string" calcext:value-type="string">
            <text:p>valeur de 195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iscui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80400" calcext:value-type="float">
            <text:p>180 400,00</text:p>
          </table:table-cell>
          <table:table-cell office:value-type="string" calcext:value-type="string">
            <text:p>livres</text:p>
          </table:table-cell>
          <table:table-cell office:value-type="float" office:value="0.15" calcext:value-type="float">
            <text:p>0,150</text:p>
          </table:table-cell>
          <table:table-cell table:number-columns-repeated="2"/>
          <table:table-cell table:style-name="ce22" table:formula="of:=[.L233]+([.M233]/20)+([.N233]/240)" office:value-type="float" office:value="0.15" calcext:value-type="float">
            <text:p>0,15000</text:p>
          </table:table-cell>
          <table:table-cell table:number-columns-repeated="3"/>
          <table:table-cell table:formula="of:=[.P233]+0.05*[.Q233]+[.R233]/240" office:value-type="float" office:value="0" calcext:value-type="float">
            <text:p>0</text:p>
          </table:table-cell>
          <table:table-cell table:formula="of:=[.J233]*[.O233]" office:value-type="float" office:value="27060" calcext:value-type="float">
            <text:p>27 060,0000</text:p>
          </table:table-cell>
          <table:table-cell table:formula="of:=[.S233]-[.T233]" office:value-type="float" office:value="-27060" calcext:value-type="float">
            <text:p>-27060</text:p>
          </table:table-cell>
          <table:table-cell office:value-type="string" calcext:value-type="string">
            <text:p>15 L %</text:p>
          </table:table-cell>
          <table:table-cell table:number-columns-repeated="1002"/>
        </table:table-row>
        <table:table-row table:style-name="ro2"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led saraz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8" calcext:value-type="float">
            <text:p>38,00</text:p>
          </table:table-cell>
          <table:table-cell office:value-type="string" calcext:value-type="string">
            <text:p>boisseaux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style-name="ce22" table:formula="of:=[.L234]+([.M234]/20)+([.N234]/240)" office:value-type="float" office:value="0.65" calcext:value-type="float">
            <text:p>0,65000</text:p>
          </table:table-cell>
          <table:table-cell table:number-columns-repeated="3"/>
          <table:table-cell table:formula="of:=[.P234]+0.05*[.Q234]+[.R234]/240" office:value-type="float" office:value="0" calcext:value-type="float">
            <text:p>0</text:p>
          </table:table-cell>
          <table:table-cell table:formula="of:=[.J234]*[.O234]" office:value-type="float" office:value="24.7" calcext:value-type="float">
            <text:p>24,7000</text:p>
          </table:table-cell>
          <table:table-cell table:formula="of:=[.S234]-[.T234]" office:value-type="float" office:value="-24.7" calcext:value-type="float">
            <text:p>-24,7</text:p>
          </table:table-cell>
          <table:table-cell table:number-columns-repeated="1003"/>
        </table:table-row>
        <table:table-row table:style-name="ro2"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ouchon de lie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millier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2" table:formula="of:=[.L235]+([.M235]/20)+([.N235]/240)" office:value-type="float" office:value="5" calcext:value-type="float">
            <text:p>5,00000</text:p>
          </table:table-cell>
          <table:table-cell table:number-columns-repeated="3"/>
          <table:table-cell table:formula="of:=[.P235]+0.05*[.Q235]+[.R235]/240" office:value-type="float" office:value="0" calcext:value-type="float">
            <text:p>0</text:p>
          </table:table-cell>
          <table:table-cell table:formula="of:=[.J235]*[.O235]" office:value-type="float" office:value="35" calcext:value-type="float">
            <text:p>35,0000</text:p>
          </table:table-cell>
          <table:table-cell table:formula="of:=[.S235]-[.T235]" office:value-type="float" office:value="-35" calcext:value-type="float">
            <text:p>-35</text:p>
          </table:table-cell>
          <table:table-cell table:number-columns-repeated="1003"/>
        </table:table-row>
        <table:table-row table:style-name="ro2">
          <table:table-cell table:style-name="ce2" office:value-type="float" office:value="235" calcext:value-type="float">
            <text:p>2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ray gr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88" calcext:value-type="float">
            <text:p>88,00</text:p>
          </table:table-cell>
          <table:table-cell office:value-type="string" calcext:value-type="string">
            <text:p>baril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2" table:formula="of:=[.L236]+([.M236]/20)+([.N236]/240)" office:value-type="float" office:value="24" calcext:value-type="float">
            <text:p>24,00000</text:p>
          </table:table-cell>
          <table:table-cell table:number-columns-repeated="3"/>
          <table:table-cell table:formula="of:=[.P236]+0.05*[.Q236]+[.R236]/240" office:value-type="float" office:value="0" calcext:value-type="float">
            <text:p>0</text:p>
          </table:table-cell>
          <table:table-cell table:formula="of:=[.J236]*[.O236]" office:value-type="float" office:value="2112" calcext:value-type="float">
            <text:p>2 112,0000</text:p>
          </table:table-cell>
          <table:table-cell table:formula="of:=[.S236]-[.T236]" office:value-type="float" office:value="-2112" calcext:value-type="float">
            <text:p>-2112</text:p>
          </table:table-cell>
          <table:table-cell table:number-columns-repeated="1003"/>
        </table:table-row>
        <table:table-row table:style-name="ro2">
          <table:table-cell table:style-name="ce2" office:value-type="float" office:value="236" calcext:value-type="float">
            <text:p>2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ane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2" table:formula="of:=[.L237]+([.M237]/20)+([.N237]/240)" office:value-type="float" office:value="4.25" calcext:value-type="float">
            <text:p>4,25000</text:p>
          </table:table-cell>
          <table:table-cell table:number-columns-repeated="3"/>
          <table:table-cell table:formula="of:=[.P237]+0.05*[.Q237]+[.R237]/240" office:value-type="float" office:value="0" calcext:value-type="float">
            <text:p>0</text:p>
          </table:table-cell>
          <table:table-cell table:formula="of:=[.J237]*[.O237]" office:value-type="float" office:value="425" calcext:value-type="float">
            <text:p>425,0000</text:p>
          </table:table-cell>
          <table:table-cell table:formula="of:=[.S237]-[.T237]" office:value-type="float" office:value="-425" calcext:value-type="float">
            <text:p>-425</text:p>
          </table:table-cell>
          <table:table-cell table:number-columns-repeated="1003"/>
        </table:table-row>
        <table:table-row table:style-name="ro2"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ercles de bo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852" calcext:value-type="float">
            <text:p>852,00</text:p>
          </table:table-cell>
          <table:table-cell office:value-type="string" calcext:value-type="string">
            <text:p>paquet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238]+([.M238]/20)+([.N238]/240)" office:value-type="float" office:value="3" calcext:value-type="float">
            <text:p>3,00000</text:p>
          </table:table-cell>
          <table:table-cell table:number-columns-repeated="3"/>
          <table:table-cell table:formula="of:=[.P238]+0.05*[.Q238]+[.R238]/240" office:value-type="float" office:value="0" calcext:value-type="float">
            <text:p>0</text:p>
          </table:table-cell>
          <table:table-cell table:formula="of:=[.J238]*[.O238]" office:value-type="float" office:value="2556" calcext:value-type="float">
            <text:p>2 556,0000</text:p>
          </table:table-cell>
          <table:table-cell table:formula="of:=[.S238]-[.T238]" office:value-type="float" office:value="-2556" calcext:value-type="float">
            <text:p>-2556</text:p>
          </table:table-cell>
          <table:table-cell table:number-columns-repeated="1003"/>
        </table:table-row>
        <table:table-row table:style-name="ro2"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hande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600" calcext:value-type="float">
            <text:p>4 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22" table:formula="of:=[.L239]+([.M239]/20)+([.N239]/240)" office:value-type="float" office:value="0.55" calcext:value-type="float">
            <text:p>0,55000</text:p>
          </table:table-cell>
          <table:table-cell table:number-columns-repeated="3"/>
          <table:table-cell table:formula="of:=[.P239]+0.05*[.Q239]+[.R239]/240" office:value-type="float" office:value="0" calcext:value-type="float">
            <text:p>0</text:p>
          </table:table-cell>
          <table:table-cell table:formula="of:=[.J239]*[.O239]" office:value-type="float" office:value="2530" calcext:value-type="float">
            <text:p>2 530,0000</text:p>
          </table:table-cell>
          <table:table-cell table:formula="of:=[.S239]-[.T239]" office:value-type="float" office:value="-2530" calcext:value-type="float">
            <text:p>-2530</text:p>
          </table:table-cell>
          <table:table-cell table:number-columns-repeated="1003"/>
        </table:table-row>
        <table:table-row table:style-name="ro2">
          <table:table-cell table:style-name="ce2" office:value-type="float" office:value="239" calcext:value-type="float">
            <text:p>2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hapeaux commu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680" calcext:value-type="float">
            <text:p>680,00</text:p>
          </table:table-cell>
          <table:table-cell office:value-type="string" calcext:value-type="string">
            <text:p>en nombre</text:p>
          </table:table-cell>
          <table:table-cell office:value-type="float" office:value="4" calcext:value-type="float">
            <text:p>4,00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2" table:formula="of:=[.L240]+([.M240]/20)+([.N240]/240)" office:value-type="float" office:value="4.25" calcext:value-type="float">
            <text:p>4,25000</text:p>
          </table:table-cell>
          <table:table-cell table:number-columns-repeated="3"/>
          <table:table-cell table:formula="of:=[.P240]+0.05*[.Q240]+[.R240]/240" office:value-type="float" office:value="0" calcext:value-type="float">
            <text:p>0</text:p>
          </table:table-cell>
          <table:table-cell table:formula="of:=[.J240]*[.O240]" office:value-type="float" office:value="2890" calcext:value-type="float">
            <text:p>2 890,0000</text:p>
          </table:table-cell>
          <table:table-cell table:formula="of:=[.S240]-[.T240]" office:value-type="float" office:value="-2890" calcext:value-type="float">
            <text:p>-2890</text:p>
          </table:table-cell>
          <table:table-cell table:number-columns-repeated="1003"/>
        </table:table-row>
        <table:table-row table:style-name="ro2"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hapeaux mi-casto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5" calcext:value-type="float">
            <text:p>45,00</text:p>
          </table:table-cell>
          <table:table-cell office:value-type="string" calcext:value-type="string">
            <text:p>en nombre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2" table:formula="of:=[.L241]+([.M241]/20)+([.N241]/240)" office:value-type="float" office:value="7" calcext:value-type="float">
            <text:p>7,00000</text:p>
          </table:table-cell>
          <table:table-cell table:number-columns-repeated="3"/>
          <table:table-cell table:formula="of:=[.P241]+0.05*[.Q241]+[.R241]/240" office:value-type="float" office:value="0" calcext:value-type="float">
            <text:p>0</text:p>
          </table:table-cell>
          <table:table-cell table:formula="of:=[.J241]*[.O241]" office:value-type="float" office:value="315" calcext:value-type="float">
            <text:p>315,0000</text:p>
          </table:table-cell>
          <table:table-cell table:formula="of:=[.S241]-[.T241]" office:value-type="float" office:value="-315" calcext:value-type="float">
            <text:p>-315</text:p>
          </table:table-cell>
          <table:table-cell table:number-columns-repeated="1003"/>
        </table:table-row>
        <table:table-row table:style-name="ro2">
          <table:table-cell table:style-name="ce2" office:value-type="float" office:value="241" calcext:value-type="float">
            <text:p>2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hapeaux à nèg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72" calcext:value-type="float">
            <text:p>72,00</text:p>
          </table:table-cell>
          <table:table-cell office:value-type="string" calcext:value-type="string">
            <text:p>en nombre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22" table:formula="of:=[.L242]+([.M242]/20)+([.N242]/240)" office:value-type="float" office:value="2" calcext:value-type="float">
            <text:p>2,00000</text:p>
          </table:table-cell>
          <table:table-cell table:number-columns-repeated="3"/>
          <table:table-cell table:formula="of:=[.P242]+0.05*[.Q242]+[.R242]/240" office:value-type="float" office:value="0" calcext:value-type="float">
            <text:p>0</text:p>
          </table:table-cell>
          <table:table-cell table:formula="of:=[.J242]*[.O242]" office:value-type="float" office:value="144" calcext:value-type="float">
            <text:p>144,0000</text:p>
          </table:table-cell>
          <table:table-cell table:formula="of:=[.S242]-[.T242]" office:value-type="float" office:value="-144" calcext:value-type="float">
            <text:p>-144</text:p>
          </table:table-cell>
          <table:table-cell table:number-columns-repeated="1003"/>
        </table:table-row>
        <table:table-row table:style-name="ro2">
          <table:table-cell table:style-name="ce2" office:value-type="float" office:value="242" calcext:value-type="float">
            <text:p>2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hemises garni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50" calcext:value-type="float">
            <text:p>250,00</text:p>
          </table:table-cell>
          <table:table-cell office:value-type="string" calcext:value-type="string">
            <text:p>en nombre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243]+([.M243]/20)+([.N243]/240)" office:value-type="float" office:value="10" calcext:value-type="float">
            <text:p>10,00000</text:p>
          </table:table-cell>
          <table:table-cell table:number-columns-repeated="3"/>
          <table:table-cell table:formula="of:=[.P243]+0.05*[.Q243]+[.R243]/240" office:value-type="float" office:value="0" calcext:value-type="float">
            <text:p>0</text:p>
          </table:table-cell>
          <table:table-cell table:formula="of:=[.J243]*[.O243]" office:value-type="float" office:value="2500" calcext:value-type="float">
            <text:p>2 500,0000</text:p>
          </table:table-cell>
          <table:table-cell table:formula="of:=[.S243]-[.T243]" office:value-type="float" office:value="-2500" calcext:value-type="float">
            <text:p>-2500</text:p>
          </table:table-cell>
          <table:table-cell table:number-columns-repeated="1003"/>
        </table:table-row>
        <table:table-row table:style-name="ro2">
          <table:table-cell table:style-name="ce2" office:value-type="float" office:value="243" calcext:value-type="float">
            <text:p>2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hemises uni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460" calcext:value-type="float">
            <text:p>1 460,00</text:p>
          </table:table-cell>
          <table:table-cell office:value-type="string" calcext:value-type="string">
            <text:p>en nombre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2" table:formula="of:=[.L244]+([.M244]/20)+([.N244]/240)" office:value-type="float" office:value="5" calcext:value-type="float">
            <text:p>5,00000</text:p>
          </table:table-cell>
          <table:table-cell table:number-columns-repeated="3"/>
          <table:table-cell table:formula="of:=[.P244]+0.05*[.Q244]+[.R244]/240" office:value-type="float" office:value="0" calcext:value-type="float">
            <text:p>0</text:p>
          </table:table-cell>
          <table:table-cell table:formula="of:=[.J244]*[.O244]" office:value-type="float" office:value="7300" calcext:value-type="float">
            <text:p>7 300,0000</text:p>
          </table:table-cell>
          <table:table-cell table:formula="of:=[.S244]-[.T244]" office:value-type="float" office:value="-7300" calcext:value-type="float">
            <text:p>-7300</text:p>
          </table:table-cell>
          <table:table-cell table:number-columns-repeated="1003"/>
        </table:table-row>
        <table:table-row table:style-name="ro2">
          <table:table-cell table:style-name="ce2" office:value-type="float" office:value="244" calcext:value-type="float">
            <text:p>2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id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1" calcext:value-type="float">
            <text:p>41,00</text:p>
          </table:table-cell>
          <table:table-cell office:value-type="string" calcext:value-type="string">
            <text:p>bariqu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2" table:formula="of:=[.L245]+([.M245]/20)+([.N245]/240)" office:value-type="float" office:value="15" calcext:value-type="float">
            <text:p>15,00000</text:p>
          </table:table-cell>
          <table:table-cell table:number-columns-repeated="3"/>
          <table:table-cell table:formula="of:=[.P245]+0.05*[.Q245]+[.R245]/240" office:value-type="float" office:value="0" calcext:value-type="float">
            <text:p>0</text:p>
          </table:table-cell>
          <table:table-cell table:formula="of:=[.J245]*[.O245]" office:value-type="float" office:value="615" calcext:value-type="float">
            <text:p>615,0000</text:p>
          </table:table-cell>
          <table:table-cell table:formula="of:=[.S245]-[.T245]" office:value-type="float" office:value="-615" calcext:value-type="float">
            <text:p>-615</text:p>
          </table:table-cell>
          <table:table-cell table:number-columns-repeated="1003"/>
        </table:table-row>
        <table:table-row table:style-name="ro2">
          <table:table-cell table:style-name="ce2" office:value-type="float" office:value="245" calcext:value-type="float">
            <text:p>2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lous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1212" calcext:value-type="float">
            <text:p>21 21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246]+([.M246]/20)+([.N246]/240)" office:value-type="float" office:value="0.3" calcext:value-type="float">
            <text:p>0,30000</text:p>
          </table:table-cell>
          <table:table-cell table:number-columns-repeated="3"/>
          <table:table-cell table:formula="of:=[.P246]+0.05*[.Q246]+[.R246]/240" office:value-type="float" office:value="0" calcext:value-type="float">
            <text:p>0</text:p>
          </table:table-cell>
          <table:table-cell table:formula="of:=[.J246]*[.O246]" office:value-type="float" office:value="6363.6" calcext:value-type="float">
            <text:p>6 363,6000</text:p>
          </table:table-cell>
          <table:table-cell table:formula="of:=[.S246]-[.T246]" office:value-type="float" office:value="-6363.6" calcext:value-type="float">
            <text:p>-6363,6</text:p>
          </table:table-cell>
          <table:table-cell table:number-columns-repeated="1003"/>
        </table:table-row>
        <table:table-row table:style-name="ro2">
          <table:table-cell table:style-name="ce2" office:value-type="float" office:value="246" calcext:value-type="float">
            <text:p>2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uisses d'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65" calcext:value-type="float">
            <text:p>65,00</text:p>
          </table:table-cell>
          <table:table-cell office:value-type="string" calcext:value-type="string">
            <text:p>douzain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247]+([.M247]/20)+([.N247]/240)" office:value-type="float" office:value="6" calcext:value-type="float">
            <text:p>6,00000</text:p>
          </table:table-cell>
          <table:table-cell table:number-columns-repeated="3"/>
          <table:table-cell table:formula="of:=[.P247]+0.05*[.Q247]+[.R247]/240" office:value-type="float" office:value="0" calcext:value-type="float">
            <text:p>0</text:p>
          </table:table-cell>
          <table:table-cell table:formula="of:=[.J247]*[.O247]" office:value-type="float" office:value="390" calcext:value-type="float">
            <text:p>390,0000</text:p>
          </table:table-cell>
          <table:table-cell table:formula="of:=[.S247]-[.T247]" office:value-type="float" office:value="-390" calcext:value-type="float">
            <text:p>-390</text:p>
          </table:table-cell>
          <table:table-cell table:number-columns-repeated="1003"/>
        </table:table-row>
        <table:table-row table:style-name="ro2"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pièces</text:p>
          </table:table-cell>
          <table:table-cell office:value-type="float" office:value="240" calcext:value-type="float">
            <text:p>240,000</text:p>
          </table:table-cell>
          <table:table-cell table:number-columns-repeated="2"/>
          <table:table-cell table:style-name="ce22" table:formula="of:=[.L248]+([.M248]/20)+([.N248]/240)" office:value-type="float" office:value="240" calcext:value-type="float">
            <text:p>240,00000</text:p>
          </table:table-cell>
          <table:table-cell table:number-columns-repeated="3"/>
          <table:table-cell table:formula="of:=[.P248]+0.05*[.Q248]+[.R248]/240" office:value-type="float" office:value="0" calcext:value-type="float">
            <text:p>0</text:p>
          </table:table-cell>
          <table:table-cell table:formula="of:=[.J248]*[.O248]" office:value-type="float" office:value="3600" calcext:value-type="float">
            <text:p>3 600,0000</text:p>
          </table:table-cell>
          <table:table-cell table:formula="of:=[.S248]-[.T248]" office:value-type="float" office:value="-3600" calcext:value-type="float">
            <text:p>-3600</text:p>
          </table:table-cell>
          <table:table-cell table:number-columns-repeated="1003"/>
        </table:table-row>
        <table:table-row table:style-name="ro2">
          <table:table-cell table:style-name="ce2" office:value-type="float" office:value="248" calcext:value-type="float">
            <text:p>2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57" calcext:value-type="float">
            <text:p>157,00</text:p>
          </table:table-cell>
          <table:table-cell office:value-type="string" calcext:value-type="string">
            <text:p>veltes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249]+([.M249]/20)+([.N249]/240)" office:value-type="float" office:value="4.5" calcext:value-type="float">
            <text:p>4,50000</text:p>
          </table:table-cell>
          <table:table-cell table:number-columns-repeated="3"/>
          <table:table-cell table:formula="of:=[.P249]+0.05*[.Q249]+[.R249]/240" office:value-type="float" office:value="0" calcext:value-type="float">
            <text:p>0</text:p>
          </table:table-cell>
          <table:table-cell table:formula="of:=[.J249]*[.O249]" office:value-type="float" office:value="706.5" calcext:value-type="float">
            <text:p>706,5000</text:p>
          </table:table-cell>
          <table:table-cell table:formula="of:=[.S249]-[.T249]" office:value-type="float" office:value="-706.5" calcext:value-type="float">
            <text:p>-706,5</text:p>
          </table:table-cell>
          <table:table-cell table:number-columns-repeated="1003"/>
        </table:table-row>
        <table:table-row table:style-name="ro2">
          <table:table-cell table:style-name="ce2" office:value-type="float" office:value="249" calcext:value-type="float">
            <text:p>2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epic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68" calcext:value-type="float">
            <text:p>68,00</text:p>
          </table:table-cell>
          <table:table-cell office:value-type="string" calcext:value-type="string">
            <text:p>livres</text:p>
          </table:table-cell>
          <table:table-cell office:value-type="float" office:value="2" calcext:value-type="float">
            <text:p>2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250]+([.M250]/20)+([.N250]/240)" office:value-type="float" office:value="2.5" calcext:value-type="float">
            <text:p>2,50000</text:p>
          </table:table-cell>
          <table:table-cell table:number-columns-repeated="3"/>
          <table:table-cell table:formula="of:=[.P250]+0.05*[.Q250]+[.R250]/240" office:value-type="float" office:value="0" calcext:value-type="float">
            <text:p>0</text:p>
          </table:table-cell>
          <table:table-cell table:formula="of:=[.J250]*[.O250]" office:value-type="float" office:value="170" calcext:value-type="float">
            <text:p>170,0000</text:p>
          </table:table-cell>
          <table:table-cell table:formula="of:=[.S250]-[.T250]" office:value-type="float" office:value="-170" calcext:value-type="float">
            <text:p>-170</text:p>
          </table:table-cell>
          <table:table-cell table:number-columns-repeated="1003"/>
        </table:table-row>
        <table:table-row table:style-name="ro2"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etamine de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10" calcext:value-type="float">
            <text:p>51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251]+([.M251]/20)+([.N251]/240)" office:value-type="float" office:value="3.5" calcext:value-type="float">
            <text:p>3,50000</text:p>
          </table:table-cell>
          <table:table-cell table:number-columns-repeated="3"/>
          <table:table-cell table:formula="of:=[.P251]+0.05*[.Q251]+[.R251]/240" office:value-type="float" office:value="0" calcext:value-type="float">
            <text:p>0</text:p>
          </table:table-cell>
          <table:table-cell table:formula="of:=[.J251]*[.O251]" office:value-type="float" office:value="1785" calcext:value-type="float">
            <text:p>1 785,0000</text:p>
          </table:table-cell>
          <table:table-cell table:formula="of:=[.S251]-[.T251]" office:value-type="float" office:value="-1785" calcext:value-type="float">
            <text:p>-1785</text:p>
          </table:table-cell>
          <table:table-cell table:number-columns-repeated="1003"/>
        </table:table-row>
        <table:table-row table:style-name="ro2"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96" calcext:value-type="float">
            <text:p>96,00</text:p>
          </table:table-cell>
          <table:table-cell office:value-type="string" calcext:value-type="string">
            <text:p>barils</text:p>
          </table:table-cell>
          <table:table-cell office:value-type="float" office:value="34" calcext:value-type="float">
            <text:p>34,000</text:p>
          </table:table-cell>
          <table:table-cell table:number-columns-repeated="2"/>
          <table:table-cell table:style-name="ce22" table:formula="of:=[.L252]+([.M252]/20)+([.N252]/240)" office:value-type="float" office:value="34" calcext:value-type="float">
            <text:p>34,00000</text:p>
          </table:table-cell>
          <table:table-cell table:number-columns-repeated="3"/>
          <table:table-cell table:formula="of:=[.P252]+0.05*[.Q252]+[.R252]/240" office:value-type="float" office:value="0" calcext:value-type="float">
            <text:p>0</text:p>
          </table:table-cell>
          <table:table-cell table:formula="of:=[.J252]*[.O252]" office:value-type="float" office:value="3264" calcext:value-type="float">
            <text:p>3 264,0000</text:p>
          </table:table-cell>
          <table:table-cell table:formula="of:=[.S252]-[.T252]" office:value-type="float" office:value="-3264" calcext:value-type="float">
            <text:p>-3264</text:p>
          </table:table-cell>
          <table:table-cell table:number-columns-repeated="1003"/>
        </table:table-row>
        <table:table-row table:style-name="ro2">
          <table:table-cell table:style-name="ce2" office:value-type="float" office:value="252" calcext:value-type="float">
            <text:p>2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9300" calcext:value-type="float">
            <text:p>39 3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253]+([.M253]/20)+([.N253]/240)" office:value-type="float" office:value="0.2" calcext:value-type="float">
            <text:p>0,20000</text:p>
          </table:table-cell>
          <table:table-cell table:number-columns-repeated="3"/>
          <table:table-cell table:formula="of:=[.P253]+0.05*[.Q253]+[.R253]/240" office:value-type="float" office:value="0" calcext:value-type="float">
            <text:p>0</text:p>
          </table:table-cell>
          <table:table-cell table:formula="of:=[.J253]*[.O253]" office:value-type="float" office:value="7860" calcext:value-type="float">
            <text:p>7 860,0000</text:p>
          </table:table-cell>
          <table:table-cell table:formula="of:=[.S253]-[.T253]" office:value-type="float" office:value="-7860" calcext:value-type="float">
            <text:p>-7860</text:p>
          </table:table-cell>
          <table:table-cell table:number-columns-repeated="1003"/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000" calcext:value-type="float">
            <text:p>2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254]+([.M254]/20)+([.N254]/240)" office:value-type="float" office:value="0.2" calcext:value-type="float">
            <text:p>0,20000</text:p>
          </table:table-cell>
          <table:table-cell table:number-columns-repeated="3"/>
          <table:table-cell table:formula="of:=[.P254]+0.05*[.Q254]+[.R254]/240" office:value-type="float" office:value="0" calcext:value-type="float">
            <text:p>0</text:p>
          </table:table-cell>
          <table:table-cell table:formula="of:=[.J254]*[.O254]" office:value-type="float" office:value="400" calcext:value-type="float">
            <text:p>400,0000</text:p>
          </table:table-cell>
          <table:table-cell table:formula="of:=[.S254]-[.T254]" office:value-type="float" office:value="-400" calcext:value-type="float">
            <text:p>-400</text:p>
          </table:table-cell>
          <table:table-cell table:number-columns-repeated="1003"/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er ouv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040" calcext:value-type="float">
            <text:p>1 04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255]+([.M255]/20)+([.N255]/240)" office:value-type="float" office:value="0.3" calcext:value-type="float">
            <text:p>0,30000</text:p>
          </table:table-cell>
          <table:table-cell table:number-columns-repeated="3"/>
          <table:table-cell table:formula="of:=[.P255]+0.05*[.Q255]+[.R255]/240" office:value-type="float" office:value="0" calcext:value-type="float">
            <text:p>0</text:p>
          </table:table-cell>
          <table:table-cell table:formula="of:=[.J255]*[.O255]" office:value-type="float" office:value="312" calcext:value-type="float">
            <text:p>312,0000</text:p>
          </table:table-cell>
          <table:table-cell table:formula="of:=[.S255]-[.T255]" office:value-type="float" office:value="-312" calcext:value-type="float">
            <text:p>-312</text:p>
          </table:table-cell>
          <table:table-cell table:number-columns-repeated="1003"/>
        </table:table-row>
        <table:table-row table:style-name="ro2">
          <table:table-cell table:style-name="ce2" office:value-type="float" office:value="255" calcext:value-type="float">
            <text:p>2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il de Ren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05" calcext:value-type="float">
            <text:p>40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22" table:formula="of:=[.L256]+([.M256]/20)+([.N256]/240)" office:value-type="float" office:value="2.25" calcext:value-type="float">
            <text:p>2,25000</text:p>
          </table:table-cell>
          <table:table-cell table:number-columns-repeated="3"/>
          <table:table-cell table:formula="of:=[.P256]+0.05*[.Q256]+[.R256]/240" office:value-type="float" office:value="0" calcext:value-type="float">
            <text:p>0</text:p>
          </table:table-cell>
          <table:table-cell table:formula="of:=[.J256]*[.O256]" office:value-type="float" office:value="911.25" calcext:value-type="float">
            <text:p>911,2500</text:p>
          </table:table-cell>
          <table:table-cell table:formula="of:=[.S256]-[.T256]" office:value-type="float" office:value="-911.25" calcext:value-type="float">
            <text:p>-911,25</text:p>
          </table:table-cell>
          <table:table-cell table:number-columns-repeated="1003"/>
        </table:table-row>
        <table:table-row table:style-name="ro2"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ila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70172" calcext:value-type="float">
            <text:p>70 172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2" table:formula="of:=[.L257]+([.M257]/20)+([.N257]/240)" office:value-type="float" office:value="0.8" calcext:value-type="float">
            <text:p>0,80000</text:p>
          </table:table-cell>
          <table:table-cell table:number-columns-repeated="3"/>
          <table:table-cell table:formula="of:=[.P257]+0.05*[.Q257]+[.R257]/240" office:value-type="float" office:value="0" calcext:value-type="float">
            <text:p>0</text:p>
          </table:table-cell>
          <table:table-cell table:formula="of:=[.J257]*[.O257]" office:value-type="float" office:value="56137.6" calcext:value-type="float">
            <text:p>56 137,6000</text:p>
          </table:table-cell>
          <table:table-cell table:formula="of:=[.S257]-[.T257]" office:value-type="float" office:value="-56137.6" calcext:value-type="float">
            <text:p>-56137,6</text:p>
          </table:table-cell>
          <table:table-cell table:number-columns-repeated="1003"/>
        </table:table-row>
        <table:table-row table:style-name="ro2"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ilets à pêch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58]+([.M258]/20)+([.N258]/240)" office:value-type="float" office:value="0" calcext:value-type="float">
            <text:p>0,00000</text:p>
          </table:table-cell>
          <table:table-cell office:value-type="float" office:value="820" calcext:value-type="float">
            <text:p>820</text:p>
          </table:table-cell>
          <table:table-cell table:number-columns-repeated="2"/>
          <table:table-cell table:formula="of:=[.P258]+0.05*[.Q258]+[.R258]/240" office:value-type="float" office:value="820" calcext:value-type="float">
            <text:p>820</text:p>
          </table:table-cell>
          <table:table-cell table:formula="of:=[.J258]*[.O258]" office:value-type="float" office:value="0" calcext:value-type="float">
            <text:p>0,0000</text:p>
          </table:table-cell>
          <table:table-cell table:formula="of:=[.S258]-[.T258]" office:value-type="float" office:value="820" calcext:value-type="float">
            <text:p>820</text:p>
          </table:table-cell>
          <table:table-cell office:value-type="string" calcext:value-type="string">
            <text:p>valeur de 82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58" calcext:value-type="float">
            <text:p>2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romage de gruyè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990" calcext:value-type="float">
            <text:p>99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2" table:formula="of:=[.L259]+([.M259]/20)+([.N259]/240)" office:value-type="float" office:value="0.45" calcext:value-type="float">
            <text:p>0,45000</text:p>
          </table:table-cell>
          <table:table-cell table:number-columns-repeated="3"/>
          <table:table-cell table:formula="of:=[.P259]+0.05*[.Q259]+[.R259]/240" office:value-type="float" office:value="0" calcext:value-type="float">
            <text:p>0</text:p>
          </table:table-cell>
          <table:table-cell table:formula="of:=[.J259]*[.O259]" office:value-type="float" office:value="445.5" calcext:value-type="float">
            <text:p>445,5000</text:p>
          </table:table-cell>
          <table:table-cell table:formula="of:=[.S259]-[.T259]" office:value-type="float" office:value="-445.5" calcext:value-type="float">
            <text:p>-445,5</text:p>
          </table:table-cell>
          <table:table-cell table:number-columns-repeated="1003"/>
        </table:table-row>
        <table:table-row table:style-name="ro2">
          <table:table-cell table:style-name="ce2" office:value-type="float" office:value="259" calcext:value-type="float">
            <text:p>2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romage d'Holland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80" calcext:value-type="float">
            <text:p>3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260]+([.M260]/20)+([.N260]/240)" office:value-type="float" office:value="0.3" calcext:value-type="float">
            <text:p>0,30000</text:p>
          </table:table-cell>
          <table:table-cell table:number-columns-repeated="3"/>
          <table:table-cell table:formula="of:=[.P260]+0.05*[.Q260]+[.R260]/240" office:value-type="float" office:value="0" calcext:value-type="float">
            <text:p>0</text:p>
          </table:table-cell>
          <table:table-cell table:formula="of:=[.J260]*[.O260]" office:value-type="float" office:value="114" calcext:value-type="float">
            <text:p>114,0000</text:p>
          </table:table-cell>
          <table:table-cell table:formula="of:=[.S260]-[.T260]" office:value-type="float" office:value="-114" calcext:value-type="float">
            <text:p>-114</text:p>
          </table:table-cell>
          <table:table-cell table:number-columns-repeated="1003"/>
        </table:table-row>
        <table:table-row table:style-name="ro2">
          <table:table-cell table:style-name="ce2" office:value-type="float" office:value="260" calcext:value-type="float">
            <text:p>2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ruits à l'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77" calcext:value-type="float">
            <text:p>77,00</text:p>
          </table:table-cell>
          <table:table-cell office:value-type="string" calcext:value-type="string">
            <text:p>pot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261]+([.M261]/20)+([.N261]/240)" office:value-type="float" office:value="3" calcext:value-type="float">
            <text:p>3,00000</text:p>
          </table:table-cell>
          <table:table-cell table:number-columns-repeated="3"/>
          <table:table-cell table:formula="of:=[.P261]+0.05*[.Q261]+[.R261]/240" office:value-type="float" office:value="0" calcext:value-type="float">
            <text:p>0</text:p>
          </table:table-cell>
          <table:table-cell table:formula="of:=[.J261]*[.O261]" office:value-type="float" office:value="231" calcext:value-type="float">
            <text:p>231,0000</text:p>
          </table:table-cell>
          <table:table-cell table:formula="of:=[.S261]-[.T261]" office:value-type="float" office:value="-231" calcext:value-type="float">
            <text:p>-231</text:p>
          </table:table-cell>
          <table:table-cell table:number-columns-repeated="1003"/>
        </table:table-row>
        <table:table-row table:style-name="ro2"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6" calcext:value-type="float">
            <text:p>56,00</text:p>
          </table:table-cell>
          <table:table-cell office:value-type="string" calcext:value-type="string">
            <text:p>pot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262]+([.M262]/20)+([.N262]/240)" office:value-type="float" office:value="3" calcext:value-type="float">
            <text:p>3,00000</text:p>
          </table:table-cell>
          <table:table-cell table:number-columns-repeated="3"/>
          <table:table-cell table:formula="of:=[.P262]+0.05*[.Q262]+[.R262]/240" office:value-type="float" office:value="0" calcext:value-type="float">
            <text:p>0</text:p>
          </table:table-cell>
          <table:table-cell table:formula="of:=[.J262]*[.O262]" office:value-type="float" office:value="168" calcext:value-type="float">
            <text:p>168,0000</text:p>
          </table:table-cell>
          <table:table-cell table:formula="of:=[.S262]-[.T262]" office:value-type="float" office:value="-168" calcext:value-type="float">
            <text:p>-168</text:p>
          </table:table-cell>
          <table:table-cell table:number-columns-repeated="1003"/>
        </table:table-row>
        <table:table-row table:style-name="ro2">
          <table:table-cell table:style-name="ce2" office:value-type="float" office:value="262" calcext:value-type="float">
            <text:p>2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390" calcext:value-type="float">
            <text:p>1 39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2" table:formula="of:=[.L263]+([.M263]/20)+([.N263]/240)" office:value-type="float" office:value="0.8" calcext:value-type="float">
            <text:p>0,80000</text:p>
          </table:table-cell>
          <table:table-cell table:number-columns-repeated="3"/>
          <table:table-cell table:formula="of:=[.P263]+0.05*[.Q263]+[.R263]/240" office:value-type="float" office:value="0" calcext:value-type="float">
            <text:p>0</text:p>
          </table:table-cell>
          <table:table-cell table:formula="of:=[.J263]*[.O263]" office:value-type="float" office:value="1112" calcext:value-type="float">
            <text:p>1 112,0000</text:p>
          </table:table-cell>
          <table:table-cell table:formula="of:=[.S263]-[.T263]" office:value-type="float" office:value="-1112" calcext:value-type="float">
            <text:p>-1112</text:p>
          </table:table-cell>
          <table:table-cell office:value-type="string" calcext:value-type="string">
            <text:p>unité monétaire absente</text:p>
          </table:table-cell>
          <table:table-cell table:number-columns-repeated="1002"/>
        </table:table-row>
        <table:table-row table:style-name="ro2">
          <table:table-cell table:style-name="ce2" office:value-type="float" office:value="263" calcext:value-type="float">
            <text:p>2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jamb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770" calcext:value-type="float">
            <text:p>1 77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2" table:formula="of:=[.L264]+([.M264]/20)+([.N264]/240)" office:value-type="float" office:value="0.6" calcext:value-type="float">
            <text:p>0,60000</text:p>
          </table:table-cell>
          <table:table-cell table:number-columns-repeated="3"/>
          <table:table-cell table:formula="of:=[.P264]+0.05*[.Q264]+[.R264]/240" office:value-type="float" office:value="0" calcext:value-type="float">
            <text:p>0</text:p>
          </table:table-cell>
          <table:table-cell table:formula="of:=[.J264]*[.O264]" office:value-type="float" office:value="1062" calcext:value-type="float">
            <text:p>1 062,0000</text:p>
          </table:table-cell>
          <table:table-cell table:formula="of:=[.S264]-[.T264]" office:value-type="float" office:value="-1062" calcext:value-type="float">
            <text:p>-1062</text:p>
          </table:table-cell>
          <table:table-cell table:number-columns-repeated="1003"/>
        </table:table-row>
        <table:table-row table:style-name="ro2">
          <table:table-cell table:style-name="ce2" office:value-type="float" office:value="264" calcext:value-type="float">
            <text:p>2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indie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65]+([.M265]/20)+([.N265]/240)" office:value-type="float" office:value="0" calcext:value-type="float">
            <text:p>0,00000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table:formula="of:=[.P265]+0.05*[.Q265]+[.R265]/240" office:value-type="float" office:value="600" calcext:value-type="float">
            <text:p>600</text:p>
          </table:table-cell>
          <table:table-cell table:formula="of:=[.J265]*[.O265]" office:value-type="float" office:value="0" calcext:value-type="float">
            <text:p>0,0000</text:p>
          </table:table-cell>
          <table:table-cell table:formula="of:=[.S265]-[.T265]" office:value-type="float" office:value="600" calcext:value-type="float">
            <text:p>600</text:p>
          </table:table-cell>
          <table:table-cell office:value-type="string" calcext:value-type="string">
            <text:p>valeur de 6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65" calcext:value-type="float">
            <text:p>2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lard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8600" calcext:value-type="float">
            <text:p>28 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266]+([.M266]/20)+([.N266]/240)" office:value-type="float" office:value="0.3" calcext:value-type="float">
            <text:p>0,30000</text:p>
          </table:table-cell>
          <table:table-cell table:number-columns-repeated="3"/>
          <table:table-cell table:formula="of:=[.P266]+0.05*[.Q266]+[.R266]/240" office:value-type="float" office:value="0" calcext:value-type="float">
            <text:p>0</text:p>
          </table:table-cell>
          <table:table-cell table:formula="of:=[.J266]*[.O266]" office:value-type="float" office:value="8580" calcext:value-type="float">
            <text:p>8 580,0000</text:p>
          </table:table-cell>
          <table:table-cell table:formula="of:=[.S266]-[.T266]" office:value-type="float" office:value="-8580" calcext:value-type="float">
            <text:p>-8580</text:p>
          </table:table-cell>
          <table:table-cell table:number-columns-repeated="1003"/>
        </table:table-row>
        <table:table-row table:style-name="ro2"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lignes à pêch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0500" calcext:value-type="float">
            <text:p>10 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2" table:formula="of:=[.L267]+([.M267]/20)+([.N267]/240)" office:value-type="float" office:value="0.9" calcext:value-type="float">
            <text:p>0,90000</text:p>
          </table:table-cell>
          <table:table-cell table:number-columns-repeated="3"/>
          <table:table-cell table:formula="of:=[.P267]+0.05*[.Q267]+[.R267]/240" office:value-type="float" office:value="0" calcext:value-type="float">
            <text:p>0</text:p>
          </table:table-cell>
          <table:table-cell table:formula="of:=[.J267]*[.O267]" office:value-type="float" office:value="9450" calcext:value-type="float">
            <text:p>9 450,0000</text:p>
          </table:table-cell>
          <table:table-cell table:formula="of:=[.S267]-[.T267]" office:value-type="float" office:value="-9450" calcext:value-type="float">
            <text:p>-9450</text:p>
          </table:table-cell>
          <table:table-cell table:number-columns-repeated="1003"/>
        </table:table-row>
        <table:table-row table:style-name="ro2"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lignes à pêch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68]+([.M268]/20)+([.N268]/240)" office:value-type="float" office:value="0" calcext:value-type="float">
            <text:p>0,00000</text:p>
          </table:table-cell>
          <table:table-cell office:value-type="float" office:value="1160" calcext:value-type="float">
            <text:p>1160</text:p>
          </table:table-cell>
          <table:table-cell table:number-columns-repeated="2"/>
          <table:table-cell table:formula="of:=[.P268]+0.05*[.Q268]+[.R268]/240" office:value-type="float" office:value="1160" calcext:value-type="float">
            <text:p>1160</text:p>
          </table:table-cell>
          <table:table-cell table:formula="of:=[.J268]*[.O268]" office:value-type="float" office:value="0" calcext:value-type="float">
            <text:p>0,0000</text:p>
          </table:table-cell>
          <table:table-cell table:formula="of:=[.S268]-[.T268]" office:value-type="float" office:value="1160" calcext:value-type="float">
            <text:p>1160</text:p>
          </table:table-cell>
          <table:table-cell office:value-type="string" calcext:value-type="string">
            <text:p>valeur de 116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liqueu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55" calcext:value-type="float">
            <text:p>155,00</text:p>
          </table:table-cell>
          <table:table-cell office:value-type="string" calcext:value-type="string">
            <text:p>pot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269]+([.M269]/20)+([.N269]/240)" office:value-type="float" office:value="6" calcext:value-type="float">
            <text:p>6,00000</text:p>
          </table:table-cell>
          <table:table-cell table:number-columns-repeated="3"/>
          <table:table-cell table:formula="of:=[.P269]+0.05*[.Q269]+[.R269]/240" office:value-type="float" office:value="0" calcext:value-type="float">
            <text:p>0</text:p>
          </table:table-cell>
          <table:table-cell table:formula="of:=[.J269]*[.O269]" office:value-type="float" office:value="930" calcext:value-type="float">
            <text:p>930,0000</text:p>
          </table:table-cell>
          <table:table-cell table:formula="of:=[.S269]-[.T269]" office:value-type="float" office:value="-930" calcext:value-type="float">
            <text:p>-930</text:p>
          </table:table-cell>
          <table:table-cell table:number-columns-repeated="1003"/>
        </table:table-row>
        <table:table-row table:style-name="ro2"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70]+([.M270]/20)+([.N270]/240)" office:value-type="float" office:value="0" calcext:value-type="float">
            <text:p>0,00000</text:p>
          </table:table-cell>
          <table:table-cell office:value-type="float" office:value="1396" calcext:value-type="float">
            <text:p>1396</text:p>
          </table:table-cell>
          <table:table-cell table:number-columns-repeated="2"/>
          <table:table-cell table:formula="of:=[.P270]+0.05*[.Q270]+[.R270]/240" office:value-type="float" office:value="1396" calcext:value-type="float">
            <text:p>1396</text:p>
          </table:table-cell>
          <table:table-cell table:formula="of:=[.J270]*[.O270]" office:value-type="float" office:value="0" calcext:value-type="float">
            <text:p>0,0000</text:p>
          </table:table-cell>
          <table:table-cell table:formula="of:=[.S270]-[.T270]" office:value-type="float" office:value="1396" calcext:value-type="float">
            <text:p>1396</text:p>
          </table:table-cell>
          <table:table-cell office:value-type="string" calcext:value-type="string">
            <text:p>valeur de 1396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livre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22" table:formula="of:=[.L271]+([.M271]/20)+([.N271]/240)" office:value-type="float" office:value="2" calcext:value-type="float">
            <text:p>2,00000</text:p>
          </table:table-cell>
          <table:table-cell table:number-columns-repeated="3"/>
          <table:table-cell table:formula="of:=[.P271]+0.05*[.Q271]+[.R271]/240" office:value-type="float" office:value="0" calcext:value-type="float">
            <text:p>0</text:p>
          </table:table-cell>
          <table:table-cell table:formula="of:=[.J271]*[.O271]" office:value-type="float" office:value="300" calcext:value-type="float">
            <text:p>300,0000</text:p>
          </table:table-cell>
          <table:table-cell table:formula="of:=[.S271]-[.T271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72]+([.M272]/20)+([.N272]/240)" office:value-type="float" office:value="0" calcext:value-type="float">
            <text:p>0,00000</text:p>
          </table:table-cell>
          <table:table-cell office:value-type="float" office:value="17810" calcext:value-type="float">
            <text:p>17810</text:p>
          </table:table-cell>
          <table:table-cell table:number-columns-repeated="2"/>
          <table:table-cell table:formula="of:=[.P272]+0.05*[.Q272]+[.R272]/240" office:value-type="float" office:value="17810" calcext:value-type="float">
            <text:p>17810</text:p>
          </table:table-cell>
          <table:table-cell table:formula="of:=[.J272]*[.O272]" office:value-type="float" office:value="0" calcext:value-type="float">
            <text:p>0,0000</text:p>
          </table:table-cell>
          <table:table-cell table:formula="of:=[.S272]-[.T272]" office:value-type="float" office:value="17810" calcext:value-type="float">
            <text:p>17810</text:p>
          </table:table-cell>
          <table:table-cell office:value-type="string" calcext:value-type="string">
            <text:p>valeur de 1781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72" calcext:value-type="float">
            <text:p>2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ouchoirs de Chole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douzain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2" table:formula="of:=[.L273]+([.M273]/20)+([.N273]/240)" office:value-type="float" office:value="15" calcext:value-type="float">
            <text:p>15,00000</text:p>
          </table:table-cell>
          <table:table-cell table:number-columns-repeated="3"/>
          <table:table-cell table:formula="of:=[.P273]+0.05*[.Q273]+[.R273]/240" office:value-type="float" office:value="0" calcext:value-type="float">
            <text:p>0</text:p>
          </table:table-cell>
          <table:table-cell table:formula="of:=[.J273]*[.O273]" office:value-type="float" office:value="270" calcext:value-type="float">
            <text:p>270,0000</text:p>
          </table:table-cell>
          <table:table-cell table:formula="of:=[.S273]-[.T273]" office:value-type="float" office:value="-270" calcext:value-type="float">
            <text:p>-270</text:p>
          </table:table-cell>
          <table:table-cell table:number-columns-repeated="1003"/>
        </table:table-row>
        <table:table-row table:style-name="ro2">
          <table:table-cell table:style-name="ce2" office:value-type="float" office:value="273" calcext:value-type="float">
            <text:p>2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ierres de St C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726" calcext:value-type="float">
            <text:p>1 726,00</text:p>
          </table:table-cell>
          <table:table-cell office:value-type="string" calcext:value-type="string">
            <text:p>pied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274]+([.M274]/20)+([.N274]/240)" office:value-type="float" office:value="0.75" calcext:value-type="float">
            <text:p>0,75000</text:p>
          </table:table-cell>
          <table:table-cell table:number-columns-repeated="3"/>
          <table:table-cell table:formula="of:=[.P274]+0.05*[.Q274]+[.R274]/240" office:value-type="float" office:value="0" calcext:value-type="float">
            <text:p>0</text:p>
          </table:table-cell>
          <table:table-cell table:formula="of:=[.J274]*[.O274]" office:value-type="float" office:value="1294.5" calcext:value-type="float">
            <text:p>1 294,5000</text:p>
          </table:table-cell>
          <table:table-cell table:formula="of:=[.S274]-[.T274]" office:value-type="float" office:value="-1294.5" calcext:value-type="float">
            <text:p>-1294,5</text:p>
          </table:table-cell>
          <table:table-cell table:number-columns-repeated="1003"/>
        </table:table-row>
        <table:table-row table:style-name="ro2"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lomb en grena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700" calcext:value-type="float">
            <text:p>2 7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275]+([.M275]/20)+([.N275]/240)" office:value-type="float" office:value="0.3" calcext:value-type="float">
            <text:p>0,30000</text:p>
          </table:table-cell>
          <table:table-cell table:number-columns-repeated="3"/>
          <table:table-cell table:formula="of:=[.P275]+0.05*[.Q275]+[.R275]/240" office:value-type="float" office:value="0" calcext:value-type="float">
            <text:p>0</text:p>
          </table:table-cell>
          <table:table-cell table:formula="of:=[.J275]*[.O275]" office:value-type="float" office:value="810" calcext:value-type="float">
            <text:p>810,0000</text:p>
          </table:table-cell>
          <table:table-cell table:formula="of:=[.S275]-[.T275]" office:value-type="float" office:value="-810" calcext:value-type="float">
            <text:p>-810</text:p>
          </table:table-cell>
          <table:table-cell table:number-columns-repeated="1003"/>
        </table:table-row>
        <table:table-row table:style-name="ro2">
          <table:table-cell table:style-name="ce2" office:value-type="float" office:value="275" calcext:value-type="float">
            <text:p>2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o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31" calcext:value-type="float">
            <text:p>431,00</text:p>
          </table:table-cell>
          <table:table-cell office:value-type="string" calcext:value-type="string">
            <text:p>boisseaux</text:p>
          </table:table-cell>
          <table:table-cell office:value-type="float" office:value="1" calcext:value-type="float">
            <text:p>1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276]+([.M276]/20)+([.N276]/240)" office:value-type="float" office:value="1.5" calcext:value-type="float">
            <text:p>1,50000</text:p>
          </table:table-cell>
          <table:table-cell table:number-columns-repeated="3"/>
          <table:table-cell table:formula="of:=[.P276]+0.05*[.Q276]+[.R276]/240" office:value-type="float" office:value="0" calcext:value-type="float">
            <text:p>0</text:p>
          </table:table-cell>
          <table:table-cell table:formula="of:=[.J276]*[.O276]" office:value-type="float" office:value="646.5" calcext:value-type="float">
            <text:p>646,5000</text:p>
          </table:table-cell>
          <table:table-cell table:formula="of:=[.S276]-[.T276]" office:value-type="float" office:value="-646.5" calcext:value-type="float">
            <text:p>-646,5</text:p>
          </table:table-cell>
          <table:table-cell table:number-columns-repeated="1003"/>
        </table:table-row>
        <table:table-row table:style-name="ro2"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oudre à fe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277]+([.M277]/20)+([.N277]/240)" office:value-type="float" office:value="0.75" calcext:value-type="float">
            <text:p>0,75000</text:p>
          </table:table-cell>
          <table:table-cell table:number-columns-repeated="3"/>
          <table:table-cell table:formula="of:=[.P277]+0.05*[.Q277]+[.R277]/240" office:value-type="float" office:value="0" calcext:value-type="float">
            <text:p>0</text:p>
          </table:table-cell>
          <table:table-cell table:formula="of:=[.J277]*[.O277]" office:value-type="float" office:value="225" calcext:value-type="float">
            <text:p>225,0000</text:p>
          </table:table-cell>
          <table:table-cell table:formula="of:=[.S277]-[.T277]" office:value-type="float" office:value="-225" calcext:value-type="float">
            <text:p>-225</text:p>
          </table:table-cell>
          <table:table-cell table:number-columns-repeated="1003"/>
        </table:table-row>
        <table:table-row table:style-name="ro2">
          <table:table-cell table:style-name="ce2" office:value-type="float" office:value="277" calcext:value-type="float">
            <text:p>2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quinca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78]+([.M278]/20)+([.N278]/240)" office:value-type="float" office:value="0" calcext:value-type="float">
            <text:p>0,0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[.P278]+0.05*[.Q278]+[.R278]/240" office:value-type="float" office:value="500" calcext:value-type="float">
            <text:p>500</text:p>
          </table:table-cell>
          <table:table-cell table:formula="of:=[.J278]*[.O278]" office:value-type="float" office:value="0" calcext:value-type="float">
            <text:p>0,0000</text:p>
          </table:table-cell>
          <table:table-cell table:formula="of:=[.S278]-[.T278]" office:value-type="float" office:value="500" calcext:value-type="float">
            <text:p>500</text:p>
          </table:table-cell>
          <table:table-cell table:style-name="ce29" office:value-type="string" calcext:value-type="string">
            <text:p>valeur de 5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78" calcext:value-type="float">
            <text:p>2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acs de t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000" calcext:value-type="float">
            <text:p>2 0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279]+([.M279]/20)+([.N279]/240)" office:value-type="float" office:value="1" calcext:value-type="float">
            <text:p>1,00000</text:p>
          </table:table-cell>
          <table:table-cell table:number-columns-repeated="3"/>
          <table:table-cell table:formula="of:=[.P279]+0.05*[.Q279]+[.R279]/240" office:value-type="float" office:value="0" calcext:value-type="float">
            <text:p>0</text:p>
          </table:table-cell>
          <table:table-cell table:formula="of:=[.J279]*[.O279]" office:value-type="float" office:value="2000" calcext:value-type="float">
            <text:p>2 000,0000</text:p>
          </table:table-cell>
          <table:table-cell table:formula="of:=[.S279]-[.T279]" office:value-type="float" office:value="-2000" calcext:value-type="float">
            <text:p>-2000</text:p>
          </table:table-cell>
          <table:table-cell table:number-columns-repeated="1003"/>
        </table:table-row>
        <table:table-row table:style-name="ro2"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.5" calcext:value-type="float">
            <text:p>5,50</text:p>
          </table:table-cell>
          <table:table-cell office:value-type="string" calcext:value-type="string">
            <text:p>caisse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2" table:formula="of:=[.L280]+([.M280]/20)+([.N280]/240)" office:value-type="float" office:value="90" calcext:value-type="float">
            <text:p>90,00000</text:p>
          </table:table-cell>
          <table:table-cell table:number-columns-repeated="3"/>
          <table:table-cell table:formula="of:=[.P280]+0.05*[.Q280]+[.R280]/240" office:value-type="float" office:value="0" calcext:value-type="float">
            <text:p>0</text:p>
          </table:table-cell>
          <table:table-cell table:formula="of:=[.J280]*[.O280]" office:value-type="float" office:value="495" calcext:value-type="float">
            <text:p>495,0000</text:p>
          </table:table-cell>
          <table:table-cell table:formula="of:=[.S280]-[.T280]" office:value-type="float" office:value="-495" calcext:value-type="float">
            <text:p>-495</text:p>
          </table:table-cell>
          <table:table-cell table:number-columns-repeated="1003"/>
        </table:table-row>
        <table:table-row table:style-name="ro2">
          <table:table-cell table:style-name="ce2" office:value-type="float" office:value="280" calcext:value-type="float">
            <text:p>2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200" calcext:value-type="float">
            <text:p>1 2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2" table:formula="of:=[.L281]+([.M281]/20)+([.N281]/240)" office:value-type="float" office:value="0.45" calcext:value-type="float">
            <text:p>0,45000</text:p>
          </table:table-cell>
          <table:table-cell table:number-columns-repeated="3"/>
          <table:table-cell table:formula="of:=[.P281]+0.05*[.Q281]+[.R281]/240" office:value-type="float" office:value="0" calcext:value-type="float">
            <text:p>0</text:p>
          </table:table-cell>
          <table:table-cell table:formula="of:=[.J281]*[.O281]" office:value-type="float" office:value="540" calcext:value-type="float">
            <text:p>540,0000</text:p>
          </table:table-cell>
          <table:table-cell table:formula="of:=[.S281]-[.T281]" office:value-type="float" office:value="-540" calcext:value-type="float">
            <text:p>-540</text:p>
          </table:table-cell>
          <table:table-cell table:number-columns-repeated="1003"/>
        </table:table-row>
        <table:table-row table:style-name="ro2">
          <table:table-cell table:style-name="ce2" office:value-type="float" office:value="281" calcext:value-type="float">
            <text:p>2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166.6666666666" calcext:value-type="float">
            <text:p>5 166,67</text:p>
          </table:table-cell>
          <table:table-cell office:value-type="string" calcext:value-type="string">
            <text:p>tonneaux</text:p>
          </table:table-cell>
          <table:table-cell office:value-type="float" office:value="52" calcext:value-type="float">
            <text:p>52,000</text:p>
          </table:table-cell>
          <table:table-cell table:number-columns-repeated="2"/>
          <table:table-cell table:style-name="ce22" table:formula="of:=[.L282]+([.M282]/20)+([.N282]/240)" office:value-type="float" office:value="52" calcext:value-type="float">
            <text:p>52,00000</text:p>
          </table:table-cell>
          <table:table-cell table:number-columns-repeated="3"/>
          <table:table-cell table:formula="of:=[.P282]+0.05*[.Q282]+[.R282]/240" office:value-type="float" office:value="0" calcext:value-type="float">
            <text:p>0</text:p>
          </table:table-cell>
          <table:table-cell table:formula="of:=[.J282]*[.O282]" office:value-type="float" office:value="268666.666666663" calcext:value-type="float">
            <text:p>268 666,6667</text:p>
          </table:table-cell>
          <table:table-cell table:formula="of:=[.S282]-[.T282]" office:value-type="float" office:value="-268666.666666663" calcext:value-type="float">
            <text:p>-268666,67</text:p>
          </table:table-cell>
          <table:table-cell office:value-type="string" calcext:value-type="string">
            <text:p>5166 tonneaux 2/3</text:p>
          </table:table-cell>
          <table:table-cell table:number-columns-repeated="1002"/>
        </table:table-row>
        <table:table-row table:style-name="ro2">
          <table:table-cell table:style-name="ce2" office:value-type="float" office:value="282" calcext:value-type="float">
            <text:p>2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22" calcext:value-type="float">
            <text:p>122,00</text:p>
          </table:table-cell>
          <table:table-cell office:value-type="string" calcext:value-type="string">
            <text:p>muids</text:p>
          </table:table-cell>
          <table:table-cell office:value-type="float" office:value="84" calcext:value-type="float">
            <text:p>84,000</text:p>
          </table:table-cell>
          <table:table-cell table:number-columns-repeated="2"/>
          <table:table-cell table:style-name="ce22" table:formula="of:=[.L283]+([.M283]/20)+([.N283]/240)" office:value-type="float" office:value="84" calcext:value-type="float">
            <text:p>84,00000</text:p>
          </table:table-cell>
          <table:table-cell table:number-columns-repeated="3"/>
          <table:table-cell table:formula="of:=[.P283]+0.05*[.Q283]+[.R283]/240" office:value-type="float" office:value="0" calcext:value-type="float">
            <text:p>0</text:p>
          </table:table-cell>
          <table:table-cell table:formula="of:=[.J283]*[.O283]" office:value-type="float" office:value="10248" calcext:value-type="float">
            <text:p>10 248,0000</text:p>
          </table:table-cell>
          <table:table-cell table:formula="of:=[.S283]-[.T283]" office:value-type="float" office:value="-10248" calcext:value-type="float">
            <text:p>-10248</text:p>
          </table:table-cell>
          <table:table-cell table:number-columns-repeated="1003"/>
        </table:table-row>
        <table:table-row table:style-name="ro2">
          <table:table-cell table:style-name="ce2" office:value-type="float" office:value="283" calcext:value-type="float">
            <text:p>2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9" calcext:value-type="float">
            <text:p>19,00</text:p>
          </table:table-cell>
          <table:table-cell office:value-type="string" calcext:value-type="string">
            <text:p>charges</text:p>
          </table:table-cell>
          <table:table-cell office:value-type="float" office:value="66" calcext:value-type="float">
            <text:p>66,000</text:p>
          </table:table-cell>
          <table:table-cell table:number-columns-repeated="2"/>
          <table:table-cell table:style-name="ce22" table:formula="of:=[.L284]+([.M284]/20)+([.N284]/240)" office:value-type="float" office:value="66" calcext:value-type="float">
            <text:p>66,00000</text:p>
          </table:table-cell>
          <table:table-cell table:number-columns-repeated="3"/>
          <table:table-cell table:formula="of:=[.P284]+0.05*[.Q284]+[.R284]/240" office:value-type="float" office:value="0" calcext:value-type="float">
            <text:p>0</text:p>
          </table:table-cell>
          <table:table-cell table:formula="of:=[.J284]*[.O284]" office:value-type="float" office:value="1254" calcext:value-type="float">
            <text:p>1 254,0000</text:p>
          </table:table-cell>
          <table:table-cell table:formula="of:=[.S284]-[.T284]" office:value-type="float" office:value="-1254" calcext:value-type="float">
            <text:p>-1254</text:p>
          </table:table-cell>
          <table:table-cell table:number-columns-repeated="1003"/>
        </table:table-row>
        <table:table-row table:style-name="ro2">
          <table:table-cell table:style-name="ce2" office:value-type="float" office:value="284" calcext:value-type="float">
            <text:p>2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7700" calcext:value-type="float">
            <text:p>7 700,00</text:p>
          </table:table-cell>
          <table:table-cell office:value-type="string" calcext:value-type="string">
            <text:p>livre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2" table:formula="of:=[.L285]+([.M285]/20)+([.N285]/240)" office:value-type="float" office:value="0.025" calcext:value-type="float">
            <text:p>0,02500</text:p>
          </table:table-cell>
          <table:table-cell table:number-columns-repeated="3"/>
          <table:table-cell table:formula="of:=[.P285]+0.05*[.Q285]+[.R285]/240" office:value-type="float" office:value="0" calcext:value-type="float">
            <text:p>0</text:p>
          </table:table-cell>
          <table:table-cell table:formula="of:=[.J285]*[.O285]" office:value-type="float" office:value="192.5" calcext:value-type="float">
            <text:p>192,5000</text:p>
          </table:table-cell>
          <table:table-cell table:formula="of:=[.S285]-[.T285]" office:value-type="float" office:value="-192.5" calcext:value-type="float">
            <text:p>-192,5</text:p>
          </table:table-cell>
          <table:table-cell table:number-columns-repeated="1003"/>
        </table:table-row>
        <table:table-row table:style-name="ro2">
          <table:table-cell table:style-name="ce2" office:value-type="float" office:value="285" calcext:value-type="float">
            <text:p>2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elles de cheva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en nombre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2" table:formula="of:=[.L286]+([.M286]/20)+([.N286]/240)" office:value-type="float" office:value="25" calcext:value-type="float">
            <text:p>25,00000</text:p>
          </table:table-cell>
          <table:table-cell table:number-columns-repeated="3"/>
          <table:table-cell table:formula="of:=[.P286]+0.05*[.Q286]+[.R286]/240" office:value-type="float" office:value="0" calcext:value-type="float">
            <text:p>0</text:p>
          </table:table-cell>
          <table:table-cell table:formula="of:=[.J286]*[.O286]" office:value-type="float" office:value="325" calcext:value-type="float">
            <text:p>325,0000</text:p>
          </table:table-cell>
          <table:table-cell table:formula="of:=[.S286]-[.T286]" office:value-type="float" office:value="-325" calcext:value-type="float">
            <text:p>-325</text:p>
          </table:table-cell>
          <table:table-cell table:number-columns-repeated="1003"/>
        </table:table-row>
        <table:table-row table:style-name="ro2">
          <table:table-cell table:style-name="ce2" office:value-type="float" office:value="286" calcext:value-type="float">
            <text:p>2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oulie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75" calcext:value-type="float">
            <text:p>475,00</text:p>
          </table:table-cell>
          <table:table-cell office:value-type="string" calcext:value-type="string">
            <text:p>pair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287]+([.M287]/20)+([.N287]/240)" office:value-type="float" office:value="3.5" calcext:value-type="float">
            <text:p>3,50000</text:p>
          </table:table-cell>
          <table:table-cell table:number-columns-repeated="3"/>
          <table:table-cell table:formula="of:=[.P287]+0.05*[.Q287]+[.R287]/240" office:value-type="float" office:value="0" calcext:value-type="float">
            <text:p>0</text:p>
          </table:table-cell>
          <table:table-cell table:formula="of:=[.J287]*[.O287]" office:value-type="float" office:value="1662.5" calcext:value-type="float">
            <text:p>1 662,5000</text:p>
          </table:table-cell>
          <table:table-cell table:formula="of:=[.S287]-[.T287]" office:value-type="float" office:value="-1662.5" calcext:value-type="float">
            <text:p>-1662,5</text:p>
          </table:table-cell>
          <table:table-cell table:number-columns-repeated="1003"/>
        </table:table-row>
        <table:table-row table:style-name="ro2">
          <table:table-cell table:style-name="ce2" office:value-type="float" office:value="287" calcext:value-type="float">
            <text:p>2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oulie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88]+([.M288]/20)+([.N288]/240)" office:value-type="float" office:value="0" calcext:value-type="float">
            <text:p>0,0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[.P288]+0.05*[.Q288]+[.R288]/240" office:value-type="float" office:value="900" calcext:value-type="float">
            <text:p>900</text:p>
          </table:table-cell>
          <table:table-cell table:formula="of:=[.J288]*[.O288]" office:value-type="float" office:value="0" calcext:value-type="float">
            <text:p>0,0000</text:p>
          </table:table-cell>
          <table:table-cell table:formula="of:=[.S288]-[.T288]" office:value-type="float" office:value="900" calcext:value-type="float">
            <text:p>900</text:p>
          </table:table-cell>
          <table:table-cell office:value-type="string" calcext:value-type="string">
            <text:p>valeur de 9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88" calcext:value-type="float">
            <text:p>2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ucre en pa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livres</text:p>
          </table:table-cell>
          <table:table-cell office:value-type="float" office:value="0.68" calcext:value-type="float">
            <text:p>0,680</text:p>
          </table:table-cell>
          <table:table-cell table:number-columns-repeated="2"/>
          <table:table-cell table:style-name="ce22" table:formula="of:=[.L289]+([.M289]/20)+([.N289]/240)" office:value-type="float" office:value="0.68" calcext:value-type="float">
            <text:p>0,68000</text:p>
          </table:table-cell>
          <table:table-cell table:number-columns-repeated="3"/>
          <table:table-cell table:formula="of:=[.P289]+0.05*[.Q289]+[.R289]/240" office:value-type="float" office:value="0" calcext:value-type="float">
            <text:p>0</text:p>
          </table:table-cell>
          <table:table-cell table:formula="of:=[.J289]*[.O289]" office:value-type="float" office:value="272" calcext:value-type="float">
            <text:p>272,0000</text:p>
          </table:table-cell>
          <table:table-cell table:formula="of:=[.S289]-[.T289]" office:value-type="float" office:value="-272" calcext:value-type="float">
            <text:p>-272</text:p>
          </table:table-cell>
          <table:table-cell office:value-type="string" calcext:value-type="string">
            <text:p>68 L %</text:p>
          </table:table-cell>
          <table:table-cell table:number-columns-repeated="1002"/>
        </table:table-row>
        <table:table-row table:style-name="ro2">
          <table:table-cell table:style-name="ce2" office:value-type="float" office:value="289" calcext:value-type="float">
            <text:p>2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abac de la ferm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80" calcext:value-type="float">
            <text:p>180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290]+([.M290]/20)+([.N290]/240)" office:value-type="float" office:value="3.5" calcext:value-type="float">
            <text:p>3,50000</text:p>
          </table:table-cell>
          <table:table-cell table:number-columns-repeated="3"/>
          <table:table-cell table:formula="of:=[.P290]+0.05*[.Q290]+[.R290]/240" office:value-type="float" office:value="0" calcext:value-type="float">
            <text:p>0</text:p>
          </table:table-cell>
          <table:table-cell table:formula="of:=[.J290]*[.O290]" office:value-type="float" office:value="630" calcext:value-type="float">
            <text:p>630,0000</text:p>
          </table:table-cell>
          <table:table-cell table:formula="of:=[.S290]-[.T290]" office:value-type="float" office:value="-630" calcext:value-type="float">
            <text:p>-630</text:p>
          </table:table-cell>
          <table:table-cell table:number-columns-repeated="1003"/>
        </table:table-row>
        <table:table-row table:style-name="ro2">
          <table:table-cell table:style-name="ce2" office:value-type="float" office:value="290" calcext:value-type="float">
            <text:p>2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affet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aun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291]+([.M291]/20)+([.N291]/240)" office:value-type="float" office:value="6" calcext:value-type="float">
            <text:p>6,00000</text:p>
          </table:table-cell>
          <table:table-cell table:number-columns-repeated="3"/>
          <table:table-cell table:formula="of:=[.P291]+0.05*[.Q291]+[.R291]/240" office:value-type="float" office:value="0" calcext:value-type="float">
            <text:p>0</text:p>
          </table:table-cell>
          <table:table-cell table:formula="of:=[.J291]*[.O291]" office:value-type="float" office:value="300" calcext:value-type="float">
            <text:p>300,0000</text:p>
          </table:table-cell>
          <table:table-cell table:formula="of:=[.S291]-[.T291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291" calcext:value-type="float">
            <text:p>2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affia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89" calcext:value-type="float">
            <text:p>189,00</text:p>
          </table:table-cell>
          <table:table-cell office:value-type="string" calcext:value-type="string">
            <text:p>velt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292]+([.M292]/20)+([.N292]/240)" office:value-type="float" office:value="4" calcext:value-type="float">
            <text:p>4,00000</text:p>
          </table:table-cell>
          <table:table-cell table:number-columns-repeated="3"/>
          <table:table-cell table:formula="of:=[.P292]+0.05*[.Q292]+[.R292]/240" office:value-type="float" office:value="0" calcext:value-type="float">
            <text:p>0</text:p>
          </table:table-cell>
          <table:table-cell table:formula="of:=[.J292]*[.O292]" office:value-type="float" office:value="756" calcext:value-type="float">
            <text:p>756,0000</text:p>
          </table:table-cell>
          <table:table-cell table:formula="of:=[.S292]-[.T292]" office:value-type="float" office:value="-756" calcext:value-type="float">
            <text:p>-756</text:p>
          </table:table-cell>
          <table:table-cell table:number-columns-repeated="1003"/>
        </table:table-row>
        <table:table-row table:style-name="ro2">
          <table:table-cell table:style-name="ce2" office:value-type="float" office:value="292" calcext:value-type="float">
            <text:p>2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h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069" calcext:value-type="float">
            <text:p>3 069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2" table:formula="of:=[.L293]+([.M293]/20)+([.N293]/240)" office:value-type="float" office:value="1.75" calcext:value-type="float">
            <text:p>1,75000</text:p>
          </table:table-cell>
          <table:table-cell table:number-columns-repeated="3"/>
          <table:table-cell table:formula="of:=[.P293]+0.05*[.Q293]+[.R293]/240" office:value-type="float" office:value="0" calcext:value-type="float">
            <text:p>0</text:p>
          </table:table-cell>
          <table:table-cell table:formula="of:=[.J293]*[.O293]" office:value-type="float" office:value="5370.75" calcext:value-type="float">
            <text:p>5 370,7500</text:p>
          </table:table-cell>
          <table:table-cell table:formula="of:=[.S293]-[.T293]" office:value-type="float" office:value="-5370.75" calcext:value-type="float">
            <text:p>-5370,75</text:p>
          </table:table-cell>
          <table:table-cell office:value-type="string" calcext:value-type="string">
            <text:p>unité monétaire absente</text:p>
          </table:table-cell>
          <table:table-cell table:number-columns-repeated="1002"/>
        </table:table-row>
        <table:table-row table:style-name="ro2">
          <table:table-cell table:style-name="ce2" office:value-type="float" office:value="293" calcext:value-type="float">
            <text:p>2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de Bret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aunes</text:p>
          </table:table-cell>
          <table:table-cell office:value-type="float" office:value="2" calcext:value-type="float">
            <text:p>2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294]+([.M294]/20)+([.N294]/240)" office:value-type="float" office:value="2.5" calcext:value-type="float">
            <text:p>2,50000</text:p>
          </table:table-cell>
          <table:table-cell table:number-columns-repeated="3"/>
          <table:table-cell table:formula="of:=[.P294]+0.05*[.Q294]+[.R294]/240" office:value-type="float" office:value="0" calcext:value-type="float">
            <text:p>0</text:p>
          </table:table-cell>
          <table:table-cell table:formula="of:=[.J294]*[.O294]" office:value-type="float" office:value="500" calcext:value-type="float">
            <text:p>500,0000</text:p>
          </table:table-cell>
          <table:table-cell table:formula="of:=[.S294]-[.T294]" office:value-type="float" office:value="-500" calcext:value-type="float">
            <text:p>-500</text:p>
          </table:table-cell>
          <table:table-cell table:number-columns-repeated="1003"/>
        </table:table-row>
        <table:table-row table:style-name="ro2">
          <table:table-cell table:style-name="ce2" office:value-type="float" office:value="294" calcext:value-type="float">
            <text:p>2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de Bretagne blan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582" calcext:value-type="float">
            <text:p>1 582,00</text:p>
          </table:table-cell>
          <table:table-cell office:value-type="string" calcext:value-type="string">
            <text:p>aun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295]+([.M295]/20)+([.N295]/240)" office:value-type="float" office:value="3" calcext:value-type="float">
            <text:p>3,00000</text:p>
          </table:table-cell>
          <table:table-cell table:number-columns-repeated="3"/>
          <table:table-cell table:formula="of:=[.P295]+0.05*[.Q295]+[.R295]/240" office:value-type="float" office:value="0" calcext:value-type="float">
            <text:p>0</text:p>
          </table:table-cell>
          <table:table-cell table:formula="of:=[.J295]*[.O295]" office:value-type="float" office:value="4746" calcext:value-type="float">
            <text:p>4 746,0000</text:p>
          </table:table-cell>
          <table:table-cell table:formula="of:=[.S295]-[.T295]" office:value-type="float" office:value="-4746" calcext:value-type="float">
            <text:p>-4746</text:p>
          </table:table-cell>
          <table:table-cell table:number-columns-repeated="1003"/>
        </table:table-row>
        <table:table-row table:style-name="ro2">
          <table:table-cell table:style-name="ce2" office:value-type="float" office:value="295" calcext:value-type="float">
            <text:p>2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de Bretagne de Combourg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450" calcext:value-type="float">
            <text:p>2 45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22" table:formula="of:=[.L296]+([.M296]/20)+([.N296]/240)" office:value-type="float" office:value="0.95" calcext:value-type="float">
            <text:p>0,95000</text:p>
          </table:table-cell>
          <table:table-cell table:number-columns-repeated="3"/>
          <table:table-cell table:formula="of:=[.P296]+0.05*[.Q296]+[.R296]/240" office:value-type="float" office:value="0" calcext:value-type="float">
            <text:p>0</text:p>
          </table:table-cell>
          <table:table-cell table:formula="of:=[.J296]*[.O296]" office:value-type="float" office:value="2327.5" calcext:value-type="float">
            <text:p>2 327,5000</text:p>
          </table:table-cell>
          <table:table-cell table:formula="of:=[.S296]-[.T296]" office:value-type="float" office:value="-2327.5" calcext:value-type="float">
            <text:p>-2327,5</text:p>
          </table:table-cell>
          <table:table-cell table:number-columns-repeated="1003"/>
        </table:table-row>
        <table:table-row table:style-name="ro2">
          <table:table-cell table:style-name="ce2" office:value-type="float" office:value="296" calcext:value-type="float">
            <text:p>2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de Bretagne commu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930" calcext:value-type="float">
            <text:p>93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2" table:formula="of:=[.L297]+([.M297]/20)+([.N297]/240)" office:value-type="float" office:value="0.9" calcext:value-type="float">
            <text:p>0,90000</text:p>
          </table:table-cell>
          <table:table-cell table:number-columns-repeated="3"/>
          <table:table-cell table:formula="of:=[.P297]+0.05*[.Q297]+[.R297]/240" office:value-type="float" office:value="0" calcext:value-type="float">
            <text:p>0</text:p>
          </table:table-cell>
          <table:table-cell table:formula="of:=[.J297]*[.O297]" office:value-type="float" office:value="837" calcext:value-type="float">
            <text:p>837,0000</text:p>
          </table:table-cell>
          <table:table-cell table:formula="of:=[.S297]-[.T297]" office:value-type="float" office:value="-837" calcext:value-type="float">
            <text:p>-837</text:p>
          </table:table-cell>
          <table:table-cell table:number-columns-repeated="1003"/>
        </table:table-row>
        <table:table-row table:style-name="ro2">
          <table:table-cell table:style-name="ce2" office:value-type="float" office:value="297" calcext:value-type="float">
            <text:p>2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de Bretagne crü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781" calcext:value-type="float">
            <text:p>781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298]+([.M298]/20)+([.N298]/240)" office:value-type="float" office:value="1" calcext:value-type="float">
            <text:p>1,00000</text:p>
          </table:table-cell>
          <table:table-cell table:number-columns-repeated="3"/>
          <table:table-cell table:formula="of:=[.P298]+0.05*[.Q298]+[.R298]/240" office:value-type="float" office:value="0" calcext:value-type="float">
            <text:p>0</text:p>
          </table:table-cell>
          <table:table-cell table:formula="of:=[.J298]*[.O298]" office:value-type="float" office:value="781" calcext:value-type="float">
            <text:p>781,0000</text:p>
          </table:table-cell>
          <table:table-cell table:formula="of:=[.S298]-[.T298]" office:value-type="float" office:value="-781" calcext:value-type="float">
            <text:p>-781</text:p>
          </table:table-cell>
          <table:table-cell table:number-columns-repeated="1003"/>
        </table:table-row>
        <table:table-row table:style-name="ro2">
          <table:table-cell table:style-name="ce2" office:value-type="float" office:value="298" calcext:value-type="float">
            <text:p>2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de Bretagne divers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299]+([.M299]/20)+([.N299]/240)" office:value-type="float" office:value="0" calcext:value-type="float">
            <text:p>0,00000</text:p>
          </table:table-cell>
          <table:table-cell office:value-type="float" office:value="6248" calcext:value-type="float">
            <text:p>6248</text:p>
          </table:table-cell>
          <table:table-cell table:number-columns-repeated="2"/>
          <table:table-cell table:formula="of:=[.P299]+0.05*[.Q299]+[.R299]/240" office:value-type="float" office:value="6248" calcext:value-type="float">
            <text:p>6248</text:p>
          </table:table-cell>
          <table:table-cell table:formula="of:=[.J299]*[.O299]" office:value-type="float" office:value="0" calcext:value-type="float">
            <text:p>0,0000</text:p>
          </table:table-cell>
          <table:table-cell table:formula="of:=[.S299]-[.T299]" office:value-type="float" office:value="6248" calcext:value-type="float">
            <text:p>6248</text:p>
          </table:table-cell>
          <table:table-cell office:value-type="string" calcext:value-type="string">
            <text:p>valeur de 6248 L cy</text:p>
          </table:table-cell>
          <table:table-cell table:number-columns-repeated="1002"/>
        </table:table-row>
        <table:table-row table:style-name="ro2">
          <table:table-cell table:style-name="ce2" office:value-type="float" office:value="299" calcext:value-type="float">
            <text:p>2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de Bretagne de ha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5773" calcext:value-type="float">
            <text:p>25 773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300]+([.M300]/20)+([.N300]/240)" office:value-type="float" office:value="1" calcext:value-type="float">
            <text:p>1,00000</text:p>
          </table:table-cell>
          <table:table-cell table:number-columns-repeated="3"/>
          <table:table-cell table:formula="of:=[.P300]+0.05*[.Q300]+[.R300]/240" office:value-type="float" office:value="0" calcext:value-type="float">
            <text:p>0</text:p>
          </table:table-cell>
          <table:table-cell table:formula="of:=[.J300]*[.O300]" office:value-type="float" office:value="25773" calcext:value-type="float">
            <text:p>25 773,0000</text:p>
          </table:table-cell>
          <table:table-cell table:formula="of:=[.S300]-[.T300]" office:value-type="float" office:value="-25773" calcext:value-type="float">
            <text:p>-25773</text:p>
          </table:table-cell>
          <table:table-cell table:number-columns-repeated="1003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de Bretagne de haut br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96" calcext:value-type="float">
            <text:p>96,00</text:p>
          </table:table-cell>
          <table:table-cell office:value-type="string" calcext:value-type="string">
            <text:p>aun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301]+([.M301]/20)+([.N301]/240)" office:value-type="float" office:value="3" calcext:value-type="float">
            <text:p>3,00000</text:p>
          </table:table-cell>
          <table:table-cell table:number-columns-repeated="3"/>
          <table:table-cell table:formula="of:=[.P301]+0.05*[.Q301]+[.R301]/240" office:value-type="float" office:value="0" calcext:value-type="float">
            <text:p>0</text:p>
          </table:table-cell>
          <table:table-cell table:formula="of:=[.J301]*[.O301]" office:value-type="float" office:value="288" calcext:value-type="float">
            <text:p>288,0000</text:p>
          </table:table-cell>
          <table:table-cell table:formula="of:=[.S301]-[.T301]" office:value-type="float" office:value="-288" calcext:value-type="float">
            <text:p>-288</text:p>
          </table:table-cell>
          <table:table-cell table:number-columns-repeated="1003"/>
        </table:table-row>
        <table:table-row table:style-name="ro2">
          <table:table-cell table:style-name="ce2" office:value-type="float" office:value="301" calcext:value-type="float">
            <text:p>3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de Bretagne de 4 f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610" calcext:value-type="float">
            <text:p>2 61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table:style-name="ce22" table:formula="of:=[.L302]+([.M302]/20)+([.N302]/240)" office:value-type="float" office:value="1.1" calcext:value-type="float">
            <text:p>1,10000</text:p>
          </table:table-cell>
          <table:table-cell table:number-columns-repeated="3"/>
          <table:table-cell table:formula="of:=[.P302]+0.05*[.Q302]+[.R302]/240" office:value-type="float" office:value="0" calcext:value-type="float">
            <text:p>0</text:p>
          </table:table-cell>
          <table:table-cell table:formula="of:=[.J302]*[.O302]" office:value-type="float" office:value="2871" calcext:value-type="float">
            <text:p>2 871,0000</text:p>
          </table:table-cell>
          <table:table-cell table:formula="of:=[.S302]-[.T302]" office:value-type="float" office:value="-2871" calcext:value-type="float">
            <text:p>-2871</text:p>
          </table:table-cell>
          <table:table-cell table:number-columns-repeated="1003"/>
        </table:table-row>
        <table:table-row table:style-name="ro2">
          <table:table-cell table:style-name="ce2" office:value-type="float" office:value="302" calcext:value-type="float">
            <text:p>3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de Bretagne de Languena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40" calcext:value-type="float">
            <text:p>44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table:style-name="ce22" table:formula="of:=[.L303]+([.M303]/20)+([.N303]/240)" office:value-type="float" office:value="0.95" calcext:value-type="float">
            <text:p>0,95000</text:p>
          </table:table-cell>
          <table:table-cell table:number-columns-repeated="3"/>
          <table:table-cell table:formula="of:=[.P303]+0.05*[.Q303]+[.R303]/240" office:value-type="float" office:value="0" calcext:value-type="float">
            <text:p>0</text:p>
          </table:table-cell>
          <table:table-cell table:formula="of:=[.J303]*[.O303]" office:value-type="float" office:value="418" calcext:value-type="float">
            <text:p>418,0000</text:p>
          </table:table-cell>
          <table:table-cell table:formula="of:=[.S303]-[.T303]" office:value-type="float" office:value="-418" calcext:value-type="float">
            <text:p>-418</text:p>
          </table:table-cell>
          <table:table-cell table:number-columns-repeated="1003"/>
        </table:table-row>
        <table:table-row table:style-name="ro2"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de Bretagne de ména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734" calcext:value-type="float">
            <text:p>1 73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304]+([.M304]/20)+([.N304]/240)" office:value-type="float" office:value="2" calcext:value-type="float">
            <text:p>2,00000</text:p>
          </table:table-cell>
          <table:table-cell table:number-columns-repeated="3"/>
          <table:table-cell table:formula="of:=[.P304]+0.05*[.Q304]+[.R304]/240" office:value-type="float" office:value="0" calcext:value-type="float">
            <text:p>0</text:p>
          </table:table-cell>
          <table:table-cell table:formula="of:=[.J304]*[.O304]" office:value-type="float" office:value="3468" calcext:value-type="float">
            <text:p>3 468,0000</text:p>
          </table:table-cell>
          <table:table-cell table:formula="of:=[.S304]-[.T304]" office:value-type="float" office:value="-3468" calcext:value-type="float">
            <text:p>-3468</text:p>
          </table:table-cell>
          <table:table-cell table:number-columns-repeated="1003"/>
        </table:table-row>
        <table:table-row table:style-name="ro2"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de Bretagne de Vimout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540" calcext:value-type="float">
            <text:p>1 54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table:style-name="ce22" table:formula="of:=[.L305]+([.M305]/20)+([.N305]/240)" office:value-type="float" office:value="1.55" calcext:value-type="float">
            <text:p>1,55000</text:p>
          </table:table-cell>
          <table:table-cell table:number-columns-repeated="3"/>
          <table:table-cell table:formula="of:=[.P305]+0.05*[.Q305]+[.R305]/240" office:value-type="float" office:value="0" calcext:value-type="float">
            <text:p>0</text:p>
          </table:table-cell>
          <table:table-cell table:formula="of:=[.J305]*[.O305]" office:value-type="float" office:value="2387" calcext:value-type="float">
            <text:p>2 387,0000</text:p>
          </table:table-cell>
          <table:table-cell table:formula="of:=[.S305]-[.T305]" office:value-type="float" office:value="-2387" calcext:value-type="float">
            <text:p>-2387</text:p>
          </table:table-cell>
          <table:table-cell table:number-columns-repeated="1003"/>
        </table:table-row>
        <table:table-row table:style-name="ro2"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de Bretagne à v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1136" calcext:value-type="float">
            <text:p>21 136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306]+([.M306]/20)+([.N306]/240)" office:value-type="float" office:value="1" calcext:value-type="float">
            <text:p>1,00000</text:p>
          </table:table-cell>
          <table:table-cell table:number-columns-repeated="3"/>
          <table:table-cell table:formula="of:=[.P306]+0.05*[.Q306]+[.R306]/240" office:value-type="float" office:value="0" calcext:value-type="float">
            <text:p>0</text:p>
          </table:table-cell>
          <table:table-cell table:formula="of:=[.J306]*[.O306]" office:value-type="float" office:value="21136" calcext:value-type="float">
            <text:p>21 136,0000</text:p>
          </table:table-cell>
          <table:table-cell table:formula="of:=[.S306]-[.T306]" office:value-type="float" office:value="-21136" calcext:value-type="float">
            <text:p>-21136</text:p>
          </table:table-cell>
          <table:table-cell table:number-columns-repeated="1003"/>
        </table:table-row>
        <table:table-row table:style-name="ro2"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ging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94" calcext:value-type="float">
            <text:p>494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table:style-name="ce22" table:formula="of:=[.L307]+([.M307]/20)+([.N307]/240)" office:value-type="float" office:value="0.9" calcext:value-type="float">
            <text:p>0,90000</text:p>
          </table:table-cell>
          <table:table-cell table:number-columns-repeated="3"/>
          <table:table-cell table:formula="of:=[.P307]+0.05*[.Q307]+[.R307]/240" office:value-type="float" office:value="0" calcext:value-type="float">
            <text:p>0</text:p>
          </table:table-cell>
          <table:table-cell table:formula="of:=[.J307]*[.O307]" office:value-type="float" office:value="444.6" calcext:value-type="float">
            <text:p>444,6000</text:p>
          </table:table-cell>
          <table:table-cell table:formula="of:=[.S307]-[.T307]" office:value-type="float" office:value="-444.6" calcext:value-type="float">
            <text:p>-444,6</text:p>
          </table:table-cell>
          <table:table-cell table:number-columns-repeated="1003"/>
        </table:table-row>
        <table:table-row table:style-name="ro2">
          <table:table-cell table:style-name="ce2" office:value-type="float" office:value="307" calcext:value-type="float">
            <text:p>3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siamoi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77" calcext:value-type="float">
            <text:p>177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308]+([.M308]/20)+([.N308]/240)" office:value-type="float" office:value="2" calcext:value-type="float">
            <text:p>2,00000</text:p>
          </table:table-cell>
          <table:table-cell table:number-columns-repeated="3"/>
          <table:table-cell table:formula="of:=[.P308]+0.05*[.Q308]+[.R308]/240" office:value-type="float" office:value="0" calcext:value-type="float">
            <text:p>0</text:p>
          </table:table-cell>
          <table:table-cell table:formula="of:=[.J308]*[.O308]" office:value-type="float" office:value="354" calcext:value-type="float">
            <text:p>354,0000</text:p>
          </table:table-cell>
          <table:table-cell table:formula="of:=[.S308]-[.T308]" office:value-type="float" office:value="-354" calcext:value-type="float">
            <text:p>-354</text:p>
          </table:table-cell>
          <table:table-cell table:number-columns-repeated="1003"/>
        </table:table-row>
        <table:table-row table:style-name="ro2"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siamois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309]+([.M309]/20)+([.N309]/240)" office:value-type="float" office:value="0" calcext:value-type="float">
            <text:p>0,00000</text:p>
          </table:table-cell>
          <table:table-cell office:value-type="float" office:value="1993" calcext:value-type="float">
            <text:p>1993</text:p>
          </table:table-cell>
          <table:table-cell table:number-columns-repeated="2"/>
          <table:table-cell table:formula="of:=[.P309]+0.05*[.Q309]+[.R309]/240" office:value-type="float" office:value="1993" calcext:value-type="float">
            <text:p>1993</text:p>
          </table:table-cell>
          <table:table-cell table:formula="of:=[.J309]*[.O309]" office:value-type="float" office:value="0" calcext:value-type="float">
            <text:p>0,0000</text:p>
          </table:table-cell>
          <table:table-cell table:formula="of:=[.S309]-[.T309]" office:value-type="float" office:value="1993" calcext:value-type="float">
            <text:p>1993</text:p>
          </table:table-cell>
          <table:table-cell office:value-type="string" calcext:value-type="string">
            <text:p>valeur de 1993 L cy</text:p>
          </table:table-cell>
          <table:table-cell table:number-columns-repeated="1002"/>
        </table:table-row>
        <table:table-row table:style-name="ro2">
          <table:table-cell table:style-name="ce2" office:value-type="float" office:value="309" calcext:value-type="float">
            <text:p>3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10" calcext:value-type="float">
            <text:p>210,00</text:p>
          </table:table-cell>
          <table:table-cell office:value-type="string" calcext:value-type="string">
            <text:p>bariqu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310]+([.M310]/20)+([.N310]/240)" office:value-type="float" office:value="100" calcext:value-type="float">
            <text:p>100,00000</text:p>
          </table:table-cell>
          <table:table-cell table:number-columns-repeated="3"/>
          <table:table-cell table:formula="of:=[.P310]+0.05*[.Q310]+[.R310]/240" office:value-type="float" office:value="0" calcext:value-type="float">
            <text:p>0</text:p>
          </table:table-cell>
          <table:table-cell table:formula="of:=[.J310]*[.O310]" office:value-type="float" office:value="21000" calcext:value-type="float">
            <text:p>21 000,0000</text:p>
          </table:table-cell>
          <table:table-cell table:formula="of:=[.S310]-[.T310]" office:value-type="float" office:value="-21000" calcext:value-type="float">
            <text:p>-21000</text:p>
          </table:table-cell>
          <table:table-cell table:number-columns-repeated="1003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in de v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1.25" calcext:value-type="float">
            <text:p>31,25</text:p>
          </table:table-cell>
          <table:table-cell office:value-type="string" calcext:value-type="string">
            <text:p>tonneaux</text:p>
          </table:table-cell>
          <table:table-cell office:value-type="float" office:value="400" calcext:value-type="float">
            <text:p>400,000</text:p>
          </table:table-cell>
          <table:table-cell table:number-columns-repeated="2"/>
          <table:table-cell table:style-name="ce22" table:formula="of:=[.L311]+([.M311]/20)+([.N311]/240)" office:value-type="float" office:value="400" calcext:value-type="float">
            <text:p>400,00000</text:p>
          </table:table-cell>
          <table:table-cell table:number-columns-repeated="3"/>
          <table:table-cell table:formula="of:=[.P311]+0.05*[.Q311]+[.R311]/240" office:value-type="float" office:value="0" calcext:value-type="float">
            <text:p>0</text:p>
          </table:table-cell>
          <table:table-cell table:formula="of:=[.J311]*[.O311]" office:value-type="float" office:value="12500" calcext:value-type="float">
            <text:p>12 500,0000</text:p>
          </table:table-cell>
          <table:table-cell table:formula="of:=[.S311]-[.T311]" office:value-type="float" office:value="-12500" calcext:value-type="float">
            <text:p>-12500</text:p>
          </table:table-cell>
          <table:table-cell table:number-columns-repeated="1003"/>
        </table:table-row>
        <table:table-row table:style-name="ro2">
          <table:table-cell table:style-name="ce2" office:value-type="float" office:value="311" calcext:value-type="float">
            <text:p>3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in de v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312]+([.M312]/20)+([.N312]/240)" office:value-type="float" office:value="0" calcext:value-type="float">
            <text:p>0,00000</text:p>
          </table:table-cell>
          <table:table-cell office:value-type="float" office:value="937" calcext:value-type="float">
            <text:p>937</text:p>
          </table:table-cell>
          <table:table-cell table:number-columns-repeated="2"/>
          <table:table-cell table:formula="of:=[.P312]+0.05*[.Q312]+[.R312]/240" office:value-type="float" office:value="937" calcext:value-type="float">
            <text:p>937</text:p>
          </table:table-cell>
          <table:table-cell table:formula="of:=[.J312]*[.O312]" office:value-type="float" office:value="0" calcext:value-type="float">
            <text:p>0,0000</text:p>
          </table:table-cell>
          <table:table-cell table:formula="of:=[.S312]-[.T312]" office:value-type="float" office:value="937" calcext:value-type="float">
            <text:p>937</text:p>
          </table:table-cell>
          <table:table-cell office:value-type="string" calcext:value-type="string">
            <text:p>valeur de 937 L cy</text:p>
          </table:table-cell>
          <table:table-cell table:number-columns-repeated="1002"/>
        </table:table-row>
        <table:table-row table:style-name="ro2">
          <table:table-cell table:style-name="ce2" office:value-type="float" office:value="312" calcext:value-type="float">
            <text:p>3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in de Cet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7.75" calcext:value-type="float">
            <text:p>47,75</text:p>
          </table:table-cell>
          <table:table-cell office:value-type="string" calcext:value-type="string">
            <text:p>tonneaux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2" table:formula="of:=[.L313]+([.M313]/20)+([.N313]/240)" office:value-type="float" office:value="300" calcext:value-type="float">
            <text:p>300,00000</text:p>
          </table:table-cell>
          <table:table-cell table:number-columns-repeated="3"/>
          <table:table-cell table:formula="of:=[.P313]+0.05*[.Q313]+[.R313]/240" office:value-type="float" office:value="0" calcext:value-type="float">
            <text:p>0</text:p>
          </table:table-cell>
          <table:table-cell table:formula="of:=[.J313]*[.O313]" office:value-type="float" office:value="14325" calcext:value-type="float">
            <text:p>14 325,0000</text:p>
          </table:table-cell>
          <table:table-cell table:formula="of:=[.S313]-[.T313]" office:value-type="float" office:value="-14325" calcext:value-type="float">
            <text:p>-14325</text:p>
          </table:table-cell>
          <table:table-cell office:value-type="string" calcext:value-type="string">
            <text:p>marchandise incertaine</text:p>
          </table:table-cell>
          <table:table-cell table:number-columns-repeated="1002"/>
        </table:table-row>
        <table:table-row table:style-name="ro2">
          <table:table-cell table:style-name="ce2" office:value-type="float" office:value="313" calcext:value-type="float">
            <text:p>3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in de Gailla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tonneaux</text:p>
          </table:table-cell>
          <table:table-cell office:value-type="float" office:value="260" calcext:value-type="float">
            <text:p>260,000</text:p>
          </table:table-cell>
          <table:table-cell table:number-columns-repeated="2"/>
          <table:table-cell table:style-name="ce22" table:formula="of:=[.L314]+([.M314]/20)+([.N314]/240)" office:value-type="float" office:value="260" calcext:value-type="float">
            <text:p>260,00000</text:p>
          </table:table-cell>
          <table:table-cell table:number-columns-repeated="3"/>
          <table:table-cell table:formula="of:=[.P314]+0.05*[.Q314]+[.R314]/240" office:value-type="float" office:value="0" calcext:value-type="float">
            <text:p>0</text:p>
          </table:table-cell>
          <table:table-cell table:formula="of:=[.J314]*[.O314]" office:value-type="float" office:value="2600" calcext:value-type="float">
            <text:p>2 600,0000</text:p>
          </table:table-cell>
          <table:table-cell table:formula="of:=[.S314]-[.T314]" office:value-type="float" office:value="-2600" calcext:value-type="float">
            <text:p>-2600</text:p>
          </table:table-cell>
          <table:table-cell table:number-columns-repeated="1003"/>
        </table:table-row>
        <table:table-row table:style-name="ro2">
          <table:table-cell table:style-name="ce2" office:value-type="float" office:value="314" calcext:value-type="float">
            <text:p>3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in de gensa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tonneaux</text:p>
          </table:table-cell>
          <table:table-cell office:value-type="float" office:value="240" calcext:value-type="float">
            <text:p>240,000</text:p>
          </table:table-cell>
          <table:table-cell table:number-columns-repeated="2"/>
          <table:table-cell table:style-name="ce22" table:formula="of:=[.L315]+([.M315]/20)+([.N315]/240)" office:value-type="float" office:value="240" calcext:value-type="float">
            <text:p>240,00000</text:p>
          </table:table-cell>
          <table:table-cell table:number-columns-repeated="3"/>
          <table:table-cell table:formula="of:=[.P315]+0.05*[.Q315]+[.R315]/240" office:value-type="float" office:value="0" calcext:value-type="float">
            <text:p>0</text:p>
          </table:table-cell>
          <table:table-cell table:formula="of:=[.J315]*[.O315]" office:value-type="float" office:value="2880" calcext:value-type="float">
            <text:p>2 880,0000</text:p>
          </table:table-cell>
          <table:table-cell table:formula="of:=[.S315]-[.T315]" office:value-type="float" office:value="-2880" calcext:value-type="float">
            <text:p>-2880</text:p>
          </table:table-cell>
          <table:table-cell table:number-columns-repeated="1003"/>
        </table:table-row>
        <table:table-row table:style-name="ro2">
          <table:table-cell table:style-name="ce2" office:value-type="float" office:value="315" calcext:value-type="float">
            <text:p>3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in de Languedo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21" calcext:value-type="float">
            <text:p>21,00</text:p>
          </table:table-cell>
          <table:table-cell office:value-type="string" calcext:value-type="string">
            <text:p>bariques</text:p>
          </table:table-cell>
          <table:table-cell office:value-type="float" office:value="75" calcext:value-type="float">
            <text:p>75,000</text:p>
          </table:table-cell>
          <table:table-cell table:number-columns-repeated="2"/>
          <table:table-cell table:style-name="ce22" table:formula="of:=[.L316]+([.M316]/20)+([.N316]/240)" office:value-type="float" office:value="75" calcext:value-type="float">
            <text:p>75,00000</text:p>
          </table:table-cell>
          <table:table-cell table:number-columns-repeated="3"/>
          <table:table-cell table:formula="of:=[.P316]+0.05*[.Q316]+[.R316]/240" office:value-type="float" office:value="0" calcext:value-type="float">
            <text:p>0</text:p>
          </table:table-cell>
          <table:table-cell table:formula="of:=[.J316]*[.O316]" office:value-type="float" office:value="1575" calcext:value-type="float">
            <text:p>1 575,0000</text:p>
          </table:table-cell>
          <table:table-cell table:formula="of:=[.S316]-[.T316]" office:value-type="float" office:value="-1575" calcext:value-type="float">
            <text:p>-1575</text:p>
          </table:table-cell>
          <table:table-cell table:number-columns-repeated="1003"/>
        </table:table-row>
        <table:table-row table:style-name="ro2">
          <table:table-cell table:style-name="ce2" office:value-type="float" office:value="316" calcext:value-type="float">
            <text:p>3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in de Provenc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19" calcext:value-type="float">
            <text:p>19,00</text:p>
          </table:table-cell>
          <table:table-cell office:value-type="string" calcext:value-type="string">
            <text:p>bariqu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317]+([.M317]/20)+([.N317]/240)" office:value-type="float" office:value="50" calcext:value-type="float">
            <text:p>50,00000</text:p>
          </table:table-cell>
          <table:table-cell table:number-columns-repeated="3"/>
          <table:table-cell table:formula="of:=[.P317]+0.05*[.Q317]+[.R317]/240" office:value-type="float" office:value="0" calcext:value-type="float">
            <text:p>0</text:p>
          </table:table-cell>
          <table:table-cell table:formula="of:=[.J317]*[.O317]" office:value-type="float" office:value="950" calcext:value-type="float">
            <text:p>950,0000</text:p>
          </table:table-cell>
          <table:table-cell table:formula="of:=[.S317]-[.T317]" office:value-type="float" office:value="-950" calcext:value-type="float">
            <text:p>-950</text:p>
          </table:table-cell>
          <table:table-cell table:number-columns-repeated="1003"/>
        </table:table-row>
        <table:table-row table:style-name="ro2">
          <table:table-cell table:style-name="ce2" office:value-type="float" office:value="317" calcext:value-type="float">
            <text:p>3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in de Quercy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bariques</text:p>
          </table:table-cell>
          <table:table-cell office:value-type="float" office:value="75" calcext:value-type="float">
            <text:p>75,000</text:p>
          </table:table-cell>
          <table:table-cell table:number-columns-repeated="2"/>
          <table:table-cell table:style-name="ce22" table:formula="of:=[.L318]+([.M318]/20)+([.N318]/240)" office:value-type="float" office:value="75" calcext:value-type="float">
            <text:p>75,00000</text:p>
          </table:table-cell>
          <table:table-cell table:number-columns-repeated="3"/>
          <table:table-cell table:formula="of:=[.P318]+0.05*[.Q318]+[.R318]/240" office:value-type="float" office:value="0" calcext:value-type="float">
            <text:p>0</text:p>
          </table:table-cell>
          <table:table-cell table:formula="of:=[.J318]*[.O318]" office:value-type="float" office:value="2250" calcext:value-type="float">
            <text:p>2 250,0000</text:p>
          </table:table-cell>
          <table:table-cell table:formula="of:=[.S318]-[.T318]" office:value-type="float" office:value="-2250" calcext:value-type="float">
            <text:p>-2250</text:p>
          </table:table-cell>
          <table:table-cell table:number-columns-repeated="1003"/>
        </table:table-row>
        <table:table-row table:style-name="ro2">
          <table:table-cell table:style-name="ce2" office:value-type="float" office:value="318" calcext:value-type="float">
            <text:p>3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in de 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sles françoises de l'Amériqu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bariqu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319]+([.M319]/20)+([.N319]/240)" office:value-type="float" office:value="20" calcext:value-type="float">
            <text:p>20,00000</text:p>
          </table:table-cell>
          <table:table-cell table:number-columns-repeated="3"/>
          <table:table-cell table:formula="of:=[.P319]+0.05*[.Q319]+[.R319]/240" office:value-type="float" office:value="0" calcext:value-type="float">
            <text:p>0</text:p>
          </table:table-cell>
          <table:table-cell table:formula="of:=[.J319]*[.O319]" office:value-type="float" office:value="800" calcext:value-type="float">
            <text:p>800,0000</text:p>
          </table:table-cell>
          <table:table-cell table:formula="of:=[.S319]-[.T319]" office:value-type="float" office:value="-800" calcext:value-type="float">
            <text:p>-800</text:p>
          </table:table-cell>
          <table:table-cell table:number-columns-repeated="1003"/>
        </table:table-row>
        <table:table-row table:style-name="ro2">
          <table:table-cell table:style-name="ce2" office:value-type="float" office:value="319" calcext:value-type="float">
            <text:p>3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ambre jau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320]+([.M320]/20)+([.N320]/240)" office:value-type="float" office:value="0" calcext:value-type="float">
            <text:p>0,00000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table:formula="of:=[.P320]+0.05*[.Q320]+[.R320]/240" office:value-type="float" office:value="1400" calcext:value-type="float">
            <text:p>1400</text:p>
          </table:table-cell>
          <table:table-cell table:formula="of:=[.J320]*[.O320]" office:value-type="float" office:value="0" calcext:value-type="float">
            <text:p>0,0000</text:p>
          </table:table-cell>
          <table:table-cell table:formula="of:=[.S320]-[.T320]" office:value-type="float" office:value="1400" calcext:value-type="float">
            <text:p>1400</text:p>
          </table:table-cell>
          <table:table-cell office:value-type="string" calcext:value-type="string">
            <text:p>valeur de 14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argent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table:formula="of:=33+7/8" office:value-type="float" office:value="33.875" calcext:value-type="float">
            <text:p>33,88</text:p>
          </table:table-cell>
          <table:table-cell office:value-type="string" calcext:value-type="string">
            <text:p>marcs</text:p>
          </table:table-cell>
          <table:table-cell office:value-type="float" office:value="57" calcext:value-type="float">
            <text:p>57,000</text:p>
          </table:table-cell>
          <table:table-cell table:number-columns-repeated="2"/>
          <table:table-cell table:style-name="ce22" table:formula="of:=[.L321]+([.M321]/20)+([.N321]/240)" office:value-type="float" office:value="57" calcext:value-type="float">
            <text:p>57,00000</text:p>
          </table:table-cell>
          <table:table-cell table:number-columns-repeated="3"/>
          <table:table-cell table:formula="of:=[.P321]+0.05*[.Q321]+[.R321]/240" office:value-type="float" office:value="0" calcext:value-type="float">
            <text:p>0</text:p>
          </table:table-cell>
          <table:table-cell table:formula="of:=[.J321]*[.O321]" office:value-type="float" office:value="1930.875" calcext:value-type="float">
            <text:p>1 930,8750</text:p>
          </table:table-cell>
          <table:table-cell table:formula="of:=[.S321]-[.T321]" office:value-type="float" office:value="-1930.875" calcext:value-type="float">
            <text:p>-1930,88</text:p>
          </table:table-cell>
          <table:table-cell office:value-type="string" calcext:value-type="string">
            <text:p>unité de quantité incertaine</text:p>
          </table:table-cell>
          <table:table-cell table:number-columns-repeated="1002"/>
        </table:table-row>
        <table:table-row table:style-name="ro2">
          <table:table-cell table:style-name="ce2" office:value-type="float" office:value="321" calcext:value-type="float">
            <text:p>3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armes blanches sab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781" calcext:value-type="float">
            <text:p>781,00</text:p>
          </table:table-cell>
          <table:table-cell office:value-type="string" calcext:value-type="string">
            <text:p>en nombre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22" table:formula="of:=[.L322]+([.M322]/20)+([.N322]/240)" office:value-type="float" office:value="2" calcext:value-type="float">
            <text:p>2,00000</text:p>
          </table:table-cell>
          <table:table-cell table:number-columns-repeated="3"/>
          <table:table-cell table:formula="of:=[.P322]+0.05*[.Q322]+[.R322]/240" office:value-type="float" office:value="0" calcext:value-type="float">
            <text:p>0</text:p>
          </table:table-cell>
          <table:table-cell table:formula="of:=[.J322]*[.O322]" office:value-type="float" office:value="1562" calcext:value-type="float">
            <text:p>1 562,0000</text:p>
          </table:table-cell>
          <table:table-cell table:formula="of:=[.S322]-[.T322]" office:value-type="float" office:value="-1562" calcext:value-type="float">
            <text:p>-1562</text:p>
          </table:table-cell>
          <table:table-cell table:number-columns-repeated="1003"/>
        </table:table-row>
        <table:table-row table:style-name="ro2">
          <table:table-cell table:style-name="ce2" office:value-type="float" office:value="322" calcext:value-type="float">
            <text:p>3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armes à feu fusil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3926" calcext:value-type="float">
            <text:p>3 926,00</text:p>
          </table:table-cell>
          <table:table-cell office:value-type="string" calcext:value-type="string">
            <text:p>en nombre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2" table:formula="of:=[.L323]+([.M323]/20)+([.N323]/240)" office:value-type="float" office:value="7" calcext:value-type="float">
            <text:p>7,00000</text:p>
          </table:table-cell>
          <table:table-cell table:number-columns-repeated="3"/>
          <table:table-cell table:formula="of:=[.P323]+0.05*[.Q323]+[.R323]/240" office:value-type="float" office:value="0" calcext:value-type="float">
            <text:p>0</text:p>
          </table:table-cell>
          <table:table-cell table:formula="of:=[.J323]*[.O323]" office:value-type="float" office:value="27482" calcext:value-type="float">
            <text:p>27 482,0000</text:p>
          </table:table-cell>
          <table:table-cell table:formula="of:=[.S323]-[.T323]" office:value-type="float" office:value="-27482" calcext:value-type="float">
            <text:p>-27482</text:p>
          </table:table-cell>
          <table:table-cell table:number-columns-repeated="1003"/>
        </table:table-row>
        <table:table-row table:style-name="ro2">
          <table:table-cell table:style-name="ce2" office:value-type="float" office:value="323" calcext:value-type="float">
            <text:p>3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ajutap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510" calcext:value-type="float">
            <text:p>510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324]+([.M324]/20)+([.N324]/240)" office:value-type="float" office:value="20" calcext:value-type="float">
            <text:p>20,00000</text:p>
          </table:table-cell>
          <table:table-cell table:number-columns-repeated="3"/>
          <table:table-cell table:formula="of:=[.P324]+0.05*[.Q324]+[.R324]/240" office:value-type="float" office:value="0" calcext:value-type="float">
            <text:p>0</text:p>
          </table:table-cell>
          <table:table-cell table:formula="of:=[.J324]*[.O324]" office:value-type="float" office:value="10200" calcext:value-type="float">
            <text:p>10 200,0000</text:p>
          </table:table-cell>
          <table:table-cell table:formula="of:=[.S324]-[.T324]" office:value-type="float" office:value="-10200" calcext:value-type="float">
            <text:p>-10200</text:p>
          </table:table-cell>
          <table:table-cell table:number-columns-repeated="1003"/>
        </table:table-row>
        <table:table-row table:style-name="ro2">
          <table:table-cell table:style-name="ce2" office:value-type="float" office:value="324" calcext:value-type="float">
            <text:p>3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ayet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pièce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2" table:formula="of:=[.L325]+([.M325]/20)+([.N325]/240)" office:value-type="float" office:value="18" calcext:value-type="float">
            <text:p>18,00000</text:p>
          </table:table-cell>
          <table:table-cell table:number-columns-repeated="3"/>
          <table:table-cell table:formula="of:=[.P325]+0.05*[.Q325]+[.R325]/240" office:value-type="float" office:value="0" calcext:value-type="float">
            <text:p>0</text:p>
          </table:table-cell>
          <table:table-cell table:formula="of:=[.J325]*[.O325]" office:value-type="float" office:value="432" calcext:value-type="float">
            <text:p>432,0000</text:p>
          </table:table-cell>
          <table:table-cell table:formula="of:=[.S325]-[.T325]" office:value-type="float" office:value="-432" calcext:value-type="float">
            <text:p>-432</text:p>
          </table:table-cell>
          <table:table-cell table:number-columns-repeated="1003"/>
        </table:table-row>
        <table:table-row table:style-name="ro2">
          <table:table-cell table:style-name="ce2" office:value-type="float" office:value="325" calcext:value-type="float">
            <text:p>3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riqu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326]+([.M326]/20)+([.N326]/240)" office:value-type="float" office:value="100" calcext:value-type="float">
            <text:p>100,00000</text:p>
          </table:table-cell>
          <table:table-cell table:number-columns-repeated="3"/>
          <table:table-cell table:formula="of:=[.P326]+0.05*[.Q326]+[.R326]/240" office:value-type="float" office:value="0" calcext:value-type="float">
            <text:p>0</text:p>
          </table:table-cell>
          <table:table-cell table:formula="of:=[.J326]*[.O326]" office:value-type="float" office:value="200" calcext:value-type="float">
            <text:p>200,0000</text:p>
          </table:table-cell>
          <table:table-cell table:formula="of:=[.S326]-[.T326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2">
          <table:table-cell table:style-name="ce2" office:value-type="float" office:value="326" calcext:value-type="float">
            <text:p>3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rau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pièc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2" table:formula="of:=[.L327]+([.M327]/20)+([.N327]/240)" office:value-type="float" office:value="8" calcext:value-type="float">
            <text:p>8,00000</text:p>
          </table:table-cell>
          <table:table-cell table:number-columns-repeated="3"/>
          <table:table-cell table:formula="of:=[.P327]+0.05*[.Q327]+[.R327]/240" office:value-type="float" office:value="0" calcext:value-type="float">
            <text:p>0</text:p>
          </table:table-cell>
          <table:table-cell table:formula="of:=[.J327]*[.O327]" office:value-type="float" office:value="2400" calcext:value-type="float">
            <text:p>2 400,0000</text:p>
          </table:table-cell>
          <table:table-cell table:formula="of:=[.S327]-[.T327]" office:value-type="float" office:value="-2400" calcext:value-type="float">
            <text:p>-2400</text:p>
          </table:table-cell>
          <table:table-cell table:number-columns-repeated="1003"/>
        </table:table-row>
        <table:table-row table:style-name="ro2">
          <table:table-cell table:style-name="ce2" office:value-type="float" office:value="327" calcext:value-type="float">
            <text:p>3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anettes de grez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328]+([.M328]/20)+([.N328]/240)" office:value-type="float" office:value="0.5" calcext:value-type="float">
            <text:p>0,50000</text:p>
          </table:table-cell>
          <table:table-cell table:number-columns-repeated="3"/>
          <table:table-cell table:formula="of:=[.P328]+0.05*[.Q328]+[.R328]/240" office:value-type="float" office:value="0" calcext:value-type="float">
            <text:p>0</text:p>
          </table:table-cell>
          <table:table-cell table:formula="of:=[.J328]*[.O328]" office:value-type="float" office:value="300" calcext:value-type="float">
            <text:p>300,0000</text:p>
          </table:table-cell>
          <table:table-cell table:formula="of:=[.S328]-[.T328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328" calcext:value-type="float">
            <text:p>3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anons de fer de 6 livres de ba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en nombre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2" table:formula="of:=[.L329]+([.M329]/20)+([.N329]/240)" office:value-type="float" office:value="300" calcext:value-type="float">
            <text:p>300,00000</text:p>
          </table:table-cell>
          <table:table-cell table:number-columns-repeated="3"/>
          <table:table-cell table:formula="of:=[.P329]+0.05*[.Q329]+[.R329]/240" office:value-type="float" office:value="0" calcext:value-type="float">
            <text:p>0</text:p>
          </table:table-cell>
          <table:table-cell table:formula="of:=[.J329]*[.O329]" office:value-type="float" office:value="6000" calcext:value-type="float">
            <text:p>6 000,0000</text:p>
          </table:table-cell>
          <table:table-cell table:formula="of:=[.S329]-[.T329]" office:value-type="float" office:value="-6000" calcext:value-type="float">
            <text:p>-6000</text:p>
          </table:table-cell>
          <table:table-cell table:number-columns-repeated="1003"/>
        </table:table-row>
        <table:table-row table:style-name="ro2">
          <table:table-cell table:style-name="ce2" office:value-type="float" office:value="329" calcext:value-type="float">
            <text:p>3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aves garni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330]+([.M330]/20)+([.N330]/240)" office:value-type="float" office:value="6" calcext:value-type="float">
            <text:p>6,00000</text:p>
          </table:table-cell>
          <table:table-cell table:number-columns-repeated="3"/>
          <table:table-cell table:formula="of:=[.P330]+0.05*[.Q330]+[.R330]/240" office:value-type="float" office:value="0" calcext:value-type="float">
            <text:p>0</text:p>
          </table:table-cell>
          <table:table-cell table:formula="of:=[.J330]*[.O330]" office:value-type="float" office:value="3600" calcext:value-type="float">
            <text:p>3 600,0000</text:p>
          </table:table-cell>
          <table:table-cell table:formula="of:=[.S330]-[.T330]" office:value-type="float" office:value="-3600" calcext:value-type="float">
            <text:p>-3600</text:p>
          </table:table-cell>
          <table:table-cell table:number-columns-repeated="1003"/>
        </table:table-row>
        <table:table-row table:style-name="ro2">
          <table:table-cell table:style-name="ce2" office:value-type="float" office:value="330" calcext:value-type="float">
            <text:p>3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aur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431" calcext:value-type="float">
            <text:p>43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22" table:formula="of:=[.L331]+([.M331]/20)+([.N331]/240)" office:value-type="float" office:value="1.25" calcext:value-type="float">
            <text:p>1,25000</text:p>
          </table:table-cell>
          <table:table-cell table:number-columns-repeated="3"/>
          <table:table-cell table:formula="of:=[.P331]+0.05*[.Q331]+[.R331]/240" office:value-type="float" office:value="0" calcext:value-type="float">
            <text:p>0</text:p>
          </table:table-cell>
          <table:table-cell table:formula="of:=[.J331]*[.O331]" office:value-type="float" office:value="538.75" calcext:value-type="float">
            <text:p>538,7500</text:p>
          </table:table-cell>
          <table:table-cell table:formula="of:=[.S331]-[.T331]" office:value-type="float" office:value="-538.75" calcext:value-type="float">
            <text:p>-538,75</text:p>
          </table:table-cell>
          <table:table-cell table:number-columns-repeated="1003"/>
        </table:table-row>
        <table:table-row table:style-name="ro2">
          <table:table-cell table:style-name="ce2" office:value-type="float" office:value="331" calcext:value-type="float">
            <text:p>3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hassel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700" calcext:value-type="float">
            <text:p>700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332]+([.M332]/20)+([.N332]/240)" office:value-type="float" office:value="20" calcext:value-type="float">
            <text:p>20,00000</text:p>
          </table:table-cell>
          <table:table-cell table:number-columns-repeated="3"/>
          <table:table-cell table:formula="of:=[.P332]+0.05*[.Q332]+[.R332]/240" office:value-type="float" office:value="0" calcext:value-type="float">
            <text:p>0</text:p>
          </table:table-cell>
          <table:table-cell table:formula="of:=[.J332]*[.O332]" office:value-type="float" office:value="14000" calcext:value-type="float">
            <text:p>14 000,0000</text:p>
          </table:table-cell>
          <table:table-cell table:formula="of:=[.S332]-[.T332]" office:value-type="float" office:value="-14000" calcext:value-type="float">
            <text:p>-14000</text:p>
          </table:table-cell>
          <table:table-cell table:number-columns-repeated="1003"/>
        </table:table-row>
        <table:table-row table:style-name="ro2">
          <table:table-cell table:style-name="ce2" office:value-type="float" office:value="332" calcext:value-type="float">
            <text:p>3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hill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95" calcext:value-type="float">
            <text:p>95,00</text:p>
          </table:table-cell>
          <table:table-cell office:value-type="string" calcext:value-type="string">
            <text:p>pièc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333]+([.M333]/20)+([.N333]/240)" office:value-type="float" office:value="10" calcext:value-type="float">
            <text:p>10,00000</text:p>
          </table:table-cell>
          <table:table-cell table:number-columns-repeated="3"/>
          <table:table-cell table:formula="of:=[.P333]+0.05*[.Q333]+[.R333]/240" office:value-type="float" office:value="0" calcext:value-type="float">
            <text:p>0</text:p>
          </table:table-cell>
          <table:table-cell table:formula="of:=[.J333]*[.O333]" office:value-type="float" office:value="950" calcext:value-type="float">
            <text:p>950,0000</text:p>
          </table:table-cell>
          <table:table-cell table:formula="of:=[.S333]-[.T333]" office:value-type="float" office:value="-950" calcext:value-type="float">
            <text:p>-950</text:p>
          </table:table-cell>
          <table:table-cell office:value-type="string" calcext:value-type="string">
            <text:p>prix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333" calcext:value-type="float">
            <text:p>3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ochel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pièces</text:p>
          </table:table-cell>
          <table:table-cell office:value-type="float" office:value="17" calcext:value-type="float">
            <text:p>17,000</text:p>
          </table:table-cell>
          <table:table-cell table:number-columns-repeated="2"/>
          <table:table-cell table:style-name="ce22" table:formula="of:=[.L334]+([.M334]/20)+([.N334]/240)" office:value-type="float" office:value="17" calcext:value-type="float">
            <text:p>17,00000</text:p>
          </table:table-cell>
          <table:table-cell table:number-columns-repeated="3"/>
          <table:table-cell table:formula="of:=[.P334]+0.05*[.Q334]+[.R334]/240" office:value-type="float" office:value="0" calcext:value-type="float">
            <text:p>0</text:p>
          </table:table-cell>
          <table:table-cell table:formula="of:=[.J334]*[.O334]" office:value-type="float" office:value="3400" calcext:value-type="float">
            <text:p>3 400,0000</text:p>
          </table:table-cell>
          <table:table-cell table:formula="of:=[.S334]-[.T334]" office:value-type="float" office:value="-3400" calcext:value-type="float">
            <text:p>-3400</text:p>
          </table:table-cell>
          <table:table-cell table:number-columns-repeated="1003"/>
        </table:table-row>
        <table:table-row table:style-name="ro2">
          <table:table-cell table:style-name="ce2" office:value-type="float" office:value="334" calcext:value-type="float">
            <text:p>3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orail ouv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livre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2" table:formula="of:=[.L335]+([.M335]/20)+([.N335]/240)" office:value-type="float" office:value="120" calcext:value-type="float">
            <text:p>120,00000</text:p>
          </table:table-cell>
          <table:table-cell table:number-columns-repeated="3"/>
          <table:table-cell table:formula="of:=[.P335]+0.05*[.Q335]+[.R335]/240" office:value-type="float" office:value="0" calcext:value-type="float">
            <text:p>0</text:p>
          </table:table-cell>
          <table:table-cell table:formula="of:=[.J335]*[.O335]" office:value-type="float" office:value="1440" calcext:value-type="float">
            <text:p>1 440,0000</text:p>
          </table:table-cell>
          <table:table-cell table:formula="of:=[.S335]-[.T335]" office:value-type="float" office:value="-1440" calcext:value-type="float">
            <text:p>-1440</text:p>
          </table:table-cell>
          <table:table-cell table:number-columns-repeated="1003"/>
        </table:table-row>
        <table:table-row table:style-name="ro2">
          <table:table-cell table:style-name="ce2" office:value-type="float" office:value="335" calcext:value-type="float">
            <text:p>3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orail ouv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336]+([.M336]/20)+([.N336]/240)" office:value-type="float" office:value="0" calcext:value-type="float">
            <text:p>0,00000</text:p>
          </table:table-cell>
          <table:table-cell office:value-type="float" office:value="645" calcext:value-type="float">
            <text:p>645</text:p>
          </table:table-cell>
          <table:table-cell table:number-columns-repeated="2"/>
          <table:table-cell table:formula="of:=[.P336]+0.05*[.Q336]+[.R336]/240" office:value-type="float" office:value="645" calcext:value-type="float">
            <text:p>645</text:p>
          </table:table-cell>
          <table:table-cell table:formula="of:=[.J336]*[.O336]" office:value-type="float" office:value="0" calcext:value-type="float">
            <text:p>0,0000</text:p>
          </table:table-cell>
          <table:table-cell table:formula="of:=[.S336]-[.T336]" office:value-type="float" office:value="645" calcext:value-type="float">
            <text:p>645</text:p>
          </table:table-cell>
          <table:table-cell office:value-type="string" calcext:value-type="string">
            <text:p>valeur de 645 L cy</text:p>
          </table:table-cell>
          <table:table-cell table:number-columns-repeated="1002"/>
        </table:table-row>
        <table:table-row table:style-name="ro2">
          <table:table-cell table:style-name="ce2" office:value-type="float" office:value="336" calcext:value-type="float">
            <text:p>3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oro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pièces</text:p>
          </table:table-cell>
          <table:table-cell office:value-type="float" office:value="8" calcext:value-type="float">
            <text:p>8,000</text:p>
          </table:table-cell>
          <table:table-cell table:number-columns-repeated="2"/>
          <table:table-cell table:style-name="ce22" table:formula="of:=[.L337]+([.M337]/20)+([.N337]/240)" office:value-type="float" office:value="8" calcext:value-type="float">
            <text:p>8,00000</text:p>
          </table:table-cell>
          <table:table-cell table:number-columns-repeated="3"/>
          <table:table-cell table:formula="of:=[.P337]+0.05*[.Q337]+[.R337]/240" office:value-type="float" office:value="0" calcext:value-type="float">
            <text:p>0</text:p>
          </table:table-cell>
          <table:table-cell table:formula="of:=[.J337]*[.O337]" office:value-type="float" office:value="2400" calcext:value-type="float">
            <text:p>2 400,0000</text:p>
          </table:table-cell>
          <table:table-cell table:formula="of:=[.S337]-[.T337]" office:value-type="float" office:value="-2400" calcext:value-type="float">
            <text:p>-2400</text:p>
          </table:table-cell>
          <table:table-cell table:number-columns-repeated="1003"/>
        </table:table-row>
        <table:table-row table:style-name="ro2">
          <table:table-cell table:style-name="ce2" office:value-type="float" office:value="337" calcext:value-type="float">
            <text:p>3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oup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pièc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338]+([.M338]/20)+([.N338]/240)" office:value-type="float" office:value="10" calcext:value-type="float">
            <text:p>10,00000</text:p>
          </table:table-cell>
          <table:table-cell table:number-columns-repeated="3"/>
          <table:table-cell table:formula="of:=[.P338]+0.05*[.Q338]+[.R338]/240" office:value-type="float" office:value="0" calcext:value-type="float">
            <text:p>0</text:p>
          </table:table-cell>
          <table:table-cell table:formula="of:=[.J338]*[.O338]" office:value-type="float" office:value="2000" calcext:value-type="float">
            <text:p>2 000,0000</text:p>
          </table:table-cell>
          <table:table-cell table:formula="of:=[.S338]-[.T338]" office:value-type="float" office:value="-2000" calcext:value-type="float">
            <text:p>-2000</text:p>
          </table:table-cell>
          <table:table-cell table:number-columns-repeated="1003"/>
        </table:table-row>
        <table:table-row table:style-name="ro2">
          <table:table-cell table:style-name="ce2" office:value-type="float" office:value="338" calcext:value-type="float">
            <text:p>3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out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300" calcext:value-type="float">
            <text:p>1 300,00</text:p>
          </table:table-cell>
          <table:table-cell office:value-type="string" calcext:value-type="string">
            <text:p>douzain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339]+([.M339]/20)+([.N339]/240)" office:value-type="float" office:value="1.5" calcext:value-type="float">
            <text:p>1,50000</text:p>
          </table:table-cell>
          <table:table-cell table:number-columns-repeated="3"/>
          <table:table-cell table:formula="of:=[.P339]+0.05*[.Q339]+[.R339]/240" office:value-type="float" office:value="0" calcext:value-type="float">
            <text:p>0</text:p>
          </table:table-cell>
          <table:table-cell table:formula="of:=[.J339]*[.O339]" office:value-type="float" office:value="1950" calcext:value-type="float">
            <text:p>1 950,0000</text:p>
          </table:table-cell>
          <table:table-cell table:formula="of:=[.S339]-[.T339]" office:value-type="float" office:value="-1950" calcext:value-type="float">
            <text:p>-1950</text:p>
          </table:table-cell>
          <table:table-cell table:number-columns-repeated="1003"/>
        </table:table-row>
        <table:table-row table:style-name="ro2">
          <table:table-cell table:style-name="ce2" office:value-type="float" office:value="339" calcext:value-type="float">
            <text:p>3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ouvertures grand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22" calcext:value-type="float">
            <text:p>22,00</text:p>
          </table:table-cell>
          <table:table-cell office:value-type="string" calcext:value-type="string">
            <text:p>en nombre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2" table:formula="of:=[.L340]+([.M340]/20)+([.N340]/240)" office:value-type="float" office:value="12" calcext:value-type="float">
            <text:p>12,00000</text:p>
          </table:table-cell>
          <table:table-cell table:number-columns-repeated="3"/>
          <table:table-cell table:formula="of:=[.P340]+0.05*[.Q340]+[.R340]/240" office:value-type="float" office:value="0" calcext:value-type="float">
            <text:p>0</text:p>
          </table:table-cell>
          <table:table-cell table:formula="of:=[.J340]*[.O340]" office:value-type="float" office:value="264" calcext:value-type="float">
            <text:p>264,0000</text:p>
          </table:table-cell>
          <table:table-cell table:formula="of:=[.S340]-[.T340]" office:value-type="float" office:value="-264" calcext:value-type="float">
            <text:p>-264</text:p>
          </table:table-cell>
          <table:table-cell table:number-columns-repeated="1003"/>
        </table:table-row>
        <table:table-row table:style-name="ro2">
          <table:table-cell table:style-name="ce2" office:value-type="float" office:value="340" calcext:value-type="float">
            <text:p>3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uivre ouv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341]+([.M341]/20)+([.N341]/240)" office:value-type="float" office:value="0" calcext:value-type="float">
            <text:p>0,00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P341]+0.05*[.Q341]+[.R341]/240" office:value-type="float" office:value="2000" calcext:value-type="float">
            <text:p>2000</text:p>
          </table:table-cell>
          <table:table-cell table:formula="of:=[.J341]*[.O341]" office:value-type="float" office:value="0" calcext:value-type="float">
            <text:p>0,0000</text:p>
          </table:table-cell>
          <table:table-cell table:formula="of:=[.S341]-[.T341]" office:value-type="float" office:value="2000" calcext:value-type="float">
            <text:p>2000</text:p>
          </table:table-cell>
          <table:table-cell office:value-type="string" calcext:value-type="string">
            <text:p>valeur de 20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341" calcext:value-type="float">
            <text:p>3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drap de Caracasso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482" calcext:value-type="float">
            <text:p>482,00</text:p>
          </table:table-cell>
          <table:table-cell office:value-type="string" calcext:value-type="string">
            <text:p>aun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342]+([.M342]/20)+([.N342]/240)" office:value-type="float" office:value="6" calcext:value-type="float">
            <text:p>6,00000</text:p>
          </table:table-cell>
          <table:table-cell table:number-columns-repeated="3"/>
          <table:table-cell table:formula="of:=[.P342]+0.05*[.Q342]+[.R342]/240" office:value-type="float" office:value="0" calcext:value-type="float">
            <text:p>0</text:p>
          </table:table-cell>
          <table:table-cell table:formula="of:=[.J342]*[.O342]" office:value-type="float" office:value="2892" calcext:value-type="float">
            <text:p>2 892,0000</text:p>
          </table:table-cell>
          <table:table-cell table:formula="of:=[.S342]-[.T342]" office:value-type="float" office:value="-2892" calcext:value-type="float">
            <text:p>-2892</text:p>
          </table:table-cell>
          <table:table-cell table:number-columns-repeated="1003"/>
        </table:table-row>
        <table:table-row table:style-name="ro2">
          <table:table-cell table:style-name="ce2" office:value-type="float" office:value="342" calcext:value-type="float">
            <text:p>3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eau de vie d'Anda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70" calcext:value-type="float">
            <text:p>70,00</text:p>
          </table:table-cell>
          <table:table-cell office:value-type="string" calcext:value-type="string">
            <text:p>pot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343]+([.M343]/20)+([.N343]/240)" office:value-type="float" office:value="2" calcext:value-type="float">
            <text:p>2,00000</text:p>
          </table:table-cell>
          <table:table-cell table:number-columns-repeated="3"/>
          <table:table-cell table:formula="of:=[.P343]+0.05*[.Q343]+[.R343]/240" office:value-type="float" office:value="0" calcext:value-type="float">
            <text:p>0</text:p>
          </table:table-cell>
          <table:table-cell table:formula="of:=[.J343]*[.O343]" office:value-type="float" office:value="140" calcext:value-type="float">
            <text:p>140,0000</text:p>
          </table:table-cell>
          <table:table-cell table:formula="of:=[.S343]-[.T343]" office:value-type="float" office:value="-140" calcext:value-type="float">
            <text:p>-140</text:p>
          </table:table-cell>
          <table:table-cell table:number-columns-repeated="1003"/>
        </table:table-row>
        <table:table-row table:style-name="ro2">
          <table:table-cell table:style-name="ce2" office:value-type="float" office:value="343" calcext:value-type="float">
            <text:p>3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eau de vie ordinai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3758" calcext:value-type="float">
            <text:p>3 758,00</text:p>
          </table:table-cell>
          <table:table-cell office:value-type="string" calcext:value-type="string">
            <text:p>veltes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344]+([.M344]/20)+([.N344]/240)" office:value-type="float" office:value="4.5" calcext:value-type="float">
            <text:p>4,50000</text:p>
          </table:table-cell>
          <table:table-cell table:number-columns-repeated="3"/>
          <table:table-cell table:formula="of:=[.P344]+0.05*[.Q344]+[.R344]/240" office:value-type="float" office:value="0" calcext:value-type="float">
            <text:p>0</text:p>
          </table:table-cell>
          <table:table-cell table:formula="of:=[.J344]*[.O344]" office:value-type="float" office:value="16911" calcext:value-type="float">
            <text:p>16 911,0000</text:p>
          </table:table-cell>
          <table:table-cell table:formula="of:=[.S344]-[.T344]" office:value-type="float" office:value="-16911" calcext:value-type="float">
            <text:p>-16911</text:p>
          </table:table-cell>
          <table:table-cell table:number-columns-repeated="1003"/>
        </table:table-row>
        <table:table-row table:style-name="ro2">
          <table:table-cell table:style-name="ce2" office:value-type="float" office:value="344" calcext:value-type="float">
            <text:p>3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etoffe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500" calcext:value-type="float">
            <text:p>1 500,00</text:p>
          </table:table-cell>
          <table:table-cell office:value-type="string" calcext:value-type="string">
            <text:p>aun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345]+([.M345]/20)+([.N345]/240)" office:value-type="float" office:value="6" calcext:value-type="float">
            <text:p>6,00000</text:p>
          </table:table-cell>
          <table:table-cell table:number-columns-repeated="3"/>
          <table:table-cell table:formula="of:=[.P345]+0.05*[.Q345]+[.R345]/240" office:value-type="float" office:value="0" calcext:value-type="float">
            <text:p>0</text:p>
          </table:table-cell>
          <table:table-cell table:formula="of:=[.J345]*[.O345]" office:value-type="float" office:value="9000" calcext:value-type="float">
            <text:p>9 000,0000</text:p>
          </table:table-cell>
          <table:table-cell table:formula="of:=[.S345]-[.T345]" office:value-type="float" office:value="-9000" calcext:value-type="float">
            <text:p>-9000</text:p>
          </table:table-cell>
          <table:table-cell table:number-columns-repeated="1003"/>
        </table:table-row>
        <table:table-row table:style-name="ro2">
          <table:table-cell table:style-name="ce2" office:value-type="float" office:value="345" calcext:value-type="float">
            <text:p>3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4400" calcext:value-type="float">
            <text:p>4 4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346]+([.M346]/20)+([.N346]/240)" office:value-type="float" office:value="0.2" calcext:value-type="float">
            <text:p>0,20000</text:p>
          </table:table-cell>
          <table:table-cell table:number-columns-repeated="3"/>
          <table:table-cell table:formula="of:=[.P346]+0.05*[.Q346]+[.R346]/240" office:value-type="float" office:value="0" calcext:value-type="float">
            <text:p>0</text:p>
          </table:table-cell>
          <table:table-cell table:formula="of:=[.J346]*[.O346]" office:value-type="float" office:value="880" calcext:value-type="float">
            <text:p>880,0000</text:p>
          </table:table-cell>
          <table:table-cell table:formula="of:=[.S346]-[.T346]" office:value-type="float" office:value="-880" calcext:value-type="float">
            <text:p>-880</text:p>
          </table:table-cell>
          <table:table-cell table:number-columns-repeated="1003"/>
        </table:table-row>
        <table:table-row table:style-name="ro2">
          <table:table-cell table:style-name="ce2" office:value-type="float" office:value="346" calcext:value-type="float">
            <text:p>3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92116" calcext:value-type="float">
            <text:p>92 11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347]+([.M347]/20)+([.N347]/240)" office:value-type="float" office:value="0.2" calcext:value-type="float">
            <text:p>0,20000</text:p>
          </table:table-cell>
          <table:table-cell table:number-columns-repeated="3"/>
          <table:table-cell table:formula="of:=[.P347]+0.05*[.Q347]+[.R347]/240" office:value-type="float" office:value="0" calcext:value-type="float">
            <text:p>0</text:p>
          </table:table-cell>
          <table:table-cell table:formula="of:=[.J347]*[.O347]" office:value-type="float" office:value="18423.2" calcext:value-type="float">
            <text:p>18 423,2000</text:p>
          </table:table-cell>
          <table:table-cell table:formula="of:=[.S347]-[.T347]" office:value-type="float" office:value="-18423.2" calcext:value-type="float">
            <text:p>-18423,2</text:p>
          </table:table-cell>
          <table:table-cell table:number-columns-repeated="1003"/>
        </table:table-row>
        <table:table-row table:style-name="ro2">
          <table:table-cell table:style-name="ce2" office:value-type="float" office:value="347" calcext:value-type="float">
            <text:p>3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er en cerc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804" calcext:value-type="float">
            <text:p>804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348]+([.M348]/20)+([.N348]/240)" office:value-type="float" office:value="0.3" calcext:value-type="float">
            <text:p>0,30000</text:p>
          </table:table-cell>
          <table:table-cell table:number-columns-repeated="3"/>
          <table:table-cell table:formula="of:=[.P348]+0.05*[.Q348]+[.R348]/240" office:value-type="float" office:value="0" calcext:value-type="float">
            <text:p>0</text:p>
          </table:table-cell>
          <table:table-cell table:formula="of:=[.J348]*[.O348]" office:value-type="float" office:value="241.2" calcext:value-type="float">
            <text:p>241,2000</text:p>
          </table:table-cell>
          <table:table-cell table:formula="of:=[.S348]-[.T348]" office:value-type="float" office:value="-241.2" calcext:value-type="float">
            <text:p>-241,2</text:p>
          </table:table-cell>
          <table:table-cell table:number-columns-repeated="1003"/>
        </table:table-row>
        <table:table-row table:style-name="ro2">
          <table:table-cell table:style-name="ce2" office:value-type="float" office:value="348" calcext:value-type="float">
            <text:p>3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er à neg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349]+([.M349]/20)+([.N349]/240)" office:value-type="float" office:value="0" calcext:value-type="float">
            <text:p>0,00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formula="of:=[.P349]+0.05*[.Q349]+[.R349]/240" office:value-type="float" office:value="200" calcext:value-type="float">
            <text:p>200</text:p>
          </table:table-cell>
          <table:table-cell table:formula="of:=[.J349]*[.O349]" office:value-type="float" office:value="0" calcext:value-type="float">
            <text:p>0,0000</text:p>
          </table:table-cell>
          <table:table-cell table:formula="of:=[.S349]-[.T349]" office:value-type="float" office:value="200" calcext:value-type="float">
            <text:p>200</text:p>
          </table:table-cell>
          <table:table-cell office:value-type="string" calcext:value-type="string">
            <text:p>valeur de 2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349" calcext:value-type="float">
            <text:p>3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ev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last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2" table:formula="of:=[.L350]+([.M350]/20)+([.N350]/240)" office:value-type="float" office:value="300" calcext:value-type="float">
            <text:p>300,00000</text:p>
          </table:table-cell>
          <table:table-cell table:number-columns-repeated="3"/>
          <table:table-cell table:formula="of:=[.P350]+0.05*[.Q350]+[.R350]/240" office:value-type="float" office:value="0" calcext:value-type="float">
            <text:p>0</text:p>
          </table:table-cell>
          <table:table-cell table:formula="of:=[.J350]*[.O350]" office:value-type="float" office:value="6000" calcext:value-type="float">
            <text:p>6 000,0000</text:p>
          </table:table-cell>
          <table:table-cell table:formula="of:=[.S350]-[.T350]" office:value-type="float" office:value="-6000" calcext:value-type="float">
            <text:p>-6000</text:p>
          </table:table-cell>
          <table:table-cell table:number-columns-repeated="1003"/>
        </table:table-row>
        <table:table-row table:style-name="ro2">
          <table:table-cell table:style-name="ce2" office:value-type="float" office:value="350" calcext:value-type="float">
            <text:p>3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ev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351]+([.M351]/20)+([.N351]/240)" office:value-type="float" office:value="0" calcext:value-type="float">
            <text:p>0,00000</text:p>
          </table:table-cell>
          <table:table-cell office:value-type="float" office:value="1480" calcext:value-type="float">
            <text:p>1480</text:p>
          </table:table-cell>
          <table:table-cell table:number-columns-repeated="2"/>
          <table:table-cell table:formula="of:=[.P351]+0.05*[.Q351]+[.R351]/240" office:value-type="float" office:value="1480" calcext:value-type="float">
            <text:p>1480</text:p>
          </table:table-cell>
          <table:table-cell table:formula="of:=[.J351]*[.O351]" office:value-type="float" office:value="0" calcext:value-type="float">
            <text:p>0,0000</text:p>
          </table:table-cell>
          <table:table-cell table:formula="of:=[.S351]-[.T351]" office:value-type="float" office:value="1480" calcext:value-type="float">
            <text:p>1480</text:p>
          </table:table-cell>
          <table:table-cell office:value-type="string" calcext:value-type="string">
            <text:p>valeur de 148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351" calcext:value-type="float">
            <text:p>3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lane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800" calcext:value-type="float">
            <text:p>8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352]+([.M352]/20)+([.N352]/240)" office:value-type="float" office:value="2" calcext:value-type="float">
            <text:p>2,00000</text:p>
          </table:table-cell>
          <table:table-cell table:number-columns-repeated="3"/>
          <table:table-cell table:formula="of:=[.P352]+0.05*[.Q352]+[.R352]/240" office:value-type="float" office:value="0" calcext:value-type="float">
            <text:p>0</text:p>
          </table:table-cell>
          <table:table-cell table:formula="of:=[.J352]*[.O352]" office:value-type="float" office:value="1600" calcext:value-type="float">
            <text:p>1 600,0000</text:p>
          </table:table-cell>
          <table:table-cell table:formula="of:=[.S352]-[.T352]" office:value-type="float" office:value="-1600" calcext:value-type="float">
            <text:p>-1600</text:p>
          </table:table-cell>
          <table:table-cell table:number-columns-repeated="1003"/>
        </table:table-row>
        <table:table-row table:style-name="ro2">
          <table:table-cell table:style-name="ce2" office:value-type="float" office:value="352" calcext:value-type="float">
            <text:p>3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utailles vid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353]+([.M353]/20)+([.N353]/240)" office:value-type="float" office:value="2" calcext:value-type="float">
            <text:p>2,00000</text:p>
          </table:table-cell>
          <table:table-cell table:number-columns-repeated="3"/>
          <table:table-cell table:formula="of:=[.P353]+0.05*[.Q353]+[.R353]/240" office:value-type="float" office:value="0" calcext:value-type="float">
            <text:p>0</text:p>
          </table:table-cell>
          <table:table-cell table:formula="of:=[.J353]*[.O353]" office:value-type="float" office:value="80" calcext:value-type="float">
            <text:p>80,0000</text:p>
          </table:table-cell>
          <table:table-cell table:formula="of:=[.S353]-[.T353]" office:value-type="float" office:value="-80" calcext:value-type="float">
            <text:p>-80</text:p>
          </table:table-cell>
          <table:table-cell table:number-columns-repeated="1003"/>
        </table:table-row>
        <table:table-row table:style-name="ro2">
          <table:table-cell table:style-name="ce2" office:value-type="float" office:value="353" calcext:value-type="float">
            <text:p>3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geroff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38" calcext:value-type="float">
            <text:p>38,00</text:p>
          </table:table-cell>
          <table:table-cell office:value-type="string" calcext:value-type="string">
            <text:p>livr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354]+([.M354]/20)+([.N354]/240)" office:value-type="float" office:value="10" calcext:value-type="float">
            <text:p>10,00000</text:p>
          </table:table-cell>
          <table:table-cell table:number-columns-repeated="3"/>
          <table:table-cell table:formula="of:=[.P354]+0.05*[.Q354]+[.R354]/240" office:value-type="float" office:value="0" calcext:value-type="float">
            <text:p>0</text:p>
          </table:table-cell>
          <table:table-cell table:formula="of:=[.J354]*[.O354]" office:value-type="float" office:value="380" calcext:value-type="float">
            <text:p>380,0000</text:p>
          </table:table-cell>
          <table:table-cell table:formula="of:=[.S354]-[.T354]" office:value-type="float" office:value="-380" calcext:value-type="float">
            <text:p>-380</text:p>
          </table:table-cell>
          <table:table-cell table:number-columns-repeated="1003"/>
        </table:table-row>
        <table:table-row table:style-name="ro2">
          <table:table-cell table:style-name="ce2" office:value-type="float" office:value="354" calcext:value-type="float">
            <text:p>3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guiné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3490" calcext:value-type="float">
            <text:p>3 490,00</text:p>
          </table:table-cell>
          <table:table-cell office:value-type="string" calcext:value-type="string">
            <text:p>pièc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2" table:formula="of:=[.L355]+([.M355]/20)+([.N355]/240)" office:value-type="float" office:value="25" calcext:value-type="float">
            <text:p>25,00000</text:p>
          </table:table-cell>
          <table:table-cell table:number-columns-repeated="3"/>
          <table:table-cell table:formula="of:=[.P355]+0.05*[.Q355]+[.R355]/240" office:value-type="float" office:value="0" calcext:value-type="float">
            <text:p>0</text:p>
          </table:table-cell>
          <table:table-cell table:formula="of:=[.J355]*[.O355]" office:value-type="float" office:value="87250" calcext:value-type="float">
            <text:p>87 250,0000</text:p>
          </table:table-cell>
          <table:table-cell table:formula="of:=[.S355]-[.T355]" office:value-type="float" office:value="-87250" calcext:value-type="float">
            <text:p>-87250</text:p>
          </table:table-cell>
          <table:table-cell table:number-columns-repeated="1003"/>
        </table:table-row>
        <table:table-row table:style-name="ro2">
          <table:table-cell table:style-name="ce2" office:value-type="float" office:value="355" calcext:value-type="float">
            <text:p>3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guinga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56" calcext:value-type="float">
            <text:p>156,00</text:p>
          </table:table-cell>
          <table:table-cell office:value-type="string" calcext:value-type="string">
            <text:p>pièc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356]+([.M356]/20)+([.N356]/240)" office:value-type="float" office:value="10" calcext:value-type="float">
            <text:p>10,00000</text:p>
          </table:table-cell>
          <table:table-cell table:number-columns-repeated="3"/>
          <table:table-cell table:formula="of:=[.P356]+0.05*[.Q356]+[.R356]/240" office:value-type="float" office:value="0" calcext:value-type="float">
            <text:p>0</text:p>
          </table:table-cell>
          <table:table-cell table:formula="of:=[.J356]*[.O356]" office:value-type="float" office:value="1560" calcext:value-type="float">
            <text:p>1 560,0000</text:p>
          </table:table-cell>
          <table:table-cell table:formula="of:=[.S356]-[.T356]" office:value-type="float" office:value="-1560" calcext:value-type="float">
            <text:p>-1560</text:p>
          </table:table-cell>
          <table:table-cell table:number-columns-repeated="1003"/>
        </table:table-row>
        <table:table-row table:style-name="ro2">
          <table:table-cell table:style-name="ce2" office:value-type="float" office:value="356" calcext:value-type="float">
            <text:p>3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indie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pièc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2" table:formula="of:=[.L357]+([.M357]/20)+([.N357]/240)" office:value-type="float" office:value="24" calcext:value-type="float">
            <text:p>24,00000</text:p>
          </table:table-cell>
          <table:table-cell table:number-columns-repeated="3"/>
          <table:table-cell table:formula="of:=[.P357]+0.05*[.Q357]+[.R357]/240" office:value-type="float" office:value="0" calcext:value-type="float">
            <text:p>0</text:p>
          </table:table-cell>
          <table:table-cell table:formula="of:=[.J357]*[.O357]" office:value-type="float" office:value="2400" calcext:value-type="float">
            <text:p>2 400,0000</text:p>
          </table:table-cell>
          <table:table-cell table:formula="of:=[.S357]-[.T357]" office:value-type="float" office:value="-2400" calcext:value-type="float">
            <text:p>-2400</text:p>
          </table:table-cell>
          <table:table-cell table:number-columns-repeated="1003"/>
        </table:table-row>
        <table:table-row table:style-name="ro2">
          <table:table-cell table:style-name="ce2" office:value-type="float" office:value="357" calcext:value-type="float">
            <text:p>3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limene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660" calcext:value-type="float">
            <text:p>660,00</text:p>
          </table:table-cell>
          <table:table-cell office:value-type="string" calcext:value-type="string">
            <text:p>pièc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2" table:formula="of:=[.L358]+([.M358]/20)+([.N358]/240)" office:value-type="float" office:value="24" calcext:value-type="float">
            <text:p>24,00000</text:p>
          </table:table-cell>
          <table:table-cell table:number-columns-repeated="3"/>
          <table:table-cell table:formula="of:=[.P358]+0.05*[.Q358]+[.R358]/240" office:value-type="float" office:value="0" calcext:value-type="float">
            <text:p>0</text:p>
          </table:table-cell>
          <table:table-cell table:formula="of:=[.J358]*[.O358]" office:value-type="float" office:value="15840" calcext:value-type="float">
            <text:p>15 840,0000</text:p>
          </table:table-cell>
          <table:table-cell table:formula="of:=[.S358]-[.T358]" office:value-type="float" office:value="-15840" calcext:value-type="float">
            <text:p>-15840</text:p>
          </table:table-cell>
          <table:table-cell table:number-columns-repeated="1003"/>
        </table:table-row>
        <table:table-row table:style-name="ro2">
          <table:table-cell table:style-name="ce2" office:value-type="float" office:value="358" calcext:value-type="float">
            <text:p>3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archandises meslé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359]+([.M359]/20)+([.N359]/240)" office:value-type="float" office:value="0" calcext:value-type="float">
            <text:p>0,00000</text:p>
          </table:table-cell>
          <table:table-cell office:value-type="float" office:value="440" calcext:value-type="float">
            <text:p>440</text:p>
          </table:table-cell>
          <table:table-cell table:number-columns-repeated="2"/>
          <table:table-cell table:formula="of:=[.P359]+0.05*[.Q359]+[.R359]/240" office:value-type="float" office:value="440" calcext:value-type="float">
            <text:p>440</text:p>
          </table:table-cell>
          <table:table-cell table:formula="of:=[.J359]*[.O359]" office:value-type="float" office:value="0" calcext:value-type="float">
            <text:p>0,0000</text:p>
          </table:table-cell>
          <table:table-cell table:formula="of:=[.S359]-[.T359]" office:value-type="float" office:value="440" calcext:value-type="float">
            <text:p>440</text:p>
          </table:table-cell>
          <table:table-cell office:value-type="string" calcext:value-type="string">
            <text:p>valeur de 44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359" calcext:value-type="float">
            <text:p>3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ouchoirs de Chole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65" calcext:value-type="float">
            <text:p>65,00</text:p>
          </table:table-cell>
          <table:table-cell office:value-type="string" calcext:value-type="string">
            <text:p>douzain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2" table:formula="of:=[.L360]+([.M360]/20)+([.N360]/240)" office:value-type="float" office:value="15" calcext:value-type="float">
            <text:p>15,00000</text:p>
          </table:table-cell>
          <table:table-cell table:number-columns-repeated="3"/>
          <table:table-cell table:formula="of:=[.P360]+0.05*[.Q360]+[.R360]/240" office:value-type="float" office:value="0" calcext:value-type="float">
            <text:p>0</text:p>
          </table:table-cell>
          <table:table-cell table:formula="of:=[.J360]*[.O360]" office:value-type="float" office:value="975" calcext:value-type="float">
            <text:p>975,0000</text:p>
          </table:table-cell>
          <table:table-cell table:formula="of:=[.S360]-[.T360]" office:value-type="float" office:value="-975" calcext:value-type="float">
            <text:p>-975</text:p>
          </table:table-cell>
          <table:table-cell table:number-columns-repeated="1003"/>
        </table:table-row>
        <table:table-row table:style-name="ro2">
          <table:table-cell table:style-name="ce2" office:value-type="float" office:value="360" calcext:value-type="float">
            <text:p>3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ouchoirs de cot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12" calcext:value-type="float">
            <text:p>112,00</text:p>
          </table:table-cell>
          <table:table-cell office:value-type="string" calcext:value-type="string">
            <text:p>pièc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2" table:formula="of:=[.L361]+([.M361]/20)+([.N361]/240)" office:value-type="float" office:value="24" calcext:value-type="float">
            <text:p>24,00000</text:p>
          </table:table-cell>
          <table:table-cell table:number-columns-repeated="3"/>
          <table:table-cell table:formula="of:=[.P361]+0.05*[.Q361]+[.R361]/240" office:value-type="float" office:value="0" calcext:value-type="float">
            <text:p>0</text:p>
          </table:table-cell>
          <table:table-cell table:formula="of:=[.J361]*[.O361]" office:value-type="float" office:value="2688" calcext:value-type="float">
            <text:p>2 688,0000</text:p>
          </table:table-cell>
          <table:table-cell table:formula="of:=[.S361]-[.T361]" office:value-type="float" office:value="-2688" calcext:value-type="float">
            <text:p>-2688</text:p>
          </table:table-cell>
          <table:table-cell table:number-columns-repeated="1003"/>
        </table:table-row>
        <table:table-row table:style-name="ro2">
          <table:table-cell table:style-name="ce2" office:value-type="float" office:value="361" calcext:value-type="float">
            <text:p>3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eganep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362]+([.M362]/20)+([.N362]/240)" office:value-type="float" office:value="20" calcext:value-type="float">
            <text:p>20,00000</text:p>
          </table:table-cell>
          <table:table-cell table:number-columns-repeated="3"/>
          <table:table-cell table:formula="of:=[.P362]+0.05*[.Q362]+[.R362]/240" office:value-type="float" office:value="0" calcext:value-type="float">
            <text:p>0</text:p>
          </table:table-cell>
          <table:table-cell table:formula="of:=[.J362]*[.O362]" office:value-type="float" office:value="6000" calcext:value-type="float">
            <text:p>6 000,0000</text:p>
          </table:table-cell>
          <table:table-cell table:formula="of:=[.S362]-[.T362]" office:value-type="float" office:value="-6000" calcext:value-type="float">
            <text:p>-6000</text:p>
          </table:table-cell>
          <table:table-cell table:number-columns-repeated="1003"/>
        </table:table-row>
        <table:table-row table:style-name="ro2">
          <table:table-cell table:style-name="ce2" office:value-type="float" office:value="362" calcext:value-type="float">
            <text:p>3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nicane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200" calcext:value-type="float">
            <text:p>1 200,00</text:p>
          </table:table-cell>
          <table:table-cell office:value-type="string" calcext:value-type="string">
            <text:p>pièc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363]+([.M363]/20)+([.N363]/240)" office:value-type="float" office:value="20" calcext:value-type="float">
            <text:p>20,00000</text:p>
          </table:table-cell>
          <table:table-cell table:number-columns-repeated="3"/>
          <table:table-cell table:formula="of:=[.P363]+0.05*[.Q363]+[.R363]/240" office:value-type="float" office:value="0" calcext:value-type="float">
            <text:p>0</text:p>
          </table:table-cell>
          <table:table-cell table:formula="of:=[.J363]*[.O363]" office:value-type="float" office:value="24000" calcext:value-type="float">
            <text:p>24 000,0000</text:p>
          </table:table-cell>
          <table:table-cell table:formula="of:=[.S363]-[.T363]" office:value-type="float" office:value="-24000" calcext:value-type="float">
            <text:p>-24000</text:p>
          </table:table-cell>
          <table:table-cell table:number-columns-repeated="1003"/>
        </table:table-row>
        <table:table-row table:style-name="ro2">
          <table:table-cell table:style-name="ce2" office:value-type="float" office:value="363" calcext:value-type="float">
            <text:p>3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apier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rames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364]+([.M364]/20)+([.N364]/240)" office:value-type="float" office:value="4.5" calcext:value-type="float">
            <text:p>4,50000</text:p>
          </table:table-cell>
          <table:table-cell table:number-columns-repeated="3"/>
          <table:table-cell table:formula="of:=[.P364]+0.05*[.Q364]+[.R364]/240" office:value-type="float" office:value="0" calcext:value-type="float">
            <text:p>0</text:p>
          </table:table-cell>
          <table:table-cell table:formula="of:=[.J364]*[.O364]" office:value-type="float" office:value="360" calcext:value-type="float">
            <text:p>360,0000</text:p>
          </table:table-cell>
          <table:table-cell table:formula="of:=[.S364]-[.T364]" office:value-type="float" office:value="-360" calcext:value-type="float">
            <text:p>-360</text:p>
          </table:table-cell>
          <table:table-cell table:number-columns-repeated="1003"/>
        </table:table-row>
        <table:table-row table:style-name="ro2">
          <table:table-cell table:style-name="ce2" office:value-type="float" office:value="364" calcext:value-type="float">
            <text:p>3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hota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pièces</text:p>
          </table:table-cell>
          <table:table-cell office:value-type="float" office:value="9" calcext:value-type="float">
            <text:p>9,000</text:p>
          </table:table-cell>
          <table:table-cell table:number-columns-repeated="2"/>
          <table:table-cell table:style-name="ce22" table:formula="of:=[.L365]+([.M365]/20)+([.N365]/240)" office:value-type="float" office:value="9" calcext:value-type="float">
            <text:p>9,00000</text:p>
          </table:table-cell>
          <table:table-cell table:number-columns-repeated="3"/>
          <table:table-cell table:formula="of:=[.P365]+0.05*[.Q365]+[.R365]/240" office:value-type="float" office:value="0" calcext:value-type="float">
            <text:p>0</text:p>
          </table:table-cell>
          <table:table-cell table:formula="of:=[.J365]*[.O365]" office:value-type="float" office:value="1800" calcext:value-type="float">
            <text:p>1 800,0000</text:p>
          </table:table-cell>
          <table:table-cell table:formula="of:=[.S365]-[.T365]" office:value-type="float" office:value="-1800" calcext:value-type="float">
            <text:p>-1800</text:p>
          </table:table-cell>
          <table:table-cell table:number-columns-repeated="1003"/>
        </table:table-row>
        <table:table-row table:style-name="ro2">
          <table:table-cell table:style-name="ce2" office:value-type="float" office:value="365" calcext:value-type="float">
            <text:p>3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oudre à fe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20900" calcext:value-type="float">
            <text:p>20 9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366]+([.M366]/20)+([.N366]/240)" office:value-type="float" office:value="0.75" calcext:value-type="float">
            <text:p>0,75000</text:p>
          </table:table-cell>
          <table:table-cell table:number-columns-repeated="3"/>
          <table:table-cell table:formula="of:=[.P366]+0.05*[.Q366]+[.R366]/240" office:value-type="float" office:value="0" calcext:value-type="float">
            <text:p>0</text:p>
          </table:table-cell>
          <table:table-cell table:formula="of:=[.J366]*[.O366]" office:value-type="float" office:value="15675" calcext:value-type="float">
            <text:p>15 675,0000</text:p>
          </table:table-cell>
          <table:table-cell table:formula="of:=[.S366]-[.T366]" office:value-type="float" office:value="-15675" calcext:value-type="float">
            <text:p>-15675</text:p>
          </table:table-cell>
          <table:table-cell table:number-columns-repeated="1003"/>
        </table:table-row>
        <table:table-row table:style-name="ro2">
          <table:table-cell table:style-name="ce2" office:value-type="float" office:value="366" calcext:value-type="float">
            <text:p>3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quinca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367]+([.M367]/20)+([.N367]/240)" office:value-type="float" office:value="0" calcext:value-type="float">
            <text:p>0,00000</text:p>
          </table:table-cell>
          <table:table-cell office:value-type="float" office:value="1289" calcext:value-type="float">
            <text:p>1289</text:p>
          </table:table-cell>
          <table:table-cell table:number-columns-repeated="2"/>
          <table:table-cell table:formula="of:=[.P367]+0.05*[.Q367]+[.R367]/240" office:value-type="float" office:value="1289" calcext:value-type="float">
            <text:p>1289</text:p>
          </table:table-cell>
          <table:table-cell table:formula="of:=[.J367]*[.O367]" office:value-type="float" office:value="0" calcext:value-type="float">
            <text:p>0,0000</text:p>
          </table:table-cell>
          <table:table-cell table:formula="of:=[.S367]-[.T367]" office:value-type="float" office:value="1289" calcext:value-type="float">
            <text:p>1289</text:p>
          </table:table-cell>
          <table:table-cell office:value-type="string" calcext:value-type="string">
            <text:p>valeur de 128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367" calcext:value-type="float">
            <text:p>3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rassad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3575" calcext:value-type="float">
            <text:p>3 575,00</text:p>
          </table:table-cell>
          <table:table-cell office:value-type="string" calcext:value-type="string">
            <text:p>masse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0"/>
          <table:table-cell table:style-name="ce22" table:formula="of:=[.L368]+([.M368]/20)+([.N368]/240)" office:value-type="float" office:value="1" calcext:value-type="float">
            <text:p>1,00000</text:p>
          </table:table-cell>
          <table:table-cell table:number-columns-repeated="3"/>
          <table:table-cell table:formula="of:=[.P368]+0.05*[.Q368]+[.R368]/240" office:value-type="float" office:value="0" calcext:value-type="float">
            <text:p>0</text:p>
          </table:table-cell>
          <table:table-cell table:formula="of:=[.J368]*[.O368]" office:value-type="float" office:value="3575" calcext:value-type="float">
            <text:p>3 575,0000</text:p>
          </table:table-cell>
          <table:table-cell table:formula="of:=[.S368]-[.T368]" office:value-type="float" office:value="-3575" calcext:value-type="float">
            <text:p>-3575</text:p>
          </table:table-cell>
          <table:table-cell table:number-columns-repeated="1003"/>
        </table:table-row>
        <table:table-row table:style-name="ro2">
          <table:table-cell table:style-name="ce2" office:value-type="float" office:value="368" calcext:value-type="float">
            <text:p>3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riz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28800" calcext:value-type="float">
            <text:p>28 8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369]+([.M369]/20)+([.N369]/240)" office:value-type="float" office:value="0.2" calcext:value-type="float">
            <text:p>0,20000</text:p>
          </table:table-cell>
          <table:table-cell table:number-columns-repeated="3"/>
          <table:table-cell table:formula="of:=[.P369]+0.05*[.Q369]+[.R369]/240" office:value-type="float" office:value="0" calcext:value-type="float">
            <text:p>0</text:p>
          </table:table-cell>
          <table:table-cell table:formula="of:=[.J369]*[.O369]" office:value-type="float" office:value="5760" calcext:value-type="float">
            <text:p>5 760,0000</text:p>
          </table:table-cell>
          <table:table-cell table:formula="of:=[.S369]-[.T369]" office:value-type="float" office:value="-5760" calcext:value-type="float">
            <text:p>-5760</text:p>
          </table:table-cell>
          <table:table-cell table:number-columns-repeated="1003"/>
        </table:table-row>
        <table:table-row table:style-name="ro2">
          <table:table-cell table:style-name="ce2" office:value-type="float" office:value="369" calcext:value-type="float">
            <text:p>3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apse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800" calcext:value-type="float">
            <text:p>800,00</text:p>
          </table:table-cell>
          <table:table-cell office:value-type="string" calcext:value-type="string">
            <text:p>pièces</text:p>
          </table:table-cell>
          <table:table-cell office:value-type="float" office:value="21" calcext:value-type="float">
            <text:p>21,000</text:p>
          </table:table-cell>
          <table:table-cell table:number-columns-repeated="2"/>
          <table:table-cell table:style-name="ce22" table:formula="of:=[.L370]+([.M370]/20)+([.N370]/240)" office:value-type="float" office:value="21" calcext:value-type="float">
            <text:p>21,00000</text:p>
          </table:table-cell>
          <table:table-cell table:number-columns-repeated="3"/>
          <table:table-cell table:formula="of:=[.P370]+0.05*[.Q370]+[.R370]/240" office:value-type="float" office:value="0" calcext:value-type="float">
            <text:p>0</text:p>
          </table:table-cell>
          <table:table-cell table:formula="of:=[.J370]*[.O370]" office:value-type="float" office:value="16800" calcext:value-type="float">
            <text:p>16 800,0000</text:p>
          </table:table-cell>
          <table:table-cell table:formula="of:=[.S370]-[.T370]" office:value-type="float" office:value="-16800" calcext:value-type="float">
            <text:p>-16800</text:p>
          </table:table-cell>
          <table:table-cell table:number-columns-repeated="1003"/>
        </table:table-row>
        <table:table-row table:style-name="ro2">
          <table:table-cell table:style-name="ce2" office:value-type="float" office:value="370" calcext:value-type="float">
            <text:p>3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plat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12" calcext:value-type="float">
            <text:p>112,00</text:p>
          </table:table-cell>
          <table:table-cell office:value-type="string" calcext:value-type="string">
            <text:p>pièc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2" table:formula="of:=[.L371]+([.M371]/20)+([.N371]/240)" office:value-type="float" office:value="5" calcext:value-type="float">
            <text:p>5,00000</text:p>
          </table:table-cell>
          <table:table-cell table:number-columns-repeated="3"/>
          <table:table-cell table:formula="of:=[.P371]+0.05*[.Q371]+[.R371]/240" office:value-type="float" office:value="0" calcext:value-type="float">
            <text:p>0</text:p>
          </table:table-cell>
          <table:table-cell table:formula="of:=[.J371]*[.O371]" office:value-type="float" office:value="560" calcext:value-type="float">
            <text:p>560,0000</text:p>
          </table:table-cell>
          <table:table-cell table:formula="of:=[.S371]-[.T371]" office:value-type="float" office:value="-560" calcext:value-type="float">
            <text:p>-560</text:p>
          </table:table-cell>
          <table:table-cell table:number-columns-repeated="1003"/>
        </table:table-row>
        <table:table-row table:style-name="ro2">
          <table:table-cell table:style-name="ce2" office:value-type="float" office:value="371" calcext:value-type="float">
            <text:p>3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elou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62" calcext:value-type="float">
            <text:p>62,00</text:p>
          </table:table-cell>
          <table:table-cell office:value-type="string" calcext:value-type="string">
            <text:p>aun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2" table:formula="of:=[.L372]+([.M372]/20)+([.N372]/240)" office:value-type="float" office:value="24" calcext:value-type="float">
            <text:p>24,00000</text:p>
          </table:table-cell>
          <table:table-cell table:number-columns-repeated="3"/>
          <table:table-cell table:formula="of:=[.P372]+0.05*[.Q372]+[.R372]/240" office:value-type="float" office:value="0" calcext:value-type="float">
            <text:p>0</text:p>
          </table:table-cell>
          <table:table-cell table:formula="of:=[.J372]*[.O372]" office:value-type="float" office:value="1488" calcext:value-type="float">
            <text:p>1 488,0000</text:p>
          </table:table-cell>
          <table:table-cell table:formula="of:=[.S372]-[.T372]" office:value-type="float" office:value="-1488" calcext:value-type="float">
            <text:p>-1488</text:p>
          </table:table-cell>
          <table:table-cell table:number-columns-repeated="1003"/>
        </table:table-row>
        <table:table-row table:style-name="ro2">
          <table:table-cell table:style-name="ce2" office:value-type="float" office:value="372" calcext:value-type="float">
            <text:p>3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Guinée</text:p>
          </table:table-cell>
          <table:table-cell office:value-type="float" office:value="147" calcext:value-type="float">
            <text:p>147,00</text:p>
          </table:table-cell>
          <table:table-cell office:value-type="string" calcext:value-type="string">
            <text:p>bariqu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373]+([.M373]/20)+([.N373]/240)" office:value-type="float" office:value="100" calcext:value-type="float">
            <text:p>100,00000</text:p>
          </table:table-cell>
          <table:table-cell table:number-columns-repeated="3"/>
          <table:table-cell table:formula="of:=[.P373]+0.05*[.Q373]+[.R373]/240" office:value-type="float" office:value="0" calcext:value-type="float">
            <text:p>0</text:p>
          </table:table-cell>
          <table:table-cell table:formula="of:=[.J373]*[.O373]" office:value-type="float" office:value="14700" calcext:value-type="float">
            <text:p>14 700,0000</text:p>
          </table:table-cell>
          <table:table-cell table:formula="of:=[.S373]-[.T373]" office:value-type="float" office:value="-14700" calcext:value-type="float">
            <text:p>-14700</text:p>
          </table:table-cell>
          <table:table-cell table:number-columns-repeated="1003"/>
        </table:table-row>
        <table:table-row table:style-name="ro2">
          <table:table-cell table:style-name="ce2" office:value-type="float" office:value="373" calcext:value-type="float">
            <text:p>3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63" calcext:value-type="float">
            <text:p>263,00</text:p>
          </table:table-cell>
          <table:table-cell office:value-type="string" calcext:value-type="string">
            <text:p>baril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374]+([.M374]/20)+([.N374]/240)" office:value-type="float" office:value="30" calcext:value-type="float">
            <text:p>30,00000</text:p>
          </table:table-cell>
          <table:table-cell table:number-columns-repeated="3"/>
          <table:table-cell table:formula="of:=[.P374]+0.05*[.Q374]+[.R374]/240" office:value-type="float" office:value="0" calcext:value-type="float">
            <text:p>0</text:p>
          </table:table-cell>
          <table:table-cell table:formula="of:=[.J374]*[.O374]" office:value-type="float" office:value="7890" calcext:value-type="float">
            <text:p>7 890,0000</text:p>
          </table:table-cell>
          <table:table-cell table:formula="of:=[.S374]-[.T374]" office:value-type="float" office:value="-7890" calcext:value-type="float">
            <text:p>-7890</text:p>
          </table:table-cell>
          <table:table-cell table:number-columns-repeated="1003"/>
        </table:table-row>
        <table:table-row table:style-name="ro2">
          <table:table-cell table:style-name="ce2" office:value-type="float" office:value="374" calcext:value-type="float">
            <text:p>3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aci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35260" calcext:value-type="float">
            <text:p>135 2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2" table:formula="of:=[.L375]+([.M375]/20)+([.N375]/240)" office:value-type="float" office:value="0.35" calcext:value-type="float">
            <text:p>0,35000</text:p>
          </table:table-cell>
          <table:table-cell table:number-columns-repeated="3"/>
          <table:table-cell table:formula="of:=[.P375]+0.05*[.Q375]+[.R375]/240" office:value-type="float" office:value="0" calcext:value-type="float">
            <text:p>0</text:p>
          </table:table-cell>
          <table:table-cell table:formula="of:=[.J375]*[.O375]" office:value-type="float" office:value="47341" calcext:value-type="float">
            <text:p>47 341,0000</text:p>
          </table:table-cell>
          <table:table-cell table:formula="of:=[.S375]-[.T375]" office:value-type="float" office:value="-47341" calcext:value-type="float">
            <text:p>-47341</text:p>
          </table:table-cell>
          <table:table-cell table:number-columns-repeated="1003"/>
        </table:table-row>
        <table:table-row table:style-name="ro2">
          <table:table-cell table:style-name="ce2" office:value-type="float" office:value="375" calcext:value-type="float">
            <text:p>3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alambic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caisse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2" table:formula="of:=[.L376]+([.M376]/20)+([.N376]/240)" office:value-type="float" office:value="150" calcext:value-type="float">
            <text:p>150,00000</text:p>
          </table:table-cell>
          <table:table-cell table:number-columns-repeated="3"/>
          <table:table-cell table:formula="of:=[.P376]+0.05*[.Q376]+[.R376]/240" office:value-type="float" office:value="0" calcext:value-type="float">
            <text:p>0</text:p>
          </table:table-cell>
          <table:table-cell table:formula="of:=[.J376]*[.O376]" office:value-type="float" office:value="600" calcext:value-type="float">
            <text:p>600,0000</text:p>
          </table:table-cell>
          <table:table-cell table:formula="of:=[.S376]-[.T376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376" calcext:value-type="float">
            <text:p>3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argent vif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6076" calcext:value-type="float">
            <text:p>6 076,00</text:p>
          </table:table-cell>
          <table:table-cell office:value-type="string" calcext:value-type="string">
            <text:p>livre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2" table:formula="of:=[.L377]+([.M377]/20)+([.N377]/240)" office:value-type="float" office:value="5" calcext:value-type="float">
            <text:p>5,00000</text:p>
          </table:table-cell>
          <table:table-cell table:number-columns-repeated="3"/>
          <table:table-cell table:formula="of:=[.P377]+0.05*[.Q377]+[.R377]/240" office:value-type="float" office:value="0" calcext:value-type="float">
            <text:p>0</text:p>
          </table:table-cell>
          <table:table-cell table:formula="of:=[.J377]*[.O377]" office:value-type="float" office:value="30380" calcext:value-type="float">
            <text:p>30 380,0000</text:p>
          </table:table-cell>
          <table:table-cell table:formula="of:=[.S377]-[.T377]" office:value-type="float" office:value="-30380" calcext:value-type="float">
            <text:p>-30380</text:p>
          </table:table-cell>
          <table:table-cell table:number-columns-repeated="1003"/>
        </table:table-row>
        <table:table-row table:style-name="ro2">
          <table:table-cell table:style-name="ce2" office:value-type="float" office:value="377" calcext:value-type="float">
            <text:p>3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argent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table:formula="of:=461+7/8" office:value-type="float" office:value="461.875" calcext:value-type="float">
            <text:p>461,88</text:p>
          </table:table-cell>
          <table:table-cell office:value-type="string" calcext:value-type="string">
            <text:p>marcs</text:p>
          </table:table-cell>
          <table:table-cell office:value-type="float" office:value="57" calcext:value-type="float">
            <text:p>57,000</text:p>
          </table:table-cell>
          <table:table-cell table:number-columns-repeated="2"/>
          <table:table-cell table:style-name="ce22" table:formula="of:=[.L378]+([.M378]/20)+([.N378]/240)" office:value-type="float" office:value="57" calcext:value-type="float">
            <text:p>57,00000</text:p>
          </table:table-cell>
          <table:table-cell table:number-columns-repeated="3"/>
          <table:table-cell table:formula="of:=[.P378]+0.05*[.Q378]+[.R378]/240" office:value-type="float" office:value="0" calcext:value-type="float">
            <text:p>0</text:p>
          </table:table-cell>
          <table:table-cell table:formula="of:=[.J378]*[.O378]" office:value-type="float" office:value="26326.875" calcext:value-type="float">
            <text:p>26 326,8750</text:p>
          </table:table-cell>
          <table:table-cell table:formula="of:=[.S378]-[.T378]" office:value-type="float" office:value="-26326.875" calcext:value-type="float">
            <text:p>-26326,88</text:p>
          </table:table-cell>
          <table:table-cell table:number-columns-repeated="1003"/>
        </table:table-row>
        <table:table-row table:style-name="ro2">
          <table:table-cell table:style-name="ce2" office:value-type="float" office:value="378" calcext:value-type="float">
            <text:p>3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armes blanch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400" calcext:value-type="float">
            <text:p>1 4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379]+([.M379]/20)+([.N379]/240)" office:value-type="float" office:value="2" calcext:value-type="float">
            <text:p>2,00000</text:p>
          </table:table-cell>
          <table:table-cell table:number-columns-repeated="3"/>
          <table:table-cell table:formula="of:=[.P379]+0.05*[.Q379]+[.R379]/240" office:value-type="float" office:value="0" calcext:value-type="float">
            <text:p>0</text:p>
          </table:table-cell>
          <table:table-cell table:formula="of:=[.J379]*[.O379]" office:value-type="float" office:value="2800" calcext:value-type="float">
            <text:p>2 800,0000</text:p>
          </table:table-cell>
          <table:table-cell table:formula="of:=[.S379]-[.T379]" office:value-type="float" office:value="-2800" calcext:value-type="float">
            <text:p>-2800</text:p>
          </table:table-cell>
          <table:table-cell table:number-columns-repeated="1003"/>
        </table:table-row>
        <table:table-row table:style-name="ro2">
          <table:table-cell table:style-name="ce2" office:value-type="float" office:value="379" calcext:value-type="float">
            <text:p>3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armes à fe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84" calcext:value-type="float">
            <text:p>84,00</text:p>
          </table:table-cell>
          <table:table-cell office:value-type="string" calcext:value-type="string">
            <text:p>caisse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2" table:formula="of:=[.L380]+([.M380]/20)+([.N380]/240)" office:value-type="float" office:value="150" calcext:value-type="float">
            <text:p>150,00000</text:p>
          </table:table-cell>
          <table:table-cell table:number-columns-repeated="3"/>
          <table:table-cell table:formula="of:=[.P380]+0.05*[.Q380]+[.R380]/240" office:value-type="float" office:value="0" calcext:value-type="float">
            <text:p>0</text:p>
          </table:table-cell>
          <table:table-cell table:formula="of:=[.J380]*[.O380]" office:value-type="float" office:value="12600" calcext:value-type="float">
            <text:p>12 600,0000</text:p>
          </table:table-cell>
          <table:table-cell table:formula="of:=[.S380]-[.T380]" office:value-type="float" office:value="-12600" calcext:value-type="float">
            <text:p>-12600</text:p>
          </table:table-cell>
          <table:table-cell table:number-columns-repeated="1003"/>
        </table:table-row>
        <table:table-row table:style-name="ro2">
          <table:table-cell table:style-name="ce2" office:value-type="float" office:value="380" calcext:value-type="float">
            <text:p>3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armes à feu fusils ordinai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700" calcext:value-type="float">
            <text:p>700,00</text:p>
          </table:table-cell>
          <table:table-cell office:value-type="string" calcext:value-type="string">
            <text:p>en nombre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381]+([.M381]/20)+([.N381]/240)" office:value-type="float" office:value="10" calcext:value-type="float">
            <text:p>10,00000</text:p>
          </table:table-cell>
          <table:table-cell table:number-columns-repeated="3"/>
          <table:table-cell table:formula="of:=[.P381]+0.05*[.Q381]+[.R381]/240" office:value-type="float" office:value="0" calcext:value-type="float">
            <text:p>0</text:p>
          </table:table-cell>
          <table:table-cell table:formula="of:=[.J381]*[.O381]" office:value-type="float" office:value="7000" calcext:value-type="float">
            <text:p>7 000,0000</text:p>
          </table:table-cell>
          <table:table-cell table:formula="of:=[.S381]-[.T381]" office:value-type="float" office:value="-7000" calcext:value-type="float">
            <text:p>-7000</text:p>
          </table:table-cell>
          <table:table-cell table:number-columns-repeated="1003"/>
        </table:table-row>
        <table:table-row table:style-name="ro2">
          <table:table-cell table:style-name="ce2" office:value-type="float" office:value="381" calcext:value-type="float">
            <text:p>3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armes à feu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88546" calcext:value-type="float">
            <text:p>88 54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382]+([.M382]/20)+([.N382]/240)" office:value-type="float" office:value="1" calcext:value-type="float">
            <text:p>1,00000</text:p>
          </table:table-cell>
          <table:table-cell table:number-columns-repeated="3"/>
          <table:table-cell table:formula="of:=[.P382]+0.05*[.Q382]+[.R382]/240" office:value-type="float" office:value="0" calcext:value-type="float">
            <text:p>0</text:p>
          </table:table-cell>
          <table:table-cell table:formula="of:=[.J382]*[.O382]" office:value-type="float" office:value="88546" calcext:value-type="float">
            <text:p>88 546,0000</text:p>
          </table:table-cell>
          <table:table-cell table:formula="of:=[.S382]-[.T382]" office:value-type="float" office:value="-88546" calcext:value-type="float">
            <text:p>-88546</text:p>
          </table:table-cell>
          <table:table-cell table:number-columns-repeated="1003"/>
        </table:table-row>
        <table:table-row table:style-name="ro2">
          <table:table-cell table:style-name="ce2" office:value-type="float" office:value="382" calcext:value-type="float">
            <text:p>3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azu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00" calcext:value-type="float">
            <text:p>100,00</text:p>
          </table:table-cell>
          <table:table-cell office:value-type="string" calcext:value-type="string">
            <text:p>barils</text:p>
          </table:table-cell>
          <table:table-cell office:value-type="float" office:value="75" calcext:value-type="float">
            <text:p>75,000</text:p>
          </table:table-cell>
          <table:table-cell table:number-columns-repeated="2"/>
          <table:table-cell table:style-name="ce22" table:formula="of:=[.L383]+([.M383]/20)+([.N383]/240)" office:value-type="float" office:value="75" calcext:value-type="float">
            <text:p>75,00000</text:p>
          </table:table-cell>
          <table:table-cell table:number-columns-repeated="3"/>
          <table:table-cell table:formula="of:=[.P383]+0.05*[.Q383]+[.R383]/240" office:value-type="float" office:value="0" calcext:value-type="float">
            <text:p>0</text:p>
          </table:table-cell>
          <table:table-cell table:formula="of:=[.J383]*[.O383]" office:value-type="float" office:value="7500" calcext:value-type="float">
            <text:p>7 500,0000</text:p>
          </table:table-cell>
          <table:table-cell table:formula="of:=[.S383]-[.T383]" office:value-type="float" office:value="-7500" calcext:value-type="float">
            <text:p>-7500</text:p>
          </table:table-cell>
          <table:table-cell table:number-columns-repeated="1003"/>
        </table:table-row>
        <table:table-row table:style-name="ro2">
          <table:table-cell table:style-name="ce2" office:value-type="float" office:value="383" calcext:value-type="float">
            <text:p>3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azu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41500" calcext:value-type="float">
            <text:p>41 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384]+([.M384]/20)+([.N384]/240)" office:value-type="float" office:value="0.75" calcext:value-type="float">
            <text:p>0,75000</text:p>
          </table:table-cell>
          <table:table-cell table:number-columns-repeated="3"/>
          <table:table-cell table:formula="of:=[.P384]+0.05*[.Q384]+[.R384]/240" office:value-type="float" office:value="0" calcext:value-type="float">
            <text:p>0</text:p>
          </table:table-cell>
          <table:table-cell table:formula="of:=[.J384]*[.O384]" office:value-type="float" office:value="31125" calcext:value-type="float">
            <text:p>31 125,0000</text:p>
          </table:table-cell>
          <table:table-cell table:formula="of:=[.S384]-[.T384]" office:value-type="float" office:value="-31125" calcext:value-type="float">
            <text:p>-31125</text:p>
          </table:table-cell>
          <table:table-cell table:number-columns-repeated="1003"/>
        </table:table-row>
        <table:table-row table:style-name="ro2">
          <table:table-cell table:style-name="ce2" office:value-type="float" office:value="384" calcext:value-type="float">
            <text:p>3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43" calcext:value-type="float">
            <text:p>43,00</text:p>
          </table:table-cell>
          <table:table-cell office:value-type="string" calcext:value-type="string">
            <text:p>pièc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385]+([.M385]/20)+([.N385]/240)" office:value-type="float" office:value="100" calcext:value-type="float">
            <text:p>100,00000</text:p>
          </table:table-cell>
          <table:table-cell table:number-columns-repeated="3"/>
          <table:table-cell table:formula="of:=[.P385]+0.05*[.Q385]+[.R385]/240" office:value-type="float" office:value="0" calcext:value-type="float">
            <text:p>0</text:p>
          </table:table-cell>
          <table:table-cell table:formula="of:=[.J385]*[.O385]" office:value-type="float" office:value="4300" calcext:value-type="float">
            <text:p>4 300,0000</text:p>
          </table:table-cell>
          <table:table-cell table:formula="of:=[.S385]-[.T385]" office:value-type="float" office:value="-4300" calcext:value-type="float">
            <text:p>-4300</text:p>
          </table:table-cell>
          <table:table-cell table:number-columns-repeated="1003"/>
        </table:table-row>
        <table:table-row table:style-name="ro2">
          <table:table-cell table:style-name="ce2" office:value-type="float" office:value="385" calcext:value-type="float">
            <text:p>3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228" calcext:value-type="float">
            <text:p>1 228,00</text:p>
          </table:table-cell>
          <table:table-cell office:value-type="string" calcext:value-type="string">
            <text:p>baril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2" table:formula="of:=[.L386]+([.M386]/20)+([.N386]/240)" office:value-type="float" office:value="40" calcext:value-type="float">
            <text:p>40,00000</text:p>
          </table:table-cell>
          <table:table-cell table:number-columns-repeated="3"/>
          <table:table-cell table:formula="of:=[.P386]+0.05*[.Q386]+[.R386]/240" office:value-type="float" office:value="0" calcext:value-type="float">
            <text:p>0</text:p>
          </table:table-cell>
          <table:table-cell table:formula="of:=[.J386]*[.O386]" office:value-type="float" office:value="49120" calcext:value-type="float">
            <text:p>49 120,0000</text:p>
          </table:table-cell>
          <table:table-cell table:formula="of:=[.S386]-[.T386]" office:value-type="float" office:value="-49120" calcext:value-type="float">
            <text:p>-49120</text:p>
          </table:table-cell>
          <table:table-cell table:number-columns-repeated="1003"/>
        </table:table-row>
        <table:table-row table:style-name="ro2">
          <table:table-cell table:style-name="ce2" office:value-type="float" office:value="386" calcext:value-type="float">
            <text:p>3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euf sal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54" calcext:value-type="float">
            <text:p>54,00</text:p>
          </table:table-cell>
          <table:table-cell office:value-type="string" calcext:value-type="string">
            <text:p>tierçons</text:p>
          </table:table-cell>
          <table:table-cell office:value-type="float" office:value="55" calcext:value-type="float">
            <text:p>55,000</text:p>
          </table:table-cell>
          <table:table-cell table:number-columns-repeated="2"/>
          <table:table-cell table:style-name="ce22" table:formula="of:=[.L387]+([.M387]/20)+([.N387]/240)" office:value-type="float" office:value="55" calcext:value-type="float">
            <text:p>55,00000</text:p>
          </table:table-cell>
          <table:table-cell table:number-columns-repeated="3"/>
          <table:table-cell table:formula="of:=[.P387]+0.05*[.Q387]+[.R387]/240" office:value-type="float" office:value="0" calcext:value-type="float">
            <text:p>0</text:p>
          </table:table-cell>
          <table:table-cell table:formula="of:=[.J387]*[.O387]" office:value-type="float" office:value="2970" calcext:value-type="float">
            <text:p>2 970,0000</text:p>
          </table:table-cell>
          <table:table-cell table:formula="of:=[.S387]-[.T387]" office:value-type="float" office:value="-2970" calcext:value-type="float">
            <text:p>-2970</text:p>
          </table:table-cell>
          <table:table-cell table:number-columns-repeated="1003"/>
        </table:table-row>
        <table:table-row table:style-name="ro2">
          <table:table-cell table:style-name="ce2" office:value-type="float" office:value="387" calcext:value-type="float">
            <text:p>3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euf à la daub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30" calcext:value-type="float">
            <text:p>30,00</text:p>
          </table:table-cell>
          <table:table-cell office:value-type="string" calcext:value-type="string">
            <text:p>bariques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2" table:formula="of:=[.L388]+([.M388]/20)+([.N388]/240)" office:value-type="float" office:value="300" calcext:value-type="float">
            <text:p>300,00000</text:p>
          </table:table-cell>
          <table:table-cell table:number-columns-repeated="3"/>
          <table:table-cell table:formula="of:=[.P388]+0.05*[.Q388]+[.R388]/240" office:value-type="float" office:value="0" calcext:value-type="float">
            <text:p>0</text:p>
          </table:table-cell>
          <table:table-cell table:formula="of:=[.J388]*[.O388]" office:value-type="float" office:value="9000" calcext:value-type="float">
            <text:p>9 000,0000</text:p>
          </table:table-cell>
          <table:table-cell table:formula="of:=[.S388]-[.T388]" office:value-type="float" office:value="-9000" calcext:value-type="float">
            <text:p>-9000</text:p>
          </table:table-cell>
          <table:table-cell table:number-columns-repeated="1003"/>
        </table:table-row>
        <table:table-row table:style-name="ro2">
          <table:table-cell table:style-name="ce2" office:value-type="float" office:value="388" calcext:value-type="float">
            <text:p>3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euf à la daub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389]+([.M389]/20)+([.N389]/240)" office:value-type="float" office:value="20" calcext:value-type="float">
            <text:p>20,00000</text:p>
          </table:table-cell>
          <table:table-cell table:number-columns-repeated="3"/>
          <table:table-cell table:formula="of:=[.P389]+0.05*[.Q389]+[.R389]/240" office:value-type="float" office:value="0" calcext:value-type="float">
            <text:p>0</text:p>
          </table:table-cell>
          <table:table-cell table:formula="of:=[.J389]*[.O389]" office:value-type="float" office:value="1600" calcext:value-type="float">
            <text:p>1 600,0000</text:p>
          </table:table-cell>
          <table:table-cell table:formula="of:=[.S389]-[.T389]" office:value-type="float" office:value="-1600" calcext:value-type="float">
            <text:p>-1600</text:p>
          </table:table-cell>
          <table:table-cell table:number-columns-repeated="1003"/>
        </table:table-row>
        <table:table-row table:style-name="ro2">
          <table:table-cell table:style-name="ce2" office:value-type="float" office:value="389" calcext:value-type="float">
            <text:p>3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euf à la daub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6000" calcext:value-type="float">
            <text:p>6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390]+([.M390]/20)+([.N390]/240)" office:value-type="float" office:value="0.75" calcext:value-type="float">
            <text:p>0,75000</text:p>
          </table:table-cell>
          <table:table-cell table:number-columns-repeated="3"/>
          <table:table-cell table:formula="of:=[.P390]+0.05*[.Q390]+[.R390]/240" office:value-type="float" office:value="0" calcext:value-type="float">
            <text:p>0</text:p>
          </table:table-cell>
          <table:table-cell table:formula="of:=[.J390]*[.O390]" office:value-type="float" office:value="4500" calcext:value-type="float">
            <text:p>4 500,0000</text:p>
          </table:table-cell>
          <table:table-cell table:formula="of:=[.S390]-[.T390]" office:value-type="float" office:value="-4500" calcext:value-type="float">
            <text:p>-4500</text:p>
          </table:table-cell>
          <table:table-cell table:number-columns-repeated="1003"/>
        </table:table-row>
        <table:table-row table:style-name="ro2">
          <table:table-cell table:style-name="ce2" office:value-type="float" office:value="390" calcext:value-type="float">
            <text:p>3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eu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baril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391]+([.M391]/20)+([.N391]/240)" office:value-type="float" office:value="30" calcext:value-type="float">
            <text:p>30,00000</text:p>
          </table:table-cell>
          <table:table-cell table:number-columns-repeated="3"/>
          <table:table-cell table:formula="of:=[.P391]+0.05*[.Q391]+[.R391]/240" office:value-type="float" office:value="0" calcext:value-type="float">
            <text:p>0</text:p>
          </table:table-cell>
          <table:table-cell table:formula="of:=[.J391]*[.O391]" office:value-type="float" office:value="12000" calcext:value-type="float">
            <text:p>12 000,0000</text:p>
          </table:table-cell>
          <table:table-cell table:formula="of:=[.S391]-[.T391]" office:value-type="float" office:value="-12000" calcext:value-type="float">
            <text:p>-12000</text:p>
          </table:table-cell>
          <table:table-cell table:number-columns-repeated="1003"/>
        </table:table-row>
        <table:table-row table:style-name="ro2">
          <table:table-cell table:style-name="ce2" office:value-type="float" office:value="391" calcext:value-type="float">
            <text:p>3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eu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1450" calcext:value-type="float">
            <text:p>11 4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392]+([.M392]/20)+([.N392]/240)" office:value-type="float" office:value="0.5" calcext:value-type="float">
            <text:p>0,50000</text:p>
          </table:table-cell>
          <table:table-cell table:number-columns-repeated="3"/>
          <table:table-cell table:formula="of:=[.P392]+0.05*[.Q392]+[.R392]/240" office:value-type="float" office:value="0" calcext:value-type="float">
            <text:p>0</text:p>
          </table:table-cell>
          <table:table-cell table:formula="of:=[.J392]*[.O392]" office:value-type="float" office:value="5725" calcext:value-type="float">
            <text:p>5 725,0000</text:p>
          </table:table-cell>
          <table:table-cell table:formula="of:=[.S392]-[.T392]" office:value-type="float" office:value="-5725" calcext:value-type="float">
            <text:p>-5725</text:p>
          </table:table-cell>
          <table:table-cell table:number-columns-repeated="1003"/>
        </table:table-row>
        <table:table-row table:style-name="ro2">
          <table:table-cell table:style-name="ce2" office:value-type="float" office:value="392" calcext:value-type="float">
            <text:p>3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i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bariques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2" table:formula="of:=[.L393]+([.M393]/20)+([.N393]/240)" office:value-type="float" office:value="25" calcext:value-type="float">
            <text:p>25,00000</text:p>
          </table:table-cell>
          <table:table-cell table:number-columns-repeated="3"/>
          <table:table-cell table:formula="of:=[.P393]+0.05*[.Q393]+[.R393]/240" office:value-type="float" office:value="0" calcext:value-type="float">
            <text:p>0</text:p>
          </table:table-cell>
          <table:table-cell table:formula="of:=[.J393]*[.O393]" office:value-type="float" office:value="200" calcext:value-type="float">
            <text:p>200,0000</text:p>
          </table:table-cell>
          <table:table-cell table:formula="of:=[.S393]-[.T393]" office:value-type="float" office:value="-200" calcext:value-type="float">
            <text:p>-200</text:p>
          </table:table-cell>
          <table:table-cell table:number-columns-repeated="1003"/>
        </table:table-row>
        <table:table-row table:style-name="ro2">
          <table:table-cell table:style-name="ce2" office:value-type="float" office:value="393" calcext:value-type="float">
            <text:p>3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i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caiss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394]+([.M394]/20)+([.N394]/240)" office:value-type="float" office:value="10" calcext:value-type="float">
            <text:p>10,00000</text:p>
          </table:table-cell>
          <table:table-cell table:number-columns-repeated="3"/>
          <table:table-cell table:formula="of:=[.P394]+0.05*[.Q394]+[.R394]/240" office:value-type="float" office:value="0" calcext:value-type="float">
            <text:p>0</text:p>
          </table:table-cell>
          <table:table-cell table:formula="of:=[.J394]*[.O394]" office:value-type="float" office:value="100" calcext:value-type="float">
            <text:p>100,0000</text:p>
          </table:table-cell>
          <table:table-cell table:formula="of:=[.S394]-[.T394]" office:value-type="float" office:value="-100" calcext:value-type="float">
            <text:p>-100</text:p>
          </table:table-cell>
          <table:table-cell table:number-columns-repeated="1003"/>
        </table:table-row>
        <table:table-row table:style-name="ro2">
          <table:table-cell table:style-name="ce2" office:value-type="float" office:value="394" calcext:value-type="float">
            <text:p>3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ijout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alles</text:p>
          </table:table-cell>
          <table:table-cell office:value-type="float" office:value="1000" calcext:value-type="float">
            <text:p>1000,000</text:p>
          </table:table-cell>
          <table:table-cell table:number-columns-repeated="2"/>
          <table:table-cell table:style-name="ce22" table:formula="of:=[.L395]+([.M395]/20)+([.N395]/240)" office:value-type="float" office:value="1000" calcext:value-type="float">
            <text:p>1000,00000</text:p>
          </table:table-cell>
          <table:table-cell table:number-columns-repeated="3"/>
          <table:table-cell table:formula="of:=[.P395]+0.05*[.Q395]+[.R395]/240" office:value-type="float" office:value="0" calcext:value-type="float">
            <text:p>0</text:p>
          </table:table-cell>
          <table:table-cell table:formula="of:=[.J395]*[.O395]" office:value-type="float" office:value="8000" calcext:value-type="float">
            <text:p>8 000,0000</text:p>
          </table:table-cell>
          <table:table-cell table:formula="of:=[.S395]-[.T395]" office:value-type="float" office:value="-8000" calcext:value-type="float">
            <text:p>-8000</text:p>
          </table:table-cell>
          <table:table-cell office:value-type="string" calcext:value-type="string">
            <text:p>8 malles peut être à 1000 lt</text:p>
          </table:table-cell>
          <table:table-cell table:number-columns-repeated="1002"/>
        </table:table-row>
        <table:table-row table:style-name="ro2">
          <table:table-cell table:style-name="ce2" office:value-type="float" office:value="395" calcext:value-type="float">
            <text:p>3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ijout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396]+([.M396]/20)+([.N396]/240)" office:value-type="float" office:value="0" calcext:value-type="float">
            <text:p>0,00000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P396]+0.05*[.Q396]+[.R396]/240" office:value-type="float" office:value="350" calcext:value-type="float">
            <text:p>350</text:p>
          </table:table-cell>
          <table:table-cell table:formula="of:=[.J396]*[.O396]" office:value-type="float" office:value="0" calcext:value-type="float">
            <text:p>0,0000</text:p>
          </table:table-cell>
          <table:table-cell table:formula="of:=[.S396]-[.T396]" office:value-type="float" office:value="350" calcext:value-type="float">
            <text:p>350</text:p>
          </table:table-cell>
          <table:table-cell office:value-type="string" calcext:value-type="string">
            <text:p>valeur de 35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396" calcext:value-type="float">
            <text:p>3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iscuits de m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1700" calcext:value-type="float">
            <text:p>11 700,00</text:p>
          </table:table-cell>
          <table:table-cell office:value-type="string" calcext:value-type="string">
            <text:p>livres</text:p>
          </table:table-cell>
          <table:table-cell office:value-type="float" office:value="0.16" calcext:value-type="float">
            <text:p>0,160</text:p>
          </table:table-cell>
          <table:table-cell table:number-columns-repeated="2"/>
          <table:table-cell table:style-name="ce22" table:formula="of:=[.L397]+([.M397]/20)+([.N397]/240)" office:value-type="float" office:value="0.16" calcext:value-type="float">
            <text:p>0,16000</text:p>
          </table:table-cell>
          <table:table-cell table:number-columns-repeated="3"/>
          <table:table-cell table:formula="of:=[.P397]+0.05*[.Q397]+[.R397]/240" office:value-type="float" office:value="0" calcext:value-type="float">
            <text:p>0</text:p>
          </table:table-cell>
          <table:table-cell table:formula="of:=[.J397]*[.O397]" office:value-type="float" office:value="1872" calcext:value-type="float">
            <text:p>1 872,0000</text:p>
          </table:table-cell>
          <table:table-cell table:formula="of:=[.S397]-[.T397]" office:value-type="float" office:value="-1872" calcext:value-type="float">
            <text:p>-1872</text:p>
          </table:table-cell>
          <table:table-cell office:value-type="string" calcext:value-type="string">
            <text:p>16 L %</text:p>
          </table:table-cell>
          <table:table-cell table:number-columns-repeated="1002"/>
        </table:table-row>
        <table:table-row table:style-name="ro2">
          <table:table-cell table:style-name="ce2" office:value-type="float" office:value="397" calcext:value-type="float">
            <text:p>3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ois à brul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cord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2" table:formula="of:=[.L398]+([.M398]/20)+([.N398]/240)" office:value-type="float" office:value="15" calcext:value-type="float">
            <text:p>15,00000</text:p>
          </table:table-cell>
          <table:table-cell table:number-columns-repeated="3"/>
          <table:table-cell table:formula="of:=[.P398]+0.05*[.Q398]+[.R398]/240" office:value-type="float" office:value="0" calcext:value-type="float">
            <text:p>0</text:p>
          </table:table-cell>
          <table:table-cell table:formula="of:=[.J398]*[.O398]" office:value-type="float" office:value="1200" calcext:value-type="float">
            <text:p>1 200,0000</text:p>
          </table:table-cell>
          <table:table-cell table:formula="of:=[.S398]-[.T398]" office:value-type="float" office:value="-1200" calcext:value-type="float">
            <text:p>-1200</text:p>
          </table:table-cell>
          <table:table-cell office:value-type="string" calcext:value-type="string">
            <text:p>prix incertain</text:p>
          </table:table-cell>
          <table:table-cell table:number-columns-repeated="1002"/>
        </table:table-row>
        <table:table-row table:style-name="ro2">
          <table:table-cell table:style-name="ce2" office:value-type="float" office:value="398" calcext:value-type="float">
            <text:p>3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ouchons de lie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ball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399]+([.M399]/20)+([.N399]/240)" office:value-type="float" office:value="50" calcext:value-type="float">
            <text:p>50,00000</text:p>
          </table:table-cell>
          <table:table-cell table:number-columns-repeated="3"/>
          <table:table-cell table:formula="of:=[.P399]+0.05*[.Q399]+[.R399]/240" office:value-type="float" office:value="0" calcext:value-type="float">
            <text:p>0</text:p>
          </table:table-cell>
          <table:table-cell table:formula="of:=[.J399]*[.O399]" office:value-type="float" office:value="800" calcext:value-type="float">
            <text:p>800,0000</text:p>
          </table:table-cell>
          <table:table-cell table:formula="of:=[.S399]-[.T399]" office:value-type="float" office:value="-800" calcext:value-type="float">
            <text:p>-800</text:p>
          </table:table-cell>
          <table:table-cell table:number-columns-repeated="1003"/>
        </table:table-row>
        <table:table-row table:style-name="ro2">
          <table:table-cell table:style-name="ce2" office:value-type="float" office:value="399" calcext:value-type="float">
            <text:p>3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ouchons de lieg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538.5" calcext:value-type="float">
            <text:p>538,50</text:p>
          </table:table-cell>
          <table:table-cell office:value-type="string" calcext:value-type="string">
            <text:p>milliers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2" table:formula="of:=[.L400]+([.M400]/20)+([.N400]/240)" office:value-type="float" office:value="5" calcext:value-type="float">
            <text:p>5,00000</text:p>
          </table:table-cell>
          <table:table-cell table:number-columns-repeated="3"/>
          <table:table-cell table:formula="of:=[.P400]+0.05*[.Q400]+[.R400]/240" office:value-type="float" office:value="0" calcext:value-type="float">
            <text:p>0</text:p>
          </table:table-cell>
          <table:table-cell table:formula="of:=[.J400]*[.O400]" office:value-type="float" office:value="2692.5" calcext:value-type="float">
            <text:p>2 692,5000</text:p>
          </table:table-cell>
          <table:table-cell table:formula="of:=[.S400]-[.T400]" office:value-type="float" office:value="-2692.5" calcext:value-type="float">
            <text:p>-2692,5</text:p>
          </table:table-cell>
          <table:table-cell table:number-columns-repeated="1003"/>
        </table:table-row>
        <table:table-row table:style-name="ro2">
          <table:table-cell table:style-name="ce2" office:value-type="float" office:value="400" calcext:value-type="float">
            <text:p>4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oug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80" calcext:value-type="float">
            <text:p>80,00</text:p>
          </table:table-cell>
          <table:table-cell office:value-type="string" calcext:value-type="string">
            <text:p>caisse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2" table:formula="of:=[.L401]+([.M401]/20)+([.N401]/240)" office:value-type="float" office:value="120" calcext:value-type="float">
            <text:p>120,00000</text:p>
          </table:table-cell>
          <table:table-cell table:number-columns-repeated="3"/>
          <table:table-cell table:formula="of:=[.P401]+0.05*[.Q401]+[.R401]/240" office:value-type="float" office:value="0" calcext:value-type="float">
            <text:p>0</text:p>
          </table:table-cell>
          <table:table-cell table:formula="of:=[.J401]*[.O401]" office:value-type="float" office:value="9600" calcext:value-type="float">
            <text:p>9 600,0000</text:p>
          </table:table-cell>
          <table:table-cell table:formula="of:=[.S401]-[.T401]" office:value-type="float" office:value="-9600" calcext:value-type="float">
            <text:p>-9600</text:p>
          </table:table-cell>
          <table:table-cell table:number-columns-repeated="1003"/>
        </table:table-row>
        <table:table-row table:style-name="ro2">
          <table:table-cell table:style-name="ce2" office:value-type="float" office:value="401" calcext:value-type="float">
            <text:p>4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oug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3040" calcext:value-type="float">
            <text:p>3 04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table:style-name="ce22" table:formula="of:=[.L402]+([.M402]/20)+([.N402]/240)" office:value-type="float" office:value="2.7" calcext:value-type="float">
            <text:p>2,70000</text:p>
          </table:table-cell>
          <table:table-cell table:number-columns-repeated="3"/>
          <table:table-cell table:formula="of:=[.P402]+0.05*[.Q402]+[.R402]/240" office:value-type="float" office:value="0" calcext:value-type="float">
            <text:p>0</text:p>
          </table:table-cell>
          <table:table-cell table:formula="of:=[.J402]*[.O402]" office:value-type="float" office:value="8208" calcext:value-type="float">
            <text:p>8 208,0000</text:p>
          </table:table-cell>
          <table:table-cell table:formula="of:=[.S402]-[.T402]" office:value-type="float" office:value="-8208" calcext:value-type="float">
            <text:p>-8208</text:p>
          </table:table-cell>
          <table:table-cell table:number-columns-repeated="1003"/>
        </table:table-row>
        <table:table-row table:style-name="ro2">
          <table:table-cell table:style-name="ce2" office:value-type="float" office:value="402" calcext:value-type="float">
            <text:p>4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oulets de can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7350" calcext:value-type="float">
            <text:p>7 350,00</text:p>
          </table:table-cell>
          <table:table-cell office:value-type="string" calcext:value-type="string">
            <text:p>en nombre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2" table:formula="of:=[.L403]+([.M403]/20)+([.N403]/240)" office:value-type="float" office:value="0.6" calcext:value-type="float">
            <text:p>0,60000</text:p>
          </table:table-cell>
          <table:table-cell table:number-columns-repeated="3"/>
          <table:table-cell table:formula="of:=[.P403]+0.05*[.Q403]+[.R403]/240" office:value-type="float" office:value="0" calcext:value-type="float">
            <text:p>0</text:p>
          </table:table-cell>
          <table:table-cell table:formula="of:=[.J403]*[.O403]" office:value-type="float" office:value="4410" calcext:value-type="float">
            <text:p>4 410,0000</text:p>
          </table:table-cell>
          <table:table-cell table:formula="of:=[.S403]-[.T403]" office:value-type="float" office:value="-4410" calcext:value-type="float">
            <text:p>-4410</text:p>
          </table:table-cell>
          <table:table-cell table:number-columns-repeated="1003"/>
        </table:table-row>
        <table:table-row table:style-name="ro2">
          <table:table-cell table:style-name="ce2" office:value-type="float" office:value="403" calcext:value-type="float">
            <text:p>4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bray et gaudr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678.5" calcext:value-type="float">
            <text:p>1 678,50</text:p>
          </table:table-cell>
          <table:table-cell office:value-type="string" calcext:value-type="string">
            <text:p>barique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2" table:formula="of:=[.L404]+([.M404]/20)+([.N404]/240)" office:value-type="float" office:value="36" calcext:value-type="float">
            <text:p>36,00000</text:p>
          </table:table-cell>
          <table:table-cell table:number-columns-repeated="3"/>
          <table:table-cell table:formula="of:=[.P404]+0.05*[.Q404]+[.R404]/240" office:value-type="float" office:value="0" calcext:value-type="float">
            <text:p>0</text:p>
          </table:table-cell>
          <table:table-cell table:formula="of:=[.J404]*[.O404]" office:value-type="float" office:value="60426" calcext:value-type="float">
            <text:p>60 426,0000</text:p>
          </table:table-cell>
          <table:table-cell table:formula="of:=[.S404]-[.T404]" office:value-type="float" office:value="-60426" calcext:value-type="float">
            <text:p>-60426</text:p>
          </table:table-cell>
          <table:table-cell table:number-columns-repeated="1003"/>
        </table:table-row>
        <table:table-row table:style-name="ro2"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anons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96" calcext:value-type="float">
            <text:p>96,00</text:p>
          </table:table-cell>
          <table:table-cell office:value-type="string" calcext:value-type="string">
            <text:p>en nombre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2" table:formula="of:=[.L405]+([.M405]/20)+([.N405]/240)" office:value-type="float" office:value="300" calcext:value-type="float">
            <text:p>300,00000</text:p>
          </table:table-cell>
          <table:table-cell table:number-columns-repeated="3"/>
          <table:table-cell table:formula="of:=[.P405]+0.05*[.Q405]+[.R405]/240" office:value-type="float" office:value="0" calcext:value-type="float">
            <text:p>0</text:p>
          </table:table-cell>
          <table:table-cell table:formula="of:=[.J405]*[.O405]" office:value-type="float" office:value="28800" calcext:value-type="float">
            <text:p>28 800,0000</text:p>
          </table:table-cell>
          <table:table-cell table:formula="of:=[.S405]-[.T405]" office:value-type="float" office:value="-28800" calcext:value-type="float">
            <text:p>-28800</text:p>
          </table:table-cell>
          <table:table-cell table:number-columns-repeated="1003"/>
        </table:table-row>
        <table:table-row table:style-name="ro2">
          <table:table-cell table:style-name="ce2" office:value-type="float" office:value="405" calcext:value-type="float">
            <text:p>4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artes à jou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caisses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2" table:formula="of:=[.L406]+([.M406]/20)+([.N406]/240)" office:value-type="float" office:value="300" calcext:value-type="float">
            <text:p>300,00000</text:p>
          </table:table-cell>
          <table:table-cell table:number-columns-repeated="3"/>
          <table:table-cell table:formula="of:=[.P406]+0.05*[.Q406]+[.R406]/240" office:value-type="float" office:value="0" calcext:value-type="float">
            <text:p>0</text:p>
          </table:table-cell>
          <table:table-cell table:formula="of:=[.J406]*[.O406]" office:value-type="float" office:value="600" calcext:value-type="float">
            <text:p>600,0000</text:p>
          </table:table-cell>
          <table:table-cell table:formula="of:=[.S406]-[.T406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eruz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baril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407]+([.M407]/20)+([.N407]/240)" office:value-type="float" office:value="30" calcext:value-type="float">
            <text:p>30,00000</text:p>
          </table:table-cell>
          <table:table-cell table:number-columns-repeated="3"/>
          <table:table-cell table:formula="of:=[.P407]+0.05*[.Q407]+[.R407]/240" office:value-type="float" office:value="0" calcext:value-type="float">
            <text:p>0</text:p>
          </table:table-cell>
          <table:table-cell table:formula="of:=[.J407]*[.O407]" office:value-type="float" office:value="360" calcext:value-type="float">
            <text:p>360,0000</text:p>
          </table:table-cell>
          <table:table-cell table:formula="of:=[.S407]-[.T407]" office:value-type="float" office:value="-360" calcext:value-type="float">
            <text:p>-360</text:p>
          </table:table-cell>
          <table:table-cell table:number-columns-repeated="1003"/>
        </table:table-row>
        <table:table-row table:style-name="ro2">
          <table:table-cell table:style-name="ce2" office:value-type="float" office:value="407" calcext:value-type="float">
            <text:p>4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hande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600" calcext:value-type="float">
            <text:p>1 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22" table:formula="of:=[.L408]+([.M408]/20)+([.N408]/240)" office:value-type="float" office:value="0.55" calcext:value-type="float">
            <text:p>0,55000</text:p>
          </table:table-cell>
          <table:table-cell table:number-columns-repeated="3"/>
          <table:table-cell table:formula="of:=[.P408]+0.05*[.Q408]+[.R408]/240" office:value-type="float" office:value="0" calcext:value-type="float">
            <text:p>0</text:p>
          </table:table-cell>
          <table:table-cell table:formula="of:=[.J408]*[.O408]" office:value-type="float" office:value="880" calcext:value-type="float">
            <text:p>880,0000</text:p>
          </table:table-cell>
          <table:table-cell table:formula="of:=[.S408]-[.T408]" office:value-type="float" office:value="-880" calcext:value-type="float">
            <text:p>-880</text:p>
          </table:table-cell>
          <table:table-cell table:number-columns-repeated="1003"/>
        </table:table-row>
        <table:table-row table:style-name="ro2">
          <table:table-cell table:style-name="ce2" office:value-type="float" office:value="408" calcext:value-type="float">
            <text:p>4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hapeaux mi casto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bariques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22" table:formula="of:=[.L409]+([.M409]/20)+([.N409]/240)" office:value-type="float" office:value="200" calcext:value-type="float">
            <text:p>200,00000</text:p>
          </table:table-cell>
          <table:table-cell table:number-columns-repeated="3"/>
          <table:table-cell table:formula="of:=[.P409]+0.05*[.Q409]+[.R409]/240" office:value-type="float" office:value="0" calcext:value-type="float">
            <text:p>0</text:p>
          </table:table-cell>
          <table:table-cell table:formula="of:=[.J409]*[.O409]" office:value-type="float" office:value="600" calcext:value-type="float">
            <text:p>600,0000</text:p>
          </table:table-cell>
          <table:table-cell table:formula="of:=[.S409]-[.T409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409" calcext:value-type="float">
            <text:p>4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hapeaux mi casto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isse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2" table:formula="of:=[.L410]+([.M410]/20)+([.N410]/240)" office:value-type="float" office:value="150" calcext:value-type="float">
            <text:p>150,00000</text:p>
          </table:table-cell>
          <table:table-cell table:number-columns-repeated="3"/>
          <table:table-cell table:formula="of:=[.P410]+0.05*[.Q410]+[.R410]/240" office:value-type="float" office:value="0" calcext:value-type="float">
            <text:p>0</text:p>
          </table:table-cell>
          <table:table-cell table:formula="of:=[.J410]*[.O410]" office:value-type="float" office:value="2100" calcext:value-type="float">
            <text:p>2 100,0000</text:p>
          </table:table-cell>
          <table:table-cell table:formula="of:=[.S410]-[.T410]" office:value-type="float" office:value="-2100" calcext:value-type="float">
            <text:p>-2100</text:p>
          </table:table-cell>
          <table:table-cell table:number-columns-repeated="1003"/>
        </table:table-row>
        <table:table-row table:style-name="ro2">
          <table:table-cell table:style-name="ce2" office:value-type="float" office:value="410" calcext:value-type="float">
            <text:p>4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hapeaux mi casto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44" calcext:value-type="float">
            <text:p>144,00</text:p>
          </table:table-cell>
          <table:table-cell office:value-type="string" calcext:value-type="string">
            <text:p>en nombre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2" table:formula="of:=[.L411]+([.M411]/20)+([.N411]/240)" office:value-type="float" office:value="7" calcext:value-type="float">
            <text:p>7,00000</text:p>
          </table:table-cell>
          <table:table-cell table:number-columns-repeated="3"/>
          <table:table-cell table:formula="of:=[.P411]+0.05*[.Q411]+[.R411]/240" office:value-type="float" office:value="0" calcext:value-type="float">
            <text:p>0</text:p>
          </table:table-cell>
          <table:table-cell table:formula="of:=[.J411]*[.O411]" office:value-type="float" office:value="1008" calcext:value-type="float">
            <text:p>1 008,0000</text:p>
          </table:table-cell>
          <table:table-cell table:formula="of:=[.S411]-[.T411]" office:value-type="float" office:value="-1008" calcext:value-type="float">
            <text:p>-1008</text:p>
          </table:table-cell>
          <table:table-cell table:number-columns-repeated="1003"/>
        </table:table-row>
        <table:table-row table:style-name="ro2">
          <table:table-cell table:style-name="ce2" office:value-type="float" office:value="411" calcext:value-type="float">
            <text:p>4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hapeaux à nèg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500" calcext:value-type="float">
            <text:p>500,00</text:p>
          </table:table-cell>
          <table:table-cell office:value-type="string" calcext:value-type="string">
            <text:p>livres</text:p>
          </table:table-cell>
          <table:table-cell office:value-type="float" office:value="2" calcext:value-type="float">
            <text:p>2,000</text:p>
          </table:table-cell>
          <table:table-cell table:number-columns-repeated="2"/>
          <table:table-cell table:style-name="ce22" table:formula="of:=[.L412]+([.M412]/20)+([.N412]/240)" office:value-type="float" office:value="2" calcext:value-type="float">
            <text:p>2,00000</text:p>
          </table:table-cell>
          <table:table-cell table:number-columns-repeated="3"/>
          <table:table-cell table:formula="of:=[.P412]+0.05*[.Q412]+[.R412]/240" office:value-type="float" office:value="0" calcext:value-type="float">
            <text:p>0</text:p>
          </table:table-cell>
          <table:table-cell table:formula="of:=[.J412]*[.O412]" office:value-type="float" office:value="1000" calcext:value-type="float">
            <text:p>1 000,0000</text:p>
          </table:table-cell>
          <table:table-cell table:formula="of:=[.S412]-[.T412]" office:value-type="float" office:value="-1000" calcext:value-type="float">
            <text:p>-1000</text:p>
          </table:table-cell>
          <table:table-cell table:number-columns-repeated="1003"/>
        </table:table-row>
        <table:table-row table:style-name="ro2">
          <table:table-cell table:style-name="ce2" office:value-type="float" office:value="412" calcext:value-type="float">
            <text:p>4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harbon de boi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bariqu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413]+([.M413]/20)+([.N413]/240)" office:value-type="float" office:value="6" calcext:value-type="float">
            <text:p>6,00000</text:p>
          </table:table-cell>
          <table:table-cell table:number-columns-repeated="3"/>
          <table:table-cell table:formula="of:=[.P413]+0.05*[.Q413]+[.R413]/240" office:value-type="float" office:value="0" calcext:value-type="float">
            <text:p>0</text:p>
          </table:table-cell>
          <table:table-cell table:formula="of:=[.J413]*[.O413]" office:value-type="float" office:value="72" calcext:value-type="float">
            <text:p>72,0000</text:p>
          </table:table-cell>
          <table:table-cell table:formula="of:=[.S413]-[.T413]" office:value-type="float" office:value="-72" calcext:value-type="float">
            <text:p>-72</text:p>
          </table:table-cell>
          <table:table-cell table:number-columns-repeated="1003"/>
        </table:table-row>
        <table:table-row table:style-name="ro2">
          <table:table-cell table:style-name="ce2" office:value-type="float" office:value="413" calcext:value-type="float">
            <text:p>4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42" calcext:value-type="float">
            <text:p>142,00</text:p>
          </table:table-cell>
          <table:table-cell office:value-type="string" calcext:value-type="string">
            <text:p>tonneaux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414]+([.M414]/20)+([.N414]/240)" office:value-type="float" office:value="30" calcext:value-type="float">
            <text:p>30,00000</text:p>
          </table:table-cell>
          <table:table-cell table:number-columns-repeated="3"/>
          <table:table-cell table:formula="of:=[.P414]+0.05*[.Q414]+[.R414]/240" office:value-type="float" office:value="0" calcext:value-type="float">
            <text:p>0</text:p>
          </table:table-cell>
          <table:table-cell table:formula="of:=[.J414]*[.O414]" office:value-type="float" office:value="4260" calcext:value-type="float">
            <text:p>4 260,0000</text:p>
          </table:table-cell>
          <table:table-cell table:formula="of:=[.S414]-[.T414]" office:value-type="float" office:value="-4260" calcext:value-type="float">
            <text:p>-4260</text:p>
          </table:table-cell>
          <table:table-cell table:number-columns-repeated="1003"/>
        </table:table-row>
        <table:table-row table:style-name="ro2">
          <table:table-cell table:style-name="ce2" office:value-type="float" office:value="414" calcext:value-type="float">
            <text:p>4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harbon de ter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400" calcext:value-type="float">
            <text:p>400,00</text:p>
          </table:table-cell>
          <table:table-cell office:value-type="string" calcext:value-type="string">
            <text:p>bariques</text:p>
          </table:table-cell>
          <table:table-cell office:value-type="float" office:value="7" calcext:value-type="float">
            <text:p>7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415]+([.M415]/20)+([.N415]/240)" office:value-type="float" office:value="7.5" calcext:value-type="float">
            <text:p>7,50000</text:p>
          </table:table-cell>
          <table:table-cell table:number-columns-repeated="3"/>
          <table:table-cell table:formula="of:=[.P415]+0.05*[.Q415]+[.R415]/240" office:value-type="float" office:value="0" calcext:value-type="float">
            <text:p>0</text:p>
          </table:table-cell>
          <table:table-cell table:formula="of:=[.J415]*[.O415]" office:value-type="float" office:value="3000" calcext:value-type="float">
            <text:p>3 000,0000</text:p>
          </table:table-cell>
          <table:table-cell table:formula="of:=[.S415]-[.T415]" office:value-type="float" office:value="-3000" calcext:value-type="float">
            <text:p>-3000</text:p>
          </table:table-cell>
          <table:table-cell table:number-columns-repeated="1003"/>
        </table:table-row>
        <table:table-row table:style-name="ro2">
          <table:table-cell table:style-name="ce2" office:value-type="float" office:value="415" calcext:value-type="float">
            <text:p>4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id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70" calcext:value-type="float">
            <text:p>70,00</text:p>
          </table:table-cell>
          <table:table-cell office:value-type="string" calcext:value-type="string">
            <text:p>barique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2" table:formula="of:=[.L416]+([.M416]/20)+([.N416]/240)" office:value-type="float" office:value="15" calcext:value-type="float">
            <text:p>15,00000</text:p>
          </table:table-cell>
          <table:table-cell table:number-columns-repeated="3"/>
          <table:table-cell table:formula="of:=[.P416]+0.05*[.Q416]+[.R416]/240" office:value-type="float" office:value="0" calcext:value-type="float">
            <text:p>0</text:p>
          </table:table-cell>
          <table:table-cell table:formula="of:=[.J416]*[.O416]" office:value-type="float" office:value="1050" calcext:value-type="float">
            <text:p>1 050,0000</text:p>
          </table:table-cell>
          <table:table-cell table:formula="of:=[.S416]-[.T416]" office:value-type="float" office:value="-1050" calcext:value-type="float">
            <text:p>-1050</text:p>
          </table:table-cell>
          <table:table-cell table:number-columns-repeated="1003"/>
        </table:table-row>
        <table:table-row table:style-name="ro2">
          <table:table-cell table:style-name="ce2" office:value-type="float" office:value="416" calcext:value-type="float">
            <text:p>4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lous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53" calcext:value-type="float">
            <text:p>53,00</text:p>
          </table:table-cell>
          <table:table-cell office:value-type="string" calcext:value-type="string">
            <text:p>baril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2" table:formula="of:=[.L417]+([.M417]/20)+([.N417]/240)" office:value-type="float" office:value="60" calcext:value-type="float">
            <text:p>60,00000</text:p>
          </table:table-cell>
          <table:table-cell table:number-columns-repeated="3"/>
          <table:table-cell table:formula="of:=[.P417]+0.05*[.Q417]+[.R417]/240" office:value-type="float" office:value="0" calcext:value-type="float">
            <text:p>0</text:p>
          </table:table-cell>
          <table:table-cell table:formula="of:=[.J417]*[.O417]" office:value-type="float" office:value="3180" calcext:value-type="float">
            <text:p>3 180,0000</text:p>
          </table:table-cell>
          <table:table-cell table:formula="of:=[.S417]-[.T417]" office:value-type="float" office:value="-3180" calcext:value-type="float">
            <text:p>-3180</text:p>
          </table:table-cell>
          <table:table-cell table:number-columns-repeated="1003"/>
        </table:table-row>
        <table:table-row table:style-name="ro2">
          <table:table-cell table:style-name="ce2" office:value-type="float" office:value="417" calcext:value-type="float">
            <text:p>4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lous de f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4905" calcext:value-type="float">
            <text:p>14 90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418]+([.M418]/20)+([.N418]/240)" office:value-type="float" office:value="0.3" calcext:value-type="float">
            <text:p>0,30000</text:p>
          </table:table-cell>
          <table:table-cell table:number-columns-repeated="3"/>
          <table:table-cell table:formula="of:=[.P418]+0.05*[.Q418]+[.R418]/240" office:value-type="float" office:value="0" calcext:value-type="float">
            <text:p>0</text:p>
          </table:table-cell>
          <table:table-cell table:formula="of:=[.J418]*[.O418]" office:value-type="float" office:value="4471.5" calcext:value-type="float">
            <text:p>4 471,5000</text:p>
          </table:table-cell>
          <table:table-cell table:formula="of:=[.S418]-[.T418]" office:value-type="float" office:value="-4471.5" calcext:value-type="float">
            <text:p>-4471,5</text:p>
          </table:table-cell>
          <table:table-cell table:number-columns-repeated="1003"/>
        </table:table-row>
        <table:table-row table:style-name="ro2">
          <table:table-cell table:style-name="ce2" office:value-type="float" office:value="418" calcext:value-type="float">
            <text:p>4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ochen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50" calcext:value-type="float">
            <text:p>150,00</text:p>
          </table:table-cell>
          <table:table-cell office:value-type="string" calcext:value-type="string">
            <text:p>livres</text:p>
          </table:table-cell>
          <table:table-cell office:value-type="float" office:value="40" calcext:value-type="float">
            <text:p>40,000</text:p>
          </table:table-cell>
          <table:table-cell table:number-columns-repeated="2"/>
          <table:table-cell table:style-name="ce22" table:formula="of:=[.L419]+([.M419]/20)+([.N419]/240)" office:value-type="float" office:value="40" calcext:value-type="float">
            <text:p>40,00000</text:p>
          </table:table-cell>
          <table:table-cell table:number-columns-repeated="3"/>
          <table:table-cell table:formula="of:=[.P419]+0.05*[.Q419]+[.R419]/240" office:value-type="float" office:value="0" calcext:value-type="float">
            <text:p>0</text:p>
          </table:table-cell>
          <table:table-cell table:formula="of:=[.J419]*[.O419]" office:value-type="float" office:value="6000" calcext:value-type="float">
            <text:p>6 000,0000</text:p>
          </table:table-cell>
          <table:table-cell table:formula="of:=[.S419]-[.T419]" office:value-type="float" office:value="-6000" calcext:value-type="float">
            <text:p>-6000</text:p>
          </table:table-cell>
          <table:table-cell table:number-columns-repeated="1003"/>
        </table:table-row>
        <table:table-row table:style-name="ro2">
          <table:table-cell table:style-name="ce2" office:value-type="float" office:value="419" calcext:value-type="float">
            <text:p>4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ordage de chanv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730156" calcext:value-type="float">
            <text:p>730 156,00</text:p>
          </table:table-cell>
          <table:table-cell office:value-type="string" calcext:value-type="string">
            <text:p>livres</text:p>
          </table:table-cell>
          <table:table-cell office:value-type="float" office:value="0.3" calcext:value-type="float">
            <text:p>0,300</text:p>
          </table:table-cell>
          <table:table-cell table:number-columns-repeated="2"/>
          <table:table-cell table:style-name="ce22" table:formula="of:=[.L420]+([.M420]/20)+([.N420]/240)" office:value-type="float" office:value="0.3" calcext:value-type="float">
            <text:p>0,30000</text:p>
          </table:table-cell>
          <table:table-cell table:number-columns-repeated="3"/>
          <table:table-cell table:formula="of:=[.P420]+0.05*[.Q420]+[.R420]/240" office:value-type="float" office:value="0" calcext:value-type="float">
            <text:p>0</text:p>
          </table:table-cell>
          <table:table-cell table:formula="of:=[.J420]*[.O420]" office:value-type="float" office:value="219046.8" calcext:value-type="float">
            <text:p>219 046,8000</text:p>
          </table:table-cell>
          <table:table-cell table:formula="of:=[.S420]-[.T420]" office:value-type="float" office:value="-219046.8" calcext:value-type="float">
            <text:p>-219046,8</text:p>
          </table:table-cell>
          <table:table-cell office:value-type="string" calcext:value-type="string">
            <text:p>30 L %</text:p>
          </table:table-cell>
          <table:table-cell table:number-columns-repeated="1002"/>
        </table:table-row>
        <table:table-row table:style-name="ro2">
          <table:table-cell table:style-name="ce2" office:value-type="float" office:value="420" calcext:value-type="float">
            <text:p>4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uivre ouvré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92060" calcext:value-type="float">
            <text:p>92 06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22" table:formula="of:=[.L421]+([.M421]/20)+([.N421]/240)" office:value-type="float" office:value="1.75" calcext:value-type="float">
            <text:p>1,75000</text:p>
          </table:table-cell>
          <table:table-cell table:number-columns-repeated="3"/>
          <table:table-cell table:formula="of:=[.P421]+0.05*[.Q421]+[.R421]/240" office:value-type="float" office:value="0" calcext:value-type="float">
            <text:p>0</text:p>
          </table:table-cell>
          <table:table-cell table:formula="of:=[.J421]*[.O421]" office:value-type="float" office:value="161105" calcext:value-type="float">
            <text:p>161 105,0000</text:p>
          </table:table-cell>
          <table:table-cell table:formula="of:=[.S421]-[.T421]" office:value-type="float" office:value="-161105" calcext:value-type="float">
            <text:p>-161105</text:p>
          </table:table-cell>
          <table:table-cell table:number-columns-repeated="1003"/>
        </table:table-row>
        <table:table-row table:style-name="ro2">
          <table:table-cell table:style-name="ce2" office:value-type="float" office:value="421" calcext:value-type="float">
            <text:p>4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uivre en planch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34350" calcext:value-type="float">
            <text:p>34 3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2" table:formula="of:=[.L422]+([.M422]/20)+([.N422]/240)" office:value-type="float" office:value="1.4" calcext:value-type="float">
            <text:p>1,40000</text:p>
          </table:table-cell>
          <table:table-cell table:number-columns-repeated="3"/>
          <table:table-cell table:formula="of:=[.P422]+0.05*[.Q422]+[.R422]/240" office:value-type="float" office:value="0" calcext:value-type="float">
            <text:p>0</text:p>
          </table:table-cell>
          <table:table-cell table:formula="of:=[.J422]*[.O422]" office:value-type="float" office:value="48090" calcext:value-type="float">
            <text:p>48 090,0000</text:p>
          </table:table-cell>
          <table:table-cell table:formula="of:=[.S422]-[.T422]" office:value-type="float" office:value="-48090" calcext:value-type="float">
            <text:p>-48090</text:p>
          </table:table-cell>
          <table:table-cell table:number-columns-repeated="1003"/>
        </table:table-row>
        <table:table-row table:style-name="ro2">
          <table:table-cell table:style-name="ce2" office:value-type="float" office:value="422" calcext:value-type="float">
            <text:p>4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uivre en rozett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54350" calcext:value-type="float">
            <text:p>54 3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22" table:formula="of:=[.L423]+([.M423]/20)+([.N423]/240)" office:value-type="float" office:value="1.2" calcext:value-type="float">
            <text:p>1,20000</text:p>
          </table:table-cell>
          <table:table-cell table:number-columns-repeated="3"/>
          <table:table-cell table:formula="of:=[.P423]+0.05*[.Q423]+[.R423]/240" office:value-type="float" office:value="0" calcext:value-type="float">
            <text:p>0</text:p>
          </table:table-cell>
          <table:table-cell table:formula="of:=[.J423]*[.O423]" office:value-type="float" office:value="65220" calcext:value-type="float">
            <text:p>65 220,0000</text:p>
          </table:table-cell>
          <table:table-cell table:formula="of:=[.S423]-[.T423]" office:value-type="float" office:value="-65220" calcext:value-type="float">
            <text:p>-65220</text:p>
          </table:table-cell>
          <table:table-cell table:number-columns-repeated="1003"/>
        </table:table-row>
        <table:table-row table:style-name="ro2">
          <table:table-cell table:style-name="ce2" office:value-type="float" office:value="423" calcext:value-type="float">
            <text:p>4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cuivr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95071" calcext:value-type="float">
            <text:p>295 071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424]+([.M424]/20)+([.N424]/240)" office:value-type="float" office:value="1.5" calcext:value-type="float">
            <text:p>1,50000</text:p>
          </table:table-cell>
          <table:table-cell table:number-columns-repeated="3"/>
          <table:table-cell table:formula="of:=[.P424]+0.05*[.Q424]+[.R424]/240" office:value-type="float" office:value="0" calcext:value-type="float">
            <text:p>0</text:p>
          </table:table-cell>
          <table:table-cell table:formula="of:=[.J424]*[.O424]" office:value-type="float" office:value="442606.5" calcext:value-type="float">
            <text:p>442 606,5000</text:p>
          </table:table-cell>
          <table:table-cell table:formula="of:=[.S424]-[.T424]" office:value-type="float" office:value="-442606.5" calcext:value-type="float">
            <text:p>-442606,5</text:p>
          </table:table-cell>
          <table:table-cell table:number-columns-repeated="1003"/>
        </table:table-row>
        <table:table-row table:style-name="ro2">
          <table:table-cell table:style-name="ce2" office:value-type="float" office:value="424" calcext:value-type="float">
            <text:p>4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dorure f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colis </text:p>
          </table:table-cell>
          <table:table-cell office:value-type="float" office:value="3000" calcext:value-type="float">
            <text:p>3000,000</text:p>
          </table:table-cell>
          <table:table-cell table:number-columns-repeated="2"/>
          <table:table-cell table:style-name="ce22" table:formula="of:=[.L425]+([.M425]/20)+([.N425]/240)" office:value-type="float" office:value="3000" calcext:value-type="float">
            <text:p>3000,00000</text:p>
          </table:table-cell>
          <table:table-cell table:number-columns-repeated="3"/>
          <table:table-cell table:formula="of:=[.P425]+0.05*[.Q425]+[.R425]/240" office:value-type="float" office:value="0" calcext:value-type="float">
            <text:p>0</text:p>
          </table:table-cell>
          <table:table-cell table:formula="of:=[.J425]*[.O425]" office:value-type="float" office:value="15000" calcext:value-type="float">
            <text:p>15 000,0000</text:p>
          </table:table-cell>
          <table:table-cell table:formula="of:=[.S425]-[.T425]" office:value-type="float" office:value="-15000" calcext:value-type="float">
            <text:p>-15000</text:p>
          </table:table-cell>
          <table:table-cell table:number-columns-repeated="1003"/>
        </table:table-row>
        <table:table-row table:style-name="ro2">
          <table:table-cell table:style-name="ce2" office:value-type="float" office:value="425" calcext:value-type="float">
            <text:p>4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drap de Caracasso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pièces</text:p>
          </table:table-cell>
          <table:table-cell office:value-type="float" office:value="180" calcext:value-type="float">
            <text:p>180,000</text:p>
          </table:table-cell>
          <table:table-cell table:number-columns-repeated="2"/>
          <table:table-cell table:style-name="ce22" table:formula="of:=[.L426]+([.M426]/20)+([.N426]/240)" office:value-type="float" office:value="180" calcext:value-type="float">
            <text:p>180,00000</text:p>
          </table:table-cell>
          <table:table-cell table:number-columns-repeated="3"/>
          <table:table-cell table:formula="of:=[.P426]+0.05*[.Q426]+[.R426]/240" office:value-type="float" office:value="0" calcext:value-type="float">
            <text:p>0</text:p>
          </table:table-cell>
          <table:table-cell table:formula="of:=[.J426]*[.O426]" office:value-type="float" office:value="1260" calcext:value-type="float">
            <text:p>1 260,0000</text:p>
          </table:table-cell>
          <table:table-cell table:formula="of:=[.S426]-[.T426]" office:value-type="float" office:value="-1260" calcext:value-type="float">
            <text:p>-1260</text:p>
          </table:table-cell>
          <table:table-cell table:number-columns-repeated="1003"/>
        </table:table-row>
        <table:table-row table:style-name="ro2">
          <table:table-cell table:style-name="ce2" office:value-type="float" office:value="426" calcext:value-type="float">
            <text:p>4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drap de Caracasson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6900" calcext:value-type="float">
            <text:p>6 900,00</text:p>
          </table:table-cell>
          <table:table-cell office:value-type="string" calcext:value-type="string">
            <text:p>aune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427]+([.M427]/20)+([.N427]/240)" office:value-type="float" office:value="6" calcext:value-type="float">
            <text:p>6,00000</text:p>
          </table:table-cell>
          <table:table-cell table:number-columns-repeated="3"/>
          <table:table-cell table:formula="of:=[.P427]+0.05*[.Q427]+[.R427]/240" office:value-type="float" office:value="0" calcext:value-type="float">
            <text:p>0</text:p>
          </table:table-cell>
          <table:table-cell table:formula="of:=[.J427]*[.O427]" office:value-type="float" office:value="41400" calcext:value-type="float">
            <text:p>41 400,0000</text:p>
          </table:table-cell>
          <table:table-cell table:formula="of:=[.S427]-[.T427]" office:value-type="float" office:value="-41400" calcext:value-type="float">
            <text:p>-41400</text:p>
          </table:table-cell>
          <table:table-cell table:number-columns-repeated="1003"/>
        </table:table-row>
        <table:table-row table:style-name="ro2">
          <table:table-cell table:style-name="ce2" office:value-type="float" office:value="427" calcext:value-type="float">
            <text:p>4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drap dive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23" calcext:value-type="float">
            <text:p>123,00</text:p>
          </table:table-cell>
          <table:table-cell office:value-type="string" calcext:value-type="string">
            <text:p>ballots</text:p>
          </table:table-cell>
          <table:table-cell office:value-type="float" office:value="800" calcext:value-type="float">
            <text:p>800,000</text:p>
          </table:table-cell>
          <table:table-cell table:number-columns-repeated="2"/>
          <table:table-cell table:style-name="ce22" table:formula="of:=[.L428]+([.M428]/20)+([.N428]/240)" office:value-type="float" office:value="800" calcext:value-type="float">
            <text:p>800,00000</text:p>
          </table:table-cell>
          <table:table-cell table:number-columns-repeated="3"/>
          <table:table-cell table:formula="of:=[.P428]+0.05*[.Q428]+[.R428]/240" office:value-type="float" office:value="0" calcext:value-type="float">
            <text:p>0</text:p>
          </table:table-cell>
          <table:table-cell table:formula="of:=[.J428]*[.O428]" office:value-type="float" office:value="98400" calcext:value-type="float">
            <text:p>98 400,0000</text:p>
          </table:table-cell>
          <table:table-cell table:formula="of:=[.S428]-[.T428]" office:value-type="float" office:value="-98400" calcext:value-type="float">
            <text:p>-98400</text:p>
          </table:table-cell>
          <table:table-cell table:number-columns-repeated="1003"/>
        </table:table-row>
        <table:table-row table:style-name="ro2">
          <table:table-cell table:style-name="ce2" office:value-type="float" office:value="428" calcext:value-type="float">
            <text:p>4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drap dive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93" calcext:value-type="float">
            <text:p>93,00</text:p>
          </table:table-cell>
          <table:table-cell office:value-type="string" calcext:value-type="string">
            <text:p>balles</text:p>
          </table:table-cell>
          <table:table-cell office:value-type="float" office:value="1500" calcext:value-type="float">
            <text:p>1500,000</text:p>
          </table:table-cell>
          <table:table-cell table:number-columns-repeated="2"/>
          <table:table-cell table:style-name="ce22" table:formula="of:=[.L429]+([.M429]/20)+([.N429]/240)" office:value-type="float" office:value="1500" calcext:value-type="float">
            <text:p>1500,00000</text:p>
          </table:table-cell>
          <table:table-cell table:number-columns-repeated="3"/>
          <table:table-cell table:formula="of:=[.P429]+0.05*[.Q429]+[.R429]/240" office:value-type="float" office:value="0" calcext:value-type="float">
            <text:p>0</text:p>
          </table:table-cell>
          <table:table-cell table:formula="of:=[.J429]*[.O429]" office:value-type="float" office:value="139500" calcext:value-type="float">
            <text:p>139 500,0000</text:p>
          </table:table-cell>
          <table:table-cell table:formula="of:=[.S429]-[.T429]" office:value-type="float" office:value="-139500" calcext:value-type="float">
            <text:p>-139500</text:p>
          </table:table-cell>
          <table:table-cell table:number-columns-repeated="1003"/>
        </table:table-row>
        <table:table-row table:style-name="ro2">
          <table:table-cell table:style-name="ce2" office:value-type="float" office:value="429" calcext:value-type="float">
            <text:p>4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drap dive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32081" calcext:value-type="float">
            <text:p>32 081,00</text:p>
          </table:table-cell>
          <table:table-cell office:value-type="string" calcext:value-type="string">
            <text:p>livres</text:p>
          </table:table-cell>
          <table:table-cell office:value-type="float" office:value="4" calcext:value-type="float">
            <text:p>4,000</text:p>
          </table:table-cell>
          <table:table-cell table:number-columns-repeated="2"/>
          <table:table-cell table:style-name="ce22" table:formula="of:=[.L430]+([.M430]/20)+([.N430]/240)" office:value-type="float" office:value="4" calcext:value-type="float">
            <text:p>4,00000</text:p>
          </table:table-cell>
          <table:table-cell table:number-columns-repeated="3"/>
          <table:table-cell table:formula="of:=[.P430]+0.05*[.Q430]+[.R430]/240" office:value-type="float" office:value="0" calcext:value-type="float">
            <text:p>0</text:p>
          </table:table-cell>
          <table:table-cell table:formula="of:=[.J430]*[.O430]" office:value-type="float" office:value="128324" calcext:value-type="float">
            <text:p>128 324,0000</text:p>
          </table:table-cell>
          <table:table-cell table:formula="of:=[.S430]-[.T430]" office:value-type="float" office:value="-128324" calcext:value-type="float">
            <text:p>-128324</text:p>
          </table:table-cell>
          <table:table-cell table:number-columns-repeated="1003"/>
        </table:table-row>
        <table:table-row table:style-name="ro2">
          <table:table-cell table:style-name="ce2" office:value-type="float" office:value="430" calcext:value-type="float">
            <text:p>4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drap de Nism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pièce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2" table:formula="of:=[.L431]+([.M431]/20)+([.N431]/240)" office:value-type="float" office:value="120" calcext:value-type="float">
            <text:p>120,00000</text:p>
          </table:table-cell>
          <table:table-cell table:number-columns-repeated="3"/>
          <table:table-cell table:formula="of:=[.P431]+0.05*[.Q431]+[.R431]/240" office:value-type="float" office:value="0" calcext:value-type="float">
            <text:p>0</text:p>
          </table:table-cell>
          <table:table-cell table:formula="of:=[.J431]*[.O431]" office:value-type="float" office:value="24000" calcext:value-type="float">
            <text:p>24 000,0000</text:p>
          </table:table-cell>
          <table:table-cell table:formula="of:=[.S431]-[.T431]" office:value-type="float" office:value="-24000" calcext:value-type="float">
            <text:p>-24000</text:p>
          </table:table-cell>
          <table:table-cell table:number-columns-repeated="1003"/>
        </table:table-row>
        <table:table-row table:style-name="ro2">
          <table:table-cell table:style-name="ce2" office:value-type="float" office:value="431" calcext:value-type="float">
            <text:p>4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drap de Seda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736" calcext:value-type="float">
            <text:p>736,00</text:p>
          </table:table-cell>
          <table:table-cell office:value-type="string" calcext:value-type="string">
            <text:p>aunes</text:p>
          </table:table-cell>
          <table:table-cell office:value-type="float" office:value="14" calcext:value-type="float">
            <text:p>14,000</text:p>
          </table:table-cell>
          <table:table-cell table:number-columns-repeated="2"/>
          <table:table-cell table:style-name="ce22" table:formula="of:=[.L432]+([.M432]/20)+([.N432]/240)" office:value-type="float" office:value="14" calcext:value-type="float">
            <text:p>14,00000</text:p>
          </table:table-cell>
          <table:table-cell table:number-columns-repeated="3"/>
          <table:table-cell table:formula="of:=[.P432]+0.05*[.Q432]+[.R432]/240" office:value-type="float" office:value="0" calcext:value-type="float">
            <text:p>0</text:p>
          </table:table-cell>
          <table:table-cell table:formula="of:=[.J432]*[.O432]" office:value-type="float" office:value="10304" calcext:value-type="float">
            <text:p>10 304,0000</text:p>
          </table:table-cell>
          <table:table-cell table:formula="of:=[.S432]-[.T432]" office:value-type="float" office:value="-10304" calcext:value-type="float">
            <text:p>-10304</text:p>
          </table:table-cell>
          <table:table-cell table:number-columns-repeated="1003"/>
        </table:table-row>
        <table:table-row table:style-name="ro2">
          <table:table-cell table:style-name="ce2" office:value-type="float" office:value="432" calcext:value-type="float">
            <text:p>4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drogu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433]+([.M433]/20)+([.N433]/240)" office:value-type="float" office:value="0" calcext:value-type="float">
            <text:p>0,00000</text:p>
          </table:table-cell>
          <table:table-cell office:value-type="float" office:value="8725" calcext:value-type="float">
            <text:p>8725</text:p>
          </table:table-cell>
          <table:table-cell table:number-columns-repeated="2"/>
          <table:table-cell table:formula="of:=[.P433]+0.05*[.Q433]+[.R433]/240" office:value-type="float" office:value="8725" calcext:value-type="float">
            <text:p>8725</text:p>
          </table:table-cell>
          <table:table-cell table:formula="of:=[.J433]*[.O433]" office:value-type="float" office:value="0" calcext:value-type="float">
            <text:p>0,0000</text:p>
          </table:table-cell>
          <table:table-cell table:formula="of:=[.S433]-[.T433]" office:value-type="float" office:value="8725" calcext:value-type="float">
            <text:p>8725</text:p>
          </table:table-cell>
          <table:table-cell office:value-type="string" calcext:value-type="string">
            <text:p>valeur de 8725 L cy</text:p>
          </table:table-cell>
          <table:table-cell table:number-columns-repeated="1002"/>
        </table:table-row>
        <table:table-row table:style-name="ro2"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eau de vie d'Anda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0" calcext:value-type="float">
            <text:p>20,00</text:p>
          </table:table-cell>
          <table:table-cell office:value-type="string" calcext:value-type="string">
            <text:p>caiss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2" table:formula="of:=[.L434]+([.M434]/20)+([.N434]/240)" office:value-type="float" office:value="24" calcext:value-type="float">
            <text:p>24,00000</text:p>
          </table:table-cell>
          <table:table-cell table:number-columns-repeated="3"/>
          <table:table-cell table:formula="of:=[.P434]+0.05*[.Q434]+[.R434]/240" office:value-type="float" office:value="0" calcext:value-type="float">
            <text:p>0</text:p>
          </table:table-cell>
          <table:table-cell table:formula="of:=[.J434]*[.O434]" office:value-type="float" office:value="480" calcext:value-type="float">
            <text:p>480,0000</text:p>
          </table:table-cell>
          <table:table-cell table:formula="of:=[.S434]-[.T434]" office:value-type="float" office:value="-480" calcext:value-type="float">
            <text:p>-480</text:p>
          </table:table-cell>
          <table:table-cell table:number-columns-repeated="1003"/>
        </table:table-row>
        <table:table-row table:style-name="ro2">
          <table:table-cell table:style-name="ce2" office:value-type="float" office:value="434" calcext:value-type="float">
            <text:p>4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eau de vie ordinai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59" calcext:value-type="float">
            <text:p>59,00</text:p>
          </table:table-cell>
          <table:table-cell office:value-type="string" calcext:value-type="string">
            <text:p>pipes</text:p>
          </table:table-cell>
          <table:table-cell office:value-type="float" office:value="280" calcext:value-type="float">
            <text:p>280,000</text:p>
          </table:table-cell>
          <table:table-cell table:number-columns-repeated="2"/>
          <table:table-cell table:style-name="ce22" table:formula="of:=[.L435]+([.M435]/20)+([.N435]/240)" office:value-type="float" office:value="280" calcext:value-type="float">
            <text:p>280,00000</text:p>
          </table:table-cell>
          <table:table-cell table:number-columns-repeated="3"/>
          <table:table-cell table:formula="of:=[.P435]+0.05*[.Q435]+[.R435]/240" office:value-type="float" office:value="0" calcext:value-type="float">
            <text:p>0</text:p>
          </table:table-cell>
          <table:table-cell table:formula="of:=[.J435]*[.O435]" office:value-type="float" office:value="16520" calcext:value-type="float">
            <text:p>16 520,0000</text:p>
          </table:table-cell>
          <table:table-cell table:formula="of:=[.S435]-[.T435]" office:value-type="float" office:value="-16520" calcext:value-type="float">
            <text:p>-16520</text:p>
          </table:table-cell>
          <table:table-cell table:number-columns-repeated="1003"/>
        </table:table-row>
        <table:table-row table:style-name="ro2">
          <table:table-cell table:style-name="ce2" office:value-type="float" office:value="435" calcext:value-type="float">
            <text:p>4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eau de vie ordinai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3036" calcext:value-type="float">
            <text:p>3 036,00</text:p>
          </table:table-cell>
          <table:table-cell office:value-type="string" calcext:value-type="string">
            <text:p>bariques</text:p>
          </table:table-cell>
          <table:table-cell office:value-type="float" office:value="130" calcext:value-type="float">
            <text:p>130,000</text:p>
          </table:table-cell>
          <table:table-cell table:number-columns-repeated="2"/>
          <table:table-cell table:style-name="ce22" table:formula="of:=[.L436]+([.M436]/20)+([.N436]/240)" office:value-type="float" office:value="130" calcext:value-type="float">
            <text:p>130,00000</text:p>
          </table:table-cell>
          <table:table-cell table:number-columns-repeated="3"/>
          <table:table-cell table:formula="of:=[.P436]+0.05*[.Q436]+[.R436]/240" office:value-type="float" office:value="0" calcext:value-type="float">
            <text:p>0</text:p>
          </table:table-cell>
          <table:table-cell table:formula="of:=[.J436]*[.O436]" office:value-type="float" office:value="394680" calcext:value-type="float">
            <text:p>394 680,0000</text:p>
          </table:table-cell>
          <table:table-cell table:formula="of:=[.S436]-[.T436]" office:value-type="float" office:value="-394680" calcext:value-type="float">
            <text:p>-394680</text:p>
          </table:table-cell>
          <table:table-cell table:number-columns-repeated="1003"/>
        </table:table-row>
        <table:table-row table:style-name="ro2">
          <table:table-cell table:style-name="ce2" office:value-type="float" office:value="436" calcext:value-type="float">
            <text:p>4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eau de vie ordinai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3562" calcext:value-type="float">
            <text:p>3 562,00</text:p>
          </table:table-cell>
          <table:table-cell office:value-type="string" calcext:value-type="string">
            <text:p>tierçons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22" table:formula="of:=[.L437]+([.M437]/20)+([.N437]/240)" office:value-type="float" office:value="80" calcext:value-type="float">
            <text:p>80,00000</text:p>
          </table:table-cell>
          <table:table-cell table:number-columns-repeated="3"/>
          <table:table-cell table:formula="of:=[.P437]+0.05*[.Q437]+[.R437]/240" office:value-type="float" office:value="0" calcext:value-type="float">
            <text:p>0</text:p>
          </table:table-cell>
          <table:table-cell table:formula="of:=[.J437]*[.O437]" office:value-type="float" office:value="284960" calcext:value-type="float">
            <text:p>284 960,0000</text:p>
          </table:table-cell>
          <table:table-cell table:formula="of:=[.S437]-[.T437]" office:value-type="float" office:value="-284960" calcext:value-type="float">
            <text:p>-284960</text:p>
          </table:table-cell>
          <table:table-cell table:number-columns-repeated="1003"/>
        </table:table-row>
        <table:table-row table:style-name="ro2">
          <table:table-cell table:style-name="ce2" office:value-type="float" office:value="437" calcext:value-type="float">
            <text:p>4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eau de vie ordinai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9" calcext:value-type="float">
            <text:p>9,00</text:p>
          </table:table-cell>
          <table:table-cell office:value-type="string" calcext:value-type="string">
            <text:p>baril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438]+([.M438]/20)+([.N438]/240)" office:value-type="float" office:value="20" calcext:value-type="float">
            <text:p>20,00000</text:p>
          </table:table-cell>
          <table:table-cell table:number-columns-repeated="3"/>
          <table:table-cell table:formula="of:=[.P438]+0.05*[.Q438]+[.R438]/240" office:value-type="float" office:value="0" calcext:value-type="float">
            <text:p>0</text:p>
          </table:table-cell>
          <table:table-cell table:formula="of:=[.J438]*[.O438]" office:value-type="float" office:value="180" calcext:value-type="float">
            <text:p>180,0000</text:p>
          </table:table-cell>
          <table:table-cell table:formula="of:=[.S438]-[.T438]" office:value-type="float" office:value="-180" calcext:value-type="float">
            <text:p>-180</text:p>
          </table:table-cell>
          <table:table-cell table:number-columns-repeated="1003"/>
        </table:table-row>
        <table:table-row table:style-name="ro2">
          <table:table-cell table:style-name="ce2" office:value-type="float" office:value="438" calcext:value-type="float">
            <text:p>4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eau de vie ordinai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7242" calcext:value-type="float">
            <text:p>7 242,00</text:p>
          </table:table-cell>
          <table:table-cell office:value-type="string" calcext:value-type="string">
            <text:p>veltes</text:p>
          </table:table-cell>
          <table:table-cell office:value-type="float" office:value="4" calcext:value-type="float">
            <text:p>4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439]+([.M439]/20)+([.N439]/240)" office:value-type="float" office:value="4.5" calcext:value-type="float">
            <text:p>4,50000</text:p>
          </table:table-cell>
          <table:table-cell table:number-columns-repeated="3"/>
          <table:table-cell table:formula="of:=[.P439]+0.05*[.Q439]+[.R439]/240" office:value-type="float" office:value="0" calcext:value-type="float">
            <text:p>0</text:p>
          </table:table-cell>
          <table:table-cell table:formula="of:=[.J439]*[.O439]" office:value-type="float" office:value="32589" calcext:value-type="float">
            <text:p>32 589,0000</text:p>
          </table:table-cell>
          <table:table-cell table:formula="of:=[.S439]-[.T439]" office:value-type="float" office:value="-32589" calcext:value-type="float">
            <text:p>-32589</text:p>
          </table:table-cell>
          <table:table-cell table:number-columns-repeated="1003"/>
        </table:table-row>
        <table:table-row table:style-name="ro2">
          <table:table-cell table:style-name="ce2" office:value-type="float" office:value="439" calcext:value-type="float">
            <text:p>4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eau de vie ordinai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7407" calcext:value-type="float">
            <text:p>7 407,00</text:p>
          </table:table-cell>
          <table:table-cell office:value-type="string" calcext:value-type="string">
            <text:p>bouteill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440]+([.M440]/20)+([.N440]/240)" office:value-type="float" office:value="0.75" calcext:value-type="float">
            <text:p>0,75000</text:p>
          </table:table-cell>
          <table:table-cell table:number-columns-repeated="3"/>
          <table:table-cell table:formula="of:=[.P440]+0.05*[.Q440]+[.R440]/240" office:value-type="float" office:value="0" calcext:value-type="float">
            <text:p>0</text:p>
          </table:table-cell>
          <table:table-cell table:formula="of:=[.J440]*[.O440]" office:value-type="float" office:value="5555.25" calcext:value-type="float">
            <text:p>5 555,2500</text:p>
          </table:table-cell>
          <table:table-cell table:formula="of:=[.S440]-[.T440]" office:value-type="float" office:value="-5555.25" calcext:value-type="float">
            <text:p>-5555,25</text:p>
          </table:table-cell>
          <table:table-cell table:number-columns-repeated="1003"/>
        </table:table-row>
        <table:table-row table:style-name="ro2">
          <table:table-cell table:style-name="ce2" office:value-type="float" office:value="440" calcext:value-type="float">
            <text:p>4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etamine de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93" calcext:value-type="float">
            <text:p>93,00</text:p>
          </table:table-cell>
          <table:table-cell office:value-type="string" calcext:value-type="string">
            <text:p>balles</text:p>
          </table:table-cell>
          <table:table-cell office:value-type="float" office:value="400" calcext:value-type="float">
            <text:p>400,000</text:p>
          </table:table-cell>
          <table:table-cell table:number-columns-repeated="2"/>
          <table:table-cell table:style-name="ce22" table:formula="of:=[.L441]+([.M441]/20)+([.N441]/240)" office:value-type="float" office:value="400" calcext:value-type="float">
            <text:p>400,00000</text:p>
          </table:table-cell>
          <table:table-cell table:number-columns-repeated="3"/>
          <table:table-cell table:formula="of:=[.P441]+0.05*[.Q441]+[.R441]/240" office:value-type="float" office:value="0" calcext:value-type="float">
            <text:p>0</text:p>
          </table:table-cell>
          <table:table-cell table:formula="of:=[.J441]*[.O441]" office:value-type="float" office:value="37200" calcext:value-type="float">
            <text:p>37 200,0000</text:p>
          </table:table-cell>
          <table:table-cell table:formula="of:=[.S441]-[.T441]" office:value-type="float" office:value="-37200" calcext:value-type="float">
            <text:p>-37200</text:p>
          </table:table-cell>
          <table:table-cell table:number-columns-repeated="1003"/>
        </table:table-row>
        <table:table-row table:style-name="ro2">
          <table:table-cell table:style-name="ce2" office:value-type="float" office:value="441" calcext:value-type="float">
            <text:p>4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etamine de la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pièces</text:p>
          </table:table-cell>
          <table:table-cell office:value-type="float" office:value="60" calcext:value-type="float">
            <text:p>60,000</text:p>
          </table:table-cell>
          <table:table-cell table:number-columns-repeated="2"/>
          <table:table-cell table:style-name="ce22" table:formula="of:=[.L442]+([.M442]/20)+([.N442]/240)" office:value-type="float" office:value="60" calcext:value-type="float">
            <text:p>60,00000</text:p>
          </table:table-cell>
          <table:table-cell table:number-columns-repeated="3"/>
          <table:table-cell table:formula="of:=[.P442]+0.05*[.Q442]+[.R442]/240" office:value-type="float" office:value="0" calcext:value-type="float">
            <text:p>0</text:p>
          </table:table-cell>
          <table:table-cell table:formula="of:=[.J442]*[.O442]" office:value-type="float" office:value="3000" calcext:value-type="float">
            <text:p>3 000,0000</text:p>
          </table:table-cell>
          <table:table-cell table:formula="of:=[.S442]-[.T442]" office:value-type="float" office:value="-3000" calcext:value-type="float">
            <text:p>-3000</text:p>
          </table:table-cell>
          <table:table-cell table:number-columns-repeated="1003"/>
        </table:table-row>
        <table:table-row table:style-name="ro2">
          <table:table-cell table:style-name="ce2" office:value-type="float" office:value="442" calcext:value-type="float">
            <text:p>4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etoffe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malles</text:p>
          </table:table-cell>
          <table:table-cell office:value-type="float" office:value="600" calcext:value-type="float">
            <text:p>600,000</text:p>
          </table:table-cell>
          <table:table-cell table:number-columns-repeated="2"/>
          <table:table-cell table:style-name="ce22" table:formula="of:=[.L443]+([.M443]/20)+([.N443]/240)" office:value-type="float" office:value="600" calcext:value-type="float">
            <text:p>600,00000</text:p>
          </table:table-cell>
          <table:table-cell table:number-columns-repeated="3"/>
          <table:table-cell table:formula="of:=[.P443]+0.05*[.Q443]+[.R443]/240" office:value-type="float" office:value="0" calcext:value-type="float">
            <text:p>0</text:p>
          </table:table-cell>
          <table:table-cell table:formula="of:=[.J443]*[.O443]" office:value-type="float" office:value="1200" calcext:value-type="float">
            <text:p>1 200,0000</text:p>
          </table:table-cell>
          <table:table-cell table:formula="of:=[.S443]-[.T443]" office:value-type="float" office:value="-1200" calcext:value-type="float">
            <text:p>-1200</text:p>
          </table:table-cell>
          <table:table-cell table:number-columns-repeated="1003"/>
        </table:table-row>
        <table:table-row table:style-name="ro2">
          <table:table-cell table:style-name="ce2" office:value-type="float" office:value="443" calcext:value-type="float">
            <text:p>4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etoffe de so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444]+([.M444]/20)+([.N444]/240)" office:value-type="float" office:value="0" calcext:value-type="float">
            <text:p>0,00000</text:p>
          </table:table-cell>
          <table:table-cell office:value-type="float" office:value="26320" calcext:value-type="float">
            <text:p>26320</text:p>
          </table:table-cell>
          <table:table-cell table:number-columns-repeated="2"/>
          <table:table-cell table:formula="of:=[.P444]+0.05*[.Q444]+[.R444]/240" office:value-type="float" office:value="26320" calcext:value-type="float">
            <text:p>26320</text:p>
          </table:table-cell>
          <table:table-cell table:formula="of:=[.J444]*[.O444]" office:value-type="float" office:value="0" calcext:value-type="float">
            <text:p>0,0000</text:p>
          </table:table-cell>
          <table:table-cell table:formula="of:=[.S444]-[.T444]" office:value-type="float" office:value="26320" calcext:value-type="float">
            <text:p>26320</text:p>
          </table:table-cell>
          <table:table-cell office:value-type="string" calcext:value-type="string">
            <text:p>valeur de 2632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444" calcext:value-type="float">
            <text:p>4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etoffe doru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caisses</text:p>
          </table:table-cell>
          <table:table-cell office:value-type="float" office:value="1000" calcext:value-type="float">
            <text:p>1000,000</text:p>
          </table:table-cell>
          <table:table-cell table:number-columns-repeated="2"/>
          <table:table-cell table:style-name="ce22" table:formula="of:=[.L445]+([.M445]/20)+([.N445]/240)" office:value-type="float" office:value="1000" calcext:value-type="float">
            <text:p>1000,00000</text:p>
          </table:table-cell>
          <table:table-cell table:number-columns-repeated="3"/>
          <table:table-cell table:formula="of:=[.P445]+0.05*[.Q445]+[.R445]/240" office:value-type="float" office:value="0" calcext:value-type="float">
            <text:p>0</text:p>
          </table:table-cell>
          <table:table-cell table:formula="of:=[.J445]*[.O445]" office:value-type="float" office:value="4000" calcext:value-type="float">
            <text:p>4 000,0000</text:p>
          </table:table-cell>
          <table:table-cell table:formula="of:=[.S445]-[.T445]" office:value-type="float" office:value="-4000" calcext:value-type="float">
            <text:p>-4000</text:p>
          </table:table-cell>
          <table:table-cell table:number-columns-repeated="1003"/>
        </table:table-row>
        <table:table-row table:style-name="ro2">
          <table:table-cell table:style-name="ce2" office:value-type="float" office:value="445" calcext:value-type="float">
            <text:p>4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66.25" calcext:value-type="float">
            <text:p>266,25</text:p>
          </table:table-cell>
          <table:table-cell office:value-type="string" calcext:value-type="string">
            <text:p>quarts</text:p>
          </table:table-cell>
          <table:table-cell office:value-type="float" office:value="34" calcext:value-type="float">
            <text:p>34,000</text:p>
          </table:table-cell>
          <table:table-cell table:number-columns-repeated="2"/>
          <table:table-cell table:style-name="ce22" table:formula="of:=[.L446]+([.M446]/20)+([.N446]/240)" office:value-type="float" office:value="34" calcext:value-type="float">
            <text:p>34,00000</text:p>
          </table:table-cell>
          <table:table-cell table:number-columns-repeated="3"/>
          <table:table-cell table:formula="of:=[.P446]+0.05*[.Q446]+[.R446]/240" office:value-type="float" office:value="0" calcext:value-type="float">
            <text:p>0</text:p>
          </table:table-cell>
          <table:table-cell table:formula="of:=[.J446]*[.O446]" office:value-type="float" office:value="9052.5" calcext:value-type="float">
            <text:p>9 052,5000</text:p>
          </table:table-cell>
          <table:table-cell table:formula="of:=[.S446]-[.T446]" office:value-type="float" office:value="-9052.5" calcext:value-type="float">
            <text:p>-9052,5</text:p>
          </table:table-cell>
          <table:table-cell table:number-columns-repeated="1003"/>
        </table:table-row>
        <table:table-row table:style-name="ro2">
          <table:table-cell table:style-name="ce2" office:value-type="float" office:value="446" calcext:value-type="float">
            <text:p>4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ari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79386" calcext:value-type="float">
            <text:p>179 38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447]+([.M447]/20)+([.N447]/240)" office:value-type="float" office:value="0.2" calcext:value-type="float">
            <text:p>0,20000</text:p>
          </table:table-cell>
          <table:table-cell table:number-columns-repeated="3"/>
          <table:table-cell table:formula="of:=[.P447]+0.05*[.Q447]+[.R447]/240" office:value-type="float" office:value="0" calcext:value-type="float">
            <text:p>0</text:p>
          </table:table-cell>
          <table:table-cell table:formula="of:=[.J447]*[.O447]" office:value-type="float" office:value="35877.2" calcext:value-type="float">
            <text:p>35 877,2000</text:p>
          </table:table-cell>
          <table:table-cell table:formula="of:=[.S447]-[.T447]" office:value-type="float" office:value="-35877.2" calcext:value-type="float">
            <text:p>-35877,2</text:p>
          </table:table-cell>
          <table:table-cell table:number-columns-repeated="1003"/>
        </table:table-row>
        <table:table-row table:style-name="ro2">
          <table:table-cell table:style-name="ce2" office:value-type="float" office:value="447" calcext:value-type="float">
            <text:p>44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ayanc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500" calcext:value-type="float">
            <text:p>2 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448]+([.M448]/20)+([.N448]/240)" office:value-type="float" office:value="0.2" calcext:value-type="float">
            <text:p>0,20000</text:p>
          </table:table-cell>
          <table:table-cell table:number-columns-repeated="3"/>
          <table:table-cell table:formula="of:=[.P448]+0.05*[.Q448]+[.R448]/240" office:value-type="float" office:value="0" calcext:value-type="float">
            <text:p>0</text:p>
          </table:table-cell>
          <table:table-cell table:formula="of:=[.J448]*[.O448]" office:value-type="float" office:value="500" calcext:value-type="float">
            <text:p>500,0000</text:p>
          </table:table-cell>
          <table:table-cell table:formula="of:=[.S448]-[.T448]" office:value-type="float" office:value="-500" calcext:value-type="float">
            <text:p>-500</text:p>
          </table:table-cell>
          <table:table-cell table:number-columns-repeated="1003"/>
        </table:table-row>
        <table:table-row table:style-name="ro2">
          <table:table-cell table:style-name="ce2" office:value-type="float" office:value="448" calcext:value-type="float">
            <text:p>44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er en anc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54" calcext:value-type="float">
            <text:p>154,00</text:p>
          </table:table-cell>
          <table:table-cell office:value-type="string" calcext:value-type="string">
            <text:p>ancres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2" table:formula="of:=[.L449]+([.M449]/20)+([.N449]/240)" office:value-type="float" office:value="300" calcext:value-type="float">
            <text:p>300,00000</text:p>
          </table:table-cell>
          <table:table-cell table:number-columns-repeated="3"/>
          <table:table-cell table:formula="of:=[.P449]+0.05*[.Q449]+[.R449]/240" office:value-type="float" office:value="0" calcext:value-type="float">
            <text:p>0</text:p>
          </table:table-cell>
          <table:table-cell table:formula="of:=[.J449]*[.O449]" office:value-type="float" office:value="46200" calcext:value-type="float">
            <text:p>46 200,0000</text:p>
          </table:table-cell>
          <table:table-cell table:formula="of:=[.S449]-[.T449]" office:value-type="float" office:value="-46200" calcext:value-type="float">
            <text:p>-46200</text:p>
          </table:table-cell>
          <table:table-cell table:number-columns-repeated="1003"/>
        </table:table-row>
        <table:table-row table:style-name="ro2">
          <table:table-cell table:style-name="ce2" office:value-type="float" office:value="449" calcext:value-type="float">
            <text:p>44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er en anc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16360" calcext:value-type="float">
            <text:p>116 360,00</text:p>
          </table:table-cell>
          <table:table-cell office:value-type="string" calcext:value-type="string">
            <text:p>livres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style-name="ce22" table:formula="of:=[.L450]+([.M450]/20)+([.N450]/240)" office:value-type="float" office:value="0.325" calcext:value-type="float">
            <text:p>0,32500</text:p>
          </table:table-cell>
          <table:table-cell table:number-columns-repeated="3"/>
          <table:table-cell table:formula="of:=[.P450]+0.05*[.Q450]+[.R450]/240" office:value-type="float" office:value="0" calcext:value-type="float">
            <text:p>0</text:p>
          </table:table-cell>
          <table:table-cell table:formula="of:=[.J450]*[.O450]" office:value-type="float" office:value="37817" calcext:value-type="float">
            <text:p>37 817,0000</text:p>
          </table:table-cell>
          <table:table-cell table:formula="of:=[.S450]-[.T450]" office:value-type="float" office:value="-37817" calcext:value-type="float">
            <text:p>-37817</text:p>
          </table:table-cell>
          <table:table-cell table:number-columns-repeated="1003"/>
        </table:table-row>
        <table:table-row table:style-name="ro2">
          <table:table-cell table:style-name="ce2" office:value-type="float" office:value="450" calcext:value-type="float">
            <text:p>45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er en bar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139440" calcext:value-type="float">
            <text:p>1 139 44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451]+([.M451]/20)+([.N451]/240)" office:value-type="float" office:value="0.2" calcext:value-type="float">
            <text:p>0,20000</text:p>
          </table:table-cell>
          <table:table-cell table:number-columns-repeated="3"/>
          <table:table-cell table:formula="of:=[.P451]+0.05*[.Q451]+[.R451]/240" office:value-type="float" office:value="0" calcext:value-type="float">
            <text:p>0</text:p>
          </table:table-cell>
          <table:table-cell table:formula="of:=[.J451]*[.O451]" office:value-type="float" office:value="227888" calcext:value-type="float">
            <text:p>227 888,0000</text:p>
          </table:table-cell>
          <table:table-cell table:formula="of:=[.S451]-[.T451]" office:value-type="float" office:value="-227888" calcext:value-type="float">
            <text:p>-227888</text:p>
          </table:table-cell>
          <table:table-cell table:number-columns-repeated="1003"/>
        </table:table-row>
        <table:table-row table:style-name="ro2">
          <table:table-cell table:style-name="ce2" office:value-type="float" office:value="451" calcext:value-type="float">
            <text:p>45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er blanc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0" calcext:value-type="float">
            <text:p>10,00</text:p>
          </table:table-cell>
          <table:table-cell office:value-type="string" calcext:value-type="string">
            <text:p>baril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2" table:formula="of:=[.L452]+([.M452]/20)+([.N452]/240)" office:value-type="float" office:value="120" calcext:value-type="float">
            <text:p>120,00000</text:p>
          </table:table-cell>
          <table:table-cell table:number-columns-repeated="3"/>
          <table:table-cell table:formula="of:=[.P452]+0.05*[.Q452]+[.R452]/240" office:value-type="float" office:value="0" calcext:value-type="float">
            <text:p>0</text:p>
          </table:table-cell>
          <table:table-cell table:formula="of:=[.J452]*[.O452]" office:value-type="float" office:value="1200" calcext:value-type="float">
            <text:p>1 200,0000</text:p>
          </table:table-cell>
          <table:table-cell table:formula="of:=[.S452]-[.T452]" office:value-type="float" office:value="-1200" calcext:value-type="float">
            <text:p>-1200</text:p>
          </table:table-cell>
          <table:table-cell table:number-columns-repeated="1003"/>
        </table:table-row>
        <table:table-row table:style-name="ro2">
          <table:table-cell table:style-name="ce2" office:value-type="float" office:value="452" calcext:value-type="float">
            <text:p>45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er en courb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41500" calcext:value-type="float">
            <text:p>41 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453]+([.M453]/20)+([.N453]/240)" office:value-type="float" office:value="0.3" calcext:value-type="float">
            <text:p>0,30000</text:p>
          </table:table-cell>
          <table:table-cell table:number-columns-repeated="3"/>
          <table:table-cell table:formula="of:=[.P453]+0.05*[.Q453]+[.R453]/240" office:value-type="float" office:value="0" calcext:value-type="float">
            <text:p>0</text:p>
          </table:table-cell>
          <table:table-cell table:formula="of:=[.J453]*[.O453]" office:value-type="float" office:value="12450" calcext:value-type="float">
            <text:p>12 450,0000</text:p>
          </table:table-cell>
          <table:table-cell table:formula="of:=[.S453]-[.T453]" office:value-type="float" office:value="-12450" calcext:value-type="float">
            <text:p>-12450</text:p>
          </table:table-cell>
          <table:table-cell table:number-columns-repeated="1003"/>
        </table:table-row>
        <table:table-row table:style-name="ro2">
          <table:table-cell table:style-name="ce2" office:value-type="float" office:value="453" calcext:value-type="float">
            <text:p>45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er dive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861450" calcext:value-type="float">
            <text:p>861 45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454]+([.M454]/20)+([.N454]/240)" office:value-type="float" office:value="0.25" calcext:value-type="float">
            <text:p>0,25000</text:p>
          </table:table-cell>
          <table:table-cell table:number-columns-repeated="3"/>
          <table:table-cell table:formula="of:=[.P454]+0.05*[.Q454]+[.R454]/240" office:value-type="float" office:value="0" calcext:value-type="float">
            <text:p>0</text:p>
          </table:table-cell>
          <table:table-cell table:formula="of:=[.J454]*[.O454]" office:value-type="float" office:value="215362.5" calcext:value-type="float">
            <text:p>215 362,5000</text:p>
          </table:table-cell>
          <table:table-cell table:formula="of:=[.S454]-[.T454]" office:value-type="float" office:value="-215362.5" calcext:value-type="float">
            <text:p>-215362,5</text:p>
          </table:table-cell>
          <table:table-cell table:number-columns-repeated="1003"/>
        </table:table-row>
        <table:table-row table:style-name="ro2">
          <table:table-cell table:style-name="ce2" office:value-type="float" office:value="454" calcext:value-type="float">
            <text:p>45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er en marmit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116" calcext:value-type="float">
            <text:p>2 11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2" table:formula="of:=[.L455]+([.M455]/20)+([.N455]/240)" office:value-type="float" office:value="0.1" calcext:value-type="float">
            <text:p>0,10000</text:p>
          </table:table-cell>
          <table:table-cell table:number-columns-repeated="3"/>
          <table:table-cell table:formula="of:=[.P455]+0.05*[.Q455]+[.R455]/240" office:value-type="float" office:value="0" calcext:value-type="float">
            <text:p>0</text:p>
          </table:table-cell>
          <table:table-cell table:formula="of:=[.J455]*[.O455]" office:value-type="float" office:value="211.6" calcext:value-type="float">
            <text:p>211,6000</text:p>
          </table:table-cell>
          <table:table-cell table:formula="of:=[.S455]-[.T455]" office:value-type="float" office:value="-211.6" calcext:value-type="float">
            <text:p>-211,6</text:p>
          </table:table-cell>
          <table:table-cell table:number-columns-repeated="1003"/>
        </table:table-row>
        <table:table-row table:style-name="ro2">
          <table:table-cell table:style-name="ce2" office:value-type="float" office:value="455" calcext:value-type="float">
            <text:p>45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il d'o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3" calcext:value-type="float">
            <text:p>13,00</text:p>
          </table:table-cell>
          <table:table-cell office:value-type="string" calcext:value-type="string">
            <text:p>caisses</text:p>
          </table:table-cell>
          <table:table-cell office:value-type="float" office:value="500" calcext:value-type="float">
            <text:p>500,000</text:p>
          </table:table-cell>
          <table:table-cell table:number-columns-repeated="2"/>
          <table:table-cell table:style-name="ce22" table:formula="of:=[.L456]+([.M456]/20)+([.N456]/240)" office:value-type="float" office:value="500" calcext:value-type="float">
            <text:p>500,00000</text:p>
          </table:table-cell>
          <table:table-cell table:number-columns-repeated="3"/>
          <table:table-cell table:formula="of:=[.P456]+0.05*[.Q456]+[.R456]/240" office:value-type="float" office:value="0" calcext:value-type="float">
            <text:p>0</text:p>
          </table:table-cell>
          <table:table-cell table:formula="of:=[.J456]*[.O456]" office:value-type="float" office:value="6500" calcext:value-type="float">
            <text:p>6 500,0000</text:p>
          </table:table-cell>
          <table:table-cell table:formula="of:=[.S456]-[.T456]" office:value-type="float" office:value="-6500" calcext:value-type="float">
            <text:p>-6500</text:p>
          </table:table-cell>
          <table:table-cell table:number-columns-repeated="1003"/>
        </table:table-row>
        <table:table-row table:style-name="ro2">
          <table:table-cell table:style-name="ce2" office:value-type="float" office:value="456" calcext:value-type="float">
            <text:p>45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il d'o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ballots</text:p>
          </table:table-cell>
          <table:table-cell office:value-type="float" office:value="400" calcext:value-type="float">
            <text:p>400,000</text:p>
          </table:table-cell>
          <table:table-cell table:number-columns-repeated="2"/>
          <table:table-cell table:style-name="ce22" table:formula="of:=[.L457]+([.M457]/20)+([.N457]/240)" office:value-type="float" office:value="400" calcext:value-type="float">
            <text:p>400,00000</text:p>
          </table:table-cell>
          <table:table-cell table:number-columns-repeated="3"/>
          <table:table-cell table:formula="of:=[.P457]+0.05*[.Q457]+[.R457]/240" office:value-type="float" office:value="0" calcext:value-type="float">
            <text:p>0</text:p>
          </table:table-cell>
          <table:table-cell table:formula="of:=[.J457]*[.O457]" office:value-type="float" office:value="800" calcext:value-type="float">
            <text:p>800,0000</text:p>
          </table:table-cell>
          <table:table-cell table:formula="of:=[.S457]-[.T457]" office:value-type="float" office:value="-800" calcext:value-type="float">
            <text:p>-800</text:p>
          </table:table-cell>
          <table:table-cell table:number-columns-repeated="1003"/>
        </table:table-row>
        <table:table-row table:style-name="ro2">
          <table:table-cell table:style-name="ce2" office:value-type="float" office:value="457" calcext:value-type="float">
            <text:p>45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il d'o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60" calcext:value-type="float">
            <text:p>160,00</text:p>
          </table:table-cell>
          <table:table-cell office:value-type="string" calcext:value-type="string">
            <text:p>marcs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22" table:formula="of:=[.L458]+([.M458]/20)+([.N458]/240)" office:value-type="float" office:value="80" calcext:value-type="float">
            <text:p>80,00000</text:p>
          </table:table-cell>
          <table:table-cell table:number-columns-repeated="3"/>
          <table:table-cell table:formula="of:=[.P458]+0.05*[.Q458]+[.R458]/240" office:value-type="float" office:value="0" calcext:value-type="float">
            <text:p>0</text:p>
          </table:table-cell>
          <table:table-cell table:formula="of:=[.J458]*[.O458]" office:value-type="float" office:value="12800" calcext:value-type="float">
            <text:p>12 800,0000</text:p>
          </table:table-cell>
          <table:table-cell table:formula="of:=[.S458]-[.T458]" office:value-type="float" office:value="-12800" calcext:value-type="float">
            <text:p>-12800</text:p>
          </table:table-cell>
          <table:table-cell table:number-columns-repeated="1003"/>
        </table:table-row>
        <table:table-row table:style-name="ro2"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il d'o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459]+([.M459]/20)+([.N459]/240)" office:value-type="float" office:value="0" calcext:value-type="float">
            <text:p>0,00000</text:p>
          </table:table-cell>
          <table:table-cell office:value-type="float" office:value="7000" calcext:value-type="float">
            <text:p>7000</text:p>
          </table:table-cell>
          <table:table-cell table:number-columns-repeated="2"/>
          <table:table-cell table:formula="of:=[.P459]+0.05*[.Q459]+[.R459]/240" office:value-type="float" office:value="7000" calcext:value-type="float">
            <text:p>7000</text:p>
          </table:table-cell>
          <table:table-cell table:formula="of:=[.J459]*[.O459]" office:value-type="float" office:value="0" calcext:value-type="float">
            <text:p>0,0000</text:p>
          </table:table-cell>
          <table:table-cell table:formula="of:=[.S459]-[.T459]" office:value-type="float" office:value="7000" calcext:value-type="float">
            <text:p>7000</text:p>
          </table:table-cell>
          <table:table-cell office:value-type="string" calcext:value-type="string">
            <text:p>valeur de 70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459" calcext:value-type="float">
            <text:p>45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il à v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43" calcext:value-type="float">
            <text:p>43,00</text:p>
          </table:table-cell>
          <table:table-cell office:value-type="string" calcext:value-type="string">
            <text:p>balles</text:p>
          </table:table-cell>
          <table:table-cell office:value-type="float" office:value="360" calcext:value-type="float">
            <text:p>360,000</text:p>
          </table:table-cell>
          <table:table-cell table:number-columns-repeated="2"/>
          <table:table-cell table:style-name="ce22" table:formula="of:=[.L460]+([.M460]/20)+([.N460]/240)" office:value-type="float" office:value="360" calcext:value-type="float">
            <text:p>360,00000</text:p>
          </table:table-cell>
          <table:table-cell table:number-columns-repeated="3"/>
          <table:table-cell table:formula="of:=[.P460]+0.05*[.Q460]+[.R460]/240" office:value-type="float" office:value="0" calcext:value-type="float">
            <text:p>0</text:p>
          </table:table-cell>
          <table:table-cell table:formula="of:=[.J460]*[.O460]" office:value-type="float" office:value="15480" calcext:value-type="float">
            <text:p>15 480,0000</text:p>
          </table:table-cell>
          <table:table-cell table:formula="of:=[.S460]-[.T460]" office:value-type="float" office:value="-15480" calcext:value-type="float">
            <text:p>-15480</text:p>
          </table:table-cell>
          <table:table-cell table:number-columns-repeated="1003"/>
        </table:table-row>
        <table:table-row table:style-name="ro2">
          <table:table-cell table:style-name="ce2" office:value-type="float" office:value="460" calcext:value-type="float">
            <text:p>46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il à v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5310" calcext:value-type="float">
            <text:p>5 3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461]+([.M461]/20)+([.N461]/240)" office:value-type="float" office:value="1" calcext:value-type="float">
            <text:p>1,00000</text:p>
          </table:table-cell>
          <table:table-cell table:number-columns-repeated="3"/>
          <table:table-cell table:formula="of:=[.P461]+0.05*[.Q461]+[.R461]/240" office:value-type="float" office:value="0" calcext:value-type="float">
            <text:p>0</text:p>
          </table:table-cell>
          <table:table-cell table:formula="of:=[.J461]*[.O461]" office:value-type="float" office:value="5310" calcext:value-type="float">
            <text:p>5 310,0000</text:p>
          </table:table-cell>
          <table:table-cell table:formula="of:=[.S461]-[.T461]" office:value-type="float" office:value="-5310" calcext:value-type="float">
            <text:p>-5310</text:p>
          </table:table-cell>
          <table:table-cell table:number-columns-repeated="1003"/>
        </table:table-row>
        <table:table-row table:style-name="ro2">
          <table:table-cell table:style-name="ce2" office:value-type="float" office:value="461" calcext:value-type="float">
            <text:p>46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ilai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09000" calcext:value-type="float">
            <text:p>109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2" table:formula="of:=[.L462]+([.M462]/20)+([.N462]/240)" office:value-type="float" office:value="0.8" calcext:value-type="float">
            <text:p>0,80000</text:p>
          </table:table-cell>
          <table:table-cell table:number-columns-repeated="3"/>
          <table:table-cell table:formula="of:=[.P462]+0.05*[.Q462]+[.R462]/240" office:value-type="float" office:value="0" calcext:value-type="float">
            <text:p>0</text:p>
          </table:table-cell>
          <table:table-cell table:formula="of:=[.J462]*[.O462]" office:value-type="float" office:value="87200" calcext:value-type="float">
            <text:p>87 200,0000</text:p>
          </table:table-cell>
          <table:table-cell table:formula="of:=[.S462]-[.T462]" office:value-type="float" office:value="-87200" calcext:value-type="float">
            <text:p>-87200</text:p>
          </table:table-cell>
          <table:table-cell table:number-columns-repeated="1003"/>
        </table:table-row>
        <table:table-row table:style-name="ro2">
          <table:table-cell table:style-name="ce2" office:value-type="float" office:value="462" calcext:value-type="float">
            <text:p>46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romage de gruyè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2490" calcext:value-type="float">
            <text:p>12 49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2" table:formula="of:=[.L463]+([.M463]/20)+([.N463]/240)" office:value-type="float" office:value="0.45" calcext:value-type="float">
            <text:p>0,45000</text:p>
          </table:table-cell>
          <table:table-cell table:number-columns-repeated="3"/>
          <table:table-cell table:formula="of:=[.P463]+0.05*[.Q463]+[.R463]/240" office:value-type="float" office:value="0" calcext:value-type="float">
            <text:p>0</text:p>
          </table:table-cell>
          <table:table-cell table:formula="of:=[.J463]*[.O463]" office:value-type="float" office:value="5620.5" calcext:value-type="float">
            <text:p>5 620,5000</text:p>
          </table:table-cell>
          <table:table-cell table:formula="of:=[.S463]-[.T463]" office:value-type="float" office:value="-5620.5" calcext:value-type="float">
            <text:p>-5620,5</text:p>
          </table:table-cell>
          <table:table-cell table:number-columns-repeated="1003"/>
        </table:table-row>
        <table:table-row table:style-name="ro2">
          <table:table-cell table:style-name="ce2" office:value-type="float" office:value="463" calcext:value-type="float">
            <text:p>46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romage d'Holland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220" calcext:value-type="float">
            <text:p>1 2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464]+([.M464]/20)+([.N464]/240)" office:value-type="float" office:value="0.3" calcext:value-type="float">
            <text:p>0,30000</text:p>
          </table:table-cell>
          <table:table-cell table:number-columns-repeated="3"/>
          <table:table-cell table:formula="of:=[.P464]+0.05*[.Q464]+[.R464]/240" office:value-type="float" office:value="0" calcext:value-type="float">
            <text:p>0</text:p>
          </table:table-cell>
          <table:table-cell table:formula="of:=[.J464]*[.O464]" office:value-type="float" office:value="366" calcext:value-type="float">
            <text:p>366,0000</text:p>
          </table:table-cell>
          <table:table-cell table:formula="of:=[.S464]-[.T464]" office:value-type="float" office:value="-366" calcext:value-type="float">
            <text:p>-366</text:p>
          </table:table-cell>
          <table:table-cell table:number-columns-repeated="1003"/>
        </table:table-row>
        <table:table-row table:style-name="ro2">
          <table:table-cell table:style-name="ce2" office:value-type="float" office:value="464" calcext:value-type="float">
            <text:p>46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fruits à l'eau de v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350" calcext:value-type="float">
            <text:p>350,00</text:p>
          </table:table-cell>
          <table:table-cell office:value-type="string" calcext:value-type="string">
            <text:p>caisse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2" table:formula="of:=[.L465]+([.M465]/20)+([.N465]/240)" office:value-type="float" office:value="36" calcext:value-type="float">
            <text:p>36,00000</text:p>
          </table:table-cell>
          <table:table-cell table:number-columns-repeated="3"/>
          <table:table-cell table:formula="of:=[.P465]+0.05*[.Q465]+[.R465]/240" office:value-type="float" office:value="0" calcext:value-type="float">
            <text:p>0</text:p>
          </table:table-cell>
          <table:table-cell table:formula="of:=[.J465]*[.O465]" office:value-type="float" office:value="12600" calcext:value-type="float">
            <text:p>12 600,0000</text:p>
          </table:table-cell>
          <table:table-cell table:formula="of:=[.S465]-[.T465]" office:value-type="float" office:value="-12600" calcext:value-type="float">
            <text:p>-12600</text:p>
          </table:table-cell>
          <table:table-cell table:number-columns-repeated="1003"/>
        </table:table-row>
        <table:table-row table:style-name="ro2">
          <table:table-cell table:style-name="ce2" office:value-type="float" office:value="465" calcext:value-type="float">
            <text:p>46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glac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caisses</text:p>
          </table:table-cell>
          <table:table-cell office:value-type="float" office:value="1500" calcext:value-type="float">
            <text:p>1500,000</text:p>
          </table:table-cell>
          <table:table-cell table:number-columns-repeated="2"/>
          <table:table-cell table:style-name="ce22" table:formula="of:=[.L466]+([.M466]/20)+([.N466]/240)" office:value-type="float" office:value="1500" calcext:value-type="float">
            <text:p>1500,00000</text:p>
          </table:table-cell>
          <table:table-cell table:number-columns-repeated="3"/>
          <table:table-cell table:formula="of:=[.P466]+0.05*[.Q466]+[.R466]/240" office:value-type="float" office:value="0" calcext:value-type="float">
            <text:p>0</text:p>
          </table:table-cell>
          <table:table-cell table:formula="of:=[.J466]*[.O466]" office:value-type="float" office:value="18000" calcext:value-type="float">
            <text:p>18 000,0000</text:p>
          </table:table-cell>
          <table:table-cell table:formula="of:=[.S466]-[.T466]" office:value-type="float" office:value="-18000" calcext:value-type="float">
            <text:p>-18000</text:p>
          </table:table-cell>
          <table:table-cell table:number-columns-repeated="1003"/>
        </table:table-row>
        <table:table-row table:style-name="ro2">
          <table:table-cell table:style-name="ce2" office:value-type="float" office:value="466" calcext:value-type="float">
            <text:p>46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glac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6764" calcext:value-type="float">
            <text:p>16 764,00</text:p>
          </table:table-cell>
          <table:table-cell office:value-type="string" calcext:value-type="string">
            <text:p>livres</text:p>
          </table:table-cell>
          <table:table-cell office:value-type="float" office:value="7" calcext:value-type="float">
            <text:p>7,000</text:p>
          </table:table-cell>
          <table:table-cell table:number-columns-repeated="2"/>
          <table:table-cell table:style-name="ce22" table:formula="of:=[.L467]+([.M467]/20)+([.N467]/240)" office:value-type="float" office:value="7" calcext:value-type="float">
            <text:p>7,00000</text:p>
          </table:table-cell>
          <table:table-cell table:number-columns-repeated="3"/>
          <table:table-cell table:formula="of:=[.P467]+0.05*[.Q467]+[.R467]/240" office:value-type="float" office:value="0" calcext:value-type="float">
            <text:p>0</text:p>
          </table:table-cell>
          <table:table-cell table:formula="of:=[.J467]*[.O467]" office:value-type="float" office:value="117348" calcext:value-type="float">
            <text:p>117 348,0000</text:p>
          </table:table-cell>
          <table:table-cell table:formula="of:=[.S467]-[.T467]" office:value-type="float" office:value="-117348" calcext:value-type="float">
            <text:p>-117348</text:p>
          </table:table-cell>
          <table:table-cell table:number-columns-repeated="1003"/>
        </table:table-row>
        <table:table-row table:style-name="ro2">
          <table:table-cell table:style-name="ce2" office:value-type="float" office:value="467" calcext:value-type="float">
            <text:p>46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graiss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900" calcext:value-type="float">
            <text:p>2 9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468]+([.M468]/20)+([.N468]/240)" office:value-type="float" office:value="1" calcext:value-type="float">
            <text:p>1,00000</text:p>
          </table:table-cell>
          <table:table-cell table:number-columns-repeated="3"/>
          <table:table-cell table:formula="of:=[.P468]+0.05*[.Q468]+[.R468]/240" office:value-type="float" office:value="0" calcext:value-type="float">
            <text:p>0</text:p>
          </table:table-cell>
          <table:table-cell table:formula="of:=[.J468]*[.O468]" office:value-type="float" office:value="2900" calcext:value-type="float">
            <text:p>2 900,0000</text:p>
          </table:table-cell>
          <table:table-cell table:formula="of:=[.S468]-[.T468]" office:value-type="float" office:value="-2900" calcext:value-type="float">
            <text:p>-2900</text:p>
          </table:table-cell>
          <table:table-cell table:number-columns-repeated="1003"/>
        </table:table-row>
        <table:table-row table:style-name="ro2">
          <table:table-cell table:style-name="ce2" office:value-type="float" office:value="468" calcext:value-type="float">
            <text:p>46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guingua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31" calcext:value-type="float">
            <text:p>131,00</text:p>
          </table:table-cell>
          <table:table-cell office:value-type="string" calcext:value-type="string">
            <text:p>pièces</text:p>
          </table:table-cell>
          <table:table-cell office:value-type="float" office:value="10" calcext:value-type="float">
            <text:p>10,000</text:p>
          </table:table-cell>
          <table:table-cell table:number-columns-repeated="2"/>
          <table:table-cell table:style-name="ce22" table:formula="of:=[.L469]+([.M469]/20)+([.N469]/240)" office:value-type="float" office:value="10" calcext:value-type="float">
            <text:p>10,00000</text:p>
          </table:table-cell>
          <table:table-cell table:number-columns-repeated="3"/>
          <table:table-cell table:formula="of:=[.P469]+0.05*[.Q469]+[.R469]/240" office:value-type="float" office:value="0" calcext:value-type="float">
            <text:p>0</text:p>
          </table:table-cell>
          <table:table-cell table:formula="of:=[.J469]*[.O469]" office:value-type="float" office:value="1310" calcext:value-type="float">
            <text:p>1 310,0000</text:p>
          </table:table-cell>
          <table:table-cell table:formula="of:=[.S469]-[.T469]" office:value-type="float" office:value="-1310" calcext:value-type="float">
            <text:p>-1310</text:p>
          </table:table-cell>
          <table:table-cell table:number-columns-repeated="1003"/>
        </table:table-row>
        <table:table-row table:style-name="ro2">
          <table:table-cell table:style-name="ce2" office:value-type="float" office:value="469" calcext:value-type="float">
            <text:p>46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600" calcext:value-type="float">
            <text:p>600,00</text:p>
          </table:table-cell>
          <table:table-cell office:value-type="string" calcext:value-type="string">
            <text:p>caisses</text:p>
          </table:table-cell>
          <table:table-cell office:value-type="float" office:value="24" calcext:value-type="float">
            <text:p>24,000</text:p>
          </table:table-cell>
          <table:table-cell table:number-columns-repeated="2"/>
          <table:table-cell table:style-name="ce22" table:formula="of:=[.L470]+([.M470]/20)+([.N470]/240)" office:value-type="float" office:value="24" calcext:value-type="float">
            <text:p>24,00000</text:p>
          </table:table-cell>
          <table:table-cell table:number-columns-repeated="3"/>
          <table:table-cell table:formula="of:=[.P470]+0.05*[.Q470]+[.R470]/240" office:value-type="float" office:value="0" calcext:value-type="float">
            <text:p>0</text:p>
          </table:table-cell>
          <table:table-cell table:formula="of:=[.J470]*[.O470]" office:value-type="float" office:value="14400" calcext:value-type="float">
            <text:p>14 400,0000</text:p>
          </table:table-cell>
          <table:table-cell table:formula="of:=[.S470]-[.T470]" office:value-type="float" office:value="-14400" calcext:value-type="float">
            <text:p>-14400</text:p>
          </table:table-cell>
          <table:table-cell table:number-columns-repeated="1003"/>
        </table:table-row>
        <table:table-row table:style-name="ro2">
          <table:table-cell table:style-name="ce2" office:value-type="float" office:value="470" calcext:value-type="float">
            <text:p>47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paniers</text:p>
          </table:table-cell>
          <table:table-cell office:value-type="float" office:value="18" calcext:value-type="float">
            <text:p>18,000</text:p>
          </table:table-cell>
          <table:table-cell table:number-columns-repeated="2"/>
          <table:table-cell table:style-name="ce22" table:formula="of:=[.L471]+([.M471]/20)+([.N471]/240)" office:value-type="float" office:value="18" calcext:value-type="float">
            <text:p>18,00000</text:p>
          </table:table-cell>
          <table:table-cell table:number-columns-repeated="3"/>
          <table:table-cell table:formula="of:=[.P471]+0.05*[.Q471]+[.R471]/240" office:value-type="float" office:value="0" calcext:value-type="float">
            <text:p>0</text:p>
          </table:table-cell>
          <table:table-cell table:formula="of:=[.J471]*[.O471]" office:value-type="float" office:value="288" calcext:value-type="float">
            <text:p>288,0000</text:p>
          </table:table-cell>
          <table:table-cell table:formula="of:=[.S471]-[.T471]" office:value-type="float" office:value="-288" calcext:value-type="float">
            <text:p>-288</text:p>
          </table:table-cell>
          <table:table-cell table:number-columns-repeated="1003"/>
        </table:table-row>
        <table:table-row table:style-name="ro2">
          <table:table-cell table:style-name="ce2" office:value-type="float" office:value="471" calcext:value-type="float">
            <text:p>47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360" calcext:value-type="float">
            <text:p>360,00</text:p>
          </table:table-cell>
          <table:table-cell office:value-type="string" calcext:value-type="string">
            <text:p>bouteilles</text:p>
          </table:table-cell>
          <table:table-cell office:value-type="float" office:value="3" calcext:value-type="float">
            <text:p>3,000</text:p>
          </table:table-cell>
          <table:table-cell table:number-columns-repeated="2"/>
          <table:table-cell table:style-name="ce22" table:formula="of:=[.L472]+([.M472]/20)+([.N472]/240)" office:value-type="float" office:value="3" calcext:value-type="float">
            <text:p>3,00000</text:p>
          </table:table-cell>
          <table:table-cell table:number-columns-repeated="3"/>
          <table:table-cell table:formula="of:=[.P472]+0.05*[.Q472]+[.R472]/240" office:value-type="float" office:value="0" calcext:value-type="float">
            <text:p>0</text:p>
          </table:table-cell>
          <table:table-cell table:formula="of:=[.J472]*[.O472]" office:value-type="float" office:value="1080" calcext:value-type="float">
            <text:p>1 080,0000</text:p>
          </table:table-cell>
          <table:table-cell table:formula="of:=[.S472]-[.T472]" office:value-type="float" office:value="-1080" calcext:value-type="float">
            <text:p>-1080</text:p>
          </table:table-cell>
          <table:table-cell table:number-columns-repeated="1003"/>
        </table:table-row>
        <table:table-row table:style-name="ro2">
          <table:table-cell table:style-name="ce2" office:value-type="float" office:value="472" calcext:value-type="float">
            <text:p>47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huile d'oliv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9016" calcext:value-type="float">
            <text:p>9 01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style-name="ce22" table:formula="of:=[.L473]+([.M473]/20)+([.N473]/240)" office:value-type="float" office:value="0.8" calcext:value-type="float">
            <text:p>0,80000</text:p>
          </table:table-cell>
          <table:table-cell table:number-columns-repeated="3"/>
          <table:table-cell table:formula="of:=[.P473]+0.05*[.Q473]+[.R473]/240" office:value-type="float" office:value="0" calcext:value-type="float">
            <text:p>0</text:p>
          </table:table-cell>
          <table:table-cell table:formula="of:=[.J473]*[.O473]" office:value-type="float" office:value="7212.8" calcext:value-type="float">
            <text:p>7 212,8000</text:p>
          </table:table-cell>
          <table:table-cell table:formula="of:=[.S473]-[.T473]" office:value-type="float" office:value="-7212.8" calcext:value-type="float">
            <text:p>-7212,8</text:p>
          </table:table-cell>
          <table:table-cell table:number-columns-repeated="1003"/>
        </table:table-row>
        <table:table-row table:style-name="ro2">
          <table:table-cell table:style-name="ce2" office:value-type="float" office:value="473" calcext:value-type="float">
            <text:p>47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jamb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4210" calcext:value-type="float">
            <text:p>4 2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2" table:formula="of:=[.L474]+([.M474]/20)+([.N474]/240)" office:value-type="float" office:value="0.6" calcext:value-type="float">
            <text:p>0,60000</text:p>
          </table:table-cell>
          <table:table-cell table:number-columns-repeated="3"/>
          <table:table-cell table:formula="of:=[.P474]+0.05*[.Q474]+[.R474]/240" office:value-type="float" office:value="0" calcext:value-type="float">
            <text:p>0</text:p>
          </table:table-cell>
          <table:table-cell table:formula="of:=[.J474]*[.O474]" office:value-type="float" office:value="2526" calcext:value-type="float">
            <text:p>2 526,0000</text:p>
          </table:table-cell>
          <table:table-cell table:formula="of:=[.S474]-[.T474]" office:value-type="float" office:value="-2526" calcext:value-type="float">
            <text:p>-2526</text:p>
          </table:table-cell>
          <table:table-cell table:number-columns-repeated="1003"/>
        </table:table-row>
        <table:table-row table:style-name="ro2">
          <table:table-cell table:style-name="ce2" office:value-type="float" office:value="474" calcext:value-type="float">
            <text:p>47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jamb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475]+([.M475]/20)+([.N475]/240)" office:value-type="float" office:value="0" calcext:value-type="float">
            <text:p>0,00000</text:p>
          </table:table-cell>
          <table:table-cell office:value-type="float" office:value="2700" calcext:value-type="float">
            <text:p>2700</text:p>
          </table:table-cell>
          <table:table-cell table:number-columns-repeated="2"/>
          <table:table-cell table:formula="of:=[.P475]+0.05*[.Q475]+[.R475]/240" office:value-type="float" office:value="2700" calcext:value-type="float">
            <text:p>2700</text:p>
          </table:table-cell>
          <table:table-cell table:formula="of:=[.J475]*[.O475]" office:value-type="float" office:value="0" calcext:value-type="float">
            <text:p>0,0000</text:p>
          </table:table-cell>
          <table:table-cell table:formula="of:=[.S475]-[.T475]" office:value-type="float" office:value="2700" calcext:value-type="float">
            <text:p>2700</text:p>
          </table:table-cell>
          <table:table-cell office:value-type="string" calcext:value-type="string">
            <text:p>valeur de 27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475" calcext:value-type="float">
            <text:p>47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instruments de chirurg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coffres</text:p>
          </table:table-cell>
          <table:table-cell office:value-type="float" office:value="600" calcext:value-type="float">
            <text:p>600,000</text:p>
          </table:table-cell>
          <table:table-cell table:number-columns-repeated="2"/>
          <table:table-cell table:style-name="ce22" table:formula="of:=[.L476]+([.M476]/20)+([.N476]/240)" office:value-type="float" office:value="600" calcext:value-type="float">
            <text:p>600,00000</text:p>
          </table:table-cell>
          <table:table-cell table:number-columns-repeated="3"/>
          <table:table-cell table:formula="of:=[.P476]+0.05*[.Q476]+[.R476]/240" office:value-type="float" office:value="0" calcext:value-type="float">
            <text:p>0</text:p>
          </table:table-cell>
          <table:table-cell table:formula="of:=[.J476]*[.O476]" office:value-type="float" office:value="1800" calcext:value-type="float">
            <text:p>1 800,0000</text:p>
          </table:table-cell>
          <table:table-cell table:formula="of:=[.S476]-[.T476]" office:value-type="float" office:value="-1800" calcext:value-type="float">
            <text:p>-1800</text:p>
          </table:table-cell>
          <table:table-cell table:number-columns-repeated="1003"/>
        </table:table-row>
        <table:table-row table:style-name="ro2">
          <table:table-cell table:style-name="ce2" office:value-type="float" office:value="476" calcext:value-type="float">
            <text:p>47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lard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2310" calcext:value-type="float">
            <text:p>22 31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477]+([.M477]/20)+([.N477]/240)" office:value-type="float" office:value="0.3" calcext:value-type="float">
            <text:p>0,30000</text:p>
          </table:table-cell>
          <table:table-cell table:number-columns-repeated="3"/>
          <table:table-cell table:formula="of:=[.P477]+0.05*[.Q477]+[.R477]/240" office:value-type="float" office:value="0" calcext:value-type="float">
            <text:p>0</text:p>
          </table:table-cell>
          <table:table-cell table:formula="of:=[.J477]*[.O477]" office:value-type="float" office:value="6693" calcext:value-type="float">
            <text:p>6 693,0000</text:p>
          </table:table-cell>
          <table:table-cell table:formula="of:=[.S477]-[.T477]" office:value-type="float" office:value="-6693" calcext:value-type="float">
            <text:p>-6693</text:p>
          </table:table-cell>
          <table:table-cell table:number-columns-repeated="1003"/>
        </table:table-row>
        <table:table-row table:style-name="ro2">
          <table:table-cell table:style-name="ce2" office:value-type="float" office:value="477" calcext:value-type="float">
            <text:p>47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legum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78" calcext:value-type="float">
            <text:p>78,00</text:p>
          </table:table-cell>
          <table:table-cell office:value-type="string" calcext:value-type="string">
            <text:p>bariqu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478]+([.M478]/20)+([.N478]/240)" office:value-type="float" office:value="20" calcext:value-type="float">
            <text:p>20,00000</text:p>
          </table:table-cell>
          <table:table-cell table:number-columns-repeated="3"/>
          <table:table-cell table:formula="of:=[.P478]+0.05*[.Q478]+[.R478]/240" office:value-type="float" office:value="0" calcext:value-type="float">
            <text:p>0</text:p>
          </table:table-cell>
          <table:table-cell table:formula="of:=[.J478]*[.O478]" office:value-type="float" office:value="1560" calcext:value-type="float">
            <text:p>1 560,0000</text:p>
          </table:table-cell>
          <table:table-cell table:formula="of:=[.S478]-[.T478]" office:value-type="float" office:value="-1560" calcext:value-type="float">
            <text:p>-1560</text:p>
          </table:table-cell>
          <table:table-cell table:number-columns-repeated="1003"/>
        </table:table-row>
        <table:table-row table:style-name="ro2">
          <table:table-cell table:style-name="ce2" office:value-type="float" office:value="478" calcext:value-type="float">
            <text:p>47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librai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3" calcext:value-type="float">
            <text:p>3,00</text:p>
          </table:table-cell>
          <table:table-cell office:value-type="string" calcext:value-type="string">
            <text:p>caisses</text:p>
          </table:table-cell>
          <table:table-cell office:value-type="float" office:value="1000" calcext:value-type="float">
            <text:p>1000,000</text:p>
          </table:table-cell>
          <table:table-cell table:number-columns-repeated="2"/>
          <table:table-cell table:style-name="ce22" table:formula="of:=[.L479]+([.M479]/20)+([.N479]/240)" office:value-type="float" office:value="1000" calcext:value-type="float">
            <text:p>1000,00000</text:p>
          </table:table-cell>
          <table:table-cell table:number-columns-repeated="3"/>
          <table:table-cell table:formula="of:=[.P479]+0.05*[.Q479]+[.R479]/240" office:value-type="float" office:value="0" calcext:value-type="float">
            <text:p>0</text:p>
          </table:table-cell>
          <table:table-cell table:formula="of:=[.J479]*[.O479]" office:value-type="float" office:value="3000" calcext:value-type="float">
            <text:p>3 000,0000</text:p>
          </table:table-cell>
          <table:table-cell table:formula="of:=[.S479]-[.T479]" office:value-type="float" office:value="-3000" calcext:value-type="float">
            <text:p>-3000</text:p>
          </table:table-cell>
          <table:table-cell table:number-columns-repeated="1003"/>
        </table:table-row>
        <table:table-row table:style-name="ro2">
          <table:table-cell table:style-name="ce2" office:value-type="float" office:value="479" calcext:value-type="float">
            <text:p>47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lignes à pêch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480]+([.M480]/20)+([.N480]/240)" office:value-type="float" office:value="0" calcext:value-type="float">
            <text:p>0,00000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formula="of:=[.P480]+0.05*[.Q480]+[.R480]/240" office:value-type="float" office:value="400" calcext:value-type="float">
            <text:p>400</text:p>
          </table:table-cell>
          <table:table-cell table:formula="of:=[.J480]*[.O480]" office:value-type="float" office:value="0" calcext:value-type="float">
            <text:p>0,0000</text:p>
          </table:table-cell>
          <table:table-cell table:formula="of:=[.S480]-[.T480]" office:value-type="float" office:value="400" calcext:value-type="float">
            <text:p>400</text:p>
          </table:table-cell>
          <table:table-cell office:value-type="string" calcext:value-type="string">
            <text:p>valeur de 4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lim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0300" calcext:value-type="float">
            <text:p>20 3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481]+([.M481]/20)+([.N481]/240)" office:value-type="float" office:value="0.5" calcext:value-type="float">
            <text:p>0,50000</text:p>
          </table:table-cell>
          <table:table-cell table:number-columns-repeated="3"/>
          <table:table-cell table:formula="of:=[.P481]+0.05*[.Q481]+[.R481]/240" office:value-type="float" office:value="0" calcext:value-type="float">
            <text:p>0</text:p>
          </table:table-cell>
          <table:table-cell table:formula="of:=[.J481]*[.O481]" office:value-type="float" office:value="10150" calcext:value-type="float">
            <text:p>10 150,0000</text:p>
          </table:table-cell>
          <table:table-cell table:formula="of:=[.S481]-[.T481]" office:value-type="float" office:value="-10150" calcext:value-type="float">
            <text:p>-10150</text:p>
          </table:table-cell>
          <table:table-cell table:number-columns-repeated="1003"/>
        </table:table-row>
        <table:table-row table:style-name="ro2">
          <table:table-cell table:style-name="ce2" office:value-type="float" office:value="481" calcext:value-type="float">
            <text:p>48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liqueu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7" calcext:value-type="float">
            <text:p>27,00</text:p>
          </table:table-cell>
          <table:table-cell office:value-type="string" calcext:value-type="string">
            <text:p>caisses</text:p>
          </table:table-cell>
          <table:table-cell office:value-type="float" office:value="36" calcext:value-type="float">
            <text:p>36,000</text:p>
          </table:table-cell>
          <table:table-cell table:number-columns-repeated="2"/>
          <table:table-cell table:style-name="ce22" table:formula="of:=[.L482]+([.M482]/20)+([.N482]/240)" office:value-type="float" office:value="36" calcext:value-type="float">
            <text:p>36,00000</text:p>
          </table:table-cell>
          <table:table-cell table:number-columns-repeated="3"/>
          <table:table-cell table:formula="of:=[.P482]+0.05*[.Q482]+[.R482]/240" office:value-type="float" office:value="0" calcext:value-type="float">
            <text:p>0</text:p>
          </table:table-cell>
          <table:table-cell table:formula="of:=[.J482]*[.O482]" office:value-type="float" office:value="972" calcext:value-type="float">
            <text:p>972,0000</text:p>
          </table:table-cell>
          <table:table-cell table:formula="of:=[.S482]-[.T482]" office:value-type="float" office:value="-972" calcext:value-type="float">
            <text:p>-972</text:p>
          </table:table-cell>
          <table:table-cell table:number-columns-repeated="1003"/>
        </table:table-row>
        <table:table-row table:style-name="ro2">
          <table:table-cell table:style-name="ce2" office:value-type="float" office:value="482" calcext:value-type="float">
            <text:p>48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liqueur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448" calcext:value-type="float">
            <text:p>448,00</text:p>
          </table:table-cell>
          <table:table-cell office:value-type="string" calcext:value-type="string">
            <text:p>pots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483]+([.M483]/20)+([.N483]/240)" office:value-type="float" office:value="6" calcext:value-type="float">
            <text:p>6,00000</text:p>
          </table:table-cell>
          <table:table-cell table:number-columns-repeated="3"/>
          <table:table-cell table:formula="of:=[.P483]+0.05*[.Q483]+[.R483]/240" office:value-type="float" office:value="0" calcext:value-type="float">
            <text:p>0</text:p>
          </table:table-cell>
          <table:table-cell table:formula="of:=[.J483]*[.O483]" office:value-type="float" office:value="2688" calcext:value-type="float">
            <text:p>2 688,0000</text:p>
          </table:table-cell>
          <table:table-cell table:formula="of:=[.S483]-[.T483]" office:value-type="float" office:value="-2688" calcext:value-type="float">
            <text:p>-2688</text:p>
          </table:table-cell>
          <table:table-cell table:number-columns-repeated="1003"/>
        </table:table-row>
        <table:table-row table:style-name="ro2">
          <table:table-cell table:style-name="ce2" office:value-type="float" office:value="483" calcext:value-type="float">
            <text:p>48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archandises de mod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ballots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2" table:formula="of:=[.L484]+([.M484]/20)+([.N484]/240)" office:value-type="float" office:value="300" calcext:value-type="float">
            <text:p>300,00000</text:p>
          </table:table-cell>
          <table:table-cell table:number-columns-repeated="3"/>
          <table:table-cell table:formula="of:=[.P484]+0.05*[.Q484]+[.R484]/240" office:value-type="float" office:value="0" calcext:value-type="float">
            <text:p>0</text:p>
          </table:table-cell>
          <table:table-cell table:formula="of:=[.J484]*[.O484]" office:value-type="float" office:value="27000" calcext:value-type="float">
            <text:p>27 000,0000</text:p>
          </table:table-cell>
          <table:table-cell table:formula="of:=[.S484]-[.T484]" office:value-type="float" office:value="-27000" calcext:value-type="float">
            <text:p>-27000</text:p>
          </table:table-cell>
          <table:table-cell table:number-columns-repeated="1003"/>
        </table:table-row>
        <table:table-row table:style-name="ro2">
          <table:table-cell table:style-name="ce2" office:value-type="float" office:value="484" calcext:value-type="float">
            <text:p>48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archandises diverses pour le compte du Roy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851000" calcext:value-type="float">
            <text:p>1 851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485]+([.M485]/20)+([.N485]/240)" office:value-type="float" office:value="1" calcext:value-type="float">
            <text:p>1,00000</text:p>
          </table:table-cell>
          <table:table-cell table:number-columns-repeated="3"/>
          <table:table-cell table:formula="of:=[.P485]+0.05*[.Q485]+[.R485]/240" office:value-type="float" office:value="0" calcext:value-type="float">
            <text:p>0</text:p>
          </table:table-cell>
          <table:table-cell table:formula="of:=[.J485]*[.O485]" office:value-type="float" office:value="1851000" calcext:value-type="float">
            <text:p>1 851 000,0000</text:p>
          </table:table-cell>
          <table:table-cell table:formula="of:=[.S485]-[.T485]" office:value-type="float" office:value="-1851000" calcext:value-type="float">
            <text:p>-1851000</text:p>
          </table:table-cell>
          <table:table-cell office:value-type="string" calcext:value-type="string">
            <text:p>20 S ou plus</text:p>
          </table:table-cell>
          <table:table-cell table:number-columns-repeated="1002"/>
        </table:table-row>
        <table:table-row table:style-name="ro2">
          <table:table-cell table:style-name="ce2" office:value-type="float" office:value="485" calcext:value-type="float">
            <text:p>48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edicament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aisse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2" table:formula="of:=[.L486]+([.M486]/20)+([.N486]/240)" office:value-type="float" office:value="300" calcext:value-type="float">
            <text:p>300,00000</text:p>
          </table:table-cell>
          <table:table-cell table:number-columns-repeated="3"/>
          <table:table-cell table:formula="of:=[.P486]+0.05*[.Q486]+[.R486]/240" office:value-type="float" office:value="0" calcext:value-type="float">
            <text:p>0</text:p>
          </table:table-cell>
          <table:table-cell table:formula="of:=[.J486]*[.O486]" office:value-type="float" office:value="300" calcext:value-type="float">
            <text:p>300,0000</text:p>
          </table:table-cell>
          <table:table-cell table:formula="of:=[.S486]-[.T486]" office:value-type="float" office:value="-300" calcext:value-type="float">
            <text:p>-300</text:p>
          </table:table-cell>
          <table:table-cell table:number-columns-repeated="1003"/>
        </table:table-row>
        <table:table-row table:style-name="ro2">
          <table:table-cell table:style-name="ce2" office:value-type="float" office:value="486" calcext:value-type="float">
            <text:p>48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08" calcext:value-type="float">
            <text:p>208,00</text:p>
          </table:table-cell>
          <table:table-cell office:value-type="string" calcext:value-type="string">
            <text:p>caisses</text:p>
          </table:table-cell>
          <table:table-cell office:value-type="float" office:value="500" calcext:value-type="float">
            <text:p>500,000</text:p>
          </table:table-cell>
          <table:table-cell table:number-columns-repeated="2"/>
          <table:table-cell table:style-name="ce22" table:formula="of:=[.L487]+([.M487]/20)+([.N487]/240)" office:value-type="float" office:value="500" calcext:value-type="float">
            <text:p>500,00000</text:p>
          </table:table-cell>
          <table:table-cell table:number-columns-repeated="3"/>
          <table:table-cell table:formula="of:=[.P487]+0.05*[.Q487]+[.R487]/240" office:value-type="float" office:value="0" calcext:value-type="float">
            <text:p>0</text:p>
          </table:table-cell>
          <table:table-cell table:formula="of:=[.J487]*[.O487]" office:value-type="float" office:value="104000" calcext:value-type="float">
            <text:p>104 000,0000</text:p>
          </table:table-cell>
          <table:table-cell table:formula="of:=[.S487]-[.T487]" office:value-type="float" office:value="-104000" calcext:value-type="float">
            <text:p>-104000</text:p>
          </table:table-cell>
          <table:table-cell table:number-columns-repeated="1003"/>
        </table:table-row>
        <table:table-row table:style-name="ro2">
          <table:table-cell table:style-name="ce2" office:value-type="float" office:value="487" calcext:value-type="float">
            <text:p>48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488]+([.M488]/20)+([.N488]/240)" office:value-type="float" office:value="0" calcext:value-type="float">
            <text:p>0,00000</text:p>
          </table:table-cell>
          <table:table-cell office:value-type="float" office:value="3588" calcext:value-type="float">
            <text:p>3588</text:p>
          </table:table-cell>
          <table:table-cell table:number-columns-repeated="2"/>
          <table:table-cell table:formula="of:=[.P488]+0.05*[.Q488]+[.R488]/240" office:value-type="float" office:value="3588" calcext:value-type="float">
            <text:p>3588</text:p>
          </table:table-cell>
          <table:table-cell table:formula="of:=[.J488]*[.O488]" office:value-type="float" office:value="0" calcext:value-type="float">
            <text:p>0,0000</text:p>
          </table:table-cell>
          <table:table-cell table:formula="of:=[.S488]-[.T488]" office:value-type="float" office:value="3588" calcext:value-type="float">
            <text:p>3588</text:p>
          </table:table-cell>
          <table:table-cell office:value-type="string" calcext:value-type="string">
            <text:p>valeur de 3588 L cy</text:p>
          </table:table-cell>
          <table:table-cell table:number-columns-repeated="1002"/>
        </table:table-row>
        <table:table-row table:style-name="ro2">
          <table:table-cell table:style-name="ce2" office:value-type="float" office:value="488" calcext:value-type="float">
            <text:p>48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ercer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96" calcext:value-type="float">
            <text:p>196,00</text:p>
          </table:table-cell>
          <table:table-cell office:value-type="string" calcext:value-type="string">
            <text:p>malles</text:p>
          </table:table-cell>
          <table:table-cell office:value-type="float" office:value="400" calcext:value-type="float">
            <text:p>400,000</text:p>
          </table:table-cell>
          <table:table-cell table:number-columns-repeated="2"/>
          <table:table-cell table:style-name="ce22" table:formula="of:=[.L489]+([.M489]/20)+([.N489]/240)" office:value-type="float" office:value="400" calcext:value-type="float">
            <text:p>400,00000</text:p>
          </table:table-cell>
          <table:table-cell table:number-columns-repeated="3"/>
          <table:table-cell table:formula="of:=[.P489]+0.05*[.Q489]+[.R489]/240" office:value-type="float" office:value="0" calcext:value-type="float">
            <text:p>0</text:p>
          </table:table-cell>
          <table:table-cell table:formula="of:=[.J489]*[.O489]" office:value-type="float" office:value="78400" calcext:value-type="float">
            <text:p>78 400,0000</text:p>
          </table:table-cell>
          <table:table-cell table:formula="of:=[.S489]-[.T489]" office:value-type="float" office:value="-78400" calcext:value-type="float">
            <text:p>-78400</text:p>
          </table:table-cell>
          <table:table-cell table:number-columns-repeated="1003"/>
        </table:table-row>
        <table:table-row table:style-name="ro2">
          <table:table-cell table:style-name="ce2" office:value-type="float" office:value="489" calcext:value-type="float">
            <text:p>48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eules à aiguis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en nombre</text:p>
          </table:table-cell>
          <table:table-cell office:value-type="float" office:value="6" calcext:value-type="float">
            <text:p>6,000</text:p>
          </table:table-cell>
          <table:table-cell table:number-columns-repeated="2"/>
          <table:table-cell table:style-name="ce22" table:formula="of:=[.L490]+([.M490]/20)+([.N490]/240)" office:value-type="float" office:value="6" calcext:value-type="float">
            <text:p>6,00000</text:p>
          </table:table-cell>
          <table:table-cell table:number-columns-repeated="3"/>
          <table:table-cell table:formula="of:=[.P490]+0.05*[.Q490]+[.R490]/240" office:value-type="float" office:value="0" calcext:value-type="float">
            <text:p>0</text:p>
          </table:table-cell>
          <table:table-cell table:formula="of:=[.J490]*[.O490]" office:value-type="float" office:value="102" calcext:value-type="float">
            <text:p>102,0000</text:p>
          </table:table-cell>
          <table:table-cell table:formula="of:=[.S490]-[.T490]" office:value-type="float" office:value="-102" calcext:value-type="float">
            <text:p>-102</text:p>
          </table:table-cell>
          <table:table-cell table:number-columns-repeated="1003"/>
        </table:table-row>
        <table:table-row table:style-name="ro2">
          <table:table-cell table:style-name="ce2" office:value-type="float" office:value="490" calcext:value-type="float">
            <text:p>49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orue sech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4420" calcext:value-type="float">
            <text:p>4 42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491]+([.M491]/20)+([.N491]/240)" office:value-type="float" office:value="0.25" calcext:value-type="float">
            <text:p>0,25000</text:p>
          </table:table-cell>
          <table:table-cell table:number-columns-repeated="3"/>
          <table:table-cell table:formula="of:=[.P491]+0.05*[.Q491]+[.R491]/240" office:value-type="float" office:value="0" calcext:value-type="float">
            <text:p>0</text:p>
          </table:table-cell>
          <table:table-cell table:formula="of:=[.J491]*[.O491]" office:value-type="float" office:value="1105" calcext:value-type="float">
            <text:p>1 105,0000</text:p>
          </table:table-cell>
          <table:table-cell table:formula="of:=[.S491]-[.T491]" office:value-type="float" office:value="-1105" calcext:value-type="float">
            <text:p>-1105</text:p>
          </table:table-cell>
          <table:table-cell table:number-columns-repeated="1003"/>
        </table:table-row>
        <table:table-row table:style-name="ro2">
          <table:table-cell table:style-name="ce2" office:value-type="float" office:value="491" calcext:value-type="float">
            <text:p>49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moulin à suc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en nombre</text:p>
          </table:table-cell>
          <table:table-cell office:value-type="float" office:value="1000" calcext:value-type="float">
            <text:p>1000,000</text:p>
          </table:table-cell>
          <table:table-cell table:number-columns-repeated="2"/>
          <table:table-cell table:style-name="ce22" table:formula="of:=[.L492]+([.M492]/20)+([.N492]/240)" office:value-type="float" office:value="1000" calcext:value-type="float">
            <text:p>1000,00000</text:p>
          </table:table-cell>
          <table:table-cell table:number-columns-repeated="3"/>
          <table:table-cell table:formula="of:=[.P492]+0.05*[.Q492]+[.R492]/240" office:value-type="float" office:value="0" calcext:value-type="float">
            <text:p>0</text:p>
          </table:table-cell>
          <table:table-cell table:formula="of:=[.J492]*[.O492]" office:value-type="float" office:value="1000" calcext:value-type="float">
            <text:p>1 000,0000</text:p>
          </table:table-cell>
          <table:table-cell table:formula="of:=[.S492]-[.T492]" office:value-type="float" office:value="-1000" calcext:value-type="float">
            <text:p>-1000</text:p>
          </table:table-cell>
          <table:table-cell table:number-columns-repeated="1003"/>
        </table:table-row>
        <table:table-row table:style-name="ro2"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apier blan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3370" calcext:value-type="float">
            <text:p>3 37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22" table:formula="of:=[.L493]+([.M493]/20)+([.N493]/240)" office:value-type="float" office:value="1.5" calcext:value-type="float">
            <text:p>1,50000</text:p>
          </table:table-cell>
          <table:table-cell table:number-columns-repeated="3"/>
          <table:table-cell table:formula="of:=[.P493]+0.05*[.Q493]+[.R493]/240" office:value-type="float" office:value="0" calcext:value-type="float">
            <text:p>0</text:p>
          </table:table-cell>
          <table:table-cell table:formula="of:=[.J493]*[.O493]" office:value-type="float" office:value="5055" calcext:value-type="float">
            <text:p>5 055,0000</text:p>
          </table:table-cell>
          <table:table-cell table:formula="of:=[.S493]-[.T493]" office:value-type="float" office:value="-5055" calcext:value-type="float">
            <text:p>-5055</text:p>
          </table:table-cell>
          <table:table-cell table:number-columns-repeated="1003"/>
        </table:table-row>
        <table:table-row table:style-name="ro2">
          <table:table-cell table:style-name="ce2" office:value-type="float" office:value="493" calcext:value-type="float">
            <text:p>49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erles fin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494]+([.M494]/20)+([.N494]/240)" office:value-type="float" office:value="0" calcext:value-type="float">
            <text:p>0,000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formula="of:=[.P494]+0.05*[.Q494]+[.R494]/240" office:value-type="float" office:value="9000" calcext:value-type="float">
            <text:p>9000</text:p>
          </table:table-cell>
          <table:table-cell table:formula="of:=[.J494]*[.O494]" office:value-type="float" office:value="0" calcext:value-type="float">
            <text:p>0,0000</text:p>
          </table:table-cell>
          <table:table-cell table:formula="of:=[.S494]-[.T494]" office:value-type="float" office:value="9000" calcext:value-type="float">
            <text:p>9000</text:p>
          </table:table-cell>
          <table:table-cell office:value-type="string" calcext:value-type="string">
            <text:p>valeur de 900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494" calcext:value-type="float">
            <text:p>49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iastr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61728" calcext:value-type="float">
            <text:p>161 728,00</text:p>
          </table:table-cell>
          <table:table-cell office:value-type="string" calcext:value-type="string">
            <text:p>en nombre</text:p>
          </table:table-cell>
          <table:table-cell office:value-type="float" office:value="5" calcext:value-type="float">
            <text:p>5,000</text:p>
          </table:table-cell>
          <table:table-cell table:number-columns-repeated="2"/>
          <table:table-cell table:style-name="ce22" table:formula="of:=[.L495]+([.M495]/20)+([.N495]/240)" office:value-type="float" office:value="5" calcext:value-type="float">
            <text:p>5,00000</text:p>
          </table:table-cell>
          <table:table-cell table:number-columns-repeated="3"/>
          <table:table-cell table:formula="of:=[.P495]+0.05*[.Q495]+[.R495]/240" office:value-type="float" office:value="0" calcext:value-type="float">
            <text:p>0</text:p>
          </table:table-cell>
          <table:table-cell table:formula="of:=[.J495]*[.O495]" office:value-type="float" office:value="808640" calcext:value-type="float">
            <text:p>808 640,0000</text:p>
          </table:table-cell>
          <table:table-cell table:formula="of:=[.S495]-[.T495]" office:value-type="float" office:value="-808640" calcext:value-type="float">
            <text:p>-808640</text:p>
          </table:table-cell>
          <table:table-cell table:number-columns-repeated="1003"/>
        </table:table-row>
        <table:table-row table:style-name="ro2">
          <table:table-cell table:style-name="ce2" office:value-type="float" office:value="495" calcext:value-type="float">
            <text:p>49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ierres à fusil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500" calcext:value-type="float">
            <text:p>2 5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2" table:formula="of:=[.L496]+([.M496]/20)+([.N496]/240)" office:value-type="float" office:value="0.05" calcext:value-type="float">
            <text:p>0,05000</text:p>
          </table:table-cell>
          <table:table-cell table:number-columns-repeated="3"/>
          <table:table-cell table:formula="of:=[.P496]+0.05*[.Q496]+[.R496]/240" office:value-type="float" office:value="0" calcext:value-type="float">
            <text:p>0</text:p>
          </table:table-cell>
          <table:table-cell table:formula="of:=[.J496]*[.O496]" office:value-type="float" office:value="125" calcext:value-type="float">
            <text:p>125,0000</text:p>
          </table:table-cell>
          <table:table-cell table:formula="of:=[.S496]-[.T496]" office:value-type="float" office:value="-125" calcext:value-type="float">
            <text:p>-125</text:p>
          </table:table-cell>
          <table:table-cell table:number-columns-repeated="1003"/>
        </table:table-row>
        <table:table-row table:style-name="ro2">
          <table:table-cell table:style-name="ce2" office:value-type="float" office:value="496" calcext:value-type="float">
            <text:p>49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lomb en grena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67476" calcext:value-type="float">
            <text:p>167 476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22" table:formula="of:=[.L497]+([.M497]/20)+([.N497]/240)" office:value-type="float" office:value="0.3" calcext:value-type="float">
            <text:p>0,30000</text:p>
          </table:table-cell>
          <table:table-cell table:number-columns-repeated="3"/>
          <table:table-cell table:formula="of:=[.P497]+0.05*[.Q497]+[.R497]/240" office:value-type="float" office:value="0" calcext:value-type="float">
            <text:p>0</text:p>
          </table:table-cell>
          <table:table-cell table:formula="of:=[.J497]*[.O497]" office:value-type="float" office:value="50242.8" calcext:value-type="float">
            <text:p>50 242,8000</text:p>
          </table:table-cell>
          <table:table-cell table:formula="of:=[.S497]-[.T497]" office:value-type="float" office:value="-50242.8" calcext:value-type="float">
            <text:p>-50242,8</text:p>
          </table:table-cell>
          <table:table-cell table:number-columns-repeated="1003"/>
        </table:table-row>
        <table:table-row table:style-name="ro2">
          <table:table-cell table:style-name="ce2" office:value-type="float" office:value="497" calcext:value-type="float">
            <text:p>49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lomb en roul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4100" calcext:value-type="float">
            <text:p>4 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2" table:formula="of:=[.L498]+([.M498]/20)+([.N498]/240)" office:value-type="float" office:value="0.25" calcext:value-type="float">
            <text:p>0,25000</text:p>
          </table:table-cell>
          <table:table-cell table:number-columns-repeated="3"/>
          <table:table-cell table:formula="of:=[.P498]+0.05*[.Q498]+[.R498]/240" office:value-type="float" office:value="0" calcext:value-type="float">
            <text:p>0</text:p>
          </table:table-cell>
          <table:table-cell table:formula="of:=[.J498]*[.O498]" office:value-type="float" office:value="1025" calcext:value-type="float">
            <text:p>1 025,0000</text:p>
          </table:table-cell>
          <table:table-cell table:formula="of:=[.S498]-[.T498]" office:value-type="float" office:value="-1025" calcext:value-type="float">
            <text:p>-1025</text:p>
          </table:table-cell>
          <table:table-cell table:number-columns-repeated="1003"/>
        </table:table-row>
        <table:table-row table:style-name="ro2">
          <table:table-cell table:style-name="ce2" office:value-type="float" office:value="498" calcext:value-type="float">
            <text:p>49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lomb en saum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4189" calcext:value-type="float">
            <text:p>4 189,00</text:p>
          </table:table-cell>
          <table:table-cell office:value-type="string" calcext:value-type="string">
            <text:p>saumon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499]+([.M499]/20)+([.N499]/240)" office:value-type="float" office:value="30" calcext:value-type="float">
            <text:p>30,00000</text:p>
          </table:table-cell>
          <table:table-cell table:number-columns-repeated="3"/>
          <table:table-cell table:formula="of:=[.P499]+0.05*[.Q499]+[.R499]/240" office:value-type="float" office:value="0" calcext:value-type="float">
            <text:p>0</text:p>
          </table:table-cell>
          <table:table-cell table:formula="of:=[.J499]*[.O499]" office:value-type="float" office:value="125670" calcext:value-type="float">
            <text:p>125 670,0000</text:p>
          </table:table-cell>
          <table:table-cell table:formula="of:=[.S499]-[.T499]" office:value-type="float" office:value="-125670" calcext:value-type="float">
            <text:p>-125670</text:p>
          </table:table-cell>
          <table:table-cell table:number-columns-repeated="1003"/>
        </table:table-row>
        <table:table-row table:style-name="ro2">
          <table:table-cell table:style-name="ce2" office:value-type="float" office:value="499" calcext:value-type="float">
            <text:p>49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lomb en saum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300580" calcext:value-type="float">
            <text:p>300 58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500]+([.M500]/20)+([.N500]/240)" office:value-type="float" office:value="0.2" calcext:value-type="float">
            <text:p>0,20000</text:p>
          </table:table-cell>
          <table:table-cell table:number-columns-repeated="3"/>
          <table:table-cell table:formula="of:=[.P500]+0.05*[.Q500]+[.R500]/240" office:value-type="float" office:value="0" calcext:value-type="float">
            <text:p>0</text:p>
          </table:table-cell>
          <table:table-cell table:formula="of:=[.J500]*[.O500]" office:value-type="float" office:value="60116" calcext:value-type="float">
            <text:p>60 116,0000</text:p>
          </table:table-cell>
          <table:table-cell table:formula="of:=[.S500]-[.T500]" office:value-type="float" office:value="-60116" calcext:value-type="float">
            <text:p>-60116</text:p>
          </table:table-cell>
          <table:table-cell table:number-columns-repeated="1003"/>
        </table:table-row>
        <table:table-row table:style-name="ro2"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lumes à écri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caiss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501]+([.M501]/20)+([.N501]/240)" office:value-type="float" office:value="20" calcext:value-type="float">
            <text:p>20,00000</text:p>
          </table:table-cell>
          <table:table-cell table:number-columns-repeated="3"/>
          <table:table-cell table:formula="of:=[.P501]+0.05*[.Q501]+[.R501]/240" office:value-type="float" office:value="0" calcext:value-type="float">
            <text:p>0</text:p>
          </table:table-cell>
          <table:table-cell table:formula="of:=[.J501]*[.O501]" office:value-type="float" office:value="100" calcext:value-type="float">
            <text:p>100,0000</text:p>
          </table:table-cell>
          <table:table-cell table:formula="of:=[.S501]-[.T501]" office:value-type="float" office:value="-100" calcext:value-type="float">
            <text:p>-100</text:p>
          </table:table-cell>
          <table:table-cell table:number-columns-repeated="1003"/>
        </table:table-row>
        <table:table-row table:style-name="ro2">
          <table:table-cell table:style-name="ce2" office:value-type="float" office:value="501" calcext:value-type="float">
            <text:p>50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oudre à poudr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bariqu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502]+([.M502]/20)+([.N502]/240)" office:value-type="float" office:value="100" calcext:value-type="float">
            <text:p>100,00000</text:p>
          </table:table-cell>
          <table:table-cell table:number-columns-repeated="3"/>
          <table:table-cell table:formula="of:=[.P502]+0.05*[.Q502]+[.R502]/240" office:value-type="float" office:value="0" calcext:value-type="float">
            <text:p>0</text:p>
          </table:table-cell>
          <table:table-cell table:formula="of:=[.J502]*[.O502]" office:value-type="float" office:value="2400" calcext:value-type="float">
            <text:p>2 400,0000</text:p>
          </table:table-cell>
          <table:table-cell table:formula="of:=[.S502]-[.T502]" office:value-type="float" office:value="-2400" calcext:value-type="float">
            <text:p>-2400</text:p>
          </table:table-cell>
          <table:table-cell table:number-columns-repeated="1003"/>
        </table:table-row>
        <table:table-row table:style-name="ro2">
          <table:table-cell table:style-name="ce2" office:value-type="float" office:value="502" calcext:value-type="float">
            <text:p>50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oudre à poudrer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5100" calcext:value-type="float">
            <text:p>5 1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2" table:formula="of:=[.L503]+([.M503]/20)+([.N503]/240)" office:value-type="float" office:value="0.35" calcext:value-type="float">
            <text:p>0,35000</text:p>
          </table:table-cell>
          <table:table-cell table:number-columns-repeated="3"/>
          <table:table-cell table:formula="of:=[.P503]+0.05*[.Q503]+[.R503]/240" office:value-type="float" office:value="0" calcext:value-type="float">
            <text:p>0</text:p>
          </table:table-cell>
          <table:table-cell table:formula="of:=[.J503]*[.O503]" office:value-type="float" office:value="1785" calcext:value-type="float">
            <text:p>1 785,0000</text:p>
          </table:table-cell>
          <table:table-cell table:formula="of:=[.S503]-[.T503]" office:value-type="float" office:value="-1785" calcext:value-type="float">
            <text:p>-1785</text:p>
          </table:table-cell>
          <table:table-cell table:number-columns-repeated="1003"/>
        </table:table-row>
        <table:table-row table:style-name="ro2">
          <table:table-cell table:style-name="ce2" office:value-type="float" office:value="503" calcext:value-type="float">
            <text:p>50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ouli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504]+([.M504]/20)+([.N504]/240)" office:value-type="float" office:value="0" calcext:value-type="float">
            <text:p>0,00000</text:p>
          </table:table-cell>
          <table:table-cell office:value-type="float" office:value="3165" calcext:value-type="float">
            <text:p>3165</text:p>
          </table:table-cell>
          <table:table-cell table:number-columns-repeated="2"/>
          <table:table-cell table:formula="of:=[.P504]+0.05*[.Q504]+[.R504]/240" office:value-type="float" office:value="3165" calcext:value-type="float">
            <text:p>3165</text:p>
          </table:table-cell>
          <table:table-cell table:formula="of:=[.J504]*[.O504]" office:value-type="float" office:value="0" calcext:value-type="float">
            <text:p>0,0000</text:p>
          </table:table-cell>
          <table:table-cell table:formula="of:=[.S504]-[.T504]" office:value-type="float" office:value="3165" calcext:value-type="float">
            <text:p>3165</text:p>
          </table:table-cell>
          <table:table-cell office:value-type="string" calcext:value-type="string">
            <text:p>valeur de 3165 L cy</text:p>
          </table:table-cell>
          <table:table-cell table:number-columns-repeated="1002"/>
        </table:table-row>
        <table:table-row table:style-name="ro2"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provision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82" calcext:value-type="float">
            <text:p>182,00</text:p>
          </table:table-cell>
          <table:table-cell office:value-type="string" calcext:value-type="string">
            <text:p>caisse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2" table:formula="of:=[.L505]+([.M505]/20)+([.N505]/240)" office:value-type="float" office:value="120" calcext:value-type="float">
            <text:p>120,00000</text:p>
          </table:table-cell>
          <table:table-cell table:number-columns-repeated="3"/>
          <table:table-cell table:formula="of:=[.P505]+0.05*[.Q505]+[.R505]/240" office:value-type="float" office:value="0" calcext:value-type="float">
            <text:p>0</text:p>
          </table:table-cell>
          <table:table-cell table:formula="of:=[.J505]*[.O505]" office:value-type="float" office:value="21840" calcext:value-type="float">
            <text:p>21 840,0000</text:p>
          </table:table-cell>
          <table:table-cell table:formula="of:=[.S505]-[.T505]" office:value-type="float" office:value="-21840" calcext:value-type="float">
            <text:p>-21840</text:p>
          </table:table-cell>
          <table:table-cell table:number-columns-repeated="1003"/>
        </table:table-row>
        <table:table-row table:style-name="ro2">
          <table:table-cell table:style-name="ce2" office:value-type="float" office:value="505" calcext:value-type="float">
            <text:p>50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quinca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539" calcext:value-type="float">
            <text:p>539,00</text:p>
          </table:table-cell>
          <table:table-cell office:value-type="string" calcext:value-type="string">
            <text:p>caiss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506]+([.M506]/20)+([.N506]/240)" office:value-type="float" office:value="100" calcext:value-type="float">
            <text:p>100,00000</text:p>
          </table:table-cell>
          <table:table-cell table:number-columns-repeated="3"/>
          <table:table-cell table:formula="of:=[.P506]+0.05*[.Q506]+[.R506]/240" office:value-type="float" office:value="0" calcext:value-type="float">
            <text:p>0</text:p>
          </table:table-cell>
          <table:table-cell table:formula="of:=[.J506]*[.O506]" office:value-type="float" office:value="53900" calcext:value-type="float">
            <text:p>53 900,0000</text:p>
          </table:table-cell>
          <table:table-cell table:formula="of:=[.S506]-[.T506]" office:value-type="float" office:value="-53900" calcext:value-type="float">
            <text:p>-53900</text:p>
          </table:table-cell>
          <table:table-cell table:number-columns-repeated="1003"/>
        </table:table-row>
        <table:table-row table:style-name="ro2">
          <table:table-cell table:style-name="ce2" office:value-type="float" office:value="506" calcext:value-type="float">
            <text:p>50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quinca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40" calcext:value-type="float">
            <text:p>40,00</text:p>
          </table:table-cell>
          <table:table-cell office:value-type="string" calcext:value-type="string">
            <text:p>malle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507]+([.M507]/20)+([.N507]/240)" office:value-type="float" office:value="100" calcext:value-type="float">
            <text:p>100,00000</text:p>
          </table:table-cell>
          <table:table-cell table:number-columns-repeated="3"/>
          <table:table-cell table:formula="of:=[.P507]+0.05*[.Q507]+[.R507]/240" office:value-type="float" office:value="0" calcext:value-type="float">
            <text:p>0</text:p>
          </table:table-cell>
          <table:table-cell table:formula="of:=[.J507]*[.O507]" office:value-type="float" office:value="4000" calcext:value-type="float">
            <text:p>4 000,0000</text:p>
          </table:table-cell>
          <table:table-cell table:formula="of:=[.S507]-[.T507]" office:value-type="float" office:value="-4000" calcext:value-type="float">
            <text:p>-4000</text:p>
          </table:table-cell>
          <table:table-cell table:number-columns-repeated="1003"/>
        </table:table-row>
        <table:table-row table:style-name="ro2">
          <table:table-cell table:style-name="ce2" office:value-type="float" office:value="507" calcext:value-type="float">
            <text:p>50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quincail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9095" calcext:value-type="float">
            <text:p>9 09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508]+([.M508]/20)+([.N508]/240)" office:value-type="float" office:value="0.75" calcext:value-type="float">
            <text:p>0,75000</text:p>
          </table:table-cell>
          <table:table-cell table:number-columns-repeated="3"/>
          <table:table-cell table:formula="of:=[.P508]+0.05*[.Q508]+[.R508]/240" office:value-type="float" office:value="0" calcext:value-type="float">
            <text:p>0</text:p>
          </table:table-cell>
          <table:table-cell table:formula="of:=[.J508]*[.O508]" office:value-type="float" office:value="6821.25" calcext:value-type="float">
            <text:p>6 821,2500</text:p>
          </table:table-cell>
          <table:table-cell table:formula="of:=[.S508]-[.T508]" office:value-type="float" office:value="-6821.25" calcext:value-type="float">
            <text:p>-6821,25</text:p>
          </table:table-cell>
          <table:table-cell table:number-columns-repeated="1003"/>
        </table:table-row>
        <table:table-row table:style-name="ro2">
          <table:table-cell table:style-name="ce2" office:value-type="float" office:value="508" calcext:value-type="float">
            <text:p>50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raz de Maro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6" calcext:value-type="float">
            <text:p>26,00</text:p>
          </table:table-cell>
          <table:table-cell office:value-type="string" calcext:value-type="string">
            <text:p>pièces</text:p>
          </table:table-cell>
          <table:table-cell office:value-type="float" office:value="200" calcext:value-type="float">
            <text:p>200,000</text:p>
          </table:table-cell>
          <table:table-cell table:number-columns-repeated="2"/>
          <table:table-cell table:style-name="ce22" table:formula="of:=[.L509]+([.M509]/20)+([.N509]/240)" office:value-type="float" office:value="200" calcext:value-type="float">
            <text:p>200,00000</text:p>
          </table:table-cell>
          <table:table-cell table:number-columns-repeated="3"/>
          <table:table-cell table:formula="of:=[.P509]+0.05*[.Q509]+[.R509]/240" office:value-type="float" office:value="0" calcext:value-type="float">
            <text:p>0</text:p>
          </table:table-cell>
          <table:table-cell table:formula="of:=[.J509]*[.O509]" office:value-type="float" office:value="5200" calcext:value-type="float">
            <text:p>5 200,0000</text:p>
          </table:table-cell>
          <table:table-cell table:formula="of:=[.S509]-[.T509]" office:value-type="float" office:value="-5200" calcext:value-type="float">
            <text:p>-5200</text:p>
          </table:table-cell>
          <table:table-cell table:number-columns-repeated="1003"/>
        </table:table-row>
        <table:table-row table:style-name="ro2">
          <table:table-cell table:style-name="ce2" office:value-type="float" office:value="509" calcext:value-type="float">
            <text:p>50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Riz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030" calcext:value-type="float">
            <text:p>1 03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2" table:formula="of:=[.L510]+([.M510]/20)+([.N510]/240)" office:value-type="float" office:value="0.2" calcext:value-type="float">
            <text:p>0,20000</text:p>
          </table:table-cell>
          <table:table-cell table:number-columns-repeated="3"/>
          <table:table-cell table:formula="of:=[.P510]+0.05*[.Q510]+[.R510]/240" office:value-type="float" office:value="0" calcext:value-type="float">
            <text:p>0</text:p>
          </table:table-cell>
          <table:table-cell table:formula="of:=[.J510]*[.O510]" office:value-type="float" office:value="206" calcext:value-type="float">
            <text:p>206,0000</text:p>
          </table:table-cell>
          <table:table-cell table:formula="of:=[.S510]-[.T510]" office:value-type="float" office:value="-206" calcext:value-type="float">
            <text:p>-206</text:p>
          </table:table-cell>
          <table:table-cell table:number-columns-repeated="1003"/>
        </table:table-row>
        <table:table-row table:style-name="ro2">
          <table:table-cell table:style-name="ce2" office:value-type="float" office:value="510" calcext:value-type="float">
            <text:p>51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affra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845" calcext:value-type="float">
            <text:p>845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style-name="ce22" table:formula="of:=[.L511]+([.M511]/20)+([.N511]/240)" office:value-type="float" office:value="1.8" calcext:value-type="float">
            <text:p>1,80000</text:p>
          </table:table-cell>
          <table:table-cell table:number-columns-repeated="3"/>
          <table:table-cell table:formula="of:=[.P511]+0.05*[.Q511]+[.R511]/240" office:value-type="float" office:value="0" calcext:value-type="float">
            <text:p>0</text:p>
          </table:table-cell>
          <table:table-cell table:formula="of:=[.J511]*[.O511]" office:value-type="float" office:value="1521" calcext:value-type="float">
            <text:p>1 521,0000</text:p>
          </table:table-cell>
          <table:table-cell table:formula="of:=[.S511]-[.T511]" office:value-type="float" office:value="-1521" calcext:value-type="float">
            <text:p>-1521</text:p>
          </table:table-cell>
          <table:table-cell office:value-type="string" calcext:value-type="string">
            <text:p>unité monétaire absente</text:p>
          </table:table-cell>
          <table:table-cell table:number-columns-repeated="1002"/>
        </table:table-row>
        <table:table-row table:style-name="ro2">
          <table:table-cell table:style-name="ce2" office:value-type="float" office:value="511" calcext:value-type="float">
            <text:p>51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48" calcext:value-type="float">
            <text:p>248,00</text:p>
          </table:table-cell>
          <table:table-cell office:value-type="string" calcext:value-type="string">
            <text:p>caisses</text:p>
          </table:table-cell>
          <table:table-cell office:value-type="float" office:value="90" calcext:value-type="float">
            <text:p>90,000</text:p>
          </table:table-cell>
          <table:table-cell table:number-columns-repeated="2"/>
          <table:table-cell table:style-name="ce22" table:formula="of:=[.L512]+([.M512]/20)+([.N512]/240)" office:value-type="float" office:value="90" calcext:value-type="float">
            <text:p>90,00000</text:p>
          </table:table-cell>
          <table:table-cell table:number-columns-repeated="3"/>
          <table:table-cell table:formula="of:=[.P512]+0.05*[.Q512]+[.R512]/240" office:value-type="float" office:value="0" calcext:value-type="float">
            <text:p>0</text:p>
          </table:table-cell>
          <table:table-cell table:formula="of:=[.J512]*[.O512]" office:value-type="float" office:value="22320" calcext:value-type="float">
            <text:p>22 320,0000</text:p>
          </table:table-cell>
          <table:table-cell table:formula="of:=[.S512]-[.T512]" office:value-type="float" office:value="-22320" calcext:value-type="float">
            <text:p>-22320</text:p>
          </table:table-cell>
          <table:table-cell table:number-columns-repeated="1003"/>
        </table:table-row>
        <table:table-row table:style-name="ro2">
          <table:table-cell table:style-name="ce2" office:value-type="float" office:value="512" calcext:value-type="float">
            <text:p>51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avon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400" calcext:value-type="float">
            <text:p>1 4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2" table:formula="of:=[.L513]+([.M513]/20)+([.N513]/240)" office:value-type="float" office:value="0.45" calcext:value-type="float">
            <text:p>0,45000</text:p>
          </table:table-cell>
          <table:table-cell table:number-columns-repeated="3"/>
          <table:table-cell table:formula="of:=[.P513]+0.05*[.Q513]+[.R513]/240" office:value-type="float" office:value="0" calcext:value-type="float">
            <text:p>0</text:p>
          </table:table-cell>
          <table:table-cell table:formula="of:=[.J513]*[.O513]" office:value-type="float" office:value="630" calcext:value-type="float">
            <text:p>630,0000</text:p>
          </table:table-cell>
          <table:table-cell table:formula="of:=[.S513]-[.T513]" office:value-type="float" office:value="-630" calcext:value-type="float">
            <text:p>-630</text:p>
          </table:table-cell>
          <table:table-cell table:number-columns-repeated="1003"/>
        </table:table-row>
        <table:table-row table:style-name="ro2">
          <table:table-cell table:style-name="ce2" office:value-type="float" office:value="513" calcext:value-type="float">
            <text:p>51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ayessa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31" calcext:value-type="float">
            <text:p>31,00</text:p>
          </table:table-cell>
          <table:table-cell office:value-type="string" calcext:value-type="string">
            <text:p>boucauds</text:p>
          </table:table-cell>
          <table:table-cell table:number-columns-repeated="3"/>
          <table:table-cell table:style-name="ce22" table:formula="of:=[.L514]+([.M514]/20)+([.N514]/240)" office:value-type="float" office:value="0" calcext:value-type="float">
            <text:p>0,00000</text:p>
          </table:table-cell>
          <table:table-cell table:number-columns-repeated="3"/>
          <table:table-cell table:formula="of:=[.P514]+0.05*[.Q514]+[.R514]/240" office:value-type="float" office:value="0" calcext:value-type="float">
            <text:p>0</text:p>
          </table:table-cell>
          <table:table-cell table:formula="of:=[.J514]*[.O514]" office:value-type="float" office:value="0" calcext:value-type="float">
            <text:p>0,0000</text:p>
          </table:table-cell>
          <table:table-cell table:formula="of:=[.S514]-[.T514]" office:value-type="float" office:value="0" calcext:value-type="float">
            <text:p>0</text:p>
          </table:table-cell>
          <table:table-cell office:value-type="string" calcext:value-type="string">
            <text:p>marchandise incertaine. Prix "inconnu"</text:p>
          </table:table-cell>
          <table:table-cell table:number-columns-repeated="1002"/>
        </table:table-row>
        <table:table-row table:style-name="ro2">
          <table:table-cell table:style-name="ce2" office:value-type="float" office:value="514" calcext:value-type="float">
            <text:p>51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elles de cheva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4" calcext:value-type="float">
            <text:p>24,00</text:p>
          </table:table-cell>
          <table:table-cell office:value-type="string" calcext:value-type="string">
            <text:p>en nombre</text:p>
          </table:table-cell>
          <table:table-cell office:value-type="float" office:value="25" calcext:value-type="float">
            <text:p>25,000</text:p>
          </table:table-cell>
          <table:table-cell table:number-columns-repeated="2"/>
          <table:table-cell table:style-name="ce22" table:formula="of:=[.L515]+([.M515]/20)+([.N515]/240)" office:value-type="float" office:value="25" calcext:value-type="float">
            <text:p>25,00000</text:p>
          </table:table-cell>
          <table:table-cell table:number-columns-repeated="3"/>
          <table:table-cell table:formula="of:=[.P515]+0.05*[.Q515]+[.R515]/240" office:value-type="float" office:value="0" calcext:value-type="float">
            <text:p>0</text:p>
          </table:table-cell>
          <table:table-cell table:formula="of:=[.J515]*[.O515]" office:value-type="float" office:value="600" calcext:value-type="float">
            <text:p>600,0000</text:p>
          </table:table-cell>
          <table:table-cell table:formula="of:=[.S515]-[.T515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515" calcext:value-type="float">
            <text:p>51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suif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000" calcext:value-type="float">
            <text:p>1 0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22" table:formula="of:=[.L516]+([.M516]/20)+([.N516]/240)" office:value-type="float" office:value="0.45" calcext:value-type="float">
            <text:p>0,45000</text:p>
          </table:table-cell>
          <table:table-cell table:number-columns-repeated="3"/>
          <table:table-cell table:formula="of:=[.P516]+0.05*[.Q516]+[.R516]/240" office:value-type="float" office:value="0" calcext:value-type="float">
            <text:p>0</text:p>
          </table:table-cell>
          <table:table-cell table:formula="of:=[.J516]*[.O516]" office:value-type="float" office:value="450" calcext:value-type="float">
            <text:p>450,0000</text:p>
          </table:table-cell>
          <table:table-cell table:formula="of:=[.S516]-[.T516]" office:value-type="float" office:value="-450" calcext:value-type="float">
            <text:p>-450</text:p>
          </table:table-cell>
          <table:table-cell table:number-columns-repeated="1003"/>
        </table:table-row>
        <table:table-row table:style-name="ro2">
          <table:table-cell table:style-name="ce2" office:value-type="float" office:value="516" calcext:value-type="float">
            <text:p>51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aba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caisse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2" table:formula="of:=[.L517]+([.M517]/20)+([.N517]/240)" office:value-type="float" office:value="150" calcext:value-type="float">
            <text:p>150,00000</text:p>
          </table:table-cell>
          <table:table-cell table:number-columns-repeated="3"/>
          <table:table-cell table:formula="of:=[.P517]+0.05*[.Q517]+[.R517]/240" office:value-type="float" office:value="0" calcext:value-type="float">
            <text:p>0</text:p>
          </table:table-cell>
          <table:table-cell table:formula="of:=[.J517]*[.O517]" office:value-type="float" office:value="600" calcext:value-type="float">
            <text:p>600,0000</text:p>
          </table:table-cell>
          <table:table-cell table:formula="of:=[.S517]-[.T517]" office:value-type="float" office:value="-600" calcext:value-type="float">
            <text:p>-600</text:p>
          </table:table-cell>
          <table:table-cell table:number-columns-repeated="1003"/>
        </table:table-row>
        <table:table-row table:style-name="ro2">
          <table:table-cell table:style-name="ce2" office:value-type="float" office:value="517" calcext:value-type="float">
            <text:p>51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aba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9314" calcext:value-type="float">
            <text:p>19 314,00</text:p>
          </table:table-cell>
          <table:table-cell office:value-type="string" calcext:value-type="string">
            <text:p>livres</text:p>
          </table:table-cell>
          <table:table-cell office:value-type="float" office:value="3" calcext:value-type="float">
            <text:p>3,0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L518]+([.M518]/20)+([.N518]/240)" office:value-type="float" office:value="3.5" calcext:value-type="float">
            <text:p>3,50000</text:p>
          </table:table-cell>
          <table:table-cell table:number-columns-repeated="3"/>
          <table:table-cell table:formula="of:=[.P518]+0.05*[.Q518]+[.R518]/240" office:value-type="float" office:value="0" calcext:value-type="float">
            <text:p>0</text:p>
          </table:table-cell>
          <table:table-cell table:formula="of:=[.J518]*[.O518]" office:value-type="float" office:value="67599" calcext:value-type="float">
            <text:p>67 599,0000</text:p>
          </table:table-cell>
          <table:table-cell table:formula="of:=[.S518]-[.T518]" office:value-type="float" office:value="-67599" calcext:value-type="float">
            <text:p>-67599</text:p>
          </table:table-cell>
          <table:table-cell table:number-columns-repeated="1003"/>
        </table:table-row>
        <table:table-row table:style-name="ro2">
          <table:table-cell table:style-name="ce2" office:value-type="float" office:value="518" calcext:value-type="float">
            <text:p>51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aba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/>
          <table:table-cell table:style-name="ce13" table:number-columns-repeated="2"/>
          <table:table-cell table:number-columns-repeated="2"/>
          <table:table-cell table:style-name="ce22" table:formula="of:=[.L519]+([.M519]/20)+([.N519]/240)" office:value-type="float" office:value="0" calcext:value-type="float">
            <text:p>0,00000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table:formula="of:=[.P519]+0.05*[.Q519]+[.R519]/240" office:value-type="float" office:value="310" calcext:value-type="float">
            <text:p>310</text:p>
          </table:table-cell>
          <table:table-cell table:formula="of:=[.J519]*[.O519]" office:value-type="float" office:value="0" calcext:value-type="float">
            <text:p>0,0000</text:p>
          </table:table-cell>
          <table:table-cell table:formula="of:=[.S519]-[.T519]" office:value-type="float" office:value="310" calcext:value-type="float">
            <text:p>310</text:p>
          </table:table-cell>
          <table:table-cell office:value-type="string" calcext:value-type="string">
            <text:p>valeur de 310 L cy</text:p>
          </table:table-cell>
          <table:table-cell table:number-columns-repeated="1002"/>
        </table:table-row>
        <table:table-row table:style-name="ro2">
          <table:table-cell table:style-name="ce2" office:value-type="float" office:value="519" calcext:value-type="float">
            <text:p>51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de Bret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ballots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2" table:formula="of:=[.L520]+([.M520]/20)+([.N520]/240)" office:value-type="float" office:value="300" calcext:value-type="float">
            <text:p>300,00000</text:p>
          </table:table-cell>
          <table:table-cell table:number-columns-repeated="3"/>
          <table:table-cell table:formula="of:=[.P520]+0.05*[.Q520]+[.R520]/240" office:value-type="float" office:value="0" calcext:value-type="float">
            <text:p>0</text:p>
          </table:table-cell>
          <table:table-cell table:formula="of:=[.J520]*[.O520]" office:value-type="float" office:value="4200" calcext:value-type="float">
            <text:p>4 200,0000</text:p>
          </table:table-cell>
          <table:table-cell table:formula="of:=[.S520]-[.T520]" office:value-type="float" office:value="-4200" calcext:value-type="float">
            <text:p>-4200</text:p>
          </table:table-cell>
          <table:table-cell table:number-columns-repeated="1003"/>
        </table:table-row>
        <table:table-row table:style-name="ro2">
          <table:table-cell table:style-name="ce2" office:value-type="float" office:value="520" calcext:value-type="float">
            <text:p>52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de Bretagne à v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98" calcext:value-type="float">
            <text:p>98,00</text:p>
          </table:table-cell>
          <table:table-cell office:value-type="string" calcext:value-type="string">
            <text:p>balles</text:p>
          </table:table-cell>
          <table:table-cell office:value-type="float" office:value="750" calcext:value-type="float">
            <text:p>750,000</text:p>
          </table:table-cell>
          <table:table-cell table:number-columns-repeated="2"/>
          <table:table-cell table:style-name="ce22" table:formula="of:=[.L521]+([.M521]/20)+([.N521]/240)" office:value-type="float" office:value="750" calcext:value-type="float">
            <text:p>750,00000</text:p>
          </table:table-cell>
          <table:table-cell table:number-columns-repeated="3"/>
          <table:table-cell table:formula="of:=[.P521]+0.05*[.Q521]+[.R521]/240" office:value-type="float" office:value="0" calcext:value-type="float">
            <text:p>0</text:p>
          </table:table-cell>
          <table:table-cell table:formula="of:=[.J521]*[.O521]" office:value-type="float" office:value="73500" calcext:value-type="float">
            <text:p>73 500,0000</text:p>
          </table:table-cell>
          <table:table-cell table:formula="of:=[.S521]-[.T521]" office:value-type="float" office:value="-73500" calcext:value-type="float">
            <text:p>-73500</text:p>
          </table:table-cell>
          <table:table-cell table:number-columns-repeated="1003"/>
        </table:table-row>
        <table:table-row table:style-name="ro2">
          <table:table-cell table:style-name="ce2" office:value-type="float" office:value="521" calcext:value-type="float">
            <text:p>52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de Bretagne à voil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7200" calcext:value-type="float">
            <text:p>7 200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22" table:formula="of:=[.L522]+([.M522]/20)+([.N522]/240)" office:value-type="float" office:value="1" calcext:value-type="float">
            <text:p>1,00000</text:p>
          </table:table-cell>
          <table:table-cell table:number-columns-repeated="3"/>
          <table:table-cell table:formula="of:=[.P522]+0.05*[.Q522]+[.R522]/240" office:value-type="float" office:value="0" calcext:value-type="float">
            <text:p>0</text:p>
          </table:table-cell>
          <table:table-cell table:formula="of:=[.J522]*[.O522]" office:value-type="float" office:value="7200" calcext:value-type="float">
            <text:p>7 200,0000</text:p>
          </table:table-cell>
          <table:table-cell table:formula="of:=[.S522]-[.T522]" office:value-type="float" office:value="-7200" calcext:value-type="float">
            <text:p>-7200</text:p>
          </table:table-cell>
          <table:table-cell table:number-columns-repeated="1003"/>
        </table:table-row>
        <table:table-row table:style-name="ro2">
          <table:table-cell table:style-name="ce2" office:value-type="float" office:value="522" calcext:value-type="float">
            <text:p>52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ile coutil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561" calcext:value-type="float">
            <text:p>561,00</text:p>
          </table:table-cell>
          <table:table-cell office:value-type="string" calcext:value-type="string">
            <text:p>aun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22" table:formula="of:=[.L523]+([.M523]/20)+([.N523]/240)" office:value-type="float" office:value="2" calcext:value-type="float">
            <text:p>2,00000</text:p>
          </table:table-cell>
          <table:table-cell table:number-columns-repeated="3"/>
          <table:table-cell table:formula="of:=[.P523]+0.05*[.Q523]+[.R523]/240" office:value-type="float" office:value="0" calcext:value-type="float">
            <text:p>0</text:p>
          </table:table-cell>
          <table:table-cell table:formula="of:=[.J523]*[.O523]" office:value-type="float" office:value="1122" calcext:value-type="float">
            <text:p>1 122,0000</text:p>
          </table:table-cell>
          <table:table-cell table:formula="of:=[.S523]-[.T523]" office:value-type="float" office:value="-1122" calcext:value-type="float">
            <text:p>-1122</text:p>
          </table:table-cell>
          <table:table-cell table:number-columns-repeated="1003"/>
        </table:table-row>
        <table:table-row table:style-name="ro2">
          <table:table-cell table:style-name="ce2" office:value-type="float" office:value="523" calcext:value-type="float">
            <text:p>52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tournebroch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caisses</text:p>
          </table:table-cell>
          <table:table-cell office:value-type="float" office:value="120" calcext:value-type="float">
            <text:p>120,000</text:p>
          </table:table-cell>
          <table:table-cell table:number-columns-repeated="2"/>
          <table:table-cell table:style-name="ce22" table:formula="of:=[.L524]+([.M524]/20)+([.N524]/240)" office:value-type="float" office:value="120" calcext:value-type="float">
            <text:p>120,00000</text:p>
          </table:table-cell>
          <table:table-cell table:number-columns-repeated="3"/>
          <table:table-cell table:formula="of:=[.P524]+0.05*[.Q524]+[.R524]/240" office:value-type="float" office:value="0" calcext:value-type="float">
            <text:p>0</text:p>
          </table:table-cell>
          <table:table-cell table:formula="of:=[.J524]*[.O524]" office:value-type="float" office:value="240" calcext:value-type="float">
            <text:p>240,0000</text:p>
          </table:table-cell>
          <table:table-cell table:formula="of:=[.S524]-[.T524]" office:value-type="float" office:value="-240" calcext:value-type="float">
            <text:p>-240</text:p>
          </table:table-cell>
          <table:table-cell table:number-columns-repeated="1003"/>
        </table:table-row>
        <table:table-row table:style-name="ro2">
          <table:table-cell table:style-name="ce2" office:value-type="float" office:value="524" calcext:value-type="float">
            <text:p>52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erdet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600" calcext:value-type="float">
            <text:p>2 600,00</text:p>
          </table:table-cell>
          <table:table-cell office:value-type="string" calcext:value-type="string">
            <text:p>livres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22" table:formula="of:=[.L525]+([.M525]/20)+([.N525]/240)" office:value-type="float" office:value="0.35" calcext:value-type="float">
            <text:p>0,35000</text:p>
          </table:table-cell>
          <table:table-cell table:number-columns-repeated="3"/>
          <table:table-cell table:formula="of:=[.P525]+0.05*[.Q525]+[.R525]/240" office:value-type="float" office:value="0" calcext:value-type="float">
            <text:p>0</text:p>
          </table:table-cell>
          <table:table-cell table:formula="of:=[.J525]*[.O525]" office:value-type="float" office:value="910" calcext:value-type="float">
            <text:p>910,0000</text:p>
          </table:table-cell>
          <table:table-cell table:formula="of:=[.S525]-[.T525]" office:value-type="float" office:value="-910" calcext:value-type="float">
            <text:p>-910</text:p>
          </table:table-cell>
          <table:table-cell table:number-columns-repeated="1003"/>
        </table:table-row>
        <table:table-row table:style-name="ro2">
          <table:table-cell table:style-name="ce2" office:value-type="float" office:value="525" calcext:value-type="float">
            <text:p>52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erres à boi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5" calcext:value-type="float">
            <text:p>25,00</text:p>
          </table:table-cell>
          <table:table-cell office:value-type="string" calcext:value-type="string">
            <text:p>futailles</text:p>
          </table:table-cell>
          <table:table-cell office:value-type="float" office:value="500" calcext:value-type="float">
            <text:p>500,000</text:p>
          </table:table-cell>
          <table:table-cell table:number-columns-repeated="2"/>
          <table:table-cell table:style-name="ce22" table:formula="of:=[.L526]+([.M526]/20)+([.N526]/240)" office:value-type="float" office:value="500" calcext:value-type="float">
            <text:p>500,00000</text:p>
          </table:table-cell>
          <table:table-cell table:number-columns-repeated="3"/>
          <table:table-cell table:formula="of:=[.P526]+0.05*[.Q526]+[.R526]/240" office:value-type="float" office:value="0" calcext:value-type="float">
            <text:p>0</text:p>
          </table:table-cell>
          <table:table-cell table:formula="of:=[.J526]*[.O526]" office:value-type="float" office:value="12500" calcext:value-type="float">
            <text:p>12 500,0000</text:p>
          </table:table-cell>
          <table:table-cell table:formula="of:=[.S526]-[.T526]" office:value-type="float" office:value="-12500" calcext:value-type="float">
            <text:p>-12500</text:p>
          </table:table-cell>
          <table:table-cell table:number-columns-repeated="1003"/>
        </table:table-row>
        <table:table-row table:style-name="ro2">
          <table:table-cell table:style-name="ce2" office:value-type="float" office:value="526" calcext:value-type="float">
            <text:p>52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erres à boi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44" calcext:value-type="float">
            <text:p>44,00</text:p>
          </table:table-cell>
          <table:table-cell office:value-type="string" calcext:value-type="string">
            <text:p>caisses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2" table:formula="of:=[.L527]+([.M527]/20)+([.N527]/240)" office:value-type="float" office:value="300" calcext:value-type="float">
            <text:p>300,00000</text:p>
          </table:table-cell>
          <table:table-cell table:number-columns-repeated="3"/>
          <table:table-cell table:formula="of:=[.P527]+0.05*[.Q527]+[.R527]/240" office:value-type="float" office:value="0" calcext:value-type="float">
            <text:p>0</text:p>
          </table:table-cell>
          <table:table-cell table:formula="of:=[.J527]*[.O527]" office:value-type="float" office:value="13200" calcext:value-type="float">
            <text:p>13 200,0000</text:p>
          </table:table-cell>
          <table:table-cell table:formula="of:=[.S527]-[.T527]" office:value-type="float" office:value="-13200" calcext:value-type="float">
            <text:p>-13200</text:p>
          </table:table-cell>
          <table:table-cell table:number-columns-repeated="1003"/>
        </table:table-row>
        <table:table-row table:style-name="ro2">
          <table:table-cell table:style-name="ce2" office:value-type="float" office:value="527" calcext:value-type="float">
            <text:p>52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in d'Aub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6" calcext:value-type="float">
            <text:p>26,00</text:p>
          </table:table-cell>
          <table:table-cell office:value-type="string" calcext:value-type="string">
            <text:p>bariqu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528]+([.M528]/20)+([.N528]/240)" office:value-type="float" office:value="50" calcext:value-type="float">
            <text:p>50,00000</text:p>
          </table:table-cell>
          <table:table-cell table:number-columns-repeated="3"/>
          <table:table-cell table:formula="of:=[.P528]+0.05*[.Q528]+[.R528]/240" office:value-type="float" office:value="0" calcext:value-type="float">
            <text:p>0</text:p>
          </table:table-cell>
          <table:table-cell table:formula="of:=[.J528]*[.O528]" office:value-type="float" office:value="1300" calcext:value-type="float">
            <text:p>1 300,0000</text:p>
          </table:table-cell>
          <table:table-cell table:formula="of:=[.S528]-[.T528]" office:value-type="float" office:value="-1300" calcext:value-type="float">
            <text:p>-1300</text:p>
          </table:table-cell>
          <table:table-cell table:number-columns-repeated="1003"/>
        </table:table-row>
        <table:table-row table:style-name="ro2">
          <table:table-cell table:style-name="ce2" office:value-type="float" office:value="528" calcext:value-type="float">
            <text:p>52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in d'Aubagn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5016" calcext:value-type="float">
            <text:p>5 016,00</text:p>
          </table:table-cell>
          <table:table-cell office:value-type="string" calcext:value-type="string">
            <text:p>bouteille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2" table:formula="of:=[.L529]+([.M529]/20)+([.N529]/240)" office:value-type="float" office:value="0.5" calcext:value-type="float">
            <text:p>0,50000</text:p>
          </table:table-cell>
          <table:table-cell table:number-columns-repeated="3"/>
          <table:table-cell table:formula="of:=[.P529]+0.05*[.Q529]+[.R529]/240" office:value-type="float" office:value="0" calcext:value-type="float">
            <text:p>0</text:p>
          </table:table-cell>
          <table:table-cell table:formula="of:=[.J529]*[.O529]" office:value-type="float" office:value="2508" calcext:value-type="float">
            <text:p>2 508,0000</text:p>
          </table:table-cell>
          <table:table-cell table:formula="of:=[.S529]-[.T529]" office:value-type="float" office:value="-2508" calcext:value-type="float">
            <text:p>-2508</text:p>
          </table:table-cell>
          <table:table-cell table:number-columns-repeated="1003"/>
        </table:table-row>
        <table:table-row table:style-name="ro2">
          <table:table-cell table:style-name="ce2" office:value-type="float" office:value="529" calcext:value-type="float">
            <text:p>52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in de Bergerac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bariques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22" table:formula="of:=[.L530]+([.M530]/20)+([.N530]/240)" office:value-type="float" office:value="80" calcext:value-type="float">
            <text:p>80,00000</text:p>
          </table:table-cell>
          <table:table-cell table:number-columns-repeated="3"/>
          <table:table-cell table:formula="of:=[.P530]+0.05*[.Q530]+[.R530]/240" office:value-type="float" office:value="0" calcext:value-type="float">
            <text:p>0</text:p>
          </table:table-cell>
          <table:table-cell table:formula="of:=[.J530]*[.O530]" office:value-type="float" office:value="400" calcext:value-type="float">
            <text:p>400,0000</text:p>
          </table:table-cell>
          <table:table-cell table:formula="of:=[.S530]-[.T530]" office:value-type="float" office:value="-400" calcext:value-type="float">
            <text:p>-400</text:p>
          </table:table-cell>
          <table:table-cell table:number-columns-repeated="1003"/>
        </table:table-row>
        <table:table-row table:style-name="ro2">
          <table:table-cell table:style-name="ce2" office:value-type="float" office:value="530" calcext:value-type="float">
            <text:p>53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071" calcext:value-type="float">
            <text:p>2 071,00</text:p>
          </table:table-cell>
          <table:table-cell office:value-type="string" calcext:value-type="string">
            <text:p>tonneaux</text:p>
          </table:table-cell>
          <table:table-cell office:value-type="float" office:value="400" calcext:value-type="float">
            <text:p>400,000</text:p>
          </table:table-cell>
          <table:table-cell table:number-columns-repeated="2"/>
          <table:table-cell table:style-name="ce22" table:formula="of:=[.L531]+([.M531]/20)+([.N531]/240)" office:value-type="float" office:value="400" calcext:value-type="float">
            <text:p>400,00000</text:p>
          </table:table-cell>
          <table:table-cell table:number-columns-repeated="3"/>
          <table:table-cell table:formula="of:=[.P531]+0.05*[.Q531]+[.R531]/240" office:value-type="float" office:value="0" calcext:value-type="float">
            <text:p>0</text:p>
          </table:table-cell>
          <table:table-cell table:formula="of:=[.J531]*[.O531]" office:value-type="float" office:value="828400" calcext:value-type="float">
            <text:p>828 400,0000</text:p>
          </table:table-cell>
          <table:table-cell table:formula="of:=[.S531]-[.T531]" office:value-type="float" office:value="-828400" calcext:value-type="float">
            <text:p>-828400</text:p>
          </table:table-cell>
          <table:table-cell table:number-columns-repeated="1003"/>
        </table:table-row>
        <table:table-row table:style-name="ro2">
          <table:table-cell table:style-name="ce2" office:value-type="float" office:value="531" calcext:value-type="float">
            <text:p>53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in de Bordeaux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0557" calcext:value-type="float">
            <text:p>20 557,00</text:p>
          </table:table-cell>
          <table:table-cell office:value-type="string" calcext:value-type="string">
            <text:p>bouteilles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22" table:formula="of:=[.L532]+([.M532]/20)+([.N532]/240)" office:value-type="float" office:value="0.75" calcext:value-type="float">
            <text:p>0,75000</text:p>
          </table:table-cell>
          <table:table-cell table:number-columns-repeated="3"/>
          <table:table-cell table:formula="of:=[.P532]+0.05*[.Q532]+[.R532]/240" office:value-type="float" office:value="0" calcext:value-type="float">
            <text:p>0</text:p>
          </table:table-cell>
          <table:table-cell table:formula="of:=[.J532]*[.O532]" office:value-type="float" office:value="15417.75" calcext:value-type="float">
            <text:p>15 417,7500</text:p>
          </table:table-cell>
          <table:table-cell table:formula="of:=[.S532]-[.T532]" office:value-type="float" office:value="-15417.75" calcext:value-type="float">
            <text:p>-15417,75</text:p>
          </table:table-cell>
          <table:table-cell table:number-columns-repeated="1003"/>
        </table:table-row>
        <table:table-row table:style-name="ro2">
          <table:table-cell table:style-name="ce2" office:value-type="float" office:value="532" calcext:value-type="float">
            <text:p>53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in de Blay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7" calcext:value-type="float">
            <text:p>7,00</text:p>
          </table:table-cell>
          <table:table-cell office:value-type="string" calcext:value-type="string">
            <text:p>bariques</text:p>
          </table:table-cell>
          <table:table-cell office:value-type="float" office:value="80" calcext:value-type="float">
            <text:p>80,000</text:p>
          </table:table-cell>
          <table:table-cell table:number-columns-repeated="2"/>
          <table:table-cell table:style-name="ce22" table:formula="of:=[.L533]+([.M533]/20)+([.N533]/240)" office:value-type="float" office:value="80" calcext:value-type="float">
            <text:p>80,00000</text:p>
          </table:table-cell>
          <table:table-cell table:number-columns-repeated="3"/>
          <table:table-cell table:formula="of:=[.P533]+0.05*[.Q533]+[.R533]/240" office:value-type="float" office:value="0" calcext:value-type="float">
            <text:p>0</text:p>
          </table:table-cell>
          <table:table-cell table:formula="of:=[.J533]*[.O533]" office:value-type="float" office:value="560" calcext:value-type="float">
            <text:p>560,0000</text:p>
          </table:table-cell>
          <table:table-cell table:formula="of:=[.S533]-[.T533]" office:value-type="float" office:value="-560" calcext:value-type="float">
            <text:p>-560</text:p>
          </table:table-cell>
          <table:table-cell table:number-columns-repeated="1003"/>
        </table:table-row>
        <table:table-row table:style-name="ro2">
          <table:table-cell table:style-name="ce2" office:value-type="float" office:value="533" calcext:value-type="float">
            <text:p>53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in en bouteill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67" calcext:value-type="float">
            <text:p>167,00</text:p>
          </table:table-cell>
          <table:table-cell office:value-type="string" calcext:value-type="string">
            <text:p>caisses</text:p>
          </table:table-cell>
          <table:table-cell office:value-type="float" office:value="20" calcext:value-type="float">
            <text:p>20,000</text:p>
          </table:table-cell>
          <table:table-cell table:number-columns-repeated="2"/>
          <table:table-cell table:style-name="ce22" table:formula="of:=[.L534]+([.M534]/20)+([.N534]/240)" office:value-type="float" office:value="20" calcext:value-type="float">
            <text:p>20,00000</text:p>
          </table:table-cell>
          <table:table-cell table:number-columns-repeated="3"/>
          <table:table-cell table:formula="of:=[.P534]+0.05*[.Q534]+[.R534]/240" office:value-type="float" office:value="0" calcext:value-type="float">
            <text:p>0</text:p>
          </table:table-cell>
          <table:table-cell table:formula="of:=[.J534]*[.O534]" office:value-type="float" office:value="3340" calcext:value-type="float">
            <text:p>3 340,0000</text:p>
          </table:table-cell>
          <table:table-cell table:formula="of:=[.S534]-[.T534]" office:value-type="float" office:value="-3340" calcext:value-type="float">
            <text:p>-3340</text:p>
          </table:table-cell>
          <table:table-cell table:number-columns-repeated="1003"/>
        </table:table-row>
        <table:table-row table:style-name="ro2">
          <table:table-cell table:style-name="ce2" office:value-type="float" office:value="534" calcext:value-type="float">
            <text:p>53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in d'Espagne de Madè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468" calcext:value-type="float">
            <text:p>468,00</text:p>
          </table:table-cell>
          <table:table-cell office:value-type="string" calcext:value-type="string">
            <text:p>pipes</text:p>
          </table:table-cell>
          <table:table-cell office:value-type="float" office:value="300" calcext:value-type="float">
            <text:p>300,000</text:p>
          </table:table-cell>
          <table:table-cell table:number-columns-repeated="2"/>
          <table:table-cell table:style-name="ce22" table:formula="of:=[.L535]+([.M535]/20)+([.N535]/240)" office:value-type="float" office:value="300" calcext:value-type="float">
            <text:p>300,00000</text:p>
          </table:table-cell>
          <table:table-cell table:number-columns-repeated="3"/>
          <table:table-cell table:formula="of:=[.P535]+0.05*[.Q535]+[.R535]/240" office:value-type="float" office:value="0" calcext:value-type="float">
            <text:p>0</text:p>
          </table:table-cell>
          <table:table-cell table:formula="of:=[.J535]*[.O535]" office:value-type="float" office:value="140400" calcext:value-type="float">
            <text:p>140 400,0000</text:p>
          </table:table-cell>
          <table:table-cell table:formula="of:=[.S535]-[.T535]" office:value-type="float" office:value="-140400" calcext:value-type="float">
            <text:p>-140400</text:p>
          </table:table-cell>
          <table:table-cell table:number-columns-repeated="1003"/>
        </table:table-row>
        <table:table-row table:style-name="ro2">
          <table:table-cell table:style-name="ce2" office:value-type="float" office:value="535" calcext:value-type="float">
            <text:p>53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in d'Espagne de Madè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50" calcext:value-type="float">
            <text:p>50,00</text:p>
          </table:table-cell>
          <table:table-cell office:value-type="string" calcext:value-type="string">
            <text:p>pièces</text:p>
          </table:table-cell>
          <table:table-cell office:value-type="float" office:value="150" calcext:value-type="float">
            <text:p>150,000</text:p>
          </table:table-cell>
          <table:table-cell table:number-columns-repeated="2"/>
          <table:table-cell table:style-name="ce22" table:formula="of:=[.L536]+([.M536]/20)+([.N536]/240)" office:value-type="float" office:value="150" calcext:value-type="float">
            <text:p>150,00000</text:p>
          </table:table-cell>
          <table:table-cell table:number-columns-repeated="3"/>
          <table:table-cell table:formula="of:=[.P536]+0.05*[.Q536]+[.R536]/240" office:value-type="float" office:value="0" calcext:value-type="float">
            <text:p>0</text:p>
          </table:table-cell>
          <table:table-cell table:formula="of:=[.J536]*[.O536]" office:value-type="float" office:value="7500" calcext:value-type="float">
            <text:p>7 500,0000</text:p>
          </table:table-cell>
          <table:table-cell table:formula="of:=[.S536]-[.T536]" office:value-type="float" office:value="-7500" calcext:value-type="float">
            <text:p>-7500</text:p>
          </table:table-cell>
          <table:table-cell table:number-columns-repeated="1003"/>
        </table:table-row>
        <table:table-row table:style-name="ro2">
          <table:table-cell table:style-name="ce2" office:value-type="float" office:value="536" calcext:value-type="float">
            <text:p>53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in d'Espagne de Madè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8" calcext:value-type="float">
            <text:p>28,00</text:p>
          </table:table-cell>
          <table:table-cell office:value-type="string" calcext:value-type="string">
            <text:p>carteaux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537]+([.M537]/20)+([.N537]/240)" office:value-type="float" office:value="50" calcext:value-type="float">
            <text:p>50,00000</text:p>
          </table:table-cell>
          <table:table-cell table:number-columns-repeated="3"/>
          <table:table-cell table:formula="of:=[.P537]+0.05*[.Q537]+[.R537]/240" office:value-type="float" office:value="0" calcext:value-type="float">
            <text:p>0</text:p>
          </table:table-cell>
          <table:table-cell table:formula="of:=[.J537]*[.O537]" office:value-type="float" office:value="1400" calcext:value-type="float">
            <text:p>1 400,0000</text:p>
          </table:table-cell>
          <table:table-cell table:formula="of:=[.S537]-[.T537]" office:value-type="float" office:value="-1400" calcext:value-type="float">
            <text:p>-1400</text:p>
          </table:table-cell>
          <table:table-cell table:number-columns-repeated="1003"/>
        </table:table-row>
        <table:table-row table:style-name="ro2">
          <table:table-cell table:style-name="ce2" office:value-type="float" office:value="537" calcext:value-type="float">
            <text:p>537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in d'Espagne de Malvois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1" calcext:value-type="float">
            <text:p>11,00</text:p>
          </table:table-cell>
          <table:table-cell office:value-type="string" calcext:value-type="string">
            <text:p>bariques</text:p>
          </table:table-cell>
          <table:table-cell office:value-type="float" office:value="600" calcext:value-type="float">
            <text:p>600,000</text:p>
          </table:table-cell>
          <table:table-cell table:number-columns-repeated="2"/>
          <table:table-cell table:style-name="ce22" table:formula="of:=[.L538]+([.M538]/20)+([.N538]/240)" office:value-type="float" office:value="600" calcext:value-type="float">
            <text:p>600,00000</text:p>
          </table:table-cell>
          <table:table-cell table:number-columns-repeated="3"/>
          <table:table-cell table:formula="of:=[.P538]+0.05*[.Q538]+[.R538]/240" office:value-type="float" office:value="0" calcext:value-type="float">
            <text:p>0</text:p>
          </table:table-cell>
          <table:table-cell table:formula="of:=[.J538]*[.O538]" office:value-type="float" office:value="6600" calcext:value-type="float">
            <text:p>6 600,0000</text:p>
          </table:table-cell>
          <table:table-cell table:formula="of:=[.S538]-[.T538]" office:value-type="float" office:value="-6600" calcext:value-type="float">
            <text:p>-6600</text:p>
          </table:table-cell>
          <table:table-cell table:number-columns-repeated="1003"/>
        </table:table-row>
        <table:table-row table:style-name="ro2">
          <table:table-cell table:style-name="ce2" office:value-type="float" office:value="538" calcext:value-type="float">
            <text:p>538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in d'Espagne de Malvoisi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barils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539]+([.M539]/20)+([.N539]/240)" office:value-type="float" office:value="100" calcext:value-type="float">
            <text:p>100,00000</text:p>
          </table:table-cell>
          <table:table-cell table:number-columns-repeated="3"/>
          <table:table-cell table:formula="of:=[.P539]+0.05*[.Q539]+[.R539]/240" office:value-type="float" office:value="0" calcext:value-type="float">
            <text:p>0</text:p>
          </table:table-cell>
          <table:table-cell table:formula="of:=[.J539]*[.O539]" office:value-type="float" office:value="500" calcext:value-type="float">
            <text:p>500,0000</text:p>
          </table:table-cell>
          <table:table-cell table:formula="of:=[.S539]-[.T539]" office:value-type="float" office:value="-500" calcext:value-type="float">
            <text:p>-500</text:p>
          </table:table-cell>
          <table:table-cell table:number-columns-repeated="1003"/>
        </table:table-row>
        <table:table-row table:style-name="ro2">
          <table:table-cell table:style-name="ce2" office:value-type="float" office:value="539" calcext:value-type="float">
            <text:p>539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in de Nantes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tonneaux</text:p>
          </table:table-cell>
          <table:table-cell office:value-type="float" office:value="100" calcext:value-type="float">
            <text:p>100,000</text:p>
          </table:table-cell>
          <table:table-cell table:number-columns-repeated="2"/>
          <table:table-cell table:style-name="ce22" table:formula="of:=[.L540]+([.M540]/20)+([.N540]/240)" office:value-type="float" office:value="100" calcext:value-type="float">
            <text:p>100,00000</text:p>
          </table:table-cell>
          <table:table-cell table:number-columns-repeated="3"/>
          <table:table-cell table:formula="of:=[.P540]+0.05*[.Q540]+[.R540]/240" office:value-type="float" office:value="0" calcext:value-type="float">
            <text:p>0</text:p>
          </table:table-cell>
          <table:table-cell table:formula="of:=[.J540]*[.O540]" office:value-type="float" office:value="1550" calcext:value-type="float">
            <text:p>1 550,0000</text:p>
          </table:table-cell>
          <table:table-cell table:formula="of:=[.S540]-[.T540]" office:value-type="float" office:value="-1550" calcext:value-type="float">
            <text:p>-1550</text:p>
          </table:table-cell>
          <table:table-cell table:number-columns-repeated="1003"/>
        </table:table-row>
        <table:table-row table:style-name="ro2">
          <table:table-cell table:style-name="ce2" office:value-type="float" office:value="540" calcext:value-type="float">
            <text:p>540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in ordinai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561" calcext:value-type="float">
            <text:p>2 561,00</text:p>
          </table:table-cell>
          <table:table-cell office:value-type="string" calcext:value-type="string">
            <text:p>bariqu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541]+([.M541]/20)+([.N541]/240)" office:value-type="float" office:value="30" calcext:value-type="float">
            <text:p>30,00000</text:p>
          </table:table-cell>
          <table:table-cell table:number-columns-repeated="3"/>
          <table:table-cell table:formula="of:=[.P541]+0.05*[.Q541]+[.R541]/240" office:value-type="float" office:value="0" calcext:value-type="float">
            <text:p>0</text:p>
          </table:table-cell>
          <table:table-cell table:formula="of:=[.J541]*[.O541]" office:value-type="float" office:value="76830" calcext:value-type="float">
            <text:p>76 830,0000</text:p>
          </table:table-cell>
          <table:table-cell table:formula="of:=[.S541]-[.T541]" office:value-type="float" office:value="-76830" calcext:value-type="float">
            <text:p>-76830</text:p>
          </table:table-cell>
          <table:table-cell table:number-columns-repeated="1003"/>
        </table:table-row>
        <table:table-row table:style-name="ro2">
          <table:table-cell table:style-name="ce2" office:value-type="float" office:value="541" calcext:value-type="float">
            <text:p>541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in ordinai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486" calcext:value-type="float">
            <text:p>486,00</text:p>
          </table:table-cell>
          <table:table-cell office:value-type="string" calcext:value-type="string">
            <text:p>caisses</text:p>
          </table:table-cell>
          <table:table-cell office:value-type="float" office:value="30" calcext:value-type="float">
            <text:p>30,000</text:p>
          </table:table-cell>
          <table:table-cell table:number-columns-repeated="2"/>
          <table:table-cell table:style-name="ce22" table:formula="of:=[.L542]+([.M542]/20)+([.N542]/240)" office:value-type="float" office:value="30" calcext:value-type="float">
            <text:p>30,00000</text:p>
          </table:table-cell>
          <table:table-cell table:number-columns-repeated="3"/>
          <table:table-cell table:formula="of:=[.P542]+0.05*[.Q542]+[.R542]/240" office:value-type="float" office:value="0" calcext:value-type="float">
            <text:p>0</text:p>
          </table:table-cell>
          <table:table-cell table:formula="of:=[.J542]*[.O542]" office:value-type="float" office:value="14580" calcext:value-type="float">
            <text:p>14 580,0000</text:p>
          </table:table-cell>
          <table:table-cell table:formula="of:=[.S542]-[.T542]" office:value-type="float" office:value="-14580" calcext:value-type="float">
            <text:p>-14580</text:p>
          </table:table-cell>
          <table:table-cell table:number-columns-repeated="1003"/>
        </table:table-row>
        <table:table-row table:style-name="ro2">
          <table:table-cell table:style-name="ce2" office:value-type="float" office:value="542" calcext:value-type="float">
            <text:p>542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in de Provenc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bariques</text:p>
          </table:table-cell>
          <table:table-cell office:value-type="float" office:value="50" calcext:value-type="float">
            <text:p>50,000</text:p>
          </table:table-cell>
          <table:table-cell table:number-columns-repeated="2"/>
          <table:table-cell table:style-name="ce22" table:formula="of:=[.L543]+([.M543]/20)+([.N543]/240)" office:value-type="float" office:value="50" calcext:value-type="float">
            <text:p>50,00000</text:p>
          </table:table-cell>
          <table:table-cell table:number-columns-repeated="3"/>
          <table:table-cell table:formula="of:=[.P543]+0.05*[.Q543]+[.R543]/240" office:value-type="float" office:value="0" calcext:value-type="float">
            <text:p>0</text:p>
          </table:table-cell>
          <table:table-cell table:formula="of:=[.J543]*[.O543]" office:value-type="float" office:value="10000" calcext:value-type="float">
            <text:p>10 000,0000</text:p>
          </table:table-cell>
          <table:table-cell table:formula="of:=[.S543]-[.T543]" office:value-type="float" office:value="-10000" calcext:value-type="float">
            <text:p>-10000</text:p>
          </table:table-cell>
          <table:table-cell table:number-columns-repeated="1003"/>
        </table:table-row>
        <table:table-row table:style-name="ro2">
          <table:table-cell table:style-name="ce2" office:value-type="float" office:value="543" calcext:value-type="float">
            <text:p>543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in de Quercy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23" calcext:value-type="float">
            <text:p>123,00</text:p>
          </table:table-cell>
          <table:table-cell office:value-type="string" calcext:value-type="string">
            <text:p>bariques</text:p>
          </table:table-cell>
          <table:table-cell office:value-type="float" office:value="75" calcext:value-type="float">
            <text:p>75,000</text:p>
          </table:table-cell>
          <table:table-cell table:number-columns-repeated="2"/>
          <table:table-cell table:style-name="ce22" table:formula="of:=[.L544]+([.M544]/20)+([.N544]/240)" office:value-type="float" office:value="75" calcext:value-type="float">
            <text:p>75,00000</text:p>
          </table:table-cell>
          <table:table-cell table:number-columns-repeated="3"/>
          <table:table-cell table:formula="of:=[.P544]+0.05*[.Q544]+[.R544]/240" office:value-type="float" office:value="0" calcext:value-type="float">
            <text:p>0</text:p>
          </table:table-cell>
          <table:table-cell table:formula="of:=[.J544]*[.O544]" office:value-type="float" office:value="9225" calcext:value-type="float">
            <text:p>9 225,0000</text:p>
          </table:table-cell>
          <table:table-cell table:formula="of:=[.S544]-[.T544]" office:value-type="float" office:value="-9225" calcext:value-type="float">
            <text:p>-9225</text:p>
          </table:table-cell>
          <table:table-cell table:number-columns-repeated="1003"/>
        </table:table-row>
        <table:table-row table:style-name="ro2">
          <table:table-cell table:style-name="ce2" office:value-type="float" office:value="544" calcext:value-type="float">
            <text:p>544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inaig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riques</text:p>
          </table:table-cell>
          <table:table-cell office:value-type="float" office:value="29" calcext:value-type="float">
            <text:p>29,000</text:p>
          </table:table-cell>
          <table:table-cell table:number-columns-repeated="2"/>
          <table:table-cell table:style-name="ce22" table:formula="of:=[.L545]+([.M545]/20)+([.N545]/240)" office:value-type="float" office:value="29" calcext:value-type="float">
            <text:p>29,00000</text:p>
          </table:table-cell>
          <table:table-cell table:number-columns-repeated="3"/>
          <table:table-cell table:formula="of:=[.P545]+0.05*[.Q545]+[.R545]/240" office:value-type="float" office:value="0" calcext:value-type="float">
            <text:p>0</text:p>
          </table:table-cell>
          <table:table-cell table:formula="of:=[.J545]*[.O545]" office:value-type="float" office:value="435" calcext:value-type="float">
            <text:p>435,0000</text:p>
          </table:table-cell>
          <table:table-cell table:formula="of:=[.S545]-[.T545]" office:value-type="float" office:value="-435" calcext:value-type="float">
            <text:p>-435</text:p>
          </table:table-cell>
          <table:table-cell table:number-columns-repeated="1003"/>
        </table:table-row>
        <table:table-row table:style-name="ro2">
          <table:table-cell table:style-name="ce2" office:value-type="float" office:value="545" calcext:value-type="float">
            <text:p>545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inaig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rils</text:p>
          </table:table-cell>
          <table:table-cell office:value-type="float" office:value="15" calcext:value-type="float">
            <text:p>15,000</text:p>
          </table:table-cell>
          <table:table-cell table:number-columns-repeated="2"/>
          <table:table-cell table:style-name="ce22" table:formula="of:=[.L546]+([.M546]/20)+([.N546]/240)" office:value-type="float" office:value="15" calcext:value-type="float">
            <text:p>15,00000</text:p>
          </table:table-cell>
          <table:table-cell table:number-columns-repeated="3"/>
          <table:table-cell table:formula="of:=[.P546]+0.05*[.Q546]+[.R546]/240" office:value-type="float" office:value="0" calcext:value-type="float">
            <text:p>0</text:p>
          </table:table-cell>
          <table:table-cell table:formula="of:=[.J546]*[.O546]" office:value-type="float" office:value="225" calcext:value-type="float">
            <text:p>225,0000</text:p>
          </table:table-cell>
          <table:table-cell table:formula="of:=[.S546]-[.T546]" office:value-type="float" office:value="-225" calcext:value-type="float">
            <text:p>-225</text:p>
          </table:table-cell>
          <table:table-cell table:number-columns-repeated="1003"/>
        </table:table-row>
        <table:table-row table:style-name="ro2">
          <table:table-cell table:style-name="ce2" office:value-type="float" office:value="546" calcext:value-type="float">
            <text:p>546</text:p>
          </table:table-cell>
          <table:table-cell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s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1775" calcext:value-type="float">
            <text:p>1775</text:p>
          </table:table-cell>
          <table:table-cell office:value-type="string" calcext:value-type="string">
            <text:p>vinaigre</text:p>
          </table:table-cell>
          <table:table-cell table:style-name="ce2" office:value-type="string" calcext:value-type="string">
            <text:p>Rennes</text:p>
          </table:table-cell>
          <table:table-cell table:style-name="ce11" office:value-type="string" calcext:value-type="string">
            <text:p>pour les Indes orientales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caisse</text:p>
          </table:table-cell>
          <table:table-cell office:value-type="float" office:value="12" calcext:value-type="float">
            <text:p>12,000</text:p>
          </table:table-cell>
          <table:table-cell table:number-columns-repeated="2"/>
          <table:table-cell table:style-name="ce22" table:formula="of:=[.L547]+([.M547]/20)+([.N547]/240)" office:value-type="float" office:value="12" calcext:value-type="float">
            <text:p>12,00000</text:p>
          </table:table-cell>
          <table:table-cell table:number-columns-repeated="3"/>
          <table:table-cell table:formula="of:=[.P547]+0.05*[.Q547]+[.R547]/240" office:value-type="float" office:value="0" calcext:value-type="float">
            <text:p>0</text:p>
          </table:table-cell>
          <table:table-cell table:formula="of:=[.J547]*[.O547]" office:value-type="float" office:value="12" calcext:value-type="float">
            <text:p>12,0000</text:p>
          </table:table-cell>
          <table:table-cell table:formula="of:=[.S547]-[.T547]" office:value-type="float" office:value="-12" calcext:value-type="float">
            <text:p>-12</text:p>
          </table:table-cell>
          <table:table-cell table:number-columns-repeated="1003"/>
        </table:table-row>
        <table:table-row table:style-name="ro2" table:number-rows-repeated="58">
          <table:table-cell table:style-name="ce2" table:number-columns-repeated="4"/>
          <table:table-cell/>
          <table:table-cell table:style-name="ce5"/>
          <table:table-cell/>
          <table:table-cell table:style-name="ce2"/>
          <table:table-cell table:style-name="ce11"/>
          <table:table-cell table:number-columns-repeated="5"/>
          <table:table-cell table:style-name="ce22"/>
          <table:table-cell table:number-columns-repeated="1009"/>
        </table:table-row>
        <table:table-row table:style-name="ro2" table:number-rows-repeated="39">
          <table:table-cell table:style-name="ce2" table:number-columns-repeated="4"/>
          <table:table-cell table:number-columns-repeated="3"/>
          <table:table-cell table:style-name="ce2"/>
          <table:table-cell table:style-name="ce11"/>
          <table:table-cell table:number-columns-repeated="1015"/>
        </table:table-row>
        <table:table-row table:style-name="ro2" table:number-rows-repeated="2495">
          <table:table-cell table:style-name="ce2" table:number-columns-repeated="4"/>
          <table:table-cell table:number-columns-repeated="3"/>
          <table:table-cell table:style-name="ce2"/>
          <table:table-cell table:number-columns-repeated="1016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yril CANET</text:p>
          </table:table-cell>
          <table:table-cell table:style-name="ce2" office:value-type="string" calcext:value-type="string">
            <text:p>AD44_C 717</text:p>
          </table:table-cell>
          <table:table-cell table:style-name="ce2" office:value-type="string" calcext:value-type="string">
            <text:p>exportations</text:p>
          </table:table-cell>
          <table:table-cell table:number-columns-repeated="1020"/>
        </table:table-row>
        <table:table-row table:style-name="ro2" table:number-rows-repeated="104530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U1:Sheet1.U1">
            <calcext:condition calcext:apply-style-name="ConditionalStyle_2" calcext:value="&gt;0" calcext:base-cell-address="Sheet1.U1"/>
          </calcext:conditional-format>
        </calcext:conditional-formats>
      </table:table>
      <table:table table:name="Sheet2" table:style-name="ta1" table:print="false">
        <table:table-column table:style-name="co20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0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B1:Sheet1.V104821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5">
      <number:number number:decimal-places="7" loext:min-decimal-places="7" number:min-integer-digits="1" number:grouping="true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 number:grouping="true"/>
    </number:number-style>
    <number:number-style style:name="N118">
      <number:number number:decimal-places="3" loext:min-decimal-places="3"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fr" number:country="FR"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fr" number:country="FR">
      <loext:fill-character> </loext:fill-character>
      <number:text>- € </number:text>
    </number:number-style>
    <number:text-style style:name="N10130" number:language="fr" number:country="F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3" number:language="fr" number:country="F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 style:data-style-name="N2" text:time-value="11:37:36.95216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H37M50S</meta:editing-duration>
    <meta:editing-cycles>165</meta:editing-cycles>
    <meta:generator>LibreOffice/5.1.6.2$MacOSX_X86_64 LibreOffice_project/07ac168c60a517dba0f0d7bc7540f5afa45f0909</meta:generator>
    <dc:date>2017-06-20T14:15:49.711806000</dc:date>
    <meta:document-statistic meta:table-count="3" meta:cell-count="9305" meta:object-count="0"/>
    <meta:user-defined meta:name="Info 1"/>
    <meta:user-defined meta:name="Info 2"/>
    <meta:user-defined meta:name="Info 3"/>
    <meta:user-defined meta:name="Info 4"/>
  </office:meta>
</office:document-meta>
</file>